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13.217cm"/>
    </style:style>
    <style:style style:name="co6" style:family="table-column">
      <style:table-column-properties fo:break-before="auto" style:column-width="29.639cm"/>
    </style:style>
    <style:style style:name="co7" style:family="table-column">
      <style:table-column-properties fo:break-before="auto" style:column-width="13.598cm"/>
    </style:style>
    <style:style style:name="co8" style:family="table-column">
      <style:table-column-properties fo:break-before="auto" style:column-width="29.448cm"/>
    </style:style>
    <style:style style:name="co9" style:family="table-column">
      <style:table-column-properties fo:break-before="auto" style:column-width="30.591cm"/>
    </style:style>
    <style:style style:name="co10" style:family="table-column">
      <style:table-column-properties fo:break-before="auto" style:column-width="1.914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28.603cm"/>
    </style:style>
    <style:style style:name="co13" style:family="table-column">
      <style:table-column-properties fo:break-before="auto" style:column-width="1.752cm"/>
    </style:style>
    <style:style style:name="co14" style:family="table-column">
      <style:table-column-properties fo:break-before="auto" style:column-width="29.0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" table:style-name="ta1">
        <table:shapes>
          <draw:frame draw:z-index="0" draw:style-name="gr1" draw:text-style-name="P1" svg:width="29.532cm" svg:height="16.202cm" svg:x="0.523cm" svg:y="0.397cm">
            <draw:object draw:notify-on-update-of-ranges="R4.A1:R4.A1 R4.A2:R4.A186 R4.B1:R4.B1 R4.B2:R4.B186 R4.C1:R4.C1 R4.C2:R4.C186 R4.D1:R4.D1 R4.D2:R4.D1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9.532cm" svg:height="16.202cm" svg:x="0.441cm" svg:y="16.973cm">
            <draw:object draw:notify-on-update-of-ranges="R5.A1:R5.A1 R5.A2:R5.A550 R5.B1:R5.B1 R5.B2:R5.B550 R5.C1:R5.C1 R5.C2:R5.C550 R5.D1:R5.D1 R5.D2:R5.D5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9.628cm" svg:height="16.202cm" svg:x="0.414cm" svg:y="33.441cm">
            <draw:object draw:notify-on-update-of-ranges="R6.A1:R6.A1 R6.A2:R6.A52 R6.B1:R6.B1 R6.B2:R6.B52 R6.C1:R6.C1 R6.C2:R6.C52 R6.D1:R6.D1 R6.D2:R6.D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9.532cm" svg:height="16.202cm" svg:x="29.858cm" svg:y="0.368cm">
            <draw:object draw:notify-on-update-of-ranges="'R4-&gt;R5'.A1:'R4-&gt;R5'.A1 'R4-&gt;R5'.A2:'R4-&gt;R5'.A52 'R4-&gt;R5'.B1:'R4-&gt;R5'.B1 'R4-&gt;R5'.B2:'R4-&gt;R5'.B52 'R4-&gt;R5'.C1:'R4-&gt;R5'.C1 'R4-&gt;R5'.C2:'R4-&gt;R5'.C52 'R4-&gt;R5'.D1:'R4-&gt;R5'.D1 'R4-&gt;R5'.D2:'R4-&gt;R5'.D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9.532cm" svg:height="16.202cm" svg:x="59.714cm" svg:y="0.319cm">
            <draw:object draw:notify-on-update-of-ranges="'R45-&gt;R6'.A1:'R45-&gt;R6'.A1 'R45-&gt;R6'.A2:'R45-&gt;R6'.A51 'R45-&gt;R6'.B1:'R45-&gt;R6'.B1 'R45-&gt;R6'.B2:'R45-&gt;R6'.B51 'R45-&gt;R6'.C1:'R45-&gt;R6'.C1 'R45-&gt;R6'.C2:'R45-&gt;R6'.C51 'R45-&gt;R6'.D1:'R45-&gt;R6'.D1 'R45-&gt;R6'.D2:'R45-&gt;R6'.D5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R4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<text:s/>WorstFit</text:p>
          </table:table-cell>
          <table:table-cell office:value-type="string" calcext:value-type="string">
            <text:p><text:s/>AvgFit</text:p>
          </table:table-cell>
          <table:table-cell office:value-type="string" calcext:value-type="string">
            <text:p><text:s/>BestFit</text:p>
          </table:table-cell>
          <table:table-cell office:value-type="string" calcext:value-type="string">
            <text:p><text:s/>BestFirDistribution</text:p>
          </table:table-cell>
          <table:table-cell office:value-type="string" calcext:value-type="string">
            <text:p><text:s/>BestDeck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9, ACNO035, ACNO040, ACOO011, ACPP018, ACPP028, EMM022, ERO018, LAL003, OCE018, OFF016, SFN013, SFO016, SFO023, SIW012, SMA028, SOD009, STE02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JP005, FPA007, HEV006, LBB031, LPR007, LPR019, ODE011, OFF011, OMW014, OSH016, OWA006, PAN030, PFF020, POM003, SCO006, SDD008, SMA020, SUM003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31, ACEV015, EDO008, ERO004, EWW008, LPR020, LVE007, LVE012, OFI013, OMA020, ORE011, PCA008, PHE012, SBB014, SCO001, SCO025, SEL004, SRR016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33, ACNO037, EEE007, EWW013, LAL015, LAM014, LBB002, LMC010, OFF009, OWA004, PMO023, SBB016, SEN005, SFN025, SGD011, SMW003, SNV027, STE019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14, ACMO001, ACMO005, ACSP029, ECF014, EEE020, EPP026, FSC001, LCA006, LCC019, LDG005, ORE005, PFF025, SGM006, SIW007, SNV004, SOD006, STR015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23, ACGM028, ACNO041, ACSP006, EBT004, EEG005, EJF018, EJF021, LEV006, LMA045, LPL035, LVE014, OCE023, OFF003, PFF004, PHE028, SMA007, SNB016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WS012, EJF018, FPA007, LAL002, LVE006, OSH007, OWA023, PHE007, PHE031, PMO019, SEL010, SEN007, SFN010, SGD012, SHN002, SOD023, SPI011, STR018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23, ACGM028, ACNO041, ACSP006, EEG005, EJF018, EJF021, LPL035, LVE014, OCE023, OMA032, PFF004, PHE028, PMO028, SGD009, SMA007, SNB016, SNV012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NO006, EDO004, ERO027, LBU010, LMA007, LMA011, LMC032, OMA014, ORE016, ORF004, PIC009, PMO028, SEN001, SME018, SST011, SWA022, SWA028, SZO004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14, ACMO005, EDO001, EEE020, EJP012, EPP026, LAL027, LBI013, LCC019, LVE016, PCA022, PFF025, SEN009, SGM007, SIW007, SNV013, SOD006, STR015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8, ACNO006, EDO004, EJP005, LBU010, LEV005, LMA007, LMA011, LMC032, LTT020, OFI013, ORF004, PHE028, PIC009, SEN001, SFO008, SFR009, SMW017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31, ACNO006, EDO004, EWO019, HEV004, LBU010, LMA011, LMA047, LMC032, OMA014, ORF004, OSH004, PIC009, PMO028, SFO008, SMW005, SNV007, SZO004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33, ACGM025, ACNO037, EEE007, ERO042, EWW013, LAM014, LBB002, LCA016, LMA060, LMC010, OBI026, OFF009, OWA004, PHE028, SEN005, SFN025, SMW003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NO006, ACNO039, EWO019, HEV004, LBI034, LBU010, LMA011, OMA011, OMA012, ORE015, ORE016, ORR010, PIC009, SCO016, SEN001, SFO008, SWA028, SZO004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4, ACFE010, EEG015, EJP003, EWW020, LMA036, LMC002, OCP022, OFF003, ORF002, PAN017, PHE006, PMO010, POM013, SDD006, SEV003, SGM010, SOD033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11, ACFF005, ACNO037, ACPP025, ACWS020, EHC004, EOW023, ERO020, LAL026, LTT003, OFI018, PAN020, PFF012, PMO017, SNV036, SSS009, SST028, SST039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P006, EJP009, EMM029, EWW038, LAL020, LTT023, ODE008, OMA011, ORE011, PFF006, PIC016, SMA003, SME004, SME008, SNV007, SPI005, SSS024, SWA017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01, ACNO035, ACWS019, EBT005, EOW020, ERO003, LAL012, LAL032, LBI013, LVE002, PFF006, PHE018, SFO004, SFO006, SFR005, SMA004, SMA025, SSS028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4, ACPP002, EES020, FPA007, LBB011, LBI003, LPR014, OCE005, OMW009, ORE001, PFF024, POM013, SFO004, SGM010, SIW006, SOD033, SRR005, SZO009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5, ACEM027, ACEV015, EPP019, LMC029, LPR011, LPR028, LUN006, OEV005, OFI010, ORE001, PAN004, SBB001, SBB009, SCC007, SCO006, SOD012, STE011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06, ACNO037, EEE010, EOW002, ERO017, LAM014, LBB002, LBB003, LMC009, LMC010, ODE005, OWA013, OWA018, PAN013, SGD011, SMW003, SMW008, STE001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0, ACHA004, ACOO016, ACPP002, ACPP006, EMM029, EWW038, LAL024, LBI047, LTT023, OMA011, ORE016, PCA020, PFF006, POM005, SAS020, SME008, SPI005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8, EBT005, EDO004, ELT008, LMA011, LMC032, LTT020, ODE019, ODE023, ORF004, PFF006, PHE028, SBB007, SEN001, SFR009, SMW017, SNB016, SNV025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4, ACEV006, ACPP002, FPA007, FSC005, LPR014, OFI011, OMA005, OMA007, ORE001, SEL010, SFO004, SGM010, SGM032, SIW006, SRR005, STR004, SZO009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8, EBT005, EDO004, ELT008, LMA011, LMC032, LTT020, ODE019, ODE023, ORF004, PFF006, SAA004, SBB007, SEN001, SFR009, SMW017, SNB016, SNV025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HA004, ACNO038, ACOO016, ACWS001, ACWS013, EHC007, EMM029, EWW038, LAL024, LBI047, OMA011, PCA020, PIC003, SGD012, SME008, SMW003, SNV001, SPI005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4, ACEV006, ACFE037, ACPP002, FPA007, FSC005, OCE019, OCP013, OFI011, OMA005, ORE001, SEL010, SGM010, SGM032, SIW006, SRR005, STR004, SZO009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HA004, ACOO016, ACPP006, ACWS001, ACWS013, EHC007, EWW038, LBI047, LMC014, OMA011, ORR021, PCA020, PIC003, SGD012, SME008, SNV001, SPI005, SSS019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4, ACMO004, EAG009, ERO024, FPA007, FSC005, LAM027, ODE003, ODE021, ODE028, ORE001, PHE024, PMO010, SGD006, SGM010, SOD033, SRR005, SZO009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MO003, ACTO001, ACWS001, ECF020, EJP004, EMM019, EPP003, ERO008, FPA001, HEV002, LAM004, LBB016, LBI004, LMA016, LMC008, LVE006, OMW003, OWA007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8, ACGM037, ACGM045, ACNO006, ACPY004, ACPY005, ECF009, EJF008, ERO018, FSP008, LEV005, LMA008, PHE028, SAA011, SEN001, SFR009, SOD020, STE020]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4, ACGD008, ACHA006, ACSP009, ECF025, EEG011, EWW011, LBU029, LDG003, LMC023, LPL018, LRE009, OBI005, PHE022, SFO025, SOD010, SOD021, SOD033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WS008, FPA007, HEV004, LAM027, LEV003, LPR014, ODE003, ODE028, ORE001, PCA008, PHE018, PHE024, PMO010, SGD006, SGM010, SRR005, SRR010, SST017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4, ACOO016, ACPP006, ACWS001, ACWS013, EMM029, LAL024, LPL024, OMA009, OMA011, PAN019, PFF006, SCO004, SGD012, SME008, SNV001, SOD031, SPI005]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5, ACMO003, EDO017, EJP004, EPP018, ERO008, FPA001, FSE001, HEV002, LAL003, LBI004, LMA016, LMC008, OMA001, OWA007, SMA028, SNV018, STR002]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4, ACGD013, ACGM050, ACNO038, ACOO016, ACPP006, ACWS001, EMM029, LAL024, ODE010, OMA009, ORR007, PFF006, SGD012, SME008, SNB001, SOD031, SPI005]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NO038, ACOO016, ACPP006, ACWS001, ACWS013, EMM029, LAL024, OBI020, OMA011, PAN019, PFF006, SDD012, SGD012, SIW001, SME008, SNV033, SOD031, SPI005]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4, ACGM004, EAF004, EAG009, ERO005, FSC005, LAM021, LVE032, OEV007, OFF017, ORE001, OWA006, PLB005, SEL010, SGM010, SST013, STR004, SZO009]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1, ACCU004, ACGM024, ACGM055, ACPP006, LCA014, LMC012, LPR014, LTT004, OCE005, ORE001, ORF006, OSH006, POM013, SFO004, SMA011, SNV010, SRR005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2, ACGM045, ACGM050, ACMU001, ACPH014, ECF025, EWO008, EWW020, LMA001, ODE023, ODE032, OFI008, PFF006, SAS012, SFO009, SOD010, SPP001, SRR005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4, ACCU018, ACEV006, ACFE037, ACPP002, EOW001, FPA007, LCC003, LVE018, OCE019, OFI011, SAA017, SEL010, SFN025, SGM032, SNV027, SOD006, SRR005]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SS007, EWW038, LAM020, LMA013, LVE025, OCE005, OMA013, OMW014, ORE001, ORF006, PCA032, POM013, SAA001, SGM030, SGM032, SNB005, SSS008, SWA006]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27, ACGM044, EJF005, EWO019, FPA007, LMA001, LMC008, LPL003, LVE018, OCE020, OMW009, ORE001, PMO010, SCO001, SGM010, SHN004, SRR005, SZO009]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SY009, LAM020, LCA014, LMA013, LTT004, OCE005, OMA013, ORE001, ORF006, PAN030, PCA032, POM013, SAS020, SDD023, SGM030, SMA012, SNB005, SSS008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4, LAM020, LBI013, LMA007, LMA013, LTT004, LVE025, OCE005, ORE001, ORF006, OWA024, PCA032, PMO009, POM013, SAA001, SME004, SNB005, SSS008]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06, ACGM004, ACTO002, ACWS013, EMM036, FSC005, LBU006, LTT007, OEV007, ORE001, OWA006, SEL010, SFO022, SGM010, SST013, SST017, SST021, SZO009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8, ACEV006, ACFE037, EEE007, EES011, LCC003, LMC004, LVE018, OMA012, OSH024, PMO009, SEL010, SGM010, SME021, SNV027, SRR005, STE002, STE011]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4, ACCU018, ACEV006, ACEV017, ACPP002, EES005, FPA007, LAM009, LBU011, LCA009, LMA002, OCE019, ORE019, PIC005, SEV005, SGM010, SIW006, SNV027]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27, EHC003, EJF005, EWO019, EWW019, LMC008, LRE009, OCE020, OMW009, ORE001, PHE008, PMO010, SCO001, SEL003, SGD018, SGM010, SHN004, SZO009]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4, ACMO003, ACNO041, LAM020, LBI013, LBU020, LMA007, LVE025, OCE005, OMW014, ORE001, ORF006, PCA032, POM013, SAS012, SCO017, SME004, SNB005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MY002, ACOO016, ACPP006, EJP025, LAL002, LPL012, LPR028, LVE012, OFF011, OFI009, OMA011, OSH002, PAN019, PFF006, SDD016, SGD012, SOD031, SWA004]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MU001, EPP005, ESS001, HEV002, LBI014, LBU008, LCA009, LCA024, LMA001, OCE004, ODE032, OMW009, OWA017, PFF006, SMA004, SRR005, SWA012, SWA028]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8, ACCU033, EBT005, ESS002, EWW036, FPA007, LMC029, LTT007, LTT011, OCP013, OFI011, ORR006, ORR020, SDD003, SEL010, SGM029, STE008, SZO009]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43, ACWS013, EAG032, EJP025, EMM013, LCA023, LMA021, LPR028, OMA011, PAN019, PHE029, SCO009, SDD016, SME018, SNB019, SNV033, SOD031, SPI005]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33, EBT005, EWW036, FPA007, LAM008, LCA006, LCA010, OBI026, OCP013, OFI011, PCA011, SBB013, SEL020, SIW006, SME018, SNV027, STE004, STE008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2, ACCU018, ACGM050, ACPH014, EMM036, EWO013, LBI034, LMA001, LMA044, LMC002, OFI005, SAS012, SIW018, SNB010, SNV029, SPI017, SST032, SWA012]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33, ACNO025, ACPP028, EBT005, ECF017, FPA007, LBI023, LTT009, OFI011, SBB010, SBB018, SEL010, SEL020, SGM029, SIW006, SOD027, STE008, SZO009]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2, ACPP006, ACPP025, EEG005, ERO016, LAL024, LAM004, MYHI003, OBI016, OWA002, SAA006, SFN019, SIW008, SMA011, SME008, SOD016, SOD031, SPI005]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8, ACEV006, EJF013, LAL029, LMC004, ODE010, OFI027, OSH024, PMO009, SBB006, SEL001, SEL010, SFN009, SMO023, SOD007, SRR005, STR001, STR011]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8, ACEV006, EEG010, EOW026, FPA007, LCC003, LUN006, LVE018, ODE010, OFI004, OMA006, OSH024, PMO009, SGM010, SMO011, SRR005, STR001, STR011]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33, ACPP031, ACWS013, EBT005, ERO010, EWO014, EWW036, LCA010, OCP013, PAN013, SAA001, SBB013, SEL020, SGD009, SSS023, STE012, SWA012, SZO009]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8, ACEV006, ACHA006, EJF013, LAL029, LMC004, ODE010, OFI027, OMA009, POM008, SBB006, SEL001, SEL010, SMO023, SOD007, SRR005, STR001, STR011]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8, ACEV006, ACTA001, ACWS001, EEG006, LCC003, LVE018, ODE010, OMA006, OSH024, PFF006, PMO009, SEL010, SFO012, SGM010, SSS028, STR001, STR011]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8, ACEV006, ACMY002, EHC007, EWW035, LAM023, LBB026, LCA023, LMC004, LVE002, OFI028, PIC005, SAS021, SCC005, SEL010, SFN025, SNV027, SPI008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15, ACTO002, EBT005, EEE008, ESS008, EWO006, EWW036, LBU014, LMA013, OBI026, OCE019, OCP014, PAN019, SBB010, SEL020, SSC002, SST001, STE008]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6, ACFE037, ACIM014, ACNO006, EWW041, LAM014, LCC007, LMA039, LMC004, PMO021, SCC006, SEL003, SEL010, SFN025, SME001, SME008, SPI008, STR001]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P025, EEG005, ERO016, LAL024, LAM004, LMC032, OBI016, OFI022, OWA002, PHE021, SFN013, SFN019, SFR006, SIW008, SMA011, SME008, SOD016, SOD031]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4, ACAM001, ACAZ005, ACGM027, ACGM039, ACPP006, EDO008, EHH002, ELT008, LBI047, LCA004, LDG024, LMA021, PHE022, POM008, SAA008, SDD009, SME008]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3, ACCU018, ACFE037, ACPP006, ACSP017, LBU010, LDG008, LRE031, LVE018, OEV002, OMA028, ORE005, OSH024, SAA018, SDD012, SFN025, SNB010, SRR005]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4, ACAM001, ACGM027, ACGM039, ACPP032, EDO008, EEE020, LBI047, LCA004, LCC014, LDG024, LMA002, OMA025, SAA008, SDD009, SFN011, SME004, SME008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4, ACGM027, ACGM039, ACGM043, ACOO012, ACPP006, ACWS020, EEE018, LCA004, LDG024, OMA025, PCA034, PFF008, PHE022, POM008, SAA008, SBB014, SME008]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6, ECF020, EEG005, EMM022, LAL024, LAM004, LDG024, OBI016, OCP022, OWA002, PCA032, PHE021, SFN019, SIW008, SMA036, SOD031, SPI005, SWA012]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4, ACCU017, ACEV017, ACGM039, ACSP008, EDO008, EHH002, LAM008, LBI047, LBU029, LCA004, LDG024, OMA025, POM008, SDD009, SEL002, SMA015, SMO019]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4, ACEV004, ACEV014, ACGM027, ACGM043, ACOO012, ACPP006, EEE018, LCA004, LDG024, OMA025, PFF008, PHE022, POM008, SAA008, SBB014, SMA035, SME008]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2, ACAL014, ACGM027, ACGM039, ACGM043, ACPP006, EEE018, LCA004, LDG024, OMA016, PCA034, PFF008, PHE022, POM008, SAA008, SBB014, SME008, SSS010]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2, ACSP005, EEG005, EJF004, ERO034, HEV008, LAM004, LRE019, LRE029, LVE002, MYSC001, OCE008, OWA002, PHE015, SME008, SOD021, SOD031, SPI005]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1, ACEM032, ACSP005, EJF013, ERO034, EWO001, HEV008, LAM004, LRE029, LVE002, MYSC001, OWA002, OWA013, PHE015, SME008, SOD021, SOD031, SPI005]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5, ACEV020, EES003, LAL020, LAL024, LAM015, LBB013, LBU029, LDG001, LRE007, OMA010, OMA023, SBB017, SBB021, SFN009, SFN019, SMO009, SRR005]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F001, ACTA016, EWO008, EWW019, EWW032, LBI007, LBI046, LMA012, LMC004, OBI026, OSH001, PHE001, SEL010, SNB001, SNB018, SNV021, SST038, SWA017]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4, ACGM027, ACPP006, EDO004, EPP010, LCA015, LDG003, OEV005, OMW003, OWA006, PHE026, POM008, SCC008, SCO003, SMO004, SMO011, SNV017, SST014]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27, ACOO005, ACPH013, ACPP032, EAF004, EDO008, EEE020, EJF021, LCA004, LCC014, LDG008, LMA002, OBI011, OSH008, PLB004, SFN011, SMO003, SST029]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D005, ACSP022, ECF009, ECF020, EEG005, LAL012, LAL024, LAM004, OMA008, PCA032, PHE021, SEL010, SEN013, SFN019, SIW018, SMA035, SOD031, SWA012]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06, ACGM045, ACPP006, EEG015, LBI007, LBI023, LBU002, LMA012, LMC004, OCE006, OCP013, OWA021, PMO021, POM011, SEL010, SGM012, SNV021, SNV024]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5, ACFF001, ACPP025, EJP014, ELT008, LAM004, LDG022, OBI016, OBI020, OFF001, OFI022, ORR019, SEL012, SFN019, SFN023, SMA011, SMW005, SPI005]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5, ACPP025, EJP014, ELT008, LAM004, LDG022, OBI016, OBI020, OFF001, OFI022, ORR019, PCA011, SEL012, SFN019, SFN023, SMA011, SMW005, SPI005]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4, ACGM027, EJF013, EOW003, ESS010, LBI047, LBU018, LCC017, LDG008, LMA002, LMA009, LRE026, SDD009, SFN002, SFN011, SME008, SMO006, STR006]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5, ACPP025, ACPP027, ACTO001, ELT008, ESS007, ESS008, EWW011, LAM004, ODE001, OFI022, SBB006, SCO021, SCO025, SFN019, SIW008, SWA007, SWA012]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20, ACGM040, EOW013, LAL020, LAL022, LAL024, LAM015, LBI012, LBU029, LRE007, OMA010, SAS001, SBB017, SBB021, SCO025, SFN019, SMO009, SRR019]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5, ACEM032, ACPP025, LAM004, LBB024, LDG022, OBI016, ODE016, OMA023, ORR019, ORR021, OWA010, SCO004, SEL012, SFN019, SFN023, SMW005, SPI005]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5, ACGD005, ECF009, ECF020, EEG005, EES011, LAL012, LAM004, LBI037, OMA008, OSH004, PCA032, PFF003, SEN013, SFN019, SFN020, SIW018, SRR016]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4, ACAM001, ACEV006, ACPH013, ACPP032, ACWS023, EJP015, ESS010, FPA006, LBI023, LBI047, LBU027, LCC017, LRE026, MYHI002, OCE005, OMA004, OMA025]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13, ACPH011, ACPP027, ACPY005, EWW032, EWW041, FPA007, LAL026, LEV004, LRE010, LTT015, OBI026, ORR015, PHE021, POM009, SFO026, SGD001, SNV017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2, ACOO006, ACPP025, EJP003, EOW006, EPP020, LAM014, LBI013, LUN010, OBI016, ODE001, PFF025, SBB013, SCO025, SEL012, SFN019, SMA011, SPP004]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2, ACGM027, ACGM043, EEE018, EOW025, LBU023, LCA004, LDG024, LTT004, MYSE005, OCE020, ODE005, PFF008, SDD018, SFN011, SOD010, SSS010, SSS030]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5, ACEM031, ACEV018, ACGM027, ACOO012, EHC004, EMM017, LDG024, LRE009, OFI012, ORE016, ORR021, PFF008, SCO018, SDD021, SGD012, SMO011, SOD006]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JP024, EOW013, LAL022, LBI012, LBU002, LBU008, LBU029, LMA031, LRE007, OMA010, PAN010, SAS001, SCO025, SFN019, SMO009, SPI026, SRR019, STE011]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18, ACGD015, EOW013, LAL020, LAL022, LRE007, OFI020, OMA010, OWA008, OWA010, OWA023, PAN010, PFF024, SFN019, SFO025, SGM007, SMO009, SNB025]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4, ACCU006, ACFE010, ACNO025, ACPP013, ACSP019, EES008, EHC004, LBU002, LPL019, OMA009, OMW010, PMO028, SAS018, SEL011, SME003, SOD032, STE019]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20, ACGD015, ACPP013, EOW013, LAL020, LBB013, LCA001, LRE007, LRE029, OFF003, OMA010, OWA010, PAN010, SFO025, SGM030, SMA004, SMO009, SNB025]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13, ACPH011, ACPP027, EHH002, EPP009, EWO014, EWW032, FPA007, LEV004, LRE010, OBI026, OFF015, OFI016, ORR015, PAN014, POM009, SEN003, SFO026]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9, ACEV018, ACEV020, ACGD015, LAL020, LEV003, LRE007, OCE008, OFI020, OMA010, OWA010, OWA023, PAN003, PMO024, SAA011, SFN019, SFO025, SNB025]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1, ACAZ005, ACGM027, ACGM039, ACPP035, ACWS023, EEE004, EPP014, ESY008, LMC002, LUN026, OCP023, OMW014, PAN003, SAA008, SAA019, SNV037, SZO004]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2, ACCU025, ACGM029, ACSP026, EAF003, EJF002, EWW003, LAM004, LBI016, LBI037, LUN012, OMA008, ORR020, PCA032, PFF003, PIC012, SEN013, SRR016]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EG026, EWW003, LBU027, LMA014, LRE017, LRE031, LUN012, OSH004, PCA032, PFF003, SEV001, SEV003, SFO007, SFO014, SGD003, SIW008, SOD021, SRR016]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1, ACOO006, EHC004, FSP008, LAM005, LDG024, LMA018, OEV007, OFI012, ORE016, ORF003, ORR021, OSH003, PFF008, PHE022, SGD006, SNB005, SOD006]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27, ACOO012, ACPY004, EEE003, EEE008, EHC004, LBI030, MYSP002, ODE012, ORF003, ORR021, SBB018, SCO018, SDD021, SEN007, SFO011, SGD012, SOD006]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19, ACOO006, ACPP025, ECF011, EJP003, EWO003, LAM014, LAM027, LPR019, LUN010, MYHI002, OBI016, OFF010, OWA023, SEL012, SEV002, SGM010, SST001]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18, ACEV020, ACGD015, EPP019, LAL020, LBB013, LMC014, LPL019, LRE007, ODE016, OFI020, OWA004, OWA010, PFF002, POM013, SFN019, SGM032, SME011]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7, ACGM027, EEE018, EOW018, EWO008, LBB003, LRE007, LVE035, MYLO002, OBI005, OCP013, OFF019, OMA013, OMW003, PAN009, SAA008, SFR002, SUM003]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7, ACGM027, ACGM039, ACPP011, EEE018, EWO004, EWO008, LBB003, LEV006, LUN005, LVE035, ODE008, OFF001, POM008, SAA008, SFR002, SMA002, SOD032]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7, ACGM027, ACGM039, ACPP011, EEE018, EMM024, EWO004, EWO008, LBB003, LEV006, LUN005, LVE035, ODE008, OFF001, SAA008, SFR002, SMA002, SOD032]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2, ACEM032, ACOO006, ACPH011, EJF013, ERO005, LAM014, LBI013, LPR004, LUN010, PIC002, PLB005, SAS020, SCO011, SFN019, SIW007, SSS007, SWA017]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1, ACFE037, ACGM055, EHC004, LDG024, LMA018, OCE024, OEV007, OFI012, ORE016, ORF003, OSH003, PFF008, PHE022, SGD006, SOD006, SPI004, SSS019]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PP014, ERO024, ESY008, EWO009, LEV006, LMA001, LMC008, LPR012, LVE030, LVE035, OBI014, ORF003, PMO011, SGM033, SMA011, SME017, SPI008, SSS013]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PP020, EWW010, LAL002, LAM014, LBI013, OBI010, OCE012, OFI008, OFI030, PAN024, PFF025, PIC002, PLB005, SAS020, SCO011, SFN023, SOD019, SPL010]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2, EAG018, ECF023, EWW010, LAM014, LBI013, LUN012, OBI016, OCE012, OSH012, PAN024, PIC002, PLB005, SAS020, SEN001, SFN023, SMA017, SOD019]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6, ACCU006, ACFE010, ACOO018, ACPP013, ECF012, EHC004, EOW003, FPA002, LBB002, LBU027, LRE022, OMA009, PFF005, PHE009, PMO021, SCC005, SPI021]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2, ACPH011, ECF017, EWO008, LBI004, LBI013, LPR004, LUN010, LVE033, OCE016, PIC002, PLB005, SAA002, SFN019, SFO022, SMA005, SMA017, SOD019]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5, ACSP006, ACWS001, EEE003, LBB001, MYSP002, OCE003, OCE008, OFF001, OFI012, ORE016, ORR021, PHE027, SFO011, SMO028, SPL010, SST029, STE019]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6, ACFE010, ACFE022, ACHA014, ESS010, EWO014, LBB002, LMC014, LRE022, LVE002, PHE017, PMO004, PMO015, PMO028, SEL011, SGD008, SME003, SWA002]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6, ACCU006, ACFE010, ACPP013, ACSP019, EDO004, FPA002, LBU027, LBU030, OMA009, PAN021, PMO028, SCC005, SGD018, SPI021, SPI029, SST009, STE005]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5, ACOO012, ACSP006, EEE003, ESS001, LBB001, LCA011, LPL002, MYSP002, OCE003, OFF001, OFI012, PHE027, SFO011, SMO028, SPL010, SRR008, STE019]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EG027, ESS001, EWO017, LAL024, LBU006, OCP016, OMA002, OMA031, ORE019, OWA005, PMO014, SAA006, SCO001, SEV002, SMW012, SOD007, SPL005, SWA007]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6, ACWS001, ESS002, EWO013, LBI036, LBI046, OCE003, OFI012, ORE016, ORR021, PHE027, SCO018, SCO019, SDD016, SFO011, SGD003, SMA002, SMA028]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6, ACWS001, ESS002, EWO013, LBI036, LBI046, MYLO001, OCE003, OFI012, ORR021, PHE027, SCO018, SCO019, SDD016, SFO011, SGD003, SMA002, SMA028]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EE003, EEG008, EHC004, EJP016, ERO005, EWW003, LBB020, LMA013, ORR021, PCA008, SAS018, SBB018, SCO018, SDD021, SEN007, SGD003, SNV018, SOD017]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3, ACAZ006, ACSP004, ACSP019, EHC004, EPP017, LBB002, LBU027, LCA014, OCE006, OMA009, OSH023, PHE009, SNB019, SNB023, SOD028, SPI008, SPI021]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6, ACCU022, ACPP011, ACPP013, EMM024, FPA001, LAL005, LAM015, MYLO001, PHE015, POM011, SAA008, SAA013, SBB006, SFO018, SMO002, SMW015, SWA006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D002, ACHA004, ECF017, EJF019, EMM023, EPP020, EPP028, EWW038, LBI001, LBU006, MYSC001, OBI028, OFF010, OMW012, SCO018, SCO027, SEL012, SNB001]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2, ACPH011, EEG026, EHH007, EPP005, EWO008, LAM014, LBB004, LMA035, LPL005, LUN010, PHE011, PIC002, SAA006, SFO011, SOD019, SSS018, SSS030]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P013, ECF012, EJP001, LAL009, LBI001, OBI020, OMA009, OWA017, OWA023, PAN009, PMO021, SCC005, SCO013, SMW015, SOD017, SOD031, SPI021, SPP003]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04, ACPP013, ACSP001, EAG008, ECF020, FSC005, LAM004, LDG001, LPR001, LVE032, PHE015, PHE018, PMO011, SCC006, SEL010, SMA020, SNV016, SWA006]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OO016, ACPP018, ACSP001, EJP026, ERO037, LMA031, LTT003, LVE030, LVE032, MYLO002, OEV005, OFF009, SDD021, SEL002, SEL010, SNV016, SOD032, SWA006]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6, ACCU025, EJP015, LAL009, LBB002, LVE007, OBI021, OFF001, OFF017, OFI005, OFI012, OMA029, PHE027, SFO011, SFO023, SME023, SMW005, SOD013]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10, ACGM040, ACSP019, EDO004, EEG026, EPP017, LBI002, PAN021, PMO009, PMO028, SAS001, SDD003, SEL012, SFR006, SPI021, SPI029, SST009, SST024]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10, ACGM040, ACSP019, EEG026, EPP017, LBI002, LMA013, PAN021, PMO009, PMO028, SAS001, SDD003, SEL012, SFR006, SPI021, SPI029, SST009, SST024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04, ACPP013, ACSP001, EAG008, ECF020, HEV004, LAM004, LPR001, PAN006, PHE015, PHE018, PMO011, SBB017, SCC006, SEL010, SMA020, SNV016, SWA006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D002, ACHA004, EMM023, EWW038, LBU006, MYSC001, OBI028, OCE008, OMW012, SAA009, SCO018, SCO027, SFN025, SFO004, SHN004, SIW003, SNB001, SSS019]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05, ACMO001, ACNO037, EDO004, EEG026, EPP017, EWW036, FPA002, LAL015, LRE022, PMO017, SAA012, SFO004, SMA028, SMO002, SMO009, SRR008, SST024]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0.0013333333" calcext:value-type="float">
            <text:p>0,0013333333</text:p>
          </table:table-cell>
          <table:table-cell office:value-type="float" office:value="0.13333333" calcext:value-type="float">
            <text:p>0,13333333</text:p>
          </table:table-cell>
          <table:table-cell office:value-type="string" calcext:value-type="string">
            <text:p>[0.02, 0.0, 0.0, 0.0, 0.0, 0.0, 0.0, 0.0, 0.0, 0.0, 0.0, 0.0, 0.0, 0.0, 0.0]</text:p>
          </table:table-cell>
          <table:table-cell office:value-type="string" calcext:value-type="string">
            <text:p>[ACPP013, EAG008, ECF020, EMM022, LAM004, LBB027, OWA006, PAN006, PHE015, PHE018, PMO011, SCC006, SEL010, SMA020, SMA025, SMA032, SNV016, SWA006]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0013333333" calcext:value-type="float">
            <text:p>0,0013333333</text:p>
          </table:table-cell>
          <table:table-cell office:value-type="float" office:value="0.13333333" calcext:value-type="float">
            <text:p>0,13333333</text:p>
          </table:table-cell>
          <table:table-cell office:value-type="string" calcext:value-type="string">
            <text:p>[0.02, 0.0, 0.0, 0.0, 0.0, 0.0, 0.0, 0.0, 0.0, 0.0, 0.0, 0.0, 0.0, 0.0, 0.0]</text:p>
          </table:table-cell>
          <table:table-cell office:value-type="string" calcext:value-type="string">
            <text:p>[ACPP013, EAG008, ECF020, EMM022, LAM004, LBB027, LBU007, OWA006, PAN006, PHE015, PHE018, SCC006, SEL010, SMA020, SMA025, SMA032, SNV016, SWA006]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0.0013333333" calcext:value-type="float">
            <text:p>0,0013333333</text:p>
          </table:table-cell>
          <table:table-cell office:value-type="float" office:value="0.13333333" calcext:value-type="float">
            <text:p>0,13333333</text:p>
          </table:table-cell>
          <table:table-cell office:value-type="string" calcext:value-type="string">
            <text:p>[0.02, 0.0, 0.0, 0.0, 0.0, 0.0, 0.0, 0.0, 0.0, 0.0, 0.0, 0.0, 0.0, 0.0, 0.0]</text:p>
          </table:table-cell>
          <table:table-cell office:value-type="string" calcext:value-type="string">
            <text:p>[ACPP013, EAG008, ECF020, EMM022, LAM004, LBB027, LBU007, OWA006, PAN006, PCA032, PHE015, PHE018, SCC006, SEL010, SMA025, SMA032, SNV016, SWA006]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0.006666667" calcext:value-type="float">
            <text:p>0,006666667</text:p>
          </table:table-cell>
          <table:table-cell office:value-type="float" office:value="0.39999998" calcext:value-type="float">
            <text:p>0,39999998</text:p>
          </table:table-cell>
          <table:table-cell office:value-type="string" calcext:value-type="string">
            <text:p>[0.06, 0.0, 0.0, 0.0, 0.0, 0.0, 0.0, 0.0, 0.0, 0.0, 0.0, 0.0, 0.0, 0.0, 0.0]</text:p>
          </table:table-cell>
          <table:table-cell office:value-type="string" calcext:value-type="string">
            <text:p>[ACPP013, EAG008, ECF020, EJP025, EMM022, LAM004, LBB027, LPR012, ORE005, PHE015, PHE018, PMO011, SCC006, SEL010, SMA020, SMA025, SMA032, SNV016]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0.017333334" calcext:value-type="float">
            <text:p>0,017333334</text:p>
          </table:table-cell>
          <table:table-cell office:value-type="float" office:value="0.39999998" calcext:value-type="float">
            <text:p>0,39999998</text:p>
          </table:table-cell>
          <table:table-cell office:value-type="string" calcext:value-type="string">
            <text:p>[0.06, 0.0, 0.0, 0.0, 0.0, 0.0, 0.0, 0.0, 0.0, 0.0, 0.0, 0.0, 0.0, 0.0, 0.0]</text:p>
          </table:table-cell>
          <table:table-cell office:value-type="string" calcext:value-type="string">
            <text:p>[ACPP013, ACPP022, EAG008, EMM022, LAM004, LBB027, LBI046, LPR012, ORE005, OWA006, PHE015, PHE018, PMO011, SCC006, SEL010, SMA020, SMA025, SNV016]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49333338" calcext:value-type="float">
            <text:p>0,049333338</text:p>
          </table:table-cell>
          <table:table-cell office:value-type="float" office:value="0.5333333" calcext:value-type="float">
            <text:p>0,5333333</text:p>
          </table:table-cell>
          <table:table-cell office:value-type="string" calcext:value-type="string">
            <text:p>[0.08, 0.0, 0.0, 0.0, 0.0, 0.0, 0.0, 0.0, 0.0, 0.0, 0.0, 0.0, 0.0, 0.0, 0.0]</text:p>
          </table:table-cell>
          <table:table-cell office:value-type="string" calcext:value-type="string">
            <text:p>[ACPP013, ACPP022, EAG008, EMM022, LAM004, LBB027, LBI046, LMA012, LPR012, ORE005, OWA006, PHE015, PHE018, PMO011, SCC006, SMA020, SMA025, SNV016]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0.19866654" calcext:value-type="float">
            <text:p>0,19866654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[0.18, 0.0, 0.02, 0.0, 0.04, 0.0, 0.0, 0.0, 0.0, 0.0, 0.0, 0.0, 0.0, 0.0, 0.0]</text:p>
          </table:table-cell>
          <table:table-cell office:value-type="string" calcext:value-type="string">
            <text:p>[ACPP013, ACPP022, EJP027, EMM022, LBB027, LBI046, LPR012, ORE005, OWA006, PCA022, PHE015, PHE018, PMO011, SCC006, SEL010, SMA020, SMA025, SNV016]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0.4306665" calcext:value-type="float">
            <text:p>0,4306665</text:p>
          </table:table-cell>
          <table:table-cell office:value-type="float" office:value="3.333333" calcext:value-type="float">
            <text:p>3,333333</text:p>
          </table:table-cell>
          <table:table-cell office:value-type="string" calcext:value-type="string">
            <text:p>[0.32, 0.0, 0.08, 0.0, 0.1, 0.0, 0.0, 0.0, 0.0, 0.0, 0.0, 0.0, 0.0, 0.0, 0.0]</text:p>
          </table:table-cell>
          <table:table-cell office:value-type="string" calcext:value-type="string">
            <text:p>[ACPP013, ACPP022, EJP027, EMM022, ESS006, LBB027, LBI046, LPR012, ORE005, PCA022, PHE015, PHE018, PMO011, SCC006, SEL010, SMA020, SMA025, SNV016]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0.8253333" calcext:value-type="float">
            <text:p>0,8253333</text:p>
          </table:table-cell>
          <table:table-cell office:value-type="float" office:value="4.2666664" calcext:value-type="float">
            <text:p>4,2666664</text:p>
          </table:table-cell>
          <table:table-cell office:value-type="string" calcext:value-type="string">
            <text:p>[0.46, 0.0, 0.06, 0.0, 0.1, 0.02, 0.0, 0.0, 0.0, 0.0, 0.0, 0.0, 0.0, 0.0, 0.0]</text:p>
          </table:table-cell>
          <table:table-cell office:value-type="string" calcext:value-type="string">
            <text:p>[ACPP013, ACPP022, EJP027, EMM022, LBB027, LBI046, LPR012, OBI006, OMA034, OWA006, PCA022, PHE015, PHE018, PMO011, SCC006, SMA020, SMA025, SNV016]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.4959999" calcext:value-type="float">
            <text:p>1,4959999</text:p>
          </table:table-cell>
          <table:table-cell office:value-type="float" office:value="5.333333" calcext:value-type="float">
            <text:p>5,333333</text:p>
          </table:table-cell>
          <table:table-cell office:value-type="string" calcext:value-type="string">
            <text:p>[0.48, 0.0, 0.22, 0.02, 0.08, 0.0, 0.0, 0.0, 0.0, 0.0, 0.0, 0.0, 0.0, 0.0, 0.0]</text:p>
          </table:table-cell>
          <table:table-cell office:value-type="string" calcext:value-type="string">
            <text:p>[ACGM037, ACPP013, ACPP022, EJP027, EMM022, LBB027, LBI046, LPR012, OBI006, OMA034, PCA022, PHE015, PHE018, PMO011, SCC006, SMA020, SMA025, SNV016]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.0933337" calcext:value-type="float">
            <text:p>2,0933337</text:p>
          </table:table-cell>
          <table:table-cell office:value-type="float" office:value="5.2" calcext:value-type="float">
            <text:p>5,2</text:p>
          </table:table-cell>
          <table:table-cell office:value-type="string" calcext:value-type="string">
            <text:p>[0.42, 0.0, 0.26, 0.0, 0.06, 0.04, 0.0, 0.0, 0.0, 0.0, 0.0, 0.0, 0.0, 0.0, 0.0]</text:p>
          </table:table-cell>
          <table:table-cell office:value-type="string" calcext:value-type="string">
            <text:p>[ACPP013, ACPP022, ACPP036, EJP027, EMM022, LBB027, LBI046, LPR012, OBI006, OMA034, OWA006, PCA014, PCA022, PHE015, PMO011, SMA020, SMA025, SNV016]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.6373322" calcext:value-type="float">
            <text:p>2,6373322</text:p>
          </table:table-cell>
          <table:table-cell office:value-type="float" office:value="6.7999997" calcext:value-type="float">
            <text:p>6,7999997</text:p>
          </table:table-cell>
          <table:table-cell office:value-type="string" calcext:value-type="string">
            <text:p>[0.48, 0.02, 0.26, 0.0, 0.16, 0.06, 0.0, 0.02, 0.02, 0.0, 0.0, 0.0, 0.0, 0.0, 0.0]</text:p>
          </table:table-cell>
          <table:table-cell office:value-type="string" calcext:value-type="string">
            <text:p>[ACPP013, EJP027, EMM022, LBB027, LBI046, LPL032, LPR012, OBI006, OMA034, PCA022, PHE011, PHE015, PHE018, PMO011, SCC006, SMA020, SMA025, SNV016]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3.2893338" calcext:value-type="float">
            <text:p>3,2893338</text:p>
          </table:table-cell>
          <table:table-cell office:value-type="float" office:value="11.866667" calcext:value-type="float">
            <text:p>11,866667</text:p>
          </table:table-cell>
          <table:table-cell office:value-type="string" calcext:value-type="string">
            <text:p>[0.68, 0.02, 0.48, 0.04, 0.34, 0.1, 0.0, 0.08, 0.04, 0.0, 0.0, 0.0, 0.0, 0.0, 0.0]</text:p>
          </table:table-cell>
          <table:table-cell office:value-type="string" calcext:value-type="string">
            <text:p>[ACPP013, EJP027, EMM022, LBI046, LPL032, LPR012, LVE032, OBI006, OMA034, PCA022, PHE011, PHE015, PHE018, PMO011, SCC006, SMA020, SMA025, SNV016]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4.3373337" calcext:value-type="float">
            <text:p>4,3373337</text:p>
          </table:table-cell>
          <table:table-cell office:value-type="float" office:value="13.866666" calcext:value-type="float">
            <text:p>13,866666</text:p>
          </table:table-cell>
          <table:table-cell office:value-type="string" calcext:value-type="string">
            <text:p>[0.7, 0.04, 0.52, 0.04, 0.44, 0.16, 0.02, 0.02, 0.08, 0.06, 0.0, 0.0, 0.0, 0.0, 0.0]</text:p>
          </table:table-cell>
          <table:table-cell office:value-type="string" calcext:value-type="string">
            <text:p>[ACEV007, ACPP013, EJP027, EMM022, LBI046, LPL032, LPR012, LVE032, OBI006, OMA034, PCA022, PHE011, PHE015, PHE018, SCC006, SMA020, SMA025, SNV016]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6.7320004" calcext:value-type="float">
            <text:p>6,7320004</text:p>
          </table:table-cell>
          <table:table-cell office:value-type="float" office:value="13.733334" calcext:value-type="float">
            <text:p>13,733334</text:p>
          </table:table-cell>
          <table:table-cell office:value-type="string" calcext:value-type="string">
            <text:p>[0.82, 0.06, 0.46, 0.06, 0.38, 0.1, 0.0, 0.06, 0.08, 0.04, 0.0, 0.0, 0.0, 0.0, 0.0]</text:p>
          </table:table-cell>
          <table:table-cell office:value-type="string" calcext:value-type="string">
            <text:p>[ACPP022, EJP027, EMM022, LBI046, LMC004, LPR012, OBI006, OFF004, OWA006, PCA022, PHE015, PMO011, SCC006, SGM010, SMA020, SMA025, SNV016, SOD016]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8.5373335" calcext:value-type="float">
            <text:p>8,5373335</text:p>
          </table:table-cell>
          <table:table-cell office:value-type="float" office:value="23.466665" calcext:value-type="float">
            <text:p>23,466665</text:p>
          </table:table-cell>
          <table:table-cell office:value-type="string" calcext:value-type="string">
            <text:p>[0.96, 0.12, 0.78, 0.22, 0.58, 0.3, 0.04, 0.2, 0.24, 0.08, 0.0, 0.0, 0.0, 0.0, 0.0]</text:p>
          </table:table-cell>
          <table:table-cell office:value-type="string" calcext:value-type="string">
            <text:p>[ACPP013, EJP027, EMM022, LBI046, LPR012, LVE032, OBI006, OCE012, OMA034, PCA022, PFF012, PHE011, PHE018, PMO011, SEL016, SMA020, SMA025, SNV016]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9.558667" calcext:value-type="float">
            <text:p>9,558667</text:p>
          </table:table-cell>
          <table:table-cell office:value-type="float" office:value="26.133331" calcext:value-type="float">
            <text:p>26,133331</text:p>
          </table:table-cell>
          <table:table-cell office:value-type="string" calcext:value-type="string">
            <text:p>[1.0, 0.14, 0.86, 0.26, 0.68, 0.3, 0.04, 0.24, 0.26, 0.12, 0.0, 0.0, 0.0, 0.02, 0.0]</text:p>
          </table:table-cell>
          <table:table-cell office:value-type="string" calcext:value-type="string">
            <text:p>[ACPP013, ACWS019, EJP027, EMM022, LBI046, LPL032, LPR012, LVE032, OBI006, ODE019, OMA034, PHE011, PHE015, PMO011, SMA020, SMA025, SNV016, STE019]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2.343997" calcext:value-type="float">
            <text:p>12,343997</text:p>
          </table:table-cell>
          <table:table-cell office:value-type="float" office:value="31.199997" calcext:value-type="float">
            <text:p>31,199997</text:p>
          </table:table-cell>
          <table:table-cell office:value-type="string" calcext:value-type="string">
            <text:p>[0.94, 0.24, 0.86, 0.4, 0.74, 0.4, 0.04, 0.34, 0.48, 0.08, 0.0, 0.0, 0.12, 0.0, 0.04]</text:p>
          </table:table-cell>
          <table:table-cell office:value-type="string" calcext:value-type="string">
            <text:p>[ACPP013, ACWS019, EJP027, EMM022, LBI046, LPL032, LPR012, LVE032, OBI006, ODE019, OMA034, PHE011, PHE015, PMO011, SMA020, SMA025, SNV016, STE019]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7.77733" calcext:value-type="float">
            <text:p>17,77733</text:p>
          </table:table-cell>
          <table:table-cell office:value-type="float" office:value="43.599995" calcext:value-type="float">
            <text:p>43,599995</text:p>
          </table:table-cell>
          <table:table-cell office:value-type="string" calcext:value-type="string">
            <text:p>[1.0, 0.34, 0.96, 0.58, 0.9, 0.64, 0.22, 0.66, 0.66, 0.26, 0.0, 0.0, 0.2, 0.06, 0.06]</text:p>
          </table:table-cell>
          <table:table-cell office:value-type="string" calcext:value-type="string">
            <text:p>[ACWS019, EJP027, EMM022, LBI046, LPR012, LVE032, OBI006, ODE014, ODE019, OMA034, PFF012, PHE011, PHE015, PMO011, SMA020, SMA025, SNV016, STE019]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20.515997" calcext:value-type="float">
            <text:p>20,515997</text:p>
          </table:table-cell>
          <table:table-cell office:value-type="float" office:value="41.866665" calcext:value-type="float">
            <text:p>41,866665</text:p>
          </table:table-cell>
          <table:table-cell office:value-type="string" calcext:value-type="string">
            <text:p>[1.0, 0.42, 0.98, 0.52, 0.9, 0.52, 0.24, 0.54, 0.54, 0.32, 0.0, 0.04, 0.14, 0.08, 0.04]</text:p>
          </table:table-cell>
          <table:table-cell office:value-type="string" calcext:value-type="string">
            <text:p>[ACWS019, EJP027, EMM022, LBI046, LPR012, LVE032, OBI006, ODE014, ODE019, OMA034, PFF012, PHE011, PHE015, PMO011, SMA020, SMA025, SNV016, STE019]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333333" calcext:value-type="float">
            <text:p>0,5333333</text:p>
          </table:table-cell>
          <table:table-cell office:value-type="float" office:value="23.386662" calcext:value-type="float">
            <text:p>23,386662</text:p>
          </table:table-cell>
          <table:table-cell office:value-type="float" office:value="43.73333" calcext:value-type="float">
            <text:p>43,73333</text:p>
          </table:table-cell>
          <table:table-cell office:value-type="string" calcext:value-type="string">
            <text:p>[0.98, 0.54, 1.0, 0.52, 0.96, 0.66, 0.18, 0.48, 0.58, 0.34, 0.0, 0.0, 0.22, 0.08, 0.02]</text:p>
          </table:table-cell>
          <table:table-cell office:value-type="string" calcext:value-type="string">
            <text:p>[ACWS019, EJP027, EMM022, LBI046, LPR012, LVE032, OBI006, ODE014, ODE019, OMA034, PFF012, PHE011, PHE015, PMO011, SMA020, SMA025, SNV016, STE019]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39999998" calcext:value-type="float">
            <text:p>0,39999998</text:p>
          </table:table-cell>
          <table:table-cell office:value-type="float" office:value="25.204" calcext:value-type="float">
            <text:p>25,204</text:p>
          </table:table-cell>
          <table:table-cell office:value-type="float" office:value="45.866665" calcext:value-type="float">
            <text:p>45,866665</text:p>
          </table:table-cell>
          <table:table-cell office:value-type="string" calcext:value-type="string">
            <text:p>[0.98, 0.48, 0.98, 0.6, 0.94, 0.58, 0.38, 0.54, 0.66, 0.4, 0.0, 0.02, 0.24, 0.04, 0.04]</text:p>
          </table:table-cell>
          <table:table-cell office:value-type="string" calcext:value-type="string">
            <text:p>[ACWS019, EJP027, EMM022, LBI046, LPR012, LVE032, OBI006, ODE014, ODE019, OMA034, PFF012, PHE011, PHE015, PMO011, SMA006, SMA020, SMA025, STE019]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5999999" calcext:value-type="float">
            <text:p>1,5999999</text:p>
          </table:table-cell>
          <table:table-cell office:value-type="float" office:value="27.598667" calcext:value-type="float">
            <text:p>27,598667</text:p>
          </table:table-cell>
          <table:table-cell office:value-type="float" office:value="46.93333" calcext:value-type="float">
            <text:p>46,93333</text:p>
          </table:table-cell>
          <table:table-cell office:value-type="string" calcext:value-type="string">
            <text:p>[1.0, 0.56, 1.0, 0.64, 0.98, 0.74, 0.42, 0.54, 0.56, 0.38, 0.0, 0.02, 0.16, 0.02, 0.02]</text:p>
          </table:table-cell>
          <table:table-cell office:value-type="string" calcext:value-type="string">
            <text:p>[ACWS019, EJP027, EMM022, LBI046, LPR012, LVE032, MYHI001, OBI006, ODE014, OMA034, PFF012, PHE011, PHE015, PMO011, SMA006, SMA020, SMA025, STE019]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333333" calcext:value-type="float">
            <text:p>0,9333333</text:p>
          </table:table-cell>
          <table:table-cell office:value-type="float" office:value="30.312002" calcext:value-type="float">
            <text:p>30,312002</text:p>
          </table:table-cell>
          <table:table-cell office:value-type="float" office:value="45.199997" calcext:value-type="float">
            <text:p>45,199997</text:p>
          </table:table-cell>
          <table:table-cell office:value-type="string" calcext:value-type="string">
            <text:p>[1.0, 0.46, 0.98, 0.56, 0.94, 0.66, 0.2, 0.62, 0.64, 0.38, 0.0, 0.0, 0.18, 0.1, 0.06]</text:p>
          </table:table-cell>
          <table:table-cell office:value-type="string" calcext:value-type="string">
            <text:p>[ACWS019, EAG004, EJP027, EMM022, LPR012, LVE003, LVE032, OBI006, ODE014, OMA034, ORE019, PFF012, PHE011, PHE015, PMO011, SMA025, STE019, SWA001]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.1333327" calcext:value-type="float">
            <text:p>4,1333327</text:p>
          </table:table-cell>
          <table:table-cell office:value-type="float" office:value="32.084003" calcext:value-type="float">
            <text:p>32,084003</text:p>
          </table:table-cell>
          <table:table-cell office:value-type="float" office:value="47.733326" calcext:value-type="float">
            <text:p>47,733326</text:p>
          </table:table-cell>
          <table:table-cell office:value-type="string" calcext:value-type="string">
            <text:p>[0.98, 0.56, 1.0, 0.58, 1.0, 0.66, 0.28, 0.6, 0.68, 0.36, 0.0, 0.0, 0.24, 0.12, 0.1]</text:p>
          </table:table-cell>
          <table:table-cell office:value-type="string" calcext:value-type="string">
            <text:p>[EJP027, EMM022, LBI046, LMA044, LPR012, LVE032, OBI006, ODE014, ODE019, OMA034, PFF012, PHE011, PHE015, PMO011, SMA020, SMA025, SSS015, STE019]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.666667" calcext:value-type="float">
            <text:p>2,666667</text:p>
          </table:table-cell>
          <table:table-cell office:value-type="float" office:value="33.52933" calcext:value-type="float">
            <text:p>33,52933</text:p>
          </table:table-cell>
          <table:table-cell office:value-type="float" office:value="62.93334" calcext:value-type="float">
            <text:p>62,93334</text:p>
          </table:table-cell>
          <table:table-cell office:value-type="string" calcext:value-type="string">
            <text:p>[1.0, 0.78, 1.0, 0.82, 1.0, 0.94, 0.62, 0.86, 0.94, 0.56, 0.0, 0.1, 0.48, 0.16, 0.18]</text:p>
          </table:table-cell>
          <table:table-cell office:value-type="string" calcext:value-type="string">
            <text:p>[EJP027, EMM022, LBI046, LPL019, LPR012, LVE032, MYHI001, OBI006, OMA034, OSH001, PFF012, PHE011, PHE015, PMO011, SMA006, SMA020, SMA025, STE019]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.7999997" calcext:value-type="float">
            <text:p>4,7999997</text:p>
          </table:table-cell>
          <table:table-cell office:value-type="float" office:value="34.95066" calcext:value-type="float">
            <text:p>34,95066</text:p>
          </table:table-cell>
          <table:table-cell office:value-type="float" office:value="64.26667" calcext:value-type="float">
            <text:p>64,26667</text:p>
          </table:table-cell>
          <table:table-cell office:value-type="string" calcext:value-type="string">
            <text:p>[1.0, 0.84, 1.0, 0.8, 1.0, 0.9, 0.6, 0.8, 0.88, 0.64, 0.04, 0.1, 0.46, 0.3, 0.28]</text:p>
          </table:table-cell>
          <table:table-cell office:value-type="string" calcext:value-type="string">
            <text:p>[EJP027, EMM022, LBI046, LPL019, LPR012, LVE032, MYHI001, OBI006, OFI012, OMA034, OSH001, PFF012, PHE011, PHE015, SMA006, SMA020, SMA025, STE019]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.2" calcext:value-type="float">
            <text:p>3,2</text:p>
          </table:table-cell>
          <table:table-cell office:value-type="float" office:value="38.381332" calcext:value-type="float">
            <text:p>38,381332</text:p>
          </table:table-cell>
          <table:table-cell office:value-type="float" office:value="63.733334" calcext:value-type="float">
            <text:p>63,733334</text:p>
          </table:table-cell>
          <table:table-cell office:value-type="string" calcext:value-type="string">
            <text:p>[1.0, 0.84, 1.0, 0.94, 1.0, 0.92, 0.4, 0.9, 0.9, 0.56, 0.04, 0.08, 0.52, 0.24, 0.22]</text:p>
          </table:table-cell>
          <table:table-cell office:value-type="string" calcext:value-type="string">
            <text:p>[EJP027, EMM022, LBI046, LPL019, LPR012, LVE032, OBI006, OFI012, OMA034, OSH001, PFF012, PHE011, PHE015, SAS025, SMA006, SMA020, SMA025, STE019]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.5333333" calcext:value-type="float">
            <text:p>2,5333333</text:p>
          </table:table-cell>
          <table:table-cell office:value-type="float" office:value="44.27866" calcext:value-type="float">
            <text:p>44,27866</text:p>
          </table:table-cell>
          <table:table-cell office:value-type="float" office:value="69.73334" calcext:value-type="float">
            <text:p>69,73334</text:p>
          </table:table-cell>
          <table:table-cell office:value-type="string" calcext:value-type="string">
            <text:p>[1.0, 0.84, 1.0, 0.96, 1.0, 0.92, 0.62, 0.94, 0.98, 0.68, 0.04, 0.08, 0.64, 0.46, 0.3]</text:p>
          </table:table-cell>
          <table:table-cell office:value-type="string" calcext:value-type="string">
            <text:p>[EJP027, EMM022, LBI046, LPL019, LPR012, LVE032, OBI006, OFI012, OMA034, OSH001, OSH023, PFF012, PHE011, PHE015, SAS025, SMA006, SMA025, STE019]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.799999" calcext:value-type="float">
            <text:p>12,799999</text:p>
          </table:table-cell>
          <table:table-cell office:value-type="float" office:value="49.59999" calcext:value-type="float">
            <text:p>49,59999</text:p>
          </table:table-cell>
          <table:table-cell office:value-type="float" office:value="69.46667" calcext:value-type="float">
            <text:p>69,46667</text:p>
          </table:table-cell>
          <table:table-cell office:value-type="string" calcext:value-type="string">
            <text:p>[1.0, 0.82, 1.0, 0.94, 1.0, 0.92, 0.56, 0.96, 0.92, 0.72, 0.04, 0.14, 0.62, 0.26, 0.52]</text:p>
          </table:table-cell>
          <table:table-cell office:value-type="string" calcext:value-type="string">
            <text:p>[EJP027, EMM022, LCA003, LPL019, LPR012, LVE032, OBI006, OFI012, OMA034, OSH001, OSH023, PFF012, PHE011, PHE015, SAS025, SMA006, SMA025, STE019]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" calcext:value-type="float">
            <text:p>16</text:p>
          </table:table-cell>
          <table:table-cell office:value-type="float" office:value="50.58933" calcext:value-type="float">
            <text:p>50,58933</text:p>
          </table:table-cell>
          <table:table-cell office:value-type="float" office:value="67.066666" calcext:value-type="float">
            <text:p>67,066666</text:p>
          </table:table-cell>
          <table:table-cell office:value-type="string" calcext:value-type="string">
            <text:p>[1.0, 0.8, 1.0, 0.92, 1.0, 0.94, 0.6, 0.94, 0.86, 0.74, 0.04, 0.08, 0.46, 0.36, 0.32]</text:p>
          </table:table-cell>
          <table:table-cell office:value-type="string" calcext:value-type="string">
            <text:p>[EJP027, EMM022, LCA003, LPL019, LPR012, LVE032, OBI006, OFI012, OMA034, OSH001, OSH023, PFF012, PHE011, PHE015, SAS025, SMA006, SMA025, STE019]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.666666" calcext:value-type="float">
            <text:p>16,666666</text:p>
          </table:table-cell>
          <table:table-cell office:value-type="float" office:value="54.121353" calcext:value-type="float">
            <text:p>54,121353</text:p>
          </table:table-cell>
          <table:table-cell office:value-type="float" office:value="69.99999" calcext:value-type="float">
            <text:p>69,99999</text:p>
          </table:table-cell>
          <table:table-cell office:value-type="string" calcext:value-type="string">
            <text:p>[1.0, 0.92, 1.0, 0.92, 1.0, 0.9, 0.58, 0.9, 0.94, 0.68, 0.16, 0.16, 0.5, 0.44, 0.4]</text:p>
          </table:table-cell>
          <table:table-cell office:value-type="string" calcext:value-type="string">
            <text:p>[EJF008, EJP027, EMM022, LEV001, LPL019, LPR012, LVE032, MYHI001, OMA034, OSH001, PCA020, PFF012, PHE011, PHE015, PMO011, SIW010, SMA025, STE019]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.533332" calcext:value-type="float">
            <text:p>14,533332</text:p>
          </table:table-cell>
          <table:table-cell office:value-type="float" office:value="52.814655" calcext:value-type="float">
            <text:p>52,814655</text:p>
          </table:table-cell>
          <table:table-cell office:value-type="float" office:value="72.13334" calcext:value-type="float">
            <text:p>72,13334</text:p>
          </table:table-cell>
          <table:table-cell office:value-type="string" calcext:value-type="string">
            <text:p>[1.0, 0.86, 1.0, 0.9, 0.98, 0.94, 0.7, 0.9, 0.94, 0.76, 0.18, 0.16, 0.7, 0.42, 0.38]</text:p>
          </table:table-cell>
          <table:table-cell office:value-type="string" calcext:value-type="string">
            <text:p>[EJF008, EJP027, EMM022, LEV001, LPL019, LPR012, LVE032, MYHI001, OMA034, OSH001, PCA020, PFF012, PHE011, PHE015, PMO011, SIW010, SMA025, STE019]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.466667" calcext:value-type="float">
            <text:p>9,466667</text:p>
          </table:table-cell>
          <table:table-cell office:value-type="float" office:value="52.182667" calcext:value-type="float">
            <text:p>52,182667</text:p>
          </table:table-cell>
          <table:table-cell office:value-type="float" office:value="69.86667" calcext:value-type="float">
            <text:p>69,86667</text:p>
          </table:table-cell>
          <table:table-cell office:value-type="string" calcext:value-type="string">
            <text:p>[1.0, 0.82, 1.0, 0.98, 1.0, 0.9, 0.58, 0.96, 0.86, 0.62, 0.14, 0.26, 0.6, 0.4, 0.36]</text:p>
          </table:table-cell>
          <table:table-cell office:value-type="string" calcext:value-type="string">
            <text:p>[EJF008, EJP027, EMM022, LEV001, LPL019, LPR012, LVE032, MYHI001, OMA034, OSH001, PCA020, PFF012, PHE011, PHE015, PMO011, SIW010, SMA025, STE019]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" calcext:value-type="float">
            <text:p>16</text:p>
          </table:table-cell>
          <table:table-cell office:value-type="float" office:value="55.387997" calcext:value-type="float">
            <text:p>55,38799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[1.0, 0.88, 1.0, 0.92, 0.98, 0.94, 0.54, 0.9, 0.9, 0.8, 0.16, 0.2, 0.64, 0.48, 0.46]</text:p>
          </table:table-cell>
          <table:table-cell office:value-type="string" calcext:value-type="string">
            <text:p>[EJF008, EJP027, EMM022, LPL019, LPR012, LVE032, MYHI001, OMA034, OSH001, PCA020, PFF012, PHE011, PHE015, PMO011, SIW010, SMA025, SNV024, STE019]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.199998" calcext:value-type="float">
            <text:p>15,199998</text:p>
          </table:table-cell>
          <table:table-cell office:value-type="float" office:value="54.777348" calcext:value-type="float">
            <text:p>54,777348</text:p>
          </table:table-cell>
          <table:table-cell office:value-type="float" office:value="68.666664" calcext:value-type="float">
            <text:p>68,666664</text:p>
          </table:table-cell>
          <table:table-cell office:value-type="string" calcext:value-type="string">
            <text:p>[1.0, 0.8, 1.0, 0.9, 0.98, 0.92, 0.48, 0.9, 0.86, 0.8, 0.16, 0.14, 0.7, 0.28, 0.38]</text:p>
          </table:table-cell>
          <table:table-cell office:value-type="string" calcext:value-type="string">
            <text:p>[EJF008, EJP027, EMM022, LPL019, LPR012, LVE032, MYHI001, OMA034, OSH001, PCA020, PFF012, PHE011, PHE015, PMO011, SIW010, SMA025, SNV024, STE019]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.733335" calcext:value-type="float">
            <text:p>19,733335</text:p>
          </table:table-cell>
          <table:table-cell office:value-type="float" office:value="55.04799" calcext:value-type="float">
            <text:p>55,04799</text:p>
          </table:table-cell>
          <table:table-cell office:value-type="float" office:value="71.46666" calcext:value-type="float">
            <text:p>71,46666</text:p>
          </table:table-cell>
          <table:table-cell office:value-type="string" calcext:value-type="string">
            <text:p>[1.0, 0.84, 1.0, 0.96, 1.0, 0.94, 0.52, 0.88, 0.82, 0.78, 0.12, 0.28, 0.7, 0.44, 0.44]</text:p>
          </table:table-cell>
          <table:table-cell office:value-type="string" calcext:value-type="string">
            <text:p>[EJF008, EJP027, EMM022, LEV001, LPR012, LVE032, OMA034, OSH001, PCA020, PFF012, PHE011, PHE015, PMO011, SIW010, SMA025, SMO018, SNV001, STE019]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.666666" calcext:value-type="float">
            <text:p>14,666666</text:p>
          </table:table-cell>
          <table:table-cell office:value-type="float" office:value="54.491997" calcext:value-type="float">
            <text:p>54,491997</text:p>
          </table:table-cell>
          <table:table-cell office:value-type="float" office:value="73.2" calcext:value-type="float">
            <text:p>73,2</text:p>
          </table:table-cell>
          <table:table-cell office:value-type="string" calcext:value-type="string">
            <text:p>[1.0, 0.9, 1.0, 0.9, 1.0, 0.92, 0.7, 0.96, 0.96, 0.76, 0.12, 0.2, 0.74, 0.34, 0.48]</text:p>
          </table:table-cell>
          <table:table-cell office:value-type="string" calcext:value-type="string">
            <text:p>[EJF008, EJP027, EMM022, EWW039, LPR012, LVE032, OMA034, OMW017, OSH001, PCA020, PFF012, PHE011, PHE015, PMO011, SFR005, SMA025, SNV001, STE019]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9.6" calcext:value-type="float">
            <text:p>19,6</text:p>
          </table:table-cell>
          <table:table-cell office:value-type="float" office:value="55.545322" calcext:value-type="float">
            <text:p>55,545322</text:p>
          </table:table-cell>
          <table:table-cell office:value-type="float" office:value="75.33333" calcext:value-type="float">
            <text:p>75,33333</text:p>
          </table:table-cell>
          <table:table-cell office:value-type="string" calcext:value-type="string">
            <text:p>[1.0, 0.9, 1.0, 0.96, 1.0, 0.98, 0.66, 0.98, 0.96, 0.74, 0.18, 0.32, 0.66, 0.56, 0.4]</text:p>
          </table:table-cell>
          <table:table-cell office:value-type="string" calcext:value-type="string">
            <text:p>[EJF008, EJP027, EMM022, LCA003, LDG008, LPL019, LPR012, LVE032, MYHI001, OSH001, PFF012, PHE011, PHE015, PMO011, SIW010, SMA025, SNV024, STE019]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4.4" calcext:value-type="float">
            <text:p>24,4</text:p>
          </table:table-cell>
          <table:table-cell office:value-type="float" office:value="56.838673" calcext:value-type="float">
            <text:p>56,838673</text:p>
          </table:table-cell>
          <table:table-cell office:value-type="float" office:value="75.333336" calcext:value-type="float">
            <text:p>75,333336</text:p>
          </table:table-cell>
          <table:table-cell office:value-type="string" calcext:value-type="string">
            <text:p>[1.0, 0.92, 1.0, 0.96, 1.0, 0.96, 0.72, 0.84, 0.94, 0.7, 0.14, 0.26, 0.74, 0.66, 0.46]</text:p>
          </table:table-cell>
          <table:table-cell office:value-type="string" calcext:value-type="string">
            <text:p>[EJF008, EJP027, EMM022, LCA003, LDG008, LPL019, LPR012, LVE032, MYHI001, OSH001, PFF012, PHE011, PHE015, PMO011, SIW010, SMA025, SNV024, STE019]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.599998" calcext:value-type="float">
            <text:p>15,599998</text:p>
          </table:table-cell>
          <table:table-cell office:value-type="float" office:value="55.71603" calcext:value-type="float">
            <text:p>55,71603</text:p>
          </table:table-cell>
          <table:table-cell office:value-type="float" office:value="72.53334" calcext:value-type="float">
            <text:p>72,53334</text:p>
          </table:table-cell>
          <table:table-cell office:value-type="string" calcext:value-type="string">
            <text:p>[1.0, 0.94, 1.0, 0.94, 1.0, 0.94, 0.66, 0.88, 0.82, 0.76, 0.14, 0.26, 0.68, 0.38, 0.48]</text:p>
          </table:table-cell>
          <table:table-cell office:value-type="string" calcext:value-type="string">
            <text:p>[EJF008, EJP027, EMM022, LCA003, LDG008, LPL019, LPR012, LVE032, MYHI001, OSH001, PFF012, PHE011, PHE015, PMO011, SIW010, SMA025, SNV024, STE019]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.9333315" calcext:value-type="float">
            <text:p>10,9333315</text:p>
          </table:table-cell>
          <table:table-cell office:value-type="float" office:value="55.937332" calcext:value-type="float">
            <text:p>55,937332</text:p>
          </table:table-cell>
          <table:table-cell office:value-type="float" office:value="75.46667" calcext:value-type="float">
            <text:p>75,46667</text:p>
          </table:table-cell>
          <table:table-cell office:value-type="string" calcext:value-type="string">
            <text:p>[1.0, 0.76, 1.0, 0.9, 1.0, 0.94, 0.62, 0.9, 0.88, 0.72, 0.18, 0.3, 0.78, 0.72, 0.62]</text:p>
          </table:table-cell>
          <table:table-cell office:value-type="string" calcext:value-type="string">
            <text:p>[EJP027, EMM022, ERO037, LEV001, LPL018, LPR012, LVE032, OMA034, OSH001, PCA020, PFF012, PHE011, PHE015, SMA025, SMO018, SNV001, SNV009, STE019]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.133331" calcext:value-type="float">
            <text:p>18,133331</text:p>
          </table:table-cell>
          <table:table-cell office:value-type="float" office:value="58.225338" calcext:value-type="float">
            <text:p>58,225338</text:p>
          </table:table-cell>
          <table:table-cell office:value-type="float" office:value="75.73334" calcext:value-type="float">
            <text:p>75,73334</text:p>
          </table:table-cell>
          <table:table-cell office:value-type="string" calcext:value-type="string">
            <text:p>[1.0, 0.8, 1.0, 0.94, 1.0, 0.9, 0.66, 0.9, 0.94, 0.68, 0.1, 0.44, 0.76, 0.58, 0.66]</text:p>
          </table:table-cell>
          <table:table-cell office:value-type="string" calcext:value-type="string">
            <text:p>[EJP027, EMM022, ERO037, LEV001, LPL018, LPR012, LVE032, OMA034, OSH001, PCA020, PFF012, PHE011, PHE015, SMA025, SMO018, SNV001, SNV009, STE019]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2.93333" calcext:value-type="float">
            <text:p>42,93333</text:p>
          </table:table-cell>
          <table:table-cell office:value-type="float" office:value="62.196" calcext:value-type="float">
            <text:p>62,196</text:p>
          </table:table-cell>
          <table:table-cell office:value-type="float" office:value="75.86666" calcext:value-type="float">
            <text:p>75,86666</text:p>
          </table:table-cell>
          <table:table-cell office:value-type="string" calcext:value-type="string">
            <text:p>[1.0, 0.96, 1.0, 0.94, 1.0, 0.88, 0.56, 0.88, 0.86, 0.68, 0.24, 0.48, 0.78, 0.52, 0.6]</text:p>
          </table:table-cell>
          <table:table-cell office:value-type="string" calcext:value-type="string">
            <text:p>[EJP027, EMM022, ERO027, LEV001, LPL018, LPR012, LVE032, OMA034, OSH001, PCA020, PFF012, PHE011, PHE015, SMA025, SMO018, SNV001, SNV009, STE019]</text:p>
          </table:table-cell>
        </table:table-row>
      </table:table>
      <table:table table:name="R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<text:s/>WorstFit</text:p>
          </table:table-cell>
          <table:table-cell office:value-type="string" calcext:value-type="string">
            <text:p><text:s/>AvgFit</text:p>
          </table:table-cell>
          <table:table-cell office:value-type="string" calcext:value-type="string">
            <text:p><text:s/>BestFit</text:p>
          </table:table-cell>
          <table:table-cell office:value-type="string" calcext:value-type="string">
            <text:p><text:s/>BestFirDistribution</text:p>
          </table:table-cell>
          <table:table-cell office:value-type="string" calcext:value-type="string">
            <text:p><text:s/>BestDeck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3, ACFE015, ACGM055, ACMO002, ACPH010, ACSP006, EEG021, EHH007, EJP018, EMM001, LAL027, LMA045, SEN006, SGD011, SNB016, SRR017, SSC002, SSS01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1, ACCU017, ACGM017, EEE015, EEE019, EPP026, LDG007, LMA016, LRE022, OCE004, ODE012, SAS015, SCO025, SME007, SMO023, SMO028, STE020, STR011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D014, EES003, ERO024, EWW011, FSC005, LAM028, LEV003, LRE026, OFI027, ORF002, PAN020, PHE015, PIC009, SCC005, SLP001, SMA004, SNV043, SOD023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4, ACPP025, EJP021, ESS001, LAM009, LMA060, LTT009, LVE017, LVE022, ODE001, ORE020, OSH018, SCO005, SMW018, SNB001, SNV043, SRR006, STR009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5, ACOO006, ACOO010, ACPH011, ERO026, LAL022, LMC002, LPL015, ODE021, ORE001, PFF002, PIC009, SAA003, SEN021, SFO026, SIW003, SIW012, SSC001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13, ACIM013, ACWS013, EJP015, EMM001, EWW005, LMA014, LVE007, OWA018, PHE007, PMO017, SEN005, SFO003, SFO005, SGD012, SLP001, SOD031, SZO006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OO006, ACOO010, LEV001, LMA033, LMC002, LPL015, ODE021, OFI011, OMA014, ORE001, SAA003, SDD023, SEN021, SIW003, SIW012, SOD005, SRR007, SSC001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OO016, ACPP005, ECF014, EJF004, LAL030, LCA006, LMC008, OCP006, PAN008, PFF012, PFF020, SAA017, SAS018, SEL005, SMA033, SMO026, STE002, STR009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5, ACEV014, ACGD002, ACOO006, ACTA001, EEG010, LBI046, LCA004, LMA046, LMC005, LMC010, OBI021, OMA008, OWA002, SCO004, SCO005, SEL020, SST009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2, ACCU028, ACCU034, EJP005, EOW026, ERO018, EWW038, LAL003, LBU020, LBU023, LPR028, PAN011, PFF002, PMO013, SAS025, SCO026, SOD013, SST012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3, ACGM025, EAG010, EDO003, EJF004, ERO026, LAM023, LPL031, MYHI001, OCP006, OEV001, ORR019, OSH024, SAA006, SCO026, SEN009, SIW012, SNB010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34, ACFF006, EAG018, EOW026, ERO018, EWW038, LAL003, LAM010, LCC008, ODE016, PAN011, PFF004, POM017, SMW012, SNV005, SOD010, SOD021, SST012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D008, ACGM019, ACHA014, ACOO010, ACWS012, EAF004, EBT004, EEE007, EHC003, LMC012, LPL013, OFF007, OFF016, PHE004, POM017, SFO020, SIW017, SST009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31, ACMU008, EEE015, EWW005, EWW019, LBI005, LMC014, LPR019, LRE013, OBI021, ORR020, SDD012, SIW011, SNB006, SNV012, SNV019, SSS023, SST015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HA004, ACMU001, ACNO032, EEE008, EHH004, ERO042, LMA007, LMA016, LPL027, LRE026, OCE023, PFF002, PHE022, SCO009, SFN020, SMA035, SNB006, SRR014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4, ACGD008, ACGM055, ECF012, EOW025, EOW026, FPA002, LMA016, LMC030, MYSE005, OEV003, OFF007, ORR015, PHE001, SIW003, SST007, SST009, SZO003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2, ACNO013, EHH016, EJF008, ERO018, ESS011, EWO008, LAM001, LPR008, MYSE004, OCE012, OMW010, ORR019, OWA007, PFF005, SHN002, SMO002, SMW018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14, ACNO006, ACOO006, ACPP011, EDO004, EWO020, LBI046, LCA004, LMA046, LMC005, LMC010, OMA025, PAN011, SCO005, SFO007, SPI021, SST009, SWA021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3, ACOO015, ACTO002, EDO003, EEG006, EJF008, EMM024, ESS011, LAM001, LPL013, LPR008, MYSE004, OMW010, PAN012, SGM027, SMO002, SMW014, SZO004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4, ACGM017, ACPP036, EDO003, EHH016, EJF008, EMM024, ERO018, EWW030, LBU011, LPR008, OMA022, PAN012, PMO017, SBB009, SMW018, SST001, SZO004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30, ACCU034, EJF019, ERO018, EWW038, LAL003, LAM010, LCC008, LRE005, ODE016, ODE019, PAN011, PFF012, POM017, SFR006, SMA025, SMW012, SOD021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4, ACGM017, ACTO002, ACWS008, EHH016, EJF008, EMM024, ERO018, LMC025, LPR008, OMA022, OMW010, PAN012, PMO017, SFO011, SMA015, SMW018, SZO004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2, ACNO013, EAG004, EJF008, EJP002, ERO018, ESS011, EWO008, LAM001, LPR008, MYSE004, OCE012, ORR019, OWA007, PFF005, PMO013, SHN002, SMO002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2, ACNO013, ACPP028, EAG004, EJF008, EJP002, ERO018, ESS011, EWO008, LAM001, LPR008, MYSE004, OCE012, ORR019, OWA007, PFF005, PMO013, SHN002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7, ACGM054, ACTA005, EJP005, EWO014, FSP007, HEV002, LBI042, LCA001, LCA032, LMA038, OBI007, OMA029, PFF005, SEL004, SMA005, SME003, SOD028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D002, EHH016, EJF020, EMM006, EMM024, EMM034, EOW006, EWO008, LAL015, LAM009, LCC004, OCE012, OMW010, ORR019, SCO027, SMO002, SMW018, SST001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7, ACGM054, ACTA005, EJP005, EWO014, FSP007, HEV002, LCA001, LCA032, LMA038, OBI007, OBI010, OMA029, PFF005, SEL004, SMA005, SME003, SOD028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4, ACEV007, ACGM031, ACHA006, ACIM013, EPP017, FPA002, FSE007, LMC030, OEV003, OMA004, ORE003, OWA001, PHE001, PHE008, SEL002, SIW003, SWA015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6, ACSP012, EDO001, EHH010, ESY008, LBI033, LCA001, LMA060, LVE035, OCE019, OMA019, ORR021, PHE007, PMO019, PMO021, SME019, SST003, STE012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54, ACPP019, EJP005, EWO014, HEV002, LAL016, LCA032, LRE021, LVE026, OMA029, PFF005, SEL003, SEL004, SEN012, SEN014, SNV029, STE011, STR011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54, EEE010, EEG006, EJP005, EWO014, HEV002, LAM009, LBI042, LCA021, LMA038, LPL013, OCP008, PFF005, SEL004, SMA005, SMA025, SME003, SOD028]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HA001, EAF003, EAG016, ECF012, EJF018, EJP018, EMM023, LAL009, LCA006, LMC030, LMC032, LTT001, LTT020, MYLO002, OEV003, PIC006, SNV013, SST007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3, ACGM019, ACHA014, ACOO010, ACWS012, EAF004, EAG009, EEG010, EPP014, LMC012, LPR027, OFI020, OMA027, OSH007, SIW017, SMW013, SST013, SZO007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2, ACEM018, ACFE030, ACWS019, ECF014, EDO001, EEE003, EEE021, LMC013, OFI009, ORR019, ORR020, SBB011, SMO009, SMW017, SNB010, SPI017, SSC006]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31, ACGD002, EJP001, EMM024, EWO008, LAL015, LBI009, LMC008, LVE003, OCP029, OFI012, ORR019, PAN004, PFF005, SBB022, SDD018, SMA007, SMW018]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18, ACFE030, ACOO006, EDO001, EEE003, EEE021, LCC016, LMC013, LUN021, OMA034, ORR019, ORR020, PMO024, SBB011, SMO009, SMW017, SNB010, SNV036]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9, ACEV007, ACMU001, ECF025, EPP003, EWO017, FPA002, LUN006, LUN039, MYLO002, ODE016, OEV003, ORE013, OWA001, PHE001, SEN005, SFO015, SOD031]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07, EDO008, EMM023, EWW011, FSE007, LAM002, LCC002, MYHI002, OFF007, OFI031, OMA006, OWA010, PMO011, SCO018, SFN025, SFO018, SOD031, SSS003]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3, ACHA014, ACOO010, EAG009, EEG010, LMA008, LMC012, OCE012, OFI020, OMA027, PAN009, SFO016, SIW017, SMW001, SMW013, SNV004, SSS009, SST013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31, ACMY002, EPP020, ERO036, LAL027, LAL032, LBB007, LCR002, LMC012, LPR022, LTT012, SDD012, SEN001, SEN007, SFR004, SIW010, SOD023, STR024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WS012, EAF003, ECF012, EEE002, EJF018, EMM023, ERO008, ERO028, EWW018, FHI004, LAL020, LMA037, LMC032, MYLO002, PIC006, SEL004, SNV013, SSS015]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3, ACHA014, ACOO010, EAG009, EEG010, LMA008, OFI020, OMA027, PAN009, SFO016, SIW017, SMW001, SMW013, SNV004, SOD031, SPI021, SSS009, SST013]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AF003, EAG016, ECF017, EJP018, EMM023, ERO028, LBU039, LMA016, LTT001, MYLO002, OEV003, PFF008, PIC006, PIC009, SAA006, SNV042, STE011, SWA003]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10, ACWS018, ECF012, EJF018, EMM023, LAL020, LCA006, LCC009, LMC030, LMC032, MYLO002, OEV003, PCA007, SBB011, SEL004, SOD009, SOD012, STE009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44, ACHA014, ACOO010, ACSP008, EEG010, LAL015, LBI046, LCA011, LMC012, LRE004, OCE012, OMA027, PAN009, PAN021, SFO016, SNV004, SSS009, SST013]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OO010, EAG009, EHH016, EWW008, LDG007, LMA008, LMC012, LPL012, LRE021, OFI020, OMA027, PAN009, SIW017, SMW001, SNV004, SPI021, SSS009, SST013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9, ACCU030, ECF025, ESY008, EWO017, FPA002, LAL009, LAM023, LUN006, MYLO002, ORE013, OWA001, PHE001, PMO013, SFO015, SGD009, SST001, SST003]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3, ACFE021, ACNO002, ACOO010, EAG009, EEG010, EMM022, EWW003, LMA008, OFI020, PAN009, SBB006, SFO016, SGD009, SMW001, SMW013, SOD028, SPI021]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D001, ACHA018, EDO001, EEE003, EEE021, ESY002, FSE007, LBI016, LCA007, LCA015, ORR020, PFF015, PMO011, PMO017, SBB003, SBB011, SFO010, SPI017]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2, ACNO037, ACWS008, CEV001, EAG016, EEG008, EES016, ERO028, MYLO002, OEV003, ORE011, PFF008, PIC006, PIC009, SAA006, SBB001, SST007, SWA022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30, ACGD001, EDO001, EEE021, ESY009, LBI041, LMA014, LMA047, OBI011, PFF015, PMO017, SBB011, SCC003, SCO014, SEV002, SMO009, SPI017, SST015]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5, ACGM057, EES010, EOW006, EPP014, EWO008, LBI009, LCC016, LMC023, MYSE004, OCE012, OMW015, SEV001, SFN015, SFO018, SMO002, SPP005, SSS009]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P020, EDO011, EES019, EWW010, LBU039, LEV002, LTT021, OMA004, ORE013, ORE020, ORR003, OWA014, PMO010, POM001, SAS001, SFN020, SRR016, SSC007]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3, ACEM006, ACHA014, ACNO005, ACPP022, ACSP009, EAG009, EES007, ERO012, LBB020, LMA008, LVE012, OFI020, ORF004, PAN009, SBB006, SIW012, SSS009]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2, ACCU030, ACHA004, EAF003, EJP024, EMM023, ERO028, LAM006, LAM011, LBB021, LMA016, LTT001, ORE003, OWA024, PIC006, SAA006, SFN019, SSS003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MU003, EEG010, ERO037, EWW040, LBU003, LMA008, LPR027, MYLO001, PAN009, POM018, SFO016, SFO025, SIW010, SMW001, SMW013, SPI021, SST013, STR023]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3, ACEM006, ACHA014, ACPP022, ACSP009, EAG009, EES007, ERO012, LBB020, LVE012, ORE003, ORF004, PAN009, SAS025, SBB006, SCO009, SIW012, SSS009]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5, ACGM057, ACSP022, EOW006, HEV006, LCC016, LTT012, MYSE001, MYSP002, OCP014, OMW015, PCA005, PHU002, SEV002, SFN013, SMA021, SMO002, SNB016]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D001, ACPY004, EDO001, EEE021, ERO033, ESY002, LBI016, LCA007, LPR005, LRE014, LTT009, LVE006, ODE011, PAN016, PFF015, PIC006, PMO017, SEN021]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2, EHH004, FSP008, LAM015, LMA033, LMC020, LPR012, LRE019, ORR009, ORR020, OWA001, PHE001, PHE003, SIW003, SNV006, SRR017, SWA015, SWA028]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SP006, EMM023, EOW020, LAL020, LBI034, LCA006, LCC009, LMA041, OEV003, OMW017, ORE005, SAA011, SBB011, SEL004, SGD003, SNV012, SOD023, STE009]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3, ACSP009, EEG010, EJP014, ERO012, LBB020, LBU030, LCC002, LEV006, LMA008, LMC008, OFI020, ORF004, PCA005, SBB006, SIW001, SIW012, SSS009]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6, ACCU026, ACEM018, ACGD001, ACMU006, ACWS018, EEE003, EJP021, LAL016, LBU030, LEV003, LMC013, ODE011, OSH012, SEL005, SGD012, SPL003, SSS031]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31, EJF003, EJP001, EOW006, ERO024, LAL024, LBB021, LCA015, OCP029, OMW015, ORR019, OSH009, SMO018, SNB001, SNV002, SPI011, SSS009, STE006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D005, ACSP022, LAL003, LCC004, LPR008, LUN002, MYSE001, OBI001, ORE019, ORF004, PMO023, SFO018, SIW006, SMW014, SPP005, SST009, SST039, SWA012]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OO005, ACSP022, LCC016, MYSE001, MYSP002, OBI011, OCP014, OFI021, OMW015, PHU002, SAA020, SEV002, SGM024, SMA021, SMO002, SNB016, SNB019, SWA012]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3, ACGM055, EEE008, LCA010, LCC016, LPR008, LPR020, OMA025, POM001, SBB002, SBB017, SCO019, SGD009, SOD007, SPI011, SPP005, SST039, SWA012]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3, ACEM002, EAG009, LAL015, LBU033, LDG007, LEV002, LRE021, LTT003, OBI028, OMA027, PAN009, PHU002, SDD030, SGM027, SMA033, SPI004, SST013]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10, ACNO015, EES008, EMM023, EOW013, LAL020, LAM005, LMA026, LPL032, OBI014, OMA020, ORE005, SBB011, SDD005, SNV012, SPP004, SSS024, SST014]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3, ACGM055, EEE008, EHH001, LCC016, LPR008, LPR020, POM001, SBB002, SBB017, SCO019, SGD009, SME008, SOD007, SPI011, SPP005, SST039, SWA012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18, ACSP009, ECF020, EES007, LAL027, LAM010, LRE004, LVE026, MYSP001, OCE024, OFI020, OFI034, ORF004, PHE008, SCO009, SCO026, SIW012, SSS009]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07, ACSP009, EAG009, ECF020, EES007, ERO012, FHI006, LAL027, LMA001, LRE004, MYSP001, OCE024, OFI034, PCA007, SCO009, SIW012, SMO028, SSS009]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6, ACGM055, EHC004, FHI002, LCA010, LCA024, LPR008, ORF004, PCA014, POM001, SBB002, SBB017, SGD009, SOD007, SPI011, SST039, STE019, SWA012]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18, ACSP009, CEV001, ECF020, EEG011, EES007, ERO012, LAL027, LRE004, LTT015, MYSP001, OCE024, PHE008, PIC005, SCO009, SGM018, SIW012, SSS009]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P002, ACSP009, ACSP022, ERO001, ESY002, EWO014, LCA006, LCC004, LDG003, LPR008, MYSE001, ORE019, ORF004, PMO023, SEL003, SGD006, SIW002, SPP005]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6, ACFE023, ACGD001, ACGM040, ACMU006, ACWS018, EPP018, LBB025, LBU030, LCC007, LCC016, LEV003, OCE016, ODE028, OSH012, PFF025, SOD029, SPL003]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P002, ACPP032, ACSP022, ECF016, ERO001, ESY002, EWO008, EWO014, LCC004, LPR008, LRE008, LVE007, ORE019, PMO023, SEL003, SEL020, SNV020, SPP005]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5, ACPH009, ACSP022, EMM017, ERO005, LAL027, LMA037, MYSP002, OCP014, OFI021, PCA005, SAA020, SGM024, SME010, SMO002, SNV042, STR004, SWA012]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55, ACWS008, EJP018, LBB006, LCA010, LPR008, LPR020, LRE029, ORF004, OSH006, POM001, SBB007, SCO004, SNB010, SOD007, SPI011, SPP005, SWA012]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6, ACFE023, ACGD001, ACGM040, ACWS013, ACWS018, EPP018, EWO020, LBU030, LCC007, LCC016, LEV003, OCE016, ODE028, PFF025, SCO021, SOD029, SPL003]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AG017, EDO011, EHH008, EOW006, EOW014, EWO008, LBU023, LMC013, LPL035, LRE031, OBI028, OFI013, SAA008, SBB002, SMO002, SMT003, SNV018, SPI004]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1, ACWS001, EAG017, EBT005, EHH008, EJP027, EOW006, EOW014, ESS007, EWO014, EWO018, HEV001, LBU023, LCC015, LMC013, LPL002, LPL031, OBI028]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SP019, EAG017, EEG026, EJP027, EOW006, ESS007, EWO018, HEV001, LAM006, LBU023, LCA016, LMC013, LPL002, LPL031, LVE026, OBI028, SAA008, SCC001]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D005, ACGM004, ACPP036, EAG016, EWO008, LAL012, LCC004, MYSE001, OCP022, OFF015, OMA025, SPL003, SPP005, SST009, SST033, STR023, SWA012, SWA017]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20, ACGD005, ACHA013, ACPP036, EAG022, EES009, EOW001, EWO008, LCC004, LMC003, MYSE001, OCP002, OCP022, OFF015, PIC006, SBB021, SST032, SST039]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3, ACAL014, ACMU001, EJP014, ERO012, FLL002, LBB020, LMA060, OCE003, OFI016, OMW012, ORF004, PLB004, SBB006, SGM030, SMW005, SNV009, STR017]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20, ACGD005, ACHA013, ACPP036, EOW001, EWO008, LBI012, LCC004, LEV001, MYSE001, OCP002, OCP010, OCP022, OFF015, SBB021, SRR014, SST032, SST039]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AG017, EEG026, EOW006, ESS007, EWO018, HEV001, LBI023, LBU023, LMA018, LMC013, LPL031, LPR028, LVE026, PHE029, SAA008, SAS011, SAS018, SCC001]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04, ACPP036, EWO008, LCA023, LPR019, LUN039, MYSE001, PAN003, POM021, SDD030, SGD012, SMA005, SNV007, SPP005, SST001, SST009, SST033, SWA012]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2, ACGM055, EAG004, EPP028, ERO011, ESS007, LHY001, LPR008, MYSP002, PAN022, SBB017, SFO004, SIW008, SMA002, SMT005, SNV001, SPI011, SSS001]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4, ACAZ003, ACEM006, EJP014, ERO012, EWW020, LBB020, LBU030, LCC009, LEV006, SAA001, SBB006, SGD018, SGM010, SIW016, SOD023, STR011, STR017]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H013, EWW019, LAL002, LAL007, LCA006, ORF004, OWA006, PHE006, PIC014, POM001, SAS018, SBB017, SFN009, SFO015, SIW018, SMT005, SOD019, SSS010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OO016, ACPP036, EES016, LPR019, LUN039, MYSE001, OCP010, PAN003, PHE010, POM021, SFO008, SGD012, SIW008, SMA005, SST001, SST009, SST033, SWA012]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4, ACEM006, EJP014, ERO012, LBB020, LBU005, LCR002, LEV006, LMC029, OCE003, SAA001, SBB006, SGM010, SIW016, SOD006, SOD023, STR011, STR017]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H005, EHC005, ERO012, EWW013, EWW018, LAM009, LBB020, LBB025, LMA032, PHE029, SBB006, SGD018, SGM030, SMW014, SNV009, SRR010, SRR016, SSC002]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4, ACEM006, EJP014, ERO012, ERO026, LBB020, LBB025, LBU005, LEV006, LMC029, OCE003, OWA024, PAN006, SAA001, SBB006, SIW016, SOD023, STR011]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MU003, ESS001, FSP006, LAL007, LBI016, LBI037, LDG007, LPR004, LPR020, LRE029, OFF009, ORF004, POM001, SFO015, SMW018, SOD019, SSS010, SSS019]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4, ACEM006, EJP014, ERO012, ERO026, LBB020, LBB025, LBU005, LMC029, OCE003, OFF009, OWA024, PAN006, SAA001, SBB006, SIW016, SOD023, STR011]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MU003, ESS001, FSP006, LAL007, LBI016, LDG007, LPR004, LPR020, LRE029, OFF009, ORF004, POM001, SFO015, SMW018, SOD019, SPP001, SSS010, SSS019]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9, ACGM004, EHC003, EWO008, LCC004, LPR019, OCP010, ODE009, PHE017, PIC009, POM021, SGD012, SMA005, SNB016, SNV008, SOD031, SPP005, STE026]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6, EHC004, ERO035, ESS002, EWW009, LHY001, OCE024, OMA029, PAN003, PAN030, SBB002, SCO007, SDD023, SEL016, SFO004, SMO002, SNV001, SST039]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3, ACCU017, ACFE001, EOW003, ERO037, ERO042, LAL007, LCR002, LMA044, OFI022, ORF004, PIC014, POM001, SCO004, SGD013, SIW018, SMT005, SSS010]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06, ACPP005, EES010, EJP014, ERO012, ERO026, EWW036, LBB025, LBU005, LCC007, OCE003, OFF009, OWA024, PAN006, SAA001, SBB006, SIW016, SOD023]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4, ACAL030, ACEM006, ACGM009, EES008, EES010, EJP014, ERO012, LBB025, LBU005, LTT006, OCE003, OFF009, OWA024, PAN006, SAA001, SBB006, SIW016]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HC004, EOW016, ERO035, LCA010, LHY001, OCE024, OMA001, OSH022, PAN003, PAN030, SBB002, SDD023, SEL016, SFO004, SFO020, SIW006, SNV001, SST039]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21, ACNO019, ACNO022, ACSP019, EJP027, LBI016, LMC013, LRE010, LUN029, ODE021, SAA008, SAS011, SCC001, SEL011, SGM007, SIW001, SIW007, STR019]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4, ACCU026, ACPP034, ERO035, LDG021, LHY001, LUN036, ODE009, PAN003, SBB002, SDD006, SEL016, SFO020, SNV001, SPI011, SPP001, SSC002, SWA014]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4, ACAL030, ACAM008, ACGM009, EES010, EJP014, ERO012, ERO034, LBB025, LBI002, LBU005, LTT006, OCE003, OFF009, OSH008, PAN006, SAA001, SIW016]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6, ACFE015, ERO035, LRE002, OFF016, PAN003, PCA008, SAA004, SBB002, SEL016, SFO004, SFO012, SFO020, SMT008, SNV001, SNV013, SPI011, SST039]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RO037, LAL007, LMC002, LMC014, LPR020, LRE010, LVE017, OBI026, OEV007, OFI020, PFF012, POM001, SDD008, SEL017, SIW018, SNV042, SOD014, SSS010]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20, ACHA014, ACIM010, EEE002, EHC004, EHH016, EOW016, ERO035, LHY001, OMA001, PAN003, PAN030, SDD023, SEL016, SIW006, SNV001, SST039, STR015]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9, EJP016, ERO035, EWO008, LAL027, LCC004, LMA006, LTT026, OCP010, ODE009, PIC009, SEL010, SGD012, SIW006, SMA005, SMO011, SNV008, STE026]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20, ACFE021, ACIM010, EEE002, EOW016, ERO035, LAM026, LHY001, LMA046, OMA001, PAN003, PAN030, SDD023, SEL016, SFO004, SNV001, SST039, STR015]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12, ACPP036, EEG026, EHC004, ESS007, LAL005, LAL013, LBB020, LPL024, LTT026, OWA013, SGM007, SGM021, SNB018, SNV009, SOD011, SPI021, STE026]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1, ACAL014, ACAZ002, ACNO025, EEE015, ERO012, LBU002, LBU005, LCA021, LPL027, OCE003, OMW003, ORE013, ORF006, SAA001, SGD001, SMW015, STR017]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8, EPP016, FSC001, HEV004, LCC009, LVE022, OCE016, OMA029, OSH016, SBB002, SEL016, SFO004, SFR004, SHN002, SMA003, SNB010, SNV001, SNV039]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RO037, LAL007, LMC014, LPR020, LRE010, LUN021, OCP008, OEV007, OFI020, PIC006, POM001, SDD008, SGM029, SIW001, SIW011, SIW018, SNV042, SSS010]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8, ACEV003, ACNO006, EHH008, EJP026, HEV003, LBB007, LCA010, LHY001, LPL005, OFI001, OMA001, OWA010, SBB002, SDD023, SEL016, SFO004, SST033]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NO040, EJP016, EOW016, EWO008, LBI003, LMA026, LPR019, ODE009, ODE016, PIC016, POM013, SEL010, SGD012, SMA005, SNV008, SPI026, SSS003, STE026]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4, ACEM006, ACGM009, ACSP022, ECF001, ERO012, ERO016, EWW035, LBU005, LRE004, PAN020, PFF024, SAA001, SBB006, SCC005, SEV003, SIW010, SNV016]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Y002, ERO001, EWO008, LBB020, LBU030, LCA014, LCA021, LEV006, OFI012, PHE028, SAA001, SFN026, SFO023, SFR004, SGD001, SIW001, SMW015, STR017]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1, EAM002, EJP025, LAL012, LAM008, LCA006, LRE029, OMA034, PFF015, PHE007, PMO022, SAA013, SBB017, SCO018, SNV037, SNV043, SOD014, SOD033]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EE010, EPP016, ESS002, EWW018, FSC001, LCC019, LPR005, OCE016, ODE018, OMA029, OSH002, PHU002, SEL016, SMA017, SMO011, SNV006, SNV039, SPI026]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Y002, ERO001, LBB020, LBU030, LCA014, LCA021, LEV006, LPL024, OFI012, PHE028, SAA001, SFN026, SFO023, SFR004, SGD001, SGM018, SMW015, STR017]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6, ACPP025, ERO005, EWO008, LCA003, OCP010, SDD006, SEL004, SEL010, SEN021, SGD012, SGD016, SIW006, SMA005, SMO011, SOD014, STE002, STE026]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9, ACSP006, ECF014, EJP016, EWO008, LBI001, LMA006, OCP010, ODE015, ORE020, PHE028, PIC009, PMO011, SBB003, SMO011, SMW011, SPL009, STE026]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9, ACCU022, ACNO035, ACSP006, EJP016, EOW002, ERO035, LBI001, OCP010, ODE015, OWA013, PHE009, PHE028, PIC009, PMO011, SMT008, STE026, STR006]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8, ACAL014, ACGM009, ACSP022, ACTO001, ECF001, ECF014, EJP014, ERO012, EWW035, LAL005, LAL007, LDG023, LRE004, PFF024, SCC005, SEV003, SIW010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D013, ACNO029, ACPP022, EJP025, EOW014, FSE003, LAL012, LAM008, LAM020, PMO021, PMO022, SAA013, SBB017, SNV036, SNV037, SOD014, SOD033, SRR005]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27, ACPP026, EAG008, ERO035, EWO008, LMC003, LTT026, OCP010, ODE009, PIC009, SDD021, SEL010, SGD012, SIW007, SLP001, SMO011, SNB010, SST039]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8, ACAL014, ACGM009, ACSP022, ACTO001, ECF001, EJP014, ERO012, EWW035, OMA025, PHE031, SBB006, SCC005, SDD030, SEL005, SEV003, SIW010, SRR017]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HA001, ACOO017, ECF016, EMM024, EWO004, EWO014, FPA007, LCA010, LPR005, LUN007, OSH022, OWA010, SBB002, SDD023, SGM015, SGM033, SMA020, SOD027]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8, ACNO006, ECF023, EHH008, HEV003, LBU007, LHY001, LPR008, LRE014, LRE026, OEV007, OFI001, OMA010, ORE001, OWA005, OWA010, SBB002, SST033]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6, ACGM017, ACNO035, ACSP006, EJP016, LAL012, LBI001, LBI011, LBU018, MYLO001, OSH001, OWA013, PHE009, PIC009, PMO011, SBB003, SST024, STE026]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03, ACFE027, ACNO025, ACPP020, ACPP026, ACWS023, EWO008, LBU033, LRE008, LVE014, ODE009, SGD012, SHN004, SIW007, SMO011, SST039, STE005, STR009]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8, EES016, EMM029, ESS011, EWW005, LRE010, OCP008, OFF004, PCA005, PCA010, POM008, SBB002, SDD008, SDD014, SIW018, SOD014, SSC007, SSS013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01, ACFE027, ACPP026, EAG008, EES005, ERO035, EWO008, LBI002, LPR012, OCP010, ODE009, SGD012, SIW007, SLP001, SMO011, SMW003, SNB010, SST039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9, ACEV003, ACFE027, EWO008, LBU033, LDG022, LEV001, LVE014, OBI023, OMA002, SCC007, SEL010, SGD012, SIW007, SNV008, STE005, STR009, SWA001]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1, ACPP022, ACTO001, EEG006, EJF001, FSE003, LAM008, LAM020, ORR021, OSH003, PIC016, PMO022, SBB017, SBB018, SNV037, SOD014, SOD033, SRR005]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OO012, ACPP026, EJP014, EPP010, ERO012, ERO035, EWO008, LTT026, PFF006, POM017, SDD021, SEL010, SIW003, SMA014, SNB001, SSS015, SST039, SZO007]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9, ACEV003, ACFE027, EWO008, LBU033, LDG022, LEV001, LTT004, LTT022, LVE014, OBI023, OMA002, SEL010, SIW007, SNV008, STE005, STR009, SWA001]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4, ACAZ008, ACTO001, ECF001, ERO012, ERO016, LAM002, LBU003, LPR020, OMA025, PHE031, SCC005, SDD030, SEV003, SIW010, SMA033, SPL010, SRR017]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4, ACGM009, ACIM002, EES019, EJP014, EWW003, LAM026, LBU003, LBU004, LEV006, LTT012, LUN039, ORR008, OSH003, PFF024, PHE027, SIW010, SWA007]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HA004, ACNO041, ACPP008, ACPP022, EAM002, EWW014, EWW040, LBU033, LRE009, LTT022, OCP022, PMO022, PMO023, POM018, SNV043, SOD014, SOD033, SUM003]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23, ACOO016, ACPP008, EAM002, EWW014, LTT003, LTT022, OFI009, PMO022, SEN003, SFO002, SIW002, SIW017, SNV037, SNV042, SOD014, SOD033, SUM003]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5, ACAL036, ACCU012, ACGD003, ACNO035, ACPY002, ACWS012, ERO035, EWO003, LAL012, LBI011, LPL019, MYLO001, OCP010, PHE009, PMO011, SCC006, SMA006]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23, EEE010, EJP027, ESS011, EWW005, HEV001, LPR020, ODE008, OWA005, PCA034, SEL008, SFN023, SFR006, SIW018, SMW007, SNV029, SPI008, STE026]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OO016, EWW014, LBU033, LTT022, OMA020, PMO022, SAA002, SCO004, SEL023, SEN003, SFO002, SMW008, SNV037, SOD014, SOD033, SST033, SUM003, SWA028]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4, ACAL023, ACSP004, ACSP009, ACTO001, EHC003, EJP014, LAM026, LMA009, OBI007, OMA025, PCA032, PFF020, PHE031, SAS019, SMO028, SRR017, SST015]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19, ACNO022, EEE010, ESS011, EWW005, LBU006, LDG018, LMC002, OWA005, PCA034, SAA004, SBB005, SBB015, SEL008, SMA017, SNV001, SNV029, SRR007]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17, ACGM035, ACTO001, EDO017, ERO012, LAM002, LBI014, LRE029, OFI008, OFI030, OMA014, OWA023, PHE031, SCC005, SDD030, SEV003, SIW010, SRR017]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1, ACNO029, EMM013, EWW005, FSE003, LRE021, LUN031, OCE008, ORR004, OSH012, PAN014, PAN024, PMO022, SBB017, SEL020, SMW012, SOD033, SRR005]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17, ACGM035, ACPP034, EDO017, ERO012, LAM002, LBI002, LBI014, LMA048, LRE029, OFI008, OMA014, OMA025, OWA023, PHE031, SCC005, SEV003, SRR017]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8, ACNO040, ACSP001, ERO026, LBI036, LCA024, LPL012, LRE027, OFF004, PCA005, PCA010, SBB002, SDD008, SGM027, SIW012, SMT008, SOD014, SPI029]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3, ACEV017, ACGM035, ACPP034, EDO017, LAM002, LBI002, LBI014, OBI005, OFI008, OMA025, OWA023, PHE031, SCC005, SEV003, SIW010, SMO004, SRR017]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17, ACGM035, ACPH014, ACTO001, EDO017, ERO012, ESS010, LAM002, LMA045, LRE029, OFI030, OMA014, PHE031, SCC005, SDD030, SEV003, SPI021, SRR017]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45, ACNO022, EEE010, ESS011, EWW005, LBU006, LBU039, LUN013, OWA005, PCA008, SAA004, SBB005, SBB006, SBB015, SGD009, SMA017, SNV029, SRR007]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8, ACFE004, ACNO040, EMM029, LBI036, LPL012, LRE027, LVE033, OCP013, OFF004, PCA010, SAS018, SBB002, SMT008, SOD014, SPI029, SPL010, STE026]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14, ACGD013, ACGM023, EAM002, EEE008, EJF018, EMM022, LBI024, LBI030, LEV005, LTT022, OBI007, OMA016, OWA010, PAN016, SDD023, SEN003, SMO009]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8, ACEV004, ACWS018, EDO003, LCA024, LHY001, LPL012, LRE027, OFF004, PCA005, PHE012, SBB002, SDD008, SGM027, SIW012, SMT008, SOD014, SPI029]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5, ACGM057, EEE021, ERO026, LAM004, OBI010, OFI012, OFI018, OMA034, ORR020, OWA013, PIC009, PIC012, PMO011, SNB025, SST024, SST032, SWA007]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NO022, ACWS012, EOW025, ESS011, EWO006, EWW005, LAM023, LBB004, LBB024, LMC002, SAA004, SAA008, SBB005, SBB015, SEL008, SNV001, SNV029, SWA009]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5, ACGD003, EEG006, EWO020, EWW005, LBI012, LRE019, LUN039, ORR021, OSH009, SBB017, SCO018, SFO019, SFR002, SMO018, SNV017, SPP001, SWA026]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5, ACSP001, ACTO001, EWO020, EWW005, FSE003, LBI012, LUN039, ORR021, OSH009, PFF021, SAA003, SCO018, SFO015, SGM026, SMO018, SMO026, SNV007]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6, ACEM018, ACIM010, ACSP023, EAG009, LBI034, LMC003, LPR001, OBI007, OCP009, OFF007, OWA013, PIC009, PMO011, SCO027, SGM030, SNB025, SRR007]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6, ACCU006, ACSP006, EEG009, EJF001, ERO042, LBB002, OCP022, OFI012, OMW015, PHU002, PMO011, POM007, SCC003, SGM026, SME001, SNB020, SNV024]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19, ACNO019, ACNO022, ACSP023, ESS011, EWW005, LBB004, LBB024, LBU006, SAA004, SBB005, SCO011, SFO011, SNV001, SRR007, SST024, STR018, SWA004]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2, ACAZ003, ACSP019, ECF009, EJF002, LAL010, LPR020, OSH013, OWA012, PCA034, SBB014, SNV029, SPI012, SPI021, SPP005, SSS003, STE005, STE011]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19, ACNO015, ACNO019, ACNO022, EWW005, LAM009, LBB004, LBB024, LBU006, OFF017, SAA004, SCO011, SFO011, SNV001, SRR007, SST024, STR018, SWA004]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8, ACGM054, EEE020, LBI036, LCA024, LPL012, LVE006, ODE016, OFF004, ORR003, PAN030, PCA005, SGM027, SMA003, SOD009, SOD014, SPI005, SPL003]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SP001, EEG021, ESS011, EWW040, LBB004, LBB021, OEV007, OMW010, PHE011, PHE029, POM011, SAA004, SEL008, SFO011, SFO015, SGD008, SNV029, STE011]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SP012, ACWS008, EEE021, LAM005, LPL015, LUN005, OBI010, OBI026, OFF010, OMW015, PAN024, PAN031, SGM006, SGM026, SIW016, SNV024, SST038, STR024]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SP001, EEG021, ESS011, LBB004, LBB021, LMA048, LMC021, OEV007, OMA020, OMW010, PHE029, SAA004, SBB002, SDD009, SEL008, SFO011, SFO015, SGD008]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6, ACCU017, ACPP031, EEE021, EMM036, EOW013, EOW016, ERO007, LCA012, OBI005, OBI020, ODE018, OFI039, OMW015, SGM006, SNV016, SNV024, SST038]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8, ACGM054, ACMY002, LCA024, LMC005, LPL012, LVE006, ODE016, ORR003, OWA024, PCA005, SGM027, SMA003, SOD009, SOD014, SPI005, SPL003, SST028]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54, ACPP018, ACSP001, EJF019, LAL005, LCC009, LPL012, OFF004, ORR003, PHE011, SGM027, SMA003, SMA025, SMT008, SOD032, SPI029, SPL003, SWA006]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2, ACAL036, ACCU006, ACCU030, ACHA006, ACPH014, EAG001, ECF025, EJF001, ESS011, HEV004, LCC015, OBI010, OBI015, ODE008, OWA005, SFO020, SNB020]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4, ACCU002, ACGD008, ACGM017, ACGM040, EES021, EWO014, HEV007, LAM004, LBI005, LBI014, PHE031, SCO017, SEN006, SEV003, SFO023, SPI010, STE023]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8, ECF012, EEG009, EJF001, EWO001, FSP003, LTT015, MYLO002, OFI012, PHE031, PIC016, SBB013, SFN019, SNV024, SSS028, SST038, STE020, SWA017]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8, ACGM054, ACMY002, ERO011, LCA024, LPL012, LVE006, ODE016, OFF007, ORR003, PCA005, SFN010, SMA003, SNB025, SOD014, SPI005, SPL003, SST028]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8, ACCU031, ACGM054, LBI003, LCA024, LEV002, LTT019, LVE006, MYSE003, ODE016, OFF004, PCA005, SAA017, SAS025, SCO003, SMA003, SOD014, STR009]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6, ACGM028, ACPP031, EHC005, EMM036, EOW016, ERO007, FSE001, LBI013, LCA015, OMW015, SAA019, SCO014, SMO006, SNB016, SNV016, SNV024, SST038]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4, EEG021, EES005, ESS010, ESS011, FSE001, LBB004, LBB021, OFI008, PHE029, PLB005, POM011, SBB002, SCO025, SDD009, SFO011, SNV025, SSS007]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4, ACAM002, ACGM004, ECF012, EES020, EJF002, LAL002, LTT021, OSH013, PFF004, POM009, SBB014, SCO013, SFO015, SFR009, SST014, STR009, SWA014]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MO004, ACNO037, EEE008, EJF001, EJP018, LCA024, LCC010, LMC005, LPL012, ODE016, OFI008, OMA025, ORR003, SEL008, SMA003, SOD014, SPI005, SPL003]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SP019, EAG013, LBI036, LCA024, LPL012, ODE023, ORR019, PAN020, PAN030, PCA005, SDD016, SGD012, SIW016, SMA003, SMT008, SNV014, SOD014, SST015]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6, ACEM032, ACHA013, ACPP020, ACPP031, EEE021, EMM036, EOW002, LAL009, LCA015, LCA028, MYLO002, OBI020, OMW015, SNV024, SPI029, SRR011, SST038]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SP008, EDO014, EES013, EMM029, FSC005, LMA014, MYSC001, OBI020, ODE028, OFF011, OFI031, PCA010, PMO009, SAA009, SMA014, SMW014, SPI005, SSS030]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SP004, EBT006, EEE021, EHH001, EJF001, EMM006, EPP014, ERO018, ERO032, LBI013, LPR020, LTT004, LVE012, PAN031, SFN015, SME003, SNV020, SOD011]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NO015, ACPP002, EDO008, EES020, ELT008, ERO014, ERO033, LAL003, LCA015, LRE010, LTT021, OSH013, PFF004, POM009, SBB014, SGD009, SPI003, SPP005]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30, EAG024, EEE019, ERO014, LBI007, LPL031, LPR012, LTT007, OCE018, OFI034, PAN017, PHE004, SAS015, SMA008, SMA014, SMW014, SST014, STR018]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P031, EHH001, EOW002, EOW016, FHI002, LBI047, LCA015, MYSE005, OBI020, ODE018, OFI039, SCO026, SMA017, SNB006, SNV016, SPL010, SRR011, SST038]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6, ACPP020, ACPP031, EOW002, EOW016, LCA015, MYSE004, OBI020, ORF002, PCA020, PFF001, SCO013, SFO013, SNB023, SNV016, SNV024, SPL010, SRR011]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30, ACGM028, EAG024, EJP018, EJP025, ERO014, LDG021, LTT007, LUN027, MYSC001, ODE032, OFI034, SAS015, SCC002, SMA014, SMT005, SPP003, STR018]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BT006, EEE021, EHH001, EJF001, EMM006, EPP014, ERO018, ERO032, LBI013, LPR014, LPR020, LTT004, OCP009, OMA002, OWA024, SFN015, SME003, SNV020]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EE019, EJP018, LDG021, LTT007, MYSC001, OEV001, OFI016, OFI034, OMA009, SAS015, SEL008, SIW016, SMT005, SMW014, SPI017, SPP003, SST014, STR018]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04, EAG024, EEE019, EJP011, EJP018, EMM023, LAL005, LBB003, LBB007, LBI014, LBI030, LPR012, MYSC001, OFF009, OWA018, SAS018, SGM021, SST014]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2, ACGM004, EAG024, EJP011, EJP018, EMM023, LAL005, LBB007, LBI014, LBI030, LDG003, LPR012, MYSC001, OFF009, OWA018, PAN017, SGM021, SST014]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4, ACSP024, ECF012, EDO008, EJF002, EJF020, EJP025, LAL003, OMA002, PAN008, PFF002, PFF004, PMO021, SGD009, SNV018, SPI003, SPP005, SST013]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34, ACFF001, ACGM035, ACPP035, EAG024, EEE019, LBI007, LPR012, LTT007, LTT015, ODE005, OFI034, PAN017, PHE004, SCC007, SMA008, SMA014, SMA021]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4, ACWS008, EAG008, EES021, ESS010, LBB001, LMA001, LMA031, OEV001, OMW010, OSH011, SCO026, SDD009, SFO007, SFO015, SSS007, SSS028, SWA028]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OO014, EDO017, EES005, LMA021, LMC033, LPR012, LTT023, OWA018, PAN006, PCA013, SBB002, SCC003, SFN020, SGM012, SMT005, SNV006, SOD016, STR005]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P020, ACPP035, EAG024, EEE019, ESS008, EWW039, LAM021, LBI007, LTT007, OCE018, SFO013, SMW014, SNV001, SRR007, SSS008, SST014, SST029, STR018]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P020, ACPP035, EAG024, EEE019, ESS008, EWW039, LAM021, LBI007, LTT007, OCE018, SFO013, SNV001, SRR007, SSS008, SST014, SST029, STR018, SZO005]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4, ACCU034, ACGM004, EJP011, EJP018, ESY002, EWW005, LBI014, LDG001, LDG003, LMC012, OFI022, SGM021, SME019, SMT005, SNB020, SST014, STE008]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OO014, EAG024, EDO006, EJF013, EWO003, FSP003, LAL003, LPR022, OMA010, OWA004, PMO009, SBB002, SCO025, SGM012, SMO016, SOD028, SPP003, SRR019]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03, ACFF001, EAF003, EEE002, EES020, EJP014, EMM017, ERO033, EWW014, LBB031, LEV006, LPL019, OWA001, PAN009, POM009, SFN023, SGD009, SSS007]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43, ECF012, EEG015, ERO004, FSE001, FSP007, LAL003, LAM011, LBI003, LMA011, LMC030, LRE010, MYLO001, PFF024, POM009, SMA006, SMW014, SOD005]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2, ACFE003, ACFF001, ACGM010, EAF003, EES020, EJF002, EJP014, ESY002, EWW014, LEV006, OCP002, OWA001, PAN013, SDD023, SFN023, SGM018, SRR010]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7, EAG024, EJP011, EMM023, EMM036, LAL005, LBI030, LDG023, LMA044, OMW010, PAN017, SGM021, SMO006, SNV030, SPI012, SPP004, SST014, SZO007]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25, ACMO003, ACWS001, EHH009, EMM017, EMM036, ERO011, LAM014, LRE001, LUN013, SCC005, SCO009, SMA014, SMT005, SNV016, SST007, SST014, SZO007]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P031, ECF009, EOW016, EWW036, LCA009, LMA002, LMC010, LPR007, ORE023, ORF002, ORR006, PCA038, PHE012, SBB021, SNB023, SPI004, SRR011, SWA014]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D003, ECF023, EEE002, EES020, EJF002, EMM017, ERO033, LCC004, LEV006, LPL019, OCE020, OFI005, OWA001, OWA021, SDD023, SFN023, SNV033, SRR010]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3, ACFE023, ECF012, EES020, EJF003, FSE001, LBI014, LPR004, LUN012, OMW009, OSH008, OWA006, PFF024, SAA004, SAS003, SBB014, SOD005, SPP005]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D003, EEE002, EES020, EJF002, EMM017, ERO033, LCC004, LEV006, LMA035, LPL019, OCE020, OCP002, OMA023, OWA001, SFN023, SMO023, SNV033, SRR010]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43, EJF001, ERO004, FSE001, FSP007, LAL003, LAM011, LBI003, LCC008, LMC030, LRE010, MYLO001, OFI033, PAN022, POM009, SNB010, SOD005, SSS015]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57, ACPP031, LBB001, LCR002, LDG018, OFI012, OMA032, ORE023, ORF002, ORR004, ORR006, PAN006, SBB021, SNV016, SNV024, SNV043, SPL009, STE001]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P031, LBB001, LCA009, LCC010, LDG018, LMC010, LMC012, LMC023, OFI012, ORE023, ORF002, ORR004, PCA038, SEL013, SMO015, SNB023, SNV016, SWA014]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2, ACFE003, ACFF001, ACWS013, EWW014, HEV007, LAM023, LBB025, LEV006, LMA035, LPL035, ODE010, ORR004, OWA021, SDD023, SFN023, SIW012, STE011]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43, ACTO001, EEG015, ERO004, ESY009, FSE001, FSP007, LAM011, LBI003, LCC008, LDG005, LMC030, OFI033, PAN022, POM021, SNB010, SRR017, SSS015]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6, ACPP031, LAM021, LBB001, LCR002, LDG018, OFI012, OMA032, ORE023, ORR004, ORR006, PAN006, SDD005, SLP001, SNV016, SNV024, SNV043, SPL009]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28, ACGM054, ACMO004, EEE019, EMM017, EMM036, EWO001, EWO004, LBI047, ORE016, OSH001, OSH008, PHE018, PIC005, SGM025, SMO018, SPI017, SST014]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1, ACCU019, ACSP023, ELT008, ERO027, HEV004, LRE029, LTT019, LVE004, OBI020, OFF019, OFI039, OMW015, SMA002, SMO019, SNB020, SPL010, SZO007]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F001, ECF023, EHH018, EMM017, EOW010, EWW014, LAL009, LAM021, LCC004, LRE026, MYLO001, OSH002, PAN022, SDD023, SNV003, SNV010, SNV043, SRR010]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4, EES009, EHH010, EWO001, EWW018, LDG018, LMC010, MYHI003, ODE003, OFI030, OMA003, ORE023, ORR006, OSH012, PCA038, SAA018, SNV024, SWA014]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1, ACCU019, ACEM006, ACSP023, ELT008, ERO027, HEV004, LRE029, LTT019, OBI020, OFI039, OMW015, PAN006, PIC003, SMA002, SMO019, SNB020, SPL010]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20, ACFE032, ACGD013, ACHA004, EAF003, EAG007, EMM013, ERO037, OEV001, OFF016, OFF019, OFI039, PHE011, SGD008, SMA002, SMO018, SPL010, SST003]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P031, EMM019, ESS007, LAM021, LBB001, LCR002, LCR008, ORR004, ORR006, PAN006, SBB009, SDD005, SLP001, SMA001, SNV016, SNV024, SNV043, SPL009]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NO029, EEG006, ELT008, LVE004, OFF019, OFI013, OMW015, OSH009, PFF017, PHE027, PMO014, POM013, SAS018, SGD011, SIW018, SNV012, SOD020, SPL010]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20, ACFE032, ACGD013, ACHA013, EAF003, EPP029, ERO037, LAL020, LBI022, OEV001, OFF001, OFF019, OFI039, OMW015, SGD008, SNB006, SPL010, SST003]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13, ECF009, EOW016, LMC010, LPL024, LTT019, LUN021, ODE028, OFI013, ORE011, ORR006, PCA032, PCA038, PFF024, SNV010, SOD029, SRR011, SWA014]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43, ACSP008, ACTO001, EEG015, EWW020, FSP007, LBI003, LCA015, LMC030, LRE010, LVE017, OFI021, OFI033, PAN022, PHE003, POM021, SEN012, SWA026]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2, ACFF001, ACOO014, ACSP005, EDO017, ESS002, EWW014, LAM015, LTT020, OFI005, OFI011, OWA012, PAN022, POM011, SDD018, SNV003, SRR010, SRR011]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20, ACGD013, ACNO022, EAF003, EJP025, EPP029, LBU008, ODE013, OFF007, OFF016, OFF019, OFI039, OMW015, PHE003, PHE011, SGD008, SOD009, SPL010]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5, ACGM043, ACMO004, EEG015, EHC005, FSE001, FSP007, LCC008, LDG005, LMA026, LRE010, LVE017, OBI011, PAN022, SFO001, SGD012, SIW011, SWA026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32, ACGD013, ACSP019, EAF003, EEE015, EJP025, EPP029, LBU008, LMA039, OFF007, OFF016, OMW015, PHE011, SGD008, SMA008, SPI012, SPL010, SST003]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50, EEG004, EES010, EHH007, HEV008, LBI034, LCA009, LPR007, LUN013, OMW018, PFF015, SBB013, SDD007, SFN002, SOD032, SRR011, SSS024, SWA014]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6, ACNO005, ACPH010, ACPP031, EJF005, LCA014, LCR002, OFI012, ORE023, ORR006, PAN006, PAN024, PFF001, SFR005, SNV016, SPL009, SRR006, SST004]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SP019, EAF003, EEE015, EEE020, EJP025, EPP029, LBU008, ODE018, OFF007, OFF019, OFI039, OSH007, PFF017, SAS003, SCO003, SGD008, SPL010, SST003]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5, ACCU012, ACCU022, ACGM013, ECF009, EDO004, EJF019, EJP002, LCC009, LMC010, LPL005, LPL012, LPL024, PCA032, PCA038, SFO002, SNV029, SST017]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SP019, EAF003, EEE020, EJP025, EPP029, LBU008, LMA053, ODE018, OEV001, OFF007, OFF019, OSH007, PFF017, SAS003, SCO003, SGD008, SPL010, SST003]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SP019, EAF003, EEE020, EJP025, EPP029, LBU008, LMA053, ODE018, OEV001, OFF007, OFF019, OSH007, PFF017, SAS003, SCO003, SGD008, SPL010, SRR010]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SP019, EAF003, EEE020, EJP025, EPP029, LBU008, LMA053, LTT004, ODE018, OEV001, OFF007, OFF019, PFF017, SAS003, SCO003, SGD008, SPL010, SRR010]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20, ACFE015, ACGD013, ACHA013, ACSP006, ECF017, LAM011, LBI003, LCA021, OFF007, OFF019, PHE011, SEL011, SEN014, SGD008, SMA002, SST003, SZO009]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20, ACFE032, ACGD013, ACHA013, EPP029, LAL024, LBI003, OFF007, OFF016, OSH020, OSH021, OSH023, SEL011, SFO022, SGD008, SPI003, SST003, SZO009]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43, ACMO004, ACOO016, ECF016, EOW020, EWO004, FSE001, LBB010, LDG005, LDG023, LMA011, LRE010, OBI011, PAN022, SGD008, SGD012, SIW011, SPI004]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5, ACMO004, EWW003, FSE001, FSP007, LCC008, LDG005, LDG023, LMA026, LUN031, LVE017, OBI011, ODE018, OSH021, PAN022, SIW011, SNV021, SPI020]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5, ACAL034, ACEV004, EJF020, EJP001, EOW016, ESY002, EWW008, LBI009, LCA003, OFI013, ORR006, PCA008, SBB011, SME007, SOD029, SRR011, STR019]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6, ACFE032, ACGD013, ACHA013, ERO017, ERO032, LPR022, OFF019, OMA014, OWA003, PMO011, SBB007, SEL011, SFO001, SFO022, SGD008, SPI003, SST003]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3, ACAM004, ACEV020, ACNO022, ACSP006, EES010, HEV002, LAL002, LBU008, LMC025, OCE016, OFF007, OFI039, OMW015, POM018, SST040, STR006, SWA013]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20, ACNO022, EES010, EHH007, EWW010, LAL002, LAL027, LAM027, LBU005, LBU008, OFI018, OFI039, OMW015, PHE011, SCO002, SFR004, SGD008, SST040]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MY002, EES003, EHH009, EJP010, LAM014, LBB024, LDG004, LDG018, LVE026, OBI010, OCE008, OEV002, OMA024, ORE023, PAN006, PFF002, PHE022, SEN009]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SP019, EEE020, EJP015, EOW002, ODE018, OFF007, OSH007, PFF017, SBB011, SCO003, SCO014, SFO023, SGM025, SGM033, SMA015, SME003, SNV036, SPL010]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27, EEE020, EJP025, EMM019, EPP017, LBU010, LTT015, ODE018, OFI039, SAS003, SCO003, SFO023, SGD008, SGM033, SME003, SSS010, STR029, SWA028]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20, ACFE032, OFF007, OFF019, OWA003, OWA006, PAN020, PAN031, SEL011, SFN023, SFO022, SFR009, SGD008, SMA002, SNB005, SNV024, SST003, SZO009]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06, ACIM002, ACNO022, ACSP001, ECF023, EJP025, EMM024, ERO035, FSC004, LEV006, LTT009, OCE016, OFF016, OFF019, OSH003, SFO008, SST003, SST040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27, ACGD003, EAG018, EEE020, EMM019, EPP017, LBU010, LMC034, LTT015, ODE018, SAS003, SCO003, SFO023, SGD008, SGM033, SME003, SSS010, STR029]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06, ACIM002, ACNO022, ACPP006, EJP025, EMM024, ERO035, LBB020, LMC023, LRE017, LUN010, OCE016, OFF016, OFI008, OSH003, PAN024, SAA013, SGM012]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4, ACFE019, EJF005, LAL002, LBU008, LEV006, OEV001, OFF007, OFF019, OMW015, OSH022, PMO028, SMW007, SPI017, SSS003, SSS028, SST010, SST040]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3, ECF020, FSE001, LRE007, OCP006, OFI012, ORE023, OSH011, PAN006, SCO002, SCO018, SDD021, SFO026, SFR005, SNV016, SPI005, STR011, STR015]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6, ACFE019, ACFE032, EJF005, EJP003, LAL002, LBU008, OEV001, OFF007, OFF019, OMW015, PMO028, SDD009, SEL013, SFN011, SPL003, SSS028, SST010]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3, ACAZ008, ACMY002, ACPH010, EES003, EHH007, EHH009, EJP010, LBB024, LCA004, LEV004, LUN012, OBI010, OEV002, PAN006, SDD006, SRR019, SWA001]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06, ACIM002, ACIM014, ACPP026, ACPP027, ERO035, FSC004, LAM015, LBB020, LMA060, LMC023, OSH003, PAN024, SAA013, SFN010, SNB018, SNB023, SST003]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8, ACEV003, ACPH010, EAG009, EES003, EHH007, EJP010, LBB024, LMA036, LUN012, OBI010, OCP014, OEV002, PHE022, SDD006, SMA021, SNB023, SRR019]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8, ACMY002, ACPH010, EES003, EJP010, EPP028, ERO003, ERO011, LBB024, LMA036, LUN012, OBI010, OEV002, ORE015, PHE022, SDD006, SMT002, SRR019]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D003, ACOO006, FSP007, LMC025, OBI004, OBI020, OFF019, OWA006, PAN031, PFF005, SEL011, SGD008, SMO015, SMW010, SNB005, SNV024, SNV027, SZO009]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IM002, ACPP026, ACSP012, EBT005, EJF005, EJP025, ERO035, LBB020, LMC023, LRE017, MYHI001, OCE012, OFF016, PMO015, SAA013, SEL004, SFO011, SST003]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NO022, ACSP007, EOW025, ERO035, LBI012, LEV006, LMC022, LPL035, LVE023, ODE001, OSH003, PAN024, POM021, SAA013, SCO009, SIW003, SME017, SMW007]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01, ACFE010, ACPP022, EEG015, EOW006, LAL032, LDG017, MYLO002, OCE023, OFI012, OMA020, OMA022, PAN006, PIC011, SAA012, SDD021, SFR005, SNV014]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1, ACAL034, ACEV007, ACPP016, CEV001, EPP026, EWW008, LAM005, LBI009, LBU007, LMA011, LVE007, OSH022, PHE024, SNV039, STE009, STR019, SWA012]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01, ACFE010, EES019, EJP005, EOW006, LAL032, LDG017, MYLO002, OCE023, OFI012, ORE003, PAN006, PIC011, SAA012, SDD021, SFR005, SMO002, SRR002]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9, ACGM028, EES020, FSP007, LMC025, LPR001, OBI004, OBI020, OCE024, OFF019, OWA006, PAN031, PHE015, SGD008, SMW010, SNB005, SNV024, SZO009]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8, ACMY002, ACOO017, ACPH010, ACPP018, EEG004, EES003, EWO008, LAM014, LBB024, LDG017, LDG024, LUN012, OEV002, PAN012, SBB009, SNB023, SRR019]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5, ACFE005, ACGM019, EJF020, EJP001, EPP019, LBU033, LCA004, LPR027, ORE013, ORR006, PAN010, PHE006, PIC004, SFN019, SNB023, SOD029, STE005]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07, ACMO004, EJP017, EMM036, EOW009, EOW016, EPP029, EWW008, LBI025, LEV006, OMW018, ORR006, OSH022, PFF024, SDD008, SME007, SNB020, STR019]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01, ACFE010, EEG010, EES019, EJP005, LAL032, LBU006, LDG017, OCE023, OFI011, ORE003, OSH007, PAN006, PIC011, SAA012, SFR005, SMO002, SRR002]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8, ACCU023, ACEV001, FSE001, LDG022, LMA038, LTT022, ODE013, OFI012, OMA002, OMW017, OWA004, PAN006, PMO015, SCO007, SCO018, SFO022, SPI004]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1, ACAL034, ACEV007, ACMY002, CEV001, ELT008, EPP020, EPP026, LBU007, LMA011, OFI039, ORF002, SAS015, SOD029, SST037, STE009, STR001, STR019]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3, ACEV001, ACHA004, EHC003, ELT011, LPL013, OFI012, OFI016, ORE023, PAN004, SDD021, SEL023, SEN006, SFO019, SFO022, SNV033, SPI004, STE012]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4, ACPP016, CEV001, EMM017, EPP020, EPP026, LAM005, LBU007, LMA031, LRE017, ORF002, OWA008, PHE004, SCO006, SMW018, SNV017, SWA012, SWA021]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01, ACFE010, ACGM039, EEG010, EES019, EJP005, LAL032, LBU006, LMA053, OBI005, ORE003, OSH007, PAN006, SAA012, SBB014, SMA005, SMO002, SRR002]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3, ACEV001, ACFE014, EHC003, ELT011, LBI014, LBU029, LPL013, OFI012, OFI016, ORE023, SDD021, SEL023, SEN006, SFO019, SFO022, SNV033, SPI004]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4, CEV001, EMM017, EPP020, EPP026, LAM005, LBB021, LBU007, LMA031, LRE017, OMW009, ORF002, PHE004, PIC006, SCO006, SMW018, SNV017, SWA021]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06, ACSP029, ECF017, EEE020, EMM029, ESS011, EWW019, FSC004, LMC023, LVE022, PFF025, SFO006, SNB018, SPI028, SRR007, SST003, SWA013, SWA028]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3, ACEV001, EHC003, ELT011, ERO005, LBI014, LBU029, LPL013, OFI012, ORE023, PAN013, SDD021, SEL023, SEN006, SFO019, SFO022, SNV033, SPI004]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01, ACPP036, ACTA005, EHC003, FSE001, LBI034, LCA007, LPL013, PAN004, SCC002, SCO007, SEL023, SEN006, SFO022, SNV014, SPI004, SST011, STE012]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06, ACFE021, ACNO022, ECF017, EEE020, EMM029, EWW019, FSC004, LCA004, LRE007, LVE022, SFO006, SMA003, SMW005, SPI028, SST003, SWA003, SWA028]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8, ACNO032, ERO007, FHI006, LAL008, LAM014, LBU018, LDG004, LPL005, LPR004, LTT004, LUN031, LVE007, ORE005, SCO006, SIW016, SNV031, STE012]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01, ACEV007, ACPP036, ACTA005, EHC003, LCA007, LDG023, OFI016, PMO004, SCO026, SEL023, SEN006, SFO022, SNV014, SPI004, SSS024, SST011, STE012]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06, ACNO022, ECF017, EMM029, EPP026, FSC004, LAM009, LCA006, LMC013, LMC023, LRE007, LVE022, PFF025, SFO006, SMA003, SPI028, SST003, SWA003]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NO022, ACPP032, ECF017, ELT011, EMM029, EWW019, LMA038, LMC023, LRE007, OCE012, PIC014, SFO006, SMA003, SMW005, SPI028, SST003, SWA003, SWA028]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1, ACGM035, ACPP034, EEE002, EJP015, ERO014, LCA012, LMA031, LMC021, OCP016, OFF010, OFI039, ORF002, PHE004, SNV017, SOD021, STR019, SWA012]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NO022, ACPP032, ECF017, ELT011, EMM029, LMA038, LMC023, LRE007, OCE012, PIC014, SFO004, SFO006, SMA033, SMW005, SPI028, SST003, SWA003, SWA028]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IM002, HEV003, LAM020, LMC032, OCP029, ODE009, OMA002, OSH012, OSH022, SFO022, SIW010, SMO011, SNB020, SNV025, SOD006, SPI004, SPI028, SSS003]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01, ACEV007, ACGM043, ACTA005, EHC003, ERO042, LCA007, LDG023, PAN008, SCO026, SEL023, SFO020, SFO022, SNV014, SPI004, SST011, STE012, STR017]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4, EPP020, EPP026, LAL003, LAM005, LBU007, LDG024, OWA002, OWA005, PFF006, PIC002, SAA004, SGD003, SME007, SMO019, SMW018, SPI010, SZO003]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1, ACCU023, ACIM002, ACNO040, ACWS007, EHC003, LBI014, LPL013, OFI016, OMW017, ORE023, SFO019, SFO022, SFR002, SGD008, SGM017, SNV016, SPI004]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HA018, ACNO040, ACOO016, EEG006, ERO018, LBI014, LBU029, LMC033, LPL013, OFI012, OFI016, ORE023, PIC004, PMO011, SEL023, SEV005, SFO019, SPI004]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01, ACFF005, ACGD007, ACGM043, EHC003, EPP017, ERO042, LAL024, LCA007, PFF021, SDD018, SEL023, SEN006, SFO022, SNV014, SPI004, STE012, STE026]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IM002, LAM020, LMC032, OCP029, ODE009, OFF010, OFI013, ORR009, OSH012, OSH022, PCA034, SME010, SMO011, SNB020, SOD006, SPI004, SPI028, SSS003]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1, ACCU019, ACMO004, ACPP018, EES003, FSC005, LBI002, LCC003, LMA044, OCE006, OCE019, PHE003, SAS011, SBB019, SCC001, SLP001, SMW018, SST010]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3, ACGM009, EAG018, EJF013, LBU029, LMA002, LPL013, LVE007, ODE011, OFI012, OMA020, OMW017, ORE003, ORE023, SDD012, SGM017, SHN002, SPI004]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9, ACGD012, ACMO004, EES003, EJP003, ESS011, EWO008, EWW009, LAM002, LBI002, LCA032, LCC003, LDG007, LMC013, OCE006, OCE019, OMA022, SMA021]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D012, ACMU003, ACPP008, EJF003, EOW020, EPP020, LCA007, LDG005, LMA044, LPL031, LTT020, OBI010, OFI027, OWA017, SGM033, SMW018, SOD017, SWA012]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45, ACMU003, ACNO042, ACPP013, CEV001, EJP011, LAL024, LAM005, ODE015, ORF002, PCA006, PFF003, PHE004, POM008, SFO012, SMW010, SMW018, SPI005]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4, EAG009, EPP020, EPP026, ESS019, LAL003, LBU007, LDG024, OWA005, PAN017, PIC002, SAA004, SGD003, SMA014, SMO019, SMW018, STE011, SWA007]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5, ACIM002, ESY008, FHI002, HEV003, LBI037, LDG022, LMC032, OBI004, OCP029, ODE009, OSH003, SIW010, SMA035, SME010, SMO011, SPI004, SPI028]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1, ACGM057, ACIM002, FHI002, HEV003, LAM020, LCC004, LRE022, OCP029, OMA019, OSH012, SFO001, SIW010, SMA035, SME010, SMO011, SNV031, SSS003]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NO040, EWW014, LAM014, LBU018, LDG009, LPL005, LRE001, LRE026, OEV002, OMA025, PAN006, POM007, SCO006, SFO010, SGD011, SIW016, SRR017, SST017]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F005, ACGD007, ACPP026, ACTA008, EHC003, EJF019, EMM029, ERO042, LAL024, LAM023, ORR003, PCA012, SEL023, SFO022, SGM007, STE012, STE026, SWA003]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27, ACGD001, EES007, EWO008, EWW011, FSC005, LEV006, LMA044, LMC009, OCE008, OCE020, OMW018, OWA012, PCA032, POM007, SBB019, SMO003, SOD028]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40, ACWS007, ECF011, LAM011, LBI014, LBU029, LPL013, LRE002, OBI021, OFI008, OFI012, OFI027, OMA014, PFF015, PIC004, PMO019, SSC006, SWA012]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P018, EAG010, EDO014, EES003, ELT008, FSC005, LBI002, LMA044, MYSE001, OCE006, OMW012, OWA021, PFF024, PHE003, SAS020, SCC001, SLP001, SOD001]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5, ACFE019, EJP021, EPP026, EPP028, EWW036, LAM009, LAM027, LMA011, LMA044, LMC021, MYSP001, OEV001, SAS020, SCO001, SCO021, SGM015, SMW014]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4, ACHA006, EAG009, EHH016, EPP020, EWO009, LDG024, LEV002, LMC002, OMA024, ORR021, SAA004, SEN013, SFO022, SGD003, SNV002, STE011, SWA007]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45, ACNO025, ACRR006, EAG022, EAM002, ECF003, ERO035, ESS007, LPL015, ODE015, OMW010, ORR007, OSH006, OSH020, PAN021, SEN001, SOD027, SZO006]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2, ACGD015, ACGM029, ACSP008, EJF018, ERO017, ESY008, LAL003, LCC019, LEV006, LMC033, OCP016, PFF004, SEV002, SNV039, SPL010, SSC004, SSS005]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D001, EWO008, EWW011, LBU027, LEV006, LPR019, OBI015, OCE020, ORE015, OSH001, OWA012, PCA032, POM007, SBB007, SMO003, SNV036, SOD028, SST010]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2, ACGD015, ACGM029, ACSP008, EEG008, EJF018, ERO017, ESY008, LAL003, LEV006, LMC033, OCP016, PFF004, SEV002, SNV039, SPL010, SSC004, SSS005]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35, ACIM002, ACMU003, CEV001, EJF004, EJP011, LMA018, ODE015, OFF007, PCA006, PFF003, PIC009, POM018, SFO012, SOD012, SOD031, SSS010, STR020]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5, EJP021, EPP006, EPP026, LAM027, LMA044, LMC002, LMC021, MYSP001, OEV001, OFF009, OFF019, OMW015, SAS020, SFO003, SGM015, SMA014, SMW014]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9, ACPH004, ERO020, FHI002, LAM023, LBI037, LBU023, LMA018, OCP029, OSH022, SMA001, SME010, SMO011, SPI004, SRR005, SRR016, SWA001, SWA026]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40, ACPP035, ACWS007, EOW026, EWO003, LAM011, LBU029, LMA013, LRE002, ODE001, OFI012, OFI027, OMA014, ORE019, PFF015, PIC004, PMO019, SWA012]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22, ACOO011, ACWS007, ECF011, EEE010, EHH002, LAM011, LBI014, LCC007, LRE002, OFI027, OMA014, ORE019, PFF015, PIC004, PMO019, SPI005, SWA012]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2, ACAL039, ACGD001, EJF006, LBU027, LEV006, LPL018, LPR019, OBI015, OCE020, OWA012, POM007, SFN023, SNV003, SNV036, SOD028, SST010, SWA021]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CEV001, EJP003, EJP011, LBU011, LMA008, LPR019, ODE015, OFF007, OWA008, PIC009, POM018, SBB014, SEL014, SFO012, SGM030, SLP001, SMO004, SPI026]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9, ACAM003, EDO014, EJP021, ESS007, ESY009, LAM009, LMA044, LMC021, LVE018, MYSP001, OCP016, SAS020, SGM015, SMA012, SMW014, SNV010, SSS003]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9, ACCU033, ACNO040, EDO014, EJP021, ESS007, LAM009, LAM027, LBI007, LMA044, LMC021, LVE018, MYSP001, OCP016, SAS020, SGM015, SMW014, SNV010]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14, ACFE022, ACGM040, ACWS007, EEE020, EJP004, EOW026, EWO003, LAM011, LBI014, LBU029, OFF011, OFI012, OMW013, ORE019, PMO019, SSC001, STR002]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4, ACEV015, CEV001, LMA008, LPR019, LVE007, ODE015, OFF007, POM018, SAA002, SBB014, SEL014, SFO012, SLP001, SMA015, SMO004, SPI026, STR015]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3, ACAZ008, ACNO042, ACPH011, CEV001, EEE018, LRE026, ODE010, OFF007, OMA013, PIC009, SCC002, SEN010, SME004, SOD013, SOD031, SST001, SZO009]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H004, ACPP016, ACSP004, EEE015, ERO034, FSP003, LAM023, LBI037, LMA018, OCP029, OSH022, PAN030, PIC006, SEL002, SEL005, SME010, SPI004, SRR016]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P035, ACWS007, EOW026, EWO003, EWW035, LAM011, LBB021, LCA011, LRE002, ODE001, OFI012, OMA014, PFF015, SAS018, SDD005, SFO025, SOD017, SWA012]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3, ACNO038, ACNO040, ACSP009, EDO011, EEG005, EPP028, LMA011, LMA047, LMC003, LPR007, OFI001, PAN012, PAN024, PCA007, SCO014, SMW014, SSC002]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MO002, CEV001, EJP003, EJP011, FSP007, LBU011, LDG019, LMA008, ODE015, OMA030, PIC009, POM018, SFO002, SFO012, SGM030, SME007, SMO004, SMO019]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10, ACWS007, EAG007, EJP003, EOW026, LBU029, LCA011, LDG010, LMC029, LRE002, ODE001, OFF017, PFF015, PIC004, SAA017, SME010, SOD013, SWA012]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1, ACOO018, EAG006, EOW002, EWW032, FPA001, LAL024, LAM002, LMC002, LRE031, OBI014, POM018, SDD030, SEN012, SFO012, SLP001, SOD031, SPI026]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04, ACMU008, ACNO015, EEE018, EPP028, ESS013, HEV003, HEV008, LMA047, LRE005, ODE016, OMA025, PCA007, PHE028, SFN013, SGM015, SME011, SMO015]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TA001, CEV001, EBT006, EEG005, EES007, EOW003, EPP028, ERO035, LAL029, LCA024, LEV001, LMA011, LVE032, OCE020, OCE024, OFI001, PCA007, SFO015]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05, ACNO042, EEG021, EJF005, EJP009, EMM001, ERO018, OBI023, PFF003, PHE004, PLB005, POM007, POM018, SCO009, SDD018, SFO012, SGD018, SPI010]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TA001, CEV001, EEG005, EES007, EOW003, EPP028, ERO035, FPA002, LAL029, LCA024, LEV001, LMA011, LVE032, OCE020, OCE024, OFI001, PCA007, SFO015]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3, ACEM002, ACNO040, ACPP018, ACTO002, EBT006, EEG005, EJF019, FSP007, HEV002, LBI036, LMA047, LPR007, OMA020, PAN012, PAN024, SPI005, SSC002]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MU003, ACNO038, ACWS012, EAG007, EBT006, EPP028, ERO035, LMA047, LUN039, OCE003, OFI001, PAN013, SEL001, SEV003, SFN009, SGM015, SMO003, STR030]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04, ACGM044, ACMU008, ACWS020, EEE018, EPP028, ESS013, HEV003, HEV008, LAL003, LMA048, LRE005, ODE016, OMA025, PHE028, SFN013, SGM015, SOD007]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07, LCA011, LDG017, LRE002, LUN036, OFF017, OMW012, OMW013, PFF015, PIC004, POM011, SAA017, SEL014, SIW011, SME010, SOD006, SPP003, SWA012]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1, ACEV007, ACNO038, ACNO040, ACSP009, ACWS020, EBT006, EEG005, ERO034, HEV002, LBU003, LDG019, LMC003, LPR026, ODE023, OFI001, PCA007, PHE028]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04, ACGM044, ACMU008, ACWS020, EEE018, ESS013, HEV008, LAL003, LMA048, LRE005, ODE016, OMA025, OMW003, PHE028, SAA008, SFN013, SOD007, SWA003]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NO005, ACTA001, CEV001, EES007, EOW003, EPP028, FPA002, LAL029, LEV001, LMA011, LMA032, LPL015, LVE032, OCE020, OCE024, OFI039, PCA007, SFO019]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1, ACEV007, ACNO038, ACNO040, ACSP009, ACWS020, EEG005, ERO034, HEV002, LBU003, LDG019, LPR026, ODE023, OFI001, PCA007, PHE028, SMA014, SNV007]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3, ACNO013, ACPP018, ACTO002, EBT006, EMM019, EOW023, ERO028, HEV002, LBI036, LMC014, LPR007, OFI001, ORR021, PCA007, PHE017, SDD001, SZO004]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1, ACNO038, ACSP009, EAG007, EBT006, EPP028, LMA047, LMC004, LUN039, OCE003, OFI001, PHE004, SEN010, SEV003, SFN009, SGM015, STR030, SWA003]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MU003, ACNO038, ACTA008, ACWS012, EAG007, EBT006, EES020, EHC005, EPP028, LUN039, MYSE004, OFF010, OFI001, OFI004, PAN013, SEL001, SFN009, SGM015]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1, ACFE014, ACPP002, EAG006, EJP004, EWO008, EWW032, EWW040, FPA001, LAL002, LMC002, LUN016, OBI014, PAN013, SAS025, SCO021, SEN009, SIW001]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NO042, EAG006, EEE007, EES011, ELT008, EPP026, HEV008, LBB003, LCC015, LPR012, LPR022, OBI014, OMA009, OMA012, OMA023, POM018, SEN012, SNV010]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9, ACFE004, ACFE022, ACMU008, ERO018, ESS013, EWO019, HEV003, HEV008, LMA047, OCE008, OWA005, PHE028, POM011, SCO027, SFN013, SFO023, SMO015]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AG006, EEE007, EEE019, EES011, LAL024, LAM002, LBI003, LRE025, OMA009, OMA012, PMO009, PMO028, SDD030, SFO005, SLP001, SNV029, SSS013, STR001]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1, ACEV007, ACNO038, ACNO040, ACSP009, EEG005, ERO034, FPA002, LBU003, LDG008, LDG019, MYLO001, PCA007, PHE028, SAS010, SMA014, SPI005, SSC002]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2, ACCU023, ACNO038, ACNO040, ACPP013, EBT006, ELT008, EWW003, LBU003, LPR026, MYSE005, OMA007, PAN021, PCA007, SBB015, SMO018, SNV003, SZO009]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5, ACFE004, EPP028, ERO004, ESS011, HEV008, LMA016, OCE008, OWA005, PAN016, PFF006, PHE008, PHE028, PMO009, POM011, SAS020, SMO006, SMO015]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2, ACNO038, ACNO040, ACPP013, ACSP009, ESS010, EWW003, FSP008, LBU003, LDG007, LMC003, LPR026, PCA007, SCC002, SMA021, SMO018, STE023, SWA004]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2, ACCU023, ACNO013, EBT006, ELT008, EOW023, EWW003, LCA024, LCA032, LPR026, LUN010, OFI001, OFI016, PCA007, PHE027, PMO017, SMO003, SPI016]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OO017, ACPY002, ACTA001, EBT006, EEG005, EES007, ELT008, EOW006, ERO035, LAL008, LBB011, LVE030, OWA018, SFO009, SFO015, SIW016, SME010, SWA004]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22, ACPH014, ACSP009, ECF014, EHH016, EOW009, HEV002, LMA053, LVE004, OFI017, OMA011, OWA021, PAN012, PAN019, PAN024, SMW012, SPL010, STE019]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21, ACFF001, ACGD008, ACNO038, ACNO040, ACSP009, EAF003, EEG005, ERO034, LBU003, LDG017, LPR026, PCA007, SAS010, SFO010, SIW018, SRR008, SWA007]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2, ACNO013, EAM002, ELT008, ESS011, LBI005, LBU003, LMA023, LPR007, LPR026, OFI001, ORE012, PCA007, PHE027, SGD003, SIW005, SMO018, SNV010]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2, ACEV005, ACGD014, CEV001, FPA002, LCC009, LMA011, LMA015, LMA032, LMC009, LPL015, LTT026, OCE016, PAN006, PCA010, SDD003, SSC007, SWA013]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CEV001, EES007, EHH016, EOW010, EWW035, LAL029, LMA011, LRE022, OCE024, ODE019, PCA010, PIC004, SEL003, SFO012, SIW002, SIW018, SRR019, STR001]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2, ACWS001, CEV001, EES007, EHH007, EPP028, LAM028, LBU018, LMA011, LTT026, OCE016, OMA003, OMA024, PAN006, PCA010, SGM025, SPP004, STE002]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4, ACNO006, CEV001, EES007, FPA002, LAL029, LCA015, LMC033, LPL015, OBI021, OCE024, OCP006, OSH007, PIC004, SGM006, SNV006, SRR019, SSS031]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2, ACNO013, ACNO025, EBT006, EEE020, HEV008, LBI005, LMA012, LMC009, LPR026, OFI001, PCA007, PHE027, SGD003, SGD013, SMO003, SNV010, STR011]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3, ACIM002, ACNO025, ACOO014, LBI005, LMA012, LMC009, LPR026, OFI001, OSH012, PCA007, PHE022, PHE027, PIC012, SIW005, SMO003, SMO018, SSS009]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IM002, ACNO025, EPP018, HEV002, LMA012, LMC009, LPR026, OFI001, OMA019, PCA007, PHE027, PIC012, SAA012, SGD003, SIW005, SMO018, SNB023, SSS009]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4, ACEM006, ACEV005, ACPH011, ECF016, EPP028, ERO035, LCA014, LTT020, ORF004, ORR016, PCA007, PHE005, SCC003, SMA007, SMO018, SNV006, STR029]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CEV001, EAG016, EWW018, EWW038, FPA002, LMA015, LMA032, LMC009, LPL015, LTT026, PCA010, PHE008, PHE018, SAA008, SME014, SSC007, STR001, SWA013]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2, ACNO040, CEV001, EEG005, EES007, EOW010, EWW035, LAL029, LBI036, LCA015, LRE022, OCE024, OFI001, ORR020, SEL003, SFO012, SRR019, STR001]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2, ACNO013, ACSP019, ACSP024, EAG013, EBT006, LAM006, LMA012, LPR026, LUN007, OBI010, OFI001, PCA007, PFF004, PHE027, SNB010, SSS003, STR011]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AG016, EWW018, EWW038, FPA002, LMA015, LMA032, LMC009, LPL015, LTT026, OMA027, PCA010, PHE008, PHE018, SAA008, SRR002, SSC007, STR001, SWA013]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3, ACNO002, EEG010, EES011, EOW023, LBU007, LBU030, LCA024, LMA044, LMC003, LPR026, LUN010, LVE003, PCA013, PHE027, SCC001, SFO010, SNV001]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2, ACNO025, ACPP002, EAG013, EBT006, EEE020, HEV008, LBI005, LMA011, LTT001, OCE019, PHE027, SBB003, SCO026, SGD013, SMO003, SNV010, STR011]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NO025, EHH016, EWW041, LAL029, LCA021, LMA011, LRE022, OCE024, ODE019, PHE015, SAS001, SEL003, SIW002, SIW018, SMW015, SOD019, SRR019, STR006]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1, ACIM001, ACSP001, EES020, ELT008, ERO037, EWW003, FHI002, LBI005, LHY005, LMC009, OCP029, OFI016, PHE027, SBB013, SFN010, SIW005, SMO023]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15, ACTA004, EEG011, ERO010, ERO018, LDG010, LMC009, LPL035, LTT007, OCE005, ODE015, OMA009, PAN006, PCA010, SCO006, SEV003, SMA015, SSC007]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3, ACNO002, ACPH013, EES011, LBU007, LBU030, LCA024, LMA044, LUN010, LVE003, OFI013, ORR009, PCA013, PHE027, SCC001, SFO010, SNV001, SPP003]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2, CEV001, EHH016, EWW003, LBI036, LDG004, LMA032, ODE019, OFF004, ORR008, SAS001, SCO017, SCO023, SFO012, SIW018, SME005, SNB010, STR006]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1, ACAL002, ACPY004, CEV001, EDO008, EWW019, EWW040, FPA002, LMA011, LMA032, OCE016, OCE020, PAN006, PMO013, SEL008, SMA028, SNB016, SWA013]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5, ACNO038, ECF012, EEG011, EEG021, EPP028, LCR008, LMA011, LMA032, OCE016, OMA020, OWA002, PAN006, SFO016, SMA015, SMT005, SPI005, STE004]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D005, EBT006, ELT008, FHI002, LAL012, LAL024, LBI005, LMC009, LMC010, OCP029, OFI016, PHE027, SBB013, SDD014, SEL005, SEN013, SGD013, SIW005]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BT006, ELT008, FHI002, LAL012, LAL024, LBI005, LMC009, OCP029, OFI016, OMW003, PFF005, PHE027, SBB013, SDD014, SEN013, SFR002, SGD013, SIW005]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2, ACNO013, EAG001, EAG013, EAG032, EBT006, EJF004, LPR026, MYHI001, OBI010, OSH003, PCA007, PFF004, PIC005, SNB010, SPI020, STR011, SZO006]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CEV001, EWW019, LMC009, LPR019, LVE002, MYLO002, OCP008, ODE001, OMA027, OWA023, PAN006, PCA010, POM022, SFR005, SME004, SNV036, SPI017, SWA013]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NO041, ACOO015, ACPP034, EPP005, ERO018, LAM026, LMA011, LMA032, LPR008, LPR022, MYSE005, OCE016, OFI009, ORR004, SEL011, SMA020, SNB018, SRR003]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2, ACEM032, ACPP016, EBT006, EOW024, LAM002, LBI001, LBU018, LPR026, LUN007, LVE023, OBI010, POM001, SAS010, SEN001, SNB010, SPI008, SPI020]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1, ACPP019, ACPP028, EAG009, EOW018, FHI002, LAL024, LBI005, LMC009, LUN002, OFI016, PCA010, SAA004, SBB013, SDD014, SEN013, SGD013, SMA036]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2, ACEM032, ACPP016, EBT006, EMM001, EOW024, LAM002, LAM006, LBI001, LMA060, LUN007, LVE023, OBI010, SEN001, SNB010, SNV027, SPI008, SPI020]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2, ACTA005, LPR004, LPR026, OBI010, ODE021, PCA007, PHE026, PLB004, SAS012, SEL023, SFO018, SNB010, SPI008, SSS003, SST013, STR011, SWA015]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3, ACFE009, ACHA001, EHC004, ERO017, EWW019, LMA032, LPR011, OCP008, OFI010, OWA006, PAN031, PHE005, PHE015, PHE024, PMO013, SEL008, SNV013]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1, ACGD015, ACPY004, CEV001, EDO008, EEE019, FPA002, LAM022, LMA032, ODE011, OMA011, OSH002, PMO013, SEL008, SMW007, SMW015, SOD032, SSS009]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2, EAF003, EBT006, EMM029, LBI001, LPR026, LUN007, OBI010, OSH003, PHE027, PHE029, SAS010, SBB021, SEN001, SMA033, SNB010, SPI020, STR029]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4, ACEM031, ACPY004, ACSP023, CEV001, EJF018, ESS019, FHI006, FPA002, LAM020, LMA011, LRE009, OBI026, ODE011, SEL008, SFN010, SMW015, SNB019]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1, ACPY004, CEV001, EEE019, EEG008, EMM001, ESS019, FPA002, LMC014, ODE011, OMA011, OMA022, PMO013, SEL008, SEN009, SFN025, SMA028, SMW015]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8, ACAL013, ACIM001, ACMU008, ACTA005, EEG005, LBB010, LPR026, OBI010, OEV002, PFF025, PLB004, SAS012, SFO018, SNB010, SSS003, SST013, STR011]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3, ACFE025, ACPH010, EDO014, EES011, EHC004, LBU007, LMA044, LMC014, LUN026, LVE007, OFF007, PCA013, PHE008, PMO013, SCC001, SFO010, SMW011]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1, EES010, EPP005, FSP003, LAL012, LAM008, LMC009, OCP029, OFI016, OMA003, OMW003, PCA007, PHE027, SDD014, SEL001, SIW002, SNV043, SPI026]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1, ACPY004, EEE019, EEG008, EJP009, EMM001, ESS019, FPA002, ODE011, OMA011, OMA022, SEL008, SEN009, SFN025, SMA028, SMW014, SMW015, STR020]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19, ACFE025, ACPH010, EAG013, EES011, EHC004, LBU007, LCR004, LMA044, LPR001, LUN026, LVE007, OFF007, PCA013, SCC001, SCO004, SFO010, SMW011]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2, LBB003, LMA003, LMC033, LPR004, LPR026, LUN039, ODE021, ORE023, PCA007, PLB004, SCO017, SEL023, SFO018, SNV025, SPI008, SSS003, STR011]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5, ACEM032, ERO042, LBB003, LPR004, LPR026, LUN039, ODE021, ORE023, PAN014, PCA007, PLB004, PMO019, SAS012, SCO017, SFO018, SNV025, STR011]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0, ACAZ002, ACEM032, ACNO006, EWW041, LMC002, LPL024, LPR004, LPR026, LTT019, ODE021, ORE023, OSH024, SAS012, SEL023, SMA004, SPI008, SSS003]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3, ACFE009, ACFE027, ACHA001, EHC004, EHH008, EWW019, LRE004, OBI021, OCP008, OFI010, OWA006, PHE005, PHE007, SEL004, SEL008, SGD013, SNV005]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1, ACPY004, CEV001, EJF020, EJP002, EWW003, LAM001, LAM022, OBI010, ODE011, SEL004, SEL008, SFN019, SMT003, SMW015, SNV020, SSS008, SSS009]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TA005, LAM001, LBB010, LPR012, LRE001, LRE008, MYSP002, OBI010, OMW018, ORR007, SAS012, SDD006, SDD018, SFO018, SGM012, SGM029, SMA012, STR011]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9, EMM006, EMM019, LAM028, LMA002, LMC009, OMA023, OMA025, ORE023, ORR004, PAN014, POM022, SFN019, SGM007, SMA036, SNV004, SOD031, SST014]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4, ACEM032, ERO042, LAM022, LMA003, LPR026, OBI023, OCE019, ODE021, ORE023, PCA007, PLB004, SCO017, SEL023, SFO018, SGM017, STE012, STR011]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3, EJF005, LAM022, LBB003, LCC010, LMA003, LMC033, LMC034, LPR026, LUN039, ODE021, PCA007, PHE028, PLB004, SIW012, SSS003, STR002, STR011]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2, ACTA005, ERO028, ERO032, ERO042, LBB010, LPL013, LPR012, LRE001, LRE008, LTT015, ORR007, SDD006, SDD018, SFN023, SFO018, SGM012, STR011]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14, ACSP008, LBB003, LCA007, LMC034, LPR026, LVE010, ODE021, ORE023, OWA003, PCA007, PIC009, PLB004, SCO017, SEL023, SFO018, STR011, STR020]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2, EPP014, ERO028, ERO032, ERO042, EWW008, LPR012, LRE001, LRE008, LTT015, ORR007, SDD006, SFO018, SGM012, SMA012, SNV042, STE002, STR011]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3, ACAL013, ACEV014, ACFE019, ACFE025, ACGM019, EES011, EHC004, EMM024, LBU002, LCR004, LMA044, LUN039, PCA013, PHE010, SCC001, SFO010, SNV041]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5, EEE020, EJP009, EJP016, EMM036, EPP028, ERO020, EWW014, FSE003, LBI024, LPR004, LUN039, ORE023, PLB004, SAS012, SCO017, SPI008, SST028]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LBB003, LMA003, LMA011, LMC033, LPR004, LUN025, ODE009, OMA020, PCA007, SEL023, SIW001, SMA003, SMA005, SNV025, SNV043, SSS003, SST038, STE020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3, ACPP018, ACPP027, ERO037, FSE003, LAM004, LCC014, LMA044, LUN010, OSH003, SAA002, SEL023, SFO007, SGM017, SMO009, SRR010, SSC001, STR005]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3, ACFE009, EHH002, EPP029, HEV003, LMC029, LRE026, OBI021, OFI010, ORE005, PAN031, PHE008, SBB021, SFO014, SGM024, SNV010, STR002, SWA009]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3, ACNO035, EAG004, EEG009, EHC004, EJF005, EWW019, HEV003, LAL022, LCC002, LDG007, LTT015, LTT022, OMA009, OWA006, PHE005, SBB005, SGM026]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09, ACPP008, EAG007, EES010, EJP027, EWW019, FSP006, LCA003, LCC002, OMW009, OWA006, PHE024, POM003, SAS021, SCO017, SEL004, SSS001, STE025]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3, ACIM010, EEG005, LAL013, LAM010, LBB010, LMA036, LMC005, OBI010, OFF016, OMW018, SFN009, SFO018, SIW017, SNV019, SPI028, SST013, STR011]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3, ACFE025, ACGM019, ACNO002, EAG013, EES011, EHC004, EPP009, LCR004, LRE021, OMW018, OWA005, PCA013, PHE010, SCC001, SCO025, SNV037, SRR010]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3, ACIM010, EEG005, LAL013, LAM010, LBB010, LMA036, LMC005, LMC029, OFF016, OMW018, SFN009, SFO018, SIW017, SNV019, SPI028, SST013, STR011]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09, ACSP026, EHH002, EPP029, HEV003, LRE026, LTT009, OBI021, ORE005, PHE008, SBB021, SEN007, SFO014, SGM024, SMW003, SPI011, STR002, SWA009]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3, ACFE025, ACGM019, ACNO002, EAG013, EES011, EHC004, EPP003, LCR004, LRE021, OMW018, OWA014, PCA013, SCC001, SCO018, SCO025, SNV037, SRR010]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3, ACFE009, EHH002, EHH016, EPP029, HEV003, LMC029, LRE026, OBI021, OFI010, OMW009, OSH023, PAN031, PCA011, PHE008, SBB021, SGM024, STR002]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3, ACFE009, EPP029, LBB007, LBI014, LMC029, OFI010, OWA003, PAN031, PHE008, SDD003, SFO014, SME007, SNB005, SOD033, STR001, SWA009, SWA017]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09, ACSP019, ACSP026, EHH002, EPP029, HEV003, LRE026, OBI021, ORE005, PHE008, SBB021, SEN007, SFO014, SGM024, SMO004, SMW003, SPI011, SWA009]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3, ACCU031, ACIM010, EDO007, EEG005, LAL013, LAM010, LBI002, LMA036, LMC005, LMC029, LPR008, OFF016, OMW018, SFN009, SFO018, SGM017, SST013]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3, ACFE025, ACNO002, ACSP005, EAG013, EES011, EHC004, EJP010, LAM020, LRE021, LUN039, OMW018, OWA014, SCC001, SCO018, SCO025, SNV037, SRR010]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09, ACFF006, EAG007, EWW019, FSP006, LCA003, LCC002, LDG024, LMC009, OMW009, PHE024, SFO012, SMO015, SMW011, SSS001, SST011, STE025, SWA006]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4, ACEM027, ACFE009, ACFE011, ACFE019, ACPY002, ACSP024, LCC002, LHY006, LPL002, LPL032, LPR011, LVE004, PFF015, SGM025, SMA025, SSS024, SSS030]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27, ACPY002, ACSP024, ACTA001, ECF020, EEG008, LCC002, LCC015, LHY006, LMA006, LPL002, LRE005, PFF015, SBB007, SFN026, SGM025, SIW001, SOD021]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09, ACMU003, ACSP026, EES016, EMM019, EPP029, ERO020, HEV003, LMC003, PHE008, SFO014, SGM024, SME017, SMO004, SNB010, SNV019, SPI011, SWA009]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27, ACPY002, ACSP024, ECF020, EEG008, LCC015, LMA006, LPL002, LPR007, LRE005, LUN031, MYHI002, PFF015, SBB007, SGM025, SIW001, SMA025, SOD021]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3, ACFE001, ACGM019, ACNO002, ACPP019, EAG017, EHC004, ESY008, LCR004, PHE005, PHE010, SCC001, SCO011, SEN007, SFR009, SMT008, SSS009, SSS011]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09, ACTA005, ACWS001, EHC004, LAM028, LBU027, LCC004, LCR002, LEV006, OCE012, ODE015, OFI010, ORE005, PAN031, SBB021, SNV010, STR023, SWA009]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34, ACFE009, ACGM024, EHC004, ERO042, EWW036, LAL034, LCC004, LEV004, OCE012, ODE015, OFI010, PAN031, SBB021, SEN006, SMO006, STR023, SWA009]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8, ACPP008, LAL015, LMA008, LMA046, OCE012, ORE005, PAN031, PMO015, SAA011, SBB021, SGD012, SMA035, SNV010, SRR016, SST014, STR023, SWA009]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23, CEV001, EES010, EPP009, ERO027, LBI008, LDG007, LMC032, LPR005, LVE002, OBI007, OWA023, PHE015, PIC009, SDD018, SMO022, SNV031, SOD027]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23, ACGM045, ACMO001, ACOO015, ACOO017, ACPP036, EEG015, ERO027, EWO008, LBB006, LDG007, LMA060, OSH007, SAA019, SHN002, SRR005, STR004, SWA004]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23, EES010, EPP009, ERO027, LBI008, LDG007, LMC032, LPR005, LVE002, OBI007, OSH023, OWA023, PHE015, SDD018, SFO008, SMO022, SNV031, SOD027]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09, ACOO010, EMM024, EWW036, LAM028, LBU018, LMA008, LMC033, LPL004, LTT003, OCE020, PAN008, PAN031, SNV010, SNV020, STR023, SWA009, SWA026]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3, ACGM023, ACMO001, ACOO015, ACOO017, ERO027, LDG007, LRE022, MYHI002, ORE013, PFF017, PHE005, PHE009, PHE015, SAA019, SDD018, STE002, STR004]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3, ACMO005, ACPH011, ACPP022, EHH002, EJP025, FPA006, LBI014, LCC003, LVE017, OBI021, OMA034, SFO023, SGM024, SPP005, STR029, SWA012, SZO009]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3, ACMO005, ACPH011, ACPP022, EJP025, EWW013, LBI014, LCC017, LDG023, LVE017, OBI021, OMA034, SAS019, SEL011, SFO023, SPP005, STR029, SZO009]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ES010, EPP009, EWW008, LBI008, LDG007, LMA032, LMC032, LVE002, OBI007, OWA021, OWA023, PHE015, SFO008, SMO022, SMT003, SNV031, SOD027, SST038]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3, ACFE021, ACNO032, EAG017, EOW025, EPP029, ERO018, LAM014, LBI002, LMA046, LRE026, LUN026, ODE018, OWA004, PIC005, SGM033, SNV014, SNV016]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04, EMM009, EMM013, EPP029, ERO033, HEV003, LBB025, LMC032, LPL004, LRE026, PAN019, PCA007, SBB021, SEN007, SGM024, SIW007, SPI011, SST008]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09, ACNO041, ACSP024, EEG015, ERO010, EWW038, LBI007, LCA011, LRE005, LVE030, OSH022, PFF015, SCC005, SCO018, SDD001, SFO020, SMO008, STR015]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23, ACPH005, ERO027, FSP008, LAM005, LCC013, LCC014, OFF016, OWA023, PCA008, PMO024, SBB021, SDD018, SFO005, SMA032, SNV031, SRR005, SST017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3, ACFE021, ACNO032, EAG017, EJF004, EOW025, ERO018, LBI002, LMA046, LRE026, LUN026, ODE018, ORR020, OSH016, OWA004, SGM033, SNV014, SNV016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23, ACPH009, CEV001, EAG009, EAG013, EHH018, ERO027, LBI008, LCC016, LDG007, LPR005, MYLO001, OEV001, OMW013, ORR004, OWA023, PIC009, SDD018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09, ACNO041, ACPH011, ACSP012, ACSP024, ERO010, EWW013, LBI007, LMA047, LPL031, LVE004, OSH022, SDD001, SDD018, SMO008, SNV037, SRR003, SSS011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H009, CEV001, EAG013, EES008, ERO027, LBU033, LDG007, LPR005, MYLO001, OEV001, OMW013, OWA023, POM018, SDD018, SMA011, SMA032, SMO022, SWA028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2, ACFE003, ACMO002, ACPY002, ACWS018, EEG027, FLL002, LUN031, LVE012, MYSE004, OBI015, OEV005, PFF015, POM009, SFO016, SGM025, SMA025, SPI016]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2, ACFE003, ACFE032, ACGD002, ACGM009, ACMO002, ACPY002, EEG027, EJF002, LMA006, LUN031, MYSE004, OBI015, OEV005, OFI017, POM009, SGM025, SMA025]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57, ACHA001, ACSP023, EES003, EPP009, LMA037, LRE031, LVE002, OMW013, OMW014, OWA008, PHE015, SAS012, SMO022, SNV004, SNV009, SPI016, SRR016]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CEV001, EAG009, EAG013, ERO017, LBI045, LBU033, LCR004, LDG007, LPR005, LRE010, MYLO001, OEV001, ORR010, OWA023, POM018, SDD018, SMO022, SWA028]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57, ACHA001, EES003, EPP009, LMA037, LRE031, LVE002, OMW013, OWA008, PHE015, PIC009, SMO022, SNV004, SNV009, SPI016, SSS011, SST014, SWA026]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3, ACCU025, ACGM057, ACHA001, ACHA014, EEG021, EPP009, LAL005, LMA015, LMA037, LRE031, OMW014, OWA008, PAN006, PHE015, SNV004, SNV009, SSC001]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2, ACFE003, ACFE032, ACGD002, ACGM009, ACMO002, ACPY002, EEG027, EJF002, EJP010, EWO001, LPL032, LUN031, OFI017, POM009, SGM025, SMA025, SPI029]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2, ACFE032, ACGD002, ACMO002, ACPY002, EEG005, EPP018, LAM022, LDG019, LMA006, LUN031, MYSE004, OEV005, OFI017, POM009, SEN003, SMA025, SPI026]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6, ACGM023, EAG024, EDO014, EJP010, EJP024, ERO026, LBI008, LBI013, LUN021, OCE024, PHE015, SCO025, SDD009, SFO008, SFO015, SNV013, SNV019]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17, ACGM050, ACHA013, ACPH009, EAG009, ESS002, LDG007, LPR005, MYLO001, OMW013, ORE023, ORR006, OWA023, POM018, SDD018, SNV004, SPP001, SWA028]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5, ACEV015, ERO027, EWW010, FPA001, FSE003, LMC032, LPL018, LPL019, OEV002, OFI017, PAN019, POM011, SMA035, SNV013, SPP001, SRR016, STR004]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15, ACGM017, ACHA013, ACPH009, ACPP016, EAG009, ESS002, LBI008, LCA014, LDG007, LPR005, MYLO001, OFI018, OMW013, ORE023, ORF002, SDD018, SNV004]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6, ACFE011, EAG024, ECF012, EJP016, EJP024, EPP020, ERO026, LBI008, LPL015, LUN021, OWA012, SCO025, SFN020, SFO015, SNV019, SPP005, SST015]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2, ACFE003, ACMO002, ACWS018, EWW038, FLL002, LDG010, OBI015, OBI020, OEV005, PAN020, PCA020, PFF015, SBB017, SGM025, SIW007, SOD013, SOD032]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1, ACNO040, ACTA016, EHC005, ERO004, LAL002, LBB025, LBB027, LCA007, OBI021, OSH001, PFF012, PHE031, SAA012, SAA019, SFN019, SFO026, SOD028]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3, ACGM057, ACNO013, ACPP025, EPP009, LBI025, LCA024, LMA037, OMW014, ORR019, OSH008, OWA008, PAN006, PHE015, POM007, SDD006, SNV009, SSC001]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3, ACGM057, ACNO013, ACPP025, ACWS020, LBI025, LCA024, LMA037, OFI004, ORR019, OSH008, OWA008, PAN006, PHE015, POM007, SNV009, SOD019, SSC001]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39, ACGM057, ACHA014, ACPP025, EPP009, LAL026, LMA037, LPL004, OMW014, ORF004, OWA008, PAN006, PCA020, SME007, SNV004, SNV009, SSC001, SWA012]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04, ACGM017, CEV001, EAG009, ERO016, HEV008, LAM005, LMA044, MYLO001, ORE023, ORR006, OWA023, PCA003, POM017, SBB013, SDD018, SIW016, SNV004]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0.0013333333" calcext:value-type="float">
            <text:p>0,0013333333</text:p>
          </table:table-cell>
          <table:table-cell office:value-type="float" office:value="0.13333333" calcext:value-type="float">
            <text:p>0,13333333</text:p>
          </table:table-cell>
          <table:table-cell office:value-type="string" calcext:value-type="string">
            <text:p>[0.02, 0.0, 0.0, 0.0, 0.0, 0.0, 0.0, 0.0, 0.0, 0.0, 0.0, 0.0, 0.0, 0.0, 0.0]</text:p>
          </table:table-cell>
          <table:table-cell office:value-type="string" calcext:value-type="string">
            <text:p>[ACCU012, ACGM023, ACGM039, ACMO002, EJP021, EJP025, FLL002, LCC009, LMA008, OBI001, OBI015, OSH011, PFF015, SBB015, SGM025, SMA025, SOD016, SST032]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0.0013333333" calcext:value-type="float">
            <text:p>0,0013333333</text:p>
          </table:table-cell>
          <table:table-cell office:value-type="float" office:value="0.13333333" calcext:value-type="float">
            <text:p>0,13333333</text:p>
          </table:table-cell>
          <table:table-cell office:value-type="string" calcext:value-type="string">
            <text:p>[0.02, 0.0, 0.0, 0.0, 0.0, 0.0, 0.0, 0.0, 0.0, 0.0, 0.0, 0.0, 0.0, 0.0, 0.0]</text:p>
          </table:table-cell>
          <table:table-cell office:value-type="string" calcext:value-type="string">
            <text:p>[ACGM023, ACGM039, ACMO002, EJP021, EJP025, FLL002, LCC009, LMA008, OBI001, OBI015, ODE023, OSH011, PFF015, SBB015, SGM025, SMA025, SOD016, SST032]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1, ACEM031, ACEV001, ACGM047, ACIM010, ACPH014, ACTA016, EDO011, LAM009, LMC002, MYLO002, PAN006, PFF012, SAA019, SFN019, SMA035, SNV007, STR030]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0.0053333333" calcext:value-type="float">
            <text:p>0,0053333333</text:p>
          </table:table-cell>
          <table:table-cell office:value-type="float" office:value="0.26666665" calcext:value-type="float">
            <text:p>0,26666665</text:p>
          </table:table-cell>
          <table:table-cell office:value-type="string" calcext:value-type="string">
            <text:p>[0.04, 0.0, 0.0, 0.0, 0.0, 0.0, 0.0, 0.0, 0.0, 0.0, 0.0, 0.0, 0.0, 0.0, 0.0]</text:p>
          </table:table-cell>
          <table:table-cell office:value-type="string" calcext:value-type="string">
            <text:p>[ACGM023, ACGM039, ACMO002, EJP021, EJP025, FLL002, LMA008, LMA026, OBI001, OBI015, ORF006, OSH011, PFF015, SBB015, SGM025, SMA025, SOD016, SST032]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0.017333332" calcext:value-type="float">
            <text:p>0,017333332</text:p>
          </table:table-cell>
          <table:table-cell office:value-type="float" office:value="0.39999998" calcext:value-type="float">
            <text:p>0,39999998</text:p>
          </table:table-cell>
          <table:table-cell office:value-type="string" calcext:value-type="string">
            <text:p>[0.04, 0.0, 0.0, 0.0, 0.02, 0.0, 0.0, 0.0, 0.0, 0.0, 0.0, 0.0, 0.0, 0.0, 0.0]</text:p>
          </table:table-cell>
          <table:table-cell office:value-type="string" calcext:value-type="string">
            <text:p>[ACGM023, ACGM039, ACGM055, ACMO002, EJP021, FLL002, LMA008, OBI001, OBI015, OCP009, ODE023, OFI034, OSH011, PFF015, SGM025, SMA025, SOD016, SST032]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0.033333335" calcext:value-type="float">
            <text:p>0,033333335</text:p>
          </table:table-cell>
          <table:table-cell office:value-type="float" office:value="0.6666666" calcext:value-type="float">
            <text:p>0,6666666</text:p>
          </table:table-cell>
          <table:table-cell office:value-type="string" calcext:value-type="string">
            <text:p>[0.08, 0.0, 0.02, 0.0, 0.0, 0.0, 0.0, 0.0, 0.0, 0.0, 0.0, 0.0, 0.0, 0.0, 0.0]</text:p>
          </table:table-cell>
          <table:table-cell office:value-type="string" calcext:value-type="string">
            <text:p>[ACGM023, ACGM039, ACMO002, EJP021, EJP025, ERO024, FLL002, LMA008, LVE032, OBI001, OBI015, OSH011, PFF015, SBB013, SBB015, SMA025, SOD016, SST032]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0.06933334" calcext:value-type="float">
            <text:p>0,06933334</text:p>
          </table:table-cell>
          <table:table-cell office:value-type="float" office:value="0.6666666" calcext:value-type="float">
            <text:p>0,6666666</text:p>
          </table:table-cell>
          <table:table-cell office:value-type="string" calcext:value-type="string">
            <text:p>[0.04, 0.0, 0.02, 0.02, 0.0, 0.0, 0.0, 0.02, 0.0, 0.0, 0.0, 0.0, 0.0, 0.0, 0.0]</text:p>
          </table:table-cell>
          <table:table-cell office:value-type="string" calcext:value-type="string">
            <text:p>[ACGM023, ACGM039, ACMO002, EJP021, EJP025, FLL002, LMA008, LVE032, OBI001, OBI015, OCE008, OSH011, PFF015, SBB013, SBB015, SMA025, SOD016, SST032]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0.12400001" calcext:value-type="float">
            <text:p>0,12400001</text:p>
          </table:table-cell>
          <table:table-cell office:value-type="float" office:value="1.0666666" calcext:value-type="float">
            <text:p>1,0666666</text:p>
          </table:table-cell>
          <table:table-cell office:value-type="string" calcext:value-type="string">
            <text:p>[0.1, 0.04, 0.02, 0.0, 0.0, 0.0, 0.0, 0.0, 0.0, 0.0, 0.0, 0.0, 0.0, 0.0, 0.0]</text:p>
          </table:table-cell>
          <table:table-cell office:value-type="string" calcext:value-type="string">
            <text:p>[ACGD002, ACMO002, ECF012, EJP002, EJP021, EJP025, ERO024, FLL002, LMA008, OBI001, ODE023, OSH011, SBB015, SGM025, SMA025, SOD016, SST032, SZO003]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0.21199986" calcext:value-type="float">
            <text:p>0,21199986</text:p>
          </table:table-cell>
          <table:table-cell office:value-type="float" office:value="2.1333334" calcext:value-type="float">
            <text:p>2,1333334</text:p>
          </table:table-cell>
          <table:table-cell office:value-type="string" calcext:value-type="string">
            <text:p>[0.14, 0.06, 0.06, 0.02, 0.02, 0.0, 0.0, 0.0, 0.0, 0.0, 0.0, 0.0, 0.0, 0.02, 0.0]</text:p>
          </table:table-cell>
          <table:table-cell office:value-type="string" calcext:value-type="string">
            <text:p>[ACGM023, ACGM039, ACMO002, EJF008, EJP021, EJP025, FLL002, LMA008, LVE032, OBI001, OBI015, OCE008, OSH011, PFF015, SBB015, SMA025, SOD016, SST032]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0.42533314" calcext:value-type="float">
            <text:p>0,42533314</text:p>
          </table:table-cell>
          <table:table-cell office:value-type="float" office:value="2.2666667" calcext:value-type="float">
            <text:p>2,2666667</text:p>
          </table:table-cell>
          <table:table-cell office:value-type="string" calcext:value-type="string">
            <text:p>[0.2, 0.02, 0.0, 0.02, 0.08, 0.0, 0.0, 0.02, 0.0, 0.0, 0.0, 0.0, 0.0, 0.0, 0.0]</text:p>
          </table:table-cell>
          <table:table-cell office:value-type="string" calcext:value-type="string">
            <text:p>[ACGM023, ACGM039, ACGM055, EJP021, LCC017, LDG006, LMA008, OBI001, OCP009, ODE023, OFI021, OSH011, SBB015, SGM025, SMA025, SOD016, SST032, STE019]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0.79466665" calcext:value-type="float">
            <text:p>0,79466665</text:p>
          </table:table-cell>
          <table:table-cell office:value-type="float" office:value="3.3333335" calcext:value-type="float">
            <text:p>3,3333335</text:p>
          </table:table-cell>
          <table:table-cell office:value-type="string" calcext:value-type="string">
            <text:p>[0.26, 0.02, 0.1, 0.0, 0.1, 0.0, 0.0, 0.0, 0.0, 0.0, 0.0, 0.0, 0.0, 0.0, 0.02]</text:p>
          </table:table-cell>
          <table:table-cell office:value-type="string" calcext:value-type="string">
            <text:p>[ACGM039, ACGM055, EJP021, LCC017, LDG006, LMA008, OBI001, OCP009, ODE023, OFI021, OSH011, SBB015, SGM025, SMA025, SOD016, SST032, STE019, SWA012]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1.0879998" calcext:value-type="float">
            <text:p>1,0879998</text:p>
          </table:table-cell>
          <table:table-cell office:value-type="float" office:value="3.733333" calcext:value-type="float">
            <text:p>3,733333</text:p>
          </table:table-cell>
          <table:table-cell office:value-type="string" calcext:value-type="string">
            <text:p>[0.3, 0.02, 0.12, 0.0, 0.08, 0.0, 0.0, 0.0, 0.0, 0.0, 0.0, 0.02, 0.0, 0.0, 0.02]</text:p>
          </table:table-cell>
          <table:table-cell office:value-type="string" calcext:value-type="string">
            <text:p>[ACGM023, ACGM039, ACGM055, EJP021, LCC017, LDG019, LMA008, OBI001, OCP009, ODE023, OFI021, OSH011, SBB015, SGM025, SMA025, SOD016, SST032, STE019]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1.7386664" calcext:value-type="float">
            <text:p>1,7386664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[0.58, 0.06, 0.2, 0.02, 0.14, 0.02, 0.0, 0.02, 0.0, 0.0, 0.0, 0.02, 0.0, 0.0, 0.02]</text:p>
          </table:table-cell>
          <table:table-cell office:value-type="string" calcext:value-type="string">
            <text:p>[ACGM023, ACGM039, ACGM055, EJP021, LCC017, LDG006, LMA008, OBI001, OCP009, OSH011, SBB015, SGM025, SGM033, SMA025, SNV009, SOD016, SST032, STE019]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2.2186663" calcext:value-type="float">
            <text:p>2,2186663</text:p>
          </table:table-cell>
          <table:table-cell office:value-type="float" office:value="7.333333" calcext:value-type="float">
            <text:p>7,333333</text:p>
          </table:table-cell>
          <table:table-cell office:value-type="string" calcext:value-type="string">
            <text:p>[0.42, 0.12, 0.26, 0.02, 0.14, 0.0, 0.02, 0.04, 0.0, 0.0, 0.0, 0.08, 0.0, 0.0, 0.0]</text:p>
          </table:table-cell>
          <table:table-cell office:value-type="string" calcext:value-type="string">
            <text:p>[ACGM023, ACGM039, ACGM055, EJP021, LCC017, LDG006, LMA008, OBI001, OCP009, OSH011, SBB015, SGM025, SGM033, SMA025, SNV009, SOD016, SST032, STE019]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2.9239998" calcext:value-type="float">
            <text:p>2,9239998</text:p>
          </table:table-cell>
          <table:table-cell office:value-type="float" office:value="7.999999" calcext:value-type="float">
            <text:p>7,999999</text:p>
          </table:table-cell>
          <table:table-cell office:value-type="string" calcext:value-type="string">
            <text:p>[0.52, 0.06, 0.34, 0.04, 0.12, 0.02, 0.0, 0.0, 0.02, 0.0, 0.0, 0.04, 0.0, 0.0, 0.04]</text:p>
          </table:table-cell>
          <table:table-cell office:value-type="string" calcext:value-type="string">
            <text:p>[ACGM023, ACGM039, ACGM055, EJP021, ELT008, LCC017, LDG006, LMA008, OBI001, OCP009, SBB015, SMA025, SMA035, SNV009, SOD016, SST032, STE019, STR006]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3.6120002" calcext:value-type="float">
            <text:p>3,6120002</text:p>
          </table:table-cell>
          <table:table-cell office:value-type="float" office:value="13.333336" calcext:value-type="float">
            <text:p>13,333336</text:p>
          </table:table-cell>
          <table:table-cell office:value-type="string" calcext:value-type="string">
            <text:p>[0.52, 0.24, 0.46, 0.08, 0.32, 0.02, 0.04, 0.08, 0.12, 0.02, 0.0, 0.08, 0.0, 0.0, 0.02]</text:p>
          </table:table-cell>
          <table:table-cell office:value-type="string" calcext:value-type="string">
            <text:p>[ACGM023, ACGM055, EJP021, ELT008, EMM034, LCC017, LDG006, LMA008, OBI001, OCP009, SBB015, SMA025, SMA035, SNV009, SOD016, SST032, STE019, STR006]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4.133333" calcext:value-type="float">
            <text:p>4,133333</text:p>
          </table:table-cell>
          <table:table-cell office:value-type="float" office:value="15.599998" calcext:value-type="float">
            <text:p>15,599998</text:p>
          </table:table-cell>
          <table:table-cell office:value-type="string" calcext:value-type="string">
            <text:p>[0.8, 0.16, 0.6, 0.06, 0.3, 0.02, 0.02, 0.22, 0.02, 0.0, 0.0, 0.1, 0.02, 0.0, 0.02]</text:p>
          </table:table-cell>
          <table:table-cell office:value-type="string" calcext:value-type="string">
            <text:p>[ACGM023, ACGM055, EJP021, ELT008, EMM034, LCC017, LDG006, LMA008, OBI001, OCP009, SFO023, SMA025, SMA035, SNV009, SOD016, SST032, STE019, STR006]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5.3306656" calcext:value-type="float">
            <text:p>5,3306656</text:p>
          </table:table-cell>
          <table:table-cell office:value-type="float" office:value="14.799998" calcext:value-type="float">
            <text:p>14,799998</text:p>
          </table:table-cell>
          <table:table-cell office:value-type="string" calcext:value-type="string">
            <text:p>[0.78, 0.16, 0.56, 0.06, 0.24, 0.12, 0.0, 0.08, 0.06, 0.0, 0.0, 0.12, 0.02, 0.0, 0.02]</text:p>
          </table:table-cell>
          <table:table-cell office:value-type="string" calcext:value-type="string">
            <text:p>[ACGM023, ACGM055, EJP021, ELT008, EMM034, LCC017, LDG006, LMA008, OBI001, OCP009, SFO023, SMA025, SMA035, SNV009, SOD016, SST032, STE019, STR006]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6.2746644" calcext:value-type="float">
            <text:p>6,2746644</text:p>
          </table:table-cell>
          <table:table-cell office:value-type="float" office:value="16.399998" calcext:value-type="float">
            <text:p>16,399998</text:p>
          </table:table-cell>
          <table:table-cell office:value-type="string" calcext:value-type="string">
            <text:p>[0.78, 0.24, 0.52, 0.06, 0.32, 0.1, 0.0, 0.14, 0.1, 0.0, 0.0, 0.12, 0.02, 0.0, 0.06]</text:p>
          </table:table-cell>
          <table:table-cell office:value-type="string" calcext:value-type="string">
            <text:p>[ACGM023, ACGM055, EJP021, ELT008, EMM034, LCA009, LCC017, LDG006, OBI001, OCP009, SFO023, SMA025, SMA035, SNV009, SOD016, SST032, STE019, STR006]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7.589331" calcext:value-type="float">
            <text:p>7,589331</text:p>
          </table:table-cell>
          <table:table-cell office:value-type="float" office:value="16.4" calcext:value-type="float">
            <text:p>16,4</text:p>
          </table:table-cell>
          <table:table-cell office:value-type="string" calcext:value-type="string">
            <text:p>[0.68, 0.26, 0.56, 0.2, 0.2, 0.12, 0.02, 0.08, 0.04, 0.04, 0.0, 0.14, 0.04, 0.0, 0.08]</text:p>
          </table:table-cell>
          <table:table-cell office:value-type="string" calcext:value-type="string">
            <text:p>[ACGM023, ACGM055, EJP021, ELT008, EMM034, LCA009, LCC017, LDG006, OBI001, OCP009, SFO023, SMA025, SMA035, SNV009, SOD016, SST032, STE019, STR006]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8.24" calcext:value-type="float">
            <text:p>8,24</text:p>
          </table:table-cell>
          <table:table-cell office:value-type="float" office:value="21.066666" calcext:value-type="float">
            <text:p>21,066666</text:p>
          </table:table-cell>
          <table:table-cell office:value-type="string" calcext:value-type="string">
            <text:p>[0.88, 0.28, 0.64, 0.16, 0.38, 0.18, 0.06, 0.2, 0.16, 0.06, 0.0, 0.08, 0.04, 0.0, 0.04]</text:p>
          </table:table-cell>
          <table:table-cell office:value-type="string" calcext:value-type="string">
            <text:p>[ACGM023, EES008, EJP021, ELT008, EMM034, LCC017, LMA008, LUN010, MYHI003, OBI001, SBB015, SMA025, SMA035, SNV009, SOD016, STE019, STR006, SWA012]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9.362664" calcext:value-type="float">
            <text:p>9,362664</text:p>
          </table:table-cell>
          <table:table-cell office:value-type="float" office:value="24.399998" calcext:value-type="float">
            <text:p>24,399998</text:p>
          </table:table-cell>
          <table:table-cell office:value-type="string" calcext:value-type="string">
            <text:p>[0.92, 0.34, 0.64, 0.34, 0.54, 0.24, 0.06, 0.22, 0.1, 0.06, 0.0, 0.06, 0.06, 0.0, 0.08]</text:p>
          </table:table-cell>
          <table:table-cell office:value-type="string" calcext:value-type="string">
            <text:p>[ACGM023, EES008, EJP021, ELT008, EMM034, LCC017, LMA008, LUN010, MYHI003, OBI001, SBB015, SMA025, SMA035, SMO009, SNV009, SOD016, STE019, SWA012]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3333333" calcext:value-type="float">
            <text:p>0,13333333</text:p>
          </table:table-cell>
          <table:table-cell office:value-type="float" office:value="11.246665" calcext:value-type="float">
            <text:p>11,246665</text:p>
          </table:table-cell>
          <table:table-cell office:value-type="float" office:value="25.333332" calcext:value-type="float">
            <text:p>25,333332</text:p>
          </table:table-cell>
          <table:table-cell office:value-type="string" calcext:value-type="string">
            <text:p>[0.82, 0.36, 0.72, 0.2, 0.56, 0.22, 0.12, 0.32, 0.12, 0.0, 0.0, 0.14, 0.04, 0.0, 0.18]</text:p>
          </table:table-cell>
          <table:table-cell office:value-type="string" calcext:value-type="string">
            <text:p>[ACGM023, EES008, EJP021, ELT008, EMM034, LCC017, LMA008, LUN010, MYHI003, OBI001, SBB015, SMA025, SMA035, SNV009, SOD016, SOD020, STE019, SWA012]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2.619999" calcext:value-type="float">
            <text:p>12,619999</text:p>
          </table:table-cell>
          <table:table-cell office:value-type="float" office:value="26.266665" calcext:value-type="float">
            <text:p>26,266665</text:p>
          </table:table-cell>
          <table:table-cell office:value-type="string" calcext:value-type="string">
            <text:p>[0.94, 0.3, 0.72, 0.22, 0.58, 0.28, 0.08, 0.24, 0.2, 0.1, 0.0, 0.2, 0.02, 0.0, 0.06]</text:p>
          </table:table-cell>
          <table:table-cell office:value-type="string" calcext:value-type="string">
            <text:p>[ACGM023, EES008, EJP021, ELT008, EMM034, LCC017, LMA008, LUN010, MYHI003, OBI001, SBB015, SMA025, SMA035, SNV009, SOD016, SOD020, STE019, SWA012]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14.010663" calcext:value-type="float">
            <text:p>14,010663</text:p>
          </table:table-cell>
          <table:table-cell office:value-type="float" office:value="30.266666" calcext:value-type="float">
            <text:p>30,266666</text:p>
          </table:table-cell>
          <table:table-cell office:value-type="string" calcext:value-type="string">
            <text:p>[0.98, 0.42, 0.84, 0.2, 0.58, 0.2, 0.12, 0.36, 0.26, 0.1, 0.0, 0.18, 0.04, 0.0, 0.26]</text:p>
          </table:table-cell>
          <table:table-cell office:value-type="string" calcext:value-type="string">
            <text:p>[EES008, EJP021, ELT008, EMM034, LCC017, LMA008, LUN010, MYHI003, OBI001, SBB015, SIW010, SMA025, SMA035, SNV009, SOD016, SOD020, STE019, SWA012]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26666665" calcext:value-type="float">
            <text:p>0,26666665</text:p>
          </table:table-cell>
          <table:table-cell office:value-type="float" office:value="15.602665" calcext:value-type="float">
            <text:p>15,602665</text:p>
          </table:table-cell>
          <table:table-cell office:value-type="float" office:value="30.933329" calcext:value-type="float">
            <text:p>30,933329</text:p>
          </table:table-cell>
          <table:table-cell office:value-type="string" calcext:value-type="string">
            <text:p>[0.94, 0.4, 0.78, 0.3, 0.68, 0.34, 0.02, 0.46, 0.3, 0.12, 0.0, 0.18, 0.04, 0.02, 0.06]</text:p>
          </table:table-cell>
          <table:table-cell office:value-type="string" calcext:value-type="string">
            <text:p>[EES008, EJP021, ELT008, EMM034, LCC017, LMA008, LUN010, MYHI003, OBI001, SBB015, SIW010, SMA025, SMA035, SNV009, SOD016, SOD020, STE019, SWA012]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13333333" calcext:value-type="float">
            <text:p>0,13333333</text:p>
          </table:table-cell>
          <table:table-cell office:value-type="float" office:value="17.211994" calcext:value-type="float">
            <text:p>17,211994</text:p>
          </table:table-cell>
          <table:table-cell office:value-type="float" office:value="32.133327" calcext:value-type="float">
            <text:p>32,133327</text:p>
          </table:table-cell>
          <table:table-cell office:value-type="string" calcext:value-type="string">
            <text:p>[0.94, 0.46, 0.78, 0.26, 0.8, 0.36, 0.22, 0.34, 0.24, 0.02, 0.0, 0.22, 0.1, 0.0, 0.08]</text:p>
          </table:table-cell>
          <table:table-cell office:value-type="string" calcext:value-type="string">
            <text:p>[EES008, EJP021, ELT008, EMM034, LCC017, LMA008, LUN010, MYHI003, OBI001, SIW010, SMA025, SMA035, SNV009, SOD016, SOD020, SRR004, STE019, SWA012]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26666665" calcext:value-type="float">
            <text:p>0,26666665</text:p>
          </table:table-cell>
          <table:table-cell office:value-type="float" office:value="18.234661" calcext:value-type="float">
            <text:p>18,234661</text:p>
          </table:table-cell>
          <table:table-cell office:value-type="float" office:value="32.933327" calcext:value-type="float">
            <text:p>32,933327</text:p>
          </table:table-cell>
          <table:table-cell office:value-type="string" calcext:value-type="string">
            <text:p>[0.88, 0.48, 0.92, 0.34, 0.8, 0.3, 0.04, 0.44, 0.24, 0.14, 0.0, 0.12, 0.08, 0.02, 0.14]</text:p>
          </table:table-cell>
          <table:table-cell office:value-type="string" calcext:value-type="string">
            <text:p>[EEG026, EES008, EJP021, ELT008, EMM034, EWW035, LUN010, MYHI003, OBI001, POM022, SMA025, SMA035, SNB016, SNV009, SOD016, SOD020, STE019, SWA012]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5333333" calcext:value-type="float">
            <text:p>0,5333333</text:p>
          </table:table-cell>
          <table:table-cell office:value-type="float" office:value="18.647999" calcext:value-type="float">
            <text:p>18,647999</text:p>
          </table:table-cell>
          <table:table-cell office:value-type="float" office:value="41.866665" calcext:value-type="float">
            <text:p>41,866665</text:p>
          </table:table-cell>
          <table:table-cell office:value-type="string" calcext:value-type="string">
            <text:p>[0.98, 0.54, 0.82, 0.52, 0.86, 0.56, 0.26, 0.5, 0.36, 0.26, 0.0, 0.24, 0.14, 0.02, 0.22]</text:p>
          </table:table-cell>
          <table:table-cell office:value-type="string" calcext:value-type="string">
            <text:p>[EES008, EJP021, ELT008, EMM034, LBU033, LCC017, LMA008, LUN010, OCE009, SMA025, SMA035, SNB025, SNV007, SNV009, SOD016, SST033, STE019, SWA012]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6666666" calcext:value-type="float">
            <text:p>0,6666666</text:p>
          </table:table-cell>
          <table:table-cell office:value-type="float" office:value="18.961332" calcext:value-type="float">
            <text:p>18,961332</text:p>
          </table:table-cell>
          <table:table-cell office:value-type="float" office:value="44.93333" calcext:value-type="float">
            <text:p>44,93333</text:p>
          </table:table-cell>
          <table:table-cell office:value-type="string" calcext:value-type="string">
            <text:p>[1.0, 0.64, 0.94, 0.54, 0.92, 0.5, 0.18, 0.48, 0.52, 0.2, 0.0, 0.28, 0.34, 0.0, 0.2]</text:p>
          </table:table-cell>
          <table:table-cell office:value-type="string" calcext:value-type="string">
            <text:p>[EES008, EJP021, ELT008, EMM034, LBU033, LCC017, LMA008, LUN010, OCE009, SMA025, SMA035, SNB025, SNV007, SNV009, SOD016, SST033, STE019, SWA012]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.0666668" calcext:value-type="float">
            <text:p>3,0666668</text:p>
          </table:table-cell>
          <table:table-cell office:value-type="float" office:value="22.189335" calcext:value-type="float">
            <text:p>22,189335</text:p>
          </table:table-cell>
          <table:table-cell office:value-type="float" office:value="43.466663" calcext:value-type="float">
            <text:p>43,466663</text:p>
          </table:table-cell>
          <table:table-cell office:value-type="string" calcext:value-type="string">
            <text:p>[1.0, 0.58, 0.92, 0.62, 0.88, 0.4, 0.18, 0.52, 0.44, 0.12, 0.0, 0.24, 0.16, 0.14, 0.32]</text:p>
          </table:table-cell>
          <table:table-cell office:value-type="string" calcext:value-type="string">
            <text:p>[EES008, EJP021, ELT008, EMM034, LBU033, LCC017, LMA008, LUN010, OCE009, SMA025, SMA035, SNB025, SNV007, SNV009, SOD016, SST033, STE019, SWA012]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26666665" calcext:value-type="float">
            <text:p>0,26666665</text:p>
          </table:table-cell>
          <table:table-cell office:value-type="float" office:value="23.847994" calcext:value-type="float">
            <text:p>23,847994</text:p>
          </table:table-cell>
          <table:table-cell office:value-type="float" office:value="42.533333" calcext:value-type="float">
            <text:p>42,533333</text:p>
          </table:table-cell>
          <table:table-cell office:value-type="string" calcext:value-type="string">
            <text:p>[0.96, 0.64, 0.92, 0.54, 0.9, 0.44, 0.24, 0.4, 0.44, 0.12, 0.0, 0.22, 0.24, 0.04, 0.28]</text:p>
          </table:table-cell>
          <table:table-cell office:value-type="string" calcext:value-type="string">
            <text:p>[EES008, EJP021, ELT008, EMM034, LBU033, LCC017, LMA008, LUN010, OCE009, SMA025, SMA035, SNB025, SNV007, SNV009, SOD016, SST033, STE019, SWA012]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6666666" calcext:value-type="float">
            <text:p>0,6666666</text:p>
          </table:table-cell>
          <table:table-cell office:value-type="float" office:value="24.222656" calcext:value-type="float">
            <text:p>24,222656</text:p>
          </table:table-cell>
          <table:table-cell office:value-type="float" office:value="44.933334" calcext:value-type="float">
            <text:p>44,933334</text:p>
          </table:table-cell>
          <table:table-cell office:value-type="string" calcext:value-type="string">
            <text:p>[0.98, 0.58, 0.92, 0.44, 0.84, 0.56, 0.26, 0.66, 0.42, 0.16, 0.0, 0.3, 0.26, 0.08, 0.28]</text:p>
          </table:table-cell>
          <table:table-cell office:value-type="string" calcext:value-type="string">
            <text:p>[EES008, EJP021, ELT008, EMM034, LBU033, LMA008, LUN010, OCE009, ORE004, PCA016, SMA025, SMA035, SNB025, SNV007, SNV009, SOD016, SST033, STE019]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1999999" calcext:value-type="float">
            <text:p>1,1999999</text:p>
          </table:table-cell>
          <table:table-cell office:value-type="float" office:value="26.61733" calcext:value-type="float">
            <text:p>26,61733</text:p>
          </table:table-cell>
          <table:table-cell office:value-type="float" office:value="44.266666" calcext:value-type="float">
            <text:p>44,266666</text:p>
          </table:table-cell>
          <table:table-cell office:value-type="string" calcext:value-type="string">
            <text:p>[1.0, 0.62, 0.88, 0.6, 0.82, 0.58, 0.2, 0.6, 0.36, 0.08, 0.0, 0.28, 0.24, 0.02, 0.36]</text:p>
          </table:table-cell>
          <table:table-cell office:value-type="string" calcext:value-type="string">
            <text:p>[ACMO002, ACOO018, EES008, EJP021, ELT008, EMM034, ERO036, LBU033, LPR005, LUN010, OCE009, SMA015, SMA025, SNB025, SNV009, SOD016, STE019, SWA012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9333333" calcext:value-type="float">
            <text:p>0,9333333</text:p>
          </table:table-cell>
          <table:table-cell office:value-type="float" office:value="26.754662" calcext:value-type="float">
            <text:p>26,754662</text:p>
          </table:table-cell>
          <table:table-cell office:value-type="float" office:value="44.53333" calcext:value-type="float">
            <text:p>44,53333</text:p>
          </table:table-cell>
          <table:table-cell office:value-type="string" calcext:value-type="string">
            <text:p>[0.96, 0.66, 0.96, 0.52, 0.92, 0.46, 0.16, 0.62, 0.48, 0.18, 0.0, 0.28, 0.14, 0.08, 0.26]</text:p>
          </table:table-cell>
          <table:table-cell office:value-type="string" calcext:value-type="string">
            <text:p>[ACSP026, EES008, EJP021, ELT008, EMM034, LBU033, LCC017, LUN010, OCE009, SMA025, SMA035, SNB025, SNV007, SNV009, SOD016, SST033, STE019, SWA012]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5333333" calcext:value-type="float">
            <text:p>0,5333333</text:p>
          </table:table-cell>
          <table:table-cell office:value-type="float" office:value="28.494661" calcext:value-type="float">
            <text:p>28,494661</text:p>
          </table:table-cell>
          <table:table-cell office:value-type="float" office:value="45.06666" calcext:value-type="float">
            <text:p>45,06666</text:p>
          </table:table-cell>
          <table:table-cell office:value-type="string" calcext:value-type="string">
            <text:p>[0.98, 0.66, 0.94, 0.52, 0.9, 0.54, 0.26, 0.58, 0.32, 0.2, 0.0, 0.4, 0.2, 0.04, 0.22]</text:p>
          </table:table-cell>
          <table:table-cell office:value-type="string" calcext:value-type="string">
            <text:p>[ACGM010, ACPP008, EES008, EJP021, ELT008, EMM034, LBU033, LCC017, LMA008, OCE009, SMA025, SMA035, SNB025, SNV007, SNV009, SOD016, STE019, SWA012]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5999999" calcext:value-type="float">
            <text:p>1,5999999</text:p>
          </table:table-cell>
          <table:table-cell office:value-type="float" office:value="29.011992" calcext:value-type="float">
            <text:p>29,01199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0.94, 0.66, 0.94, 0.64, 0.8, 0.62, 0.42, 0.56, 0.34, 0.28, 0.0, 0.26, 0.16, 0.0, 0.28]</text:p>
          </table:table-cell>
          <table:table-cell office:value-type="string" calcext:value-type="string">
            <text:p>[EES008, EJP021, ELT008, EMM022, EMM034, LBU033, LVE022, OCE009, OCE020, ORE004, SMA025, SMA035, SNB025, SNV009, SOD016, SST033, STE019, SWA001]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.6666667" calcext:value-type="float">
            <text:p>2,6666667</text:p>
          </table:table-cell>
          <table:table-cell office:value-type="float" office:value="29.242662" calcext:value-type="float">
            <text:p>29,242662</text:p>
          </table:table-cell>
          <table:table-cell office:value-type="float" office:value="48.8" calcext:value-type="float">
            <text:p>48,8</text:p>
          </table:table-cell>
          <table:table-cell office:value-type="string" calcext:value-type="string">
            <text:p>[1.0, 0.76, 0.94, 0.54, 0.94, 0.66, 0.28, 0.68, 0.4, 0.3, 0.02, 0.38, 0.22, 0.06, 0.14]</text:p>
          </table:table-cell>
          <table:table-cell office:value-type="string" calcext:value-type="string">
            <text:p>[EES008, EJP021, ELT008, EMM022, EMM034, LBU033, LVE022, OCE009, OCE020, ORE004, SMA025, SMA035, SNB025, SNV009, SOD016, SST033, STE019, SWA001]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.3333335" calcext:value-type="float">
            <text:p>3,3333335</text:p>
          </table:table-cell>
          <table:table-cell office:value-type="float" office:value="30.137331" calcext:value-type="float">
            <text:p>30,137331</text:p>
          </table:table-cell>
          <table:table-cell office:value-type="float" office:value="50.66666" calcext:value-type="float">
            <text:p>50,66666</text:p>
          </table:table-cell>
          <table:table-cell office:value-type="string" calcext:value-type="string">
            <text:p>[1.0, 0.6, 0.98, 0.74, 0.92, 0.66, 0.32, 0.66, 0.58, 0.2, 0.0, 0.32, 0.22, 0.1, 0.3]</text:p>
          </table:table-cell>
          <table:table-cell office:value-type="string" calcext:value-type="string">
            <text:p>[EES008, EJP021, EJP027, ELT008, EMM034, ERO011, LBU033, LUN010, OCE009, SAA011, SAS020, SMA025, SMA028, SMA035, SNV009, SOD016, SRR006, STE019]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.2" calcext:value-type="float">
            <text:p>5,2</text:p>
          </table:table-cell>
          <table:table-cell office:value-type="float" office:value="33.275997" calcext:value-type="float">
            <text:p>33,275997</text:p>
          </table:table-cell>
          <table:table-cell office:value-type="float" office:value="53.2" calcext:value-type="float">
            <text:p>53,2</text:p>
          </table:table-cell>
          <table:table-cell office:value-type="string" calcext:value-type="string">
            <text:p>[0.98, 0.82, 0.96, 0.64, 0.92, 0.52, 0.5, 0.72, 0.56, 0.4, 0.0, 0.3, 0.22, 0.0, 0.44]</text:p>
          </table:table-cell>
          <table:table-cell office:value-type="string" calcext:value-type="string">
            <text:p>[EES008, EJP021, ELT008, EMM022, EMM034, LBU033, OCE009, OCE020, OMA011, ORE004, SMA025, SMA035, SNB025, SNV009, SOD016, SST033, STE019, SWA001]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.8000002" calcext:value-type="float">
            <text:p>2,8000002</text:p>
          </table:table-cell>
          <table:table-cell office:value-type="float" office:value="30.126663" calcext:value-type="float">
            <text:p>30,126663</text:p>
          </table:table-cell>
          <table:table-cell office:value-type="float" office:value="52.8" calcext:value-type="float">
            <text:p>52,8</text:p>
          </table:table-cell>
          <table:table-cell office:value-type="string" calcext:value-type="string">
            <text:p>[1.0, 0.68, 0.98, 0.72, 0.92, 0.66, 0.36, 0.6, 0.56, 0.38, 0.0, 0.4, 0.26, 0.16, 0.24]</text:p>
          </table:table-cell>
          <table:table-cell office:value-type="string" calcext:value-type="string">
            <text:p>[EES008, EJP021, ELT008, EMM022, EMM034, LBU033, OCE009, OCE020, OMA011, ORE004, PFF002, SMA025, SMA035, SNB025, SNV009, SOD016, STE019, SWA001]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9333333" calcext:value-type="float">
            <text:p>0,9333333</text:p>
          </table:table-cell>
          <table:table-cell office:value-type="float" office:value="31.729332" calcext:value-type="float">
            <text:p>31,729332</text:p>
          </table:table-cell>
          <table:table-cell office:value-type="float" office:value="53.866665" calcext:value-type="float">
            <text:p>53,866665</text:p>
          </table:table-cell>
          <table:table-cell office:value-type="string" calcext:value-type="string">
            <text:p>[0.98, 0.72, 0.94, 0.76, 0.92, 0.7, 0.42, 0.64, 0.66, 0.36, 0.0, 0.46, 0.22, 0.1, 0.2]</text:p>
          </table:table-cell>
          <table:table-cell office:value-type="string" calcext:value-type="string">
            <text:p>[EES008, EJP021, EJP027, ELT008, EMM034, LBU033, LUN010, OCE009, OMW009, SAS020, SFO012, SMA025, SMA028, SMA035, SNV009, SOD016, SRR006, STE019]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8666666" calcext:value-type="float">
            <text:p>1,8666666</text:p>
          </table:table-cell>
          <table:table-cell office:value-type="float" office:value="31.94" calcext:value-type="float">
            <text:p>31,94</text:p>
          </table:table-cell>
          <table:table-cell office:value-type="float" office:value="51.733334" calcext:value-type="float">
            <text:p>51,733334</text:p>
          </table:table-cell>
          <table:table-cell office:value-type="string" calcext:value-type="string">
            <text:p>[1.0, 0.76, 0.96, 0.78, 0.84, 0.64, 0.34, 0.6, 0.58, 0.3, 0.0, 0.4, 0.18, 0.1, 0.28]</text:p>
          </table:table-cell>
          <table:table-cell office:value-type="string" calcext:value-type="string">
            <text:p>[ACFF001, EES008, EJP021, ELT008, EMM022, EMM034, LBU033, LUN013, OCE009, OCE020, ORR019, SMA025, SMA035, SMO022, SNV009, SOD016, SST033, STE019]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9333333" calcext:value-type="float">
            <text:p>0,9333333</text:p>
          </table:table-cell>
          <table:table-cell office:value-type="float" office:value="33.797337" calcext:value-type="float">
            <text:p>33,797337</text:p>
          </table:table-cell>
          <table:table-cell office:value-type="float" office:value="54.8" calcext:value-type="float">
            <text:p>54,8</text:p>
          </table:table-cell>
          <table:table-cell office:value-type="string" calcext:value-type="string">
            <text:p>[1.0, 0.66, 1.0, 0.5, 0.92, 0.7, 0.38, 0.7, 0.58, 0.34, 0.0, 0.52, 0.36, 0.08, 0.48]</text:p>
          </table:table-cell>
          <table:table-cell office:value-type="string" calcext:value-type="string">
            <text:p>[EES008, EJP021, EJP027, ELT008, EMM034, LBU033, LCA028, LUN010, OCE009, OMW009, SAS020, SFO012, SMA025, SMA035, SNV009, SOD016, SRR006, STE019]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.266667" calcext:value-type="float">
            <text:p>4,266667</text:p>
          </table:table-cell>
          <table:table-cell office:value-type="float" office:value="35.84667" calcext:value-type="float">
            <text:p>35,84667</text:p>
          </table:table-cell>
          <table:table-cell office:value-type="float" office:value="59.066666" calcext:value-type="float">
            <text:p>59,066666</text:p>
          </table:table-cell>
          <table:table-cell office:value-type="string" calcext:value-type="string">
            <text:p>[1.0, 0.8, 1.0, 0.66, 0.96, 0.76, 0.44, 0.74, 0.7, 0.46, 0.02, 0.34, 0.26, 0.24, 0.48]</text:p>
          </table:table-cell>
          <table:table-cell office:value-type="string" calcext:value-type="string">
            <text:p>[EES008, EJP021, EJP027, ELT008, EMM034, LBU033, LCA028, OCE009, OCP013, OMW009, SAS020, SFO012, SMA025, SMA035, SNV009, SOD016, SRR006, STE019]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.8" calcext:value-type="float">
            <text:p>4,8</text:p>
          </table:table-cell>
          <table:table-cell office:value-type="float" office:value="35.926666" calcext:value-type="float">
            <text:p>35,926666</text:p>
          </table:table-cell>
          <table:table-cell office:value-type="float" office:value="62.26666" calcext:value-type="float">
            <text:p>62,26666</text:p>
          </table:table-cell>
          <table:table-cell office:value-type="string" calcext:value-type="string">
            <text:p>[0.98, 0.74, 1.0, 0.84, 1.0, 0.7, 0.36, 0.9, 0.7, 0.5, 0.02, 0.5, 0.28, 0.28, 0.54]</text:p>
          </table:table-cell>
          <table:table-cell office:value-type="string" calcext:value-type="string">
            <text:p>[EES008, EJP021, EJP027, ELT008, EMM034, LBU033, OCE009, OCP013, OMW009, SAS020, SBB009, SFO012, SMA025, SMA035, SNV009, SOD016, SRR006, STE019]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.2" calcext:value-type="float">
            <text:p>3,2</text:p>
          </table:table-cell>
          <table:table-cell office:value-type="float" office:value="36.625328" calcext:value-type="float">
            <text:p>36,625328</text:p>
          </table:table-cell>
          <table:table-cell office:value-type="float" office:value="61.600006" calcext:value-type="float">
            <text:p>61,600006</text:p>
          </table:table-cell>
          <table:table-cell office:value-type="string" calcext:value-type="string">
            <text:p>[1.0, 0.8, 1.0, 0.74, 1.0, 0.72, 0.46, 0.86, 0.72, 0.46, 0.0, 0.46, 0.42, 0.18, 0.42]</text:p>
          </table:table-cell>
          <table:table-cell office:value-type="string" calcext:value-type="string">
            <text:p>[EES008, EJP021, EJP027, ELT008, EMM034, LBU033, OCE009, OCP013, OMW009, SAS020, SBB009, SFO012, SMA025, SMA035, SNV009, SOD016, SRR006, STE019]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.3333335" calcext:value-type="float">
            <text:p>5,3333335</text:p>
          </table:table-cell>
          <table:table-cell office:value-type="float" office:value="40.49333" calcext:value-type="float">
            <text:p>40,49333</text:p>
          </table:table-cell>
          <table:table-cell office:value-type="float" office:value="63.6" calcext:value-type="float">
            <text:p>63,6</text:p>
          </table:table-cell>
          <table:table-cell office:value-type="string" calcext:value-type="string">
            <text:p>[1.0, 0.86, 1.0, 0.82, 1.0, 0.76, 0.46, 0.76, 0.68, 0.48, 0.04, 0.5, 0.48, 0.16, 0.54]</text:p>
          </table:table-cell>
          <table:table-cell office:value-type="string" calcext:value-type="string">
            <text:p>[EES008, EJP021, EJP027, ELT008, EMM034, LBU033, OCE009, OCP013, OMW009, SAS020, SBB009, SHN002, SMA025, SMA035, SNV009, SOD016, SRR006, STE019]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9.599999" calcext:value-type="float">
            <text:p>9,599999</text:p>
          </table:table-cell>
          <table:table-cell office:value-type="float" office:value="44.55335" calcext:value-type="float">
            <text:p>44,55335</text:p>
          </table:table-cell>
          <table:table-cell office:value-type="float" office:value="70.266655" calcext:value-type="float">
            <text:p>70,266655</text:p>
          </table:table-cell>
          <table:table-cell office:value-type="string" calcext:value-type="string">
            <text:p>[1.0, 0.9, 1.0, 0.88, 1.0, 0.84, 0.66, 0.9, 0.76, 0.48, 0.0, 0.74, 0.4, 0.28, 0.7]</text:p>
          </table:table-cell>
          <table:table-cell office:value-type="string" calcext:value-type="string">
            <text:p>[EES008, EJP021, EJP027, ELT008, EMM034, LBU033, OCE009, OCP013, OMW009, SAA020, SAS020, SBB009, SMA025, SMA035, SNV009, SOD016, SRR006, STE019]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0.933332" calcext:value-type="float">
            <text:p>10,933332</text:p>
          </table:table-cell>
          <table:table-cell office:value-type="float" office:value="44.799995" calcext:value-type="float">
            <text:p>44,799995</text:p>
          </table:table-cell>
          <table:table-cell office:value-type="float" office:value="70.13333" calcext:value-type="float">
            <text:p>70,13333</text:p>
          </table:table-cell>
          <table:table-cell office:value-type="string" calcext:value-type="string">
            <text:p>[1.0, 0.8, 0.98, 0.94, 1.0, 0.86, 0.6, 0.82, 0.78, 0.48, 0.0, 0.7, 0.58, 0.36, 0.62]</text:p>
          </table:table-cell>
          <table:table-cell office:value-type="string" calcext:value-type="string">
            <text:p>[ACPP008, EES008, EJP021, EJP027, ELT008, EMM034, LBU033, OCE009, OCP013, OMW009, SAA020, SAS020, SMA025, SMA035, SNV009, SOD016, SRR006, STE019]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.8666663" calcext:value-type="float">
            <text:p>7,8666663</text:p>
          </table:table-cell>
          <table:table-cell office:value-type="float" office:value="44.652" calcext:value-type="float">
            <text:p>44,652</text:p>
          </table:table-cell>
          <table:table-cell office:value-type="float" office:value="68.53333" calcext:value-type="float">
            <text:p>68,53333</text:p>
          </table:table-cell>
          <table:table-cell office:value-type="string" calcext:value-type="string">
            <text:p>[1.0, 0.82, 1.0, 0.92, 1.0, 0.78, 0.66, 0.88, 0.76, 0.46, 0.04, 0.62, 0.38, 0.34, 0.62]</text:p>
          </table:table-cell>
          <table:table-cell office:value-type="string" calcext:value-type="string">
            <text:p>[ACPP008, EES008, EJP021, EJP027, ELT008, EMM034, LBU033, OCE009, OCP013, OMW009, SAA020, SAS020, SMA025, SMA035, SNV009, SOD016, SRR006, STE019]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3999996" calcext:value-type="float">
            <text:p>6,3999996</text:p>
          </table:table-cell>
          <table:table-cell office:value-type="float" office:value="47.09602" calcext:value-type="float">
            <text:p>47,09602</text:p>
          </table:table-cell>
          <table:table-cell office:value-type="float" office:value="66.66667" calcext:value-type="float">
            <text:p>66,66667</text:p>
          </table:table-cell>
          <table:table-cell office:value-type="string" calcext:value-type="string">
            <text:p>[1.0, 0.88, 1.0, 0.86, 0.98, 0.74, 0.6, 0.84, 0.82, 0.64, 0.04, 0.42, 0.42, 0.2, 0.56]</text:p>
          </table:table-cell>
          <table:table-cell office:value-type="string" calcext:value-type="string">
            <text:p>[ACPP008, EES008, EJP021, EJP027, ELT008, EMM034, LBU033, OCE009, OCP013, OMW009, SAA020, SAS020, SMA025, SMA035, SNV009, SOD016, SRR006, STE019]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266667" calcext:value-type="float">
            <text:p>6,266667</text:p>
          </table:table-cell>
          <table:table-cell office:value-type="float" office:value="47.25067" calcext:value-type="float">
            <text:p>47,25067</text:p>
          </table:table-cell>
          <table:table-cell office:value-type="float" office:value="69.200005" calcext:value-type="float">
            <text:p>69,200005</text:p>
          </table:table-cell>
          <table:table-cell office:value-type="string" calcext:value-type="string">
            <text:p>[1.0, 0.9, 1.0, 0.9, 1.0, 0.74, 0.6, 0.78, 0.92, 0.62, 0.0, 0.66, 0.48, 0.22, 0.56]</text:p>
          </table:table-cell>
          <table:table-cell office:value-type="string" calcext:value-type="string">
            <text:p>[ACPP008, EES008, EJP021, EJP027, ELT008, EMM034, LBU033, OCE009, OCP013, OMW009, SAA020, SAS020, SMA025, SMA035, SNV009, SOD016, SRR006, STE019]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7.8666663" calcext:value-type="float">
            <text:p>7,8666663</text:p>
          </table:table-cell>
          <table:table-cell office:value-type="float" office:value="46.469326" calcext:value-type="float">
            <text:p>46,469326</text:p>
          </table:table-cell>
          <table:table-cell office:value-type="float" office:value="71.06668" calcext:value-type="float">
            <text:p>71,06668</text:p>
          </table:table-cell>
          <table:table-cell office:value-type="string" calcext:value-type="string">
            <text:p>[1.0, 0.88, 1.0, 0.92, 1.0, 0.86, 0.58, 0.9, 0.82, 0.58, 0.02, 0.54, 0.58, 0.38, 0.6]</text:p>
          </table:table-cell>
          <table:table-cell office:value-type="string" calcext:value-type="string">
            <text:p>[ACPP008, EES008, EJP021, EJP027, ELT008, EMM034, LBU033, OCE009, OCP013, OMW009, SAA020, SAS020, SMA025, SMA035, SNV009, SOD016, SRR006, STE019]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.8666663" calcext:value-type="float">
            <text:p>5,8666663</text:p>
          </table:table-cell>
          <table:table-cell office:value-type="float" office:value="48.562668" calcext:value-type="float">
            <text:p>48,562668</text:p>
          </table:table-cell>
          <table:table-cell office:value-type="float" office:value="71.33333" calcext:value-type="float">
            <text:p>71,33333</text:p>
          </table:table-cell>
          <table:table-cell office:value-type="string" calcext:value-type="string">
            <text:p>[1.0, 0.94, 1.0, 0.96, 1.0, 0.78, 0.68, 0.86, 0.82, 0.58, 0.0, 0.68, 0.5, 0.28, 0.62]</text:p>
          </table:table-cell>
          <table:table-cell office:value-type="string" calcext:value-type="string">
            <text:p>[EES008, EJP021, EJP027, ELT008, EMM034, LBI007, LUN012, OCE009, OCP013, OMW009, SAS020, SEL017, SMA025, SMA035, SNV009, SOD016, SRR006, STE019]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2.666665" calcext:value-type="float">
            <text:p>12,666665</text:p>
          </table:table-cell>
          <table:table-cell office:value-type="float" office:value="47.57733" calcext:value-type="float">
            <text:p>47,57733</text:p>
          </table:table-cell>
          <table:table-cell office:value-type="float" office:value="69.333336" calcext:value-type="float">
            <text:p>69,333336</text:p>
          </table:table-cell>
          <table:table-cell office:value-type="string" calcext:value-type="string">
            <text:p>[1.0, 0.86, 1.0, 0.9, 1.0, 0.8, 0.64, 0.84, 0.84, 0.64, 0.04, 0.56, 0.54, 0.24, 0.5]</text:p>
          </table:table-cell>
          <table:table-cell office:value-type="string" calcext:value-type="string">
            <text:p>[EES008, EJP021, EJP027, ELT008, EMM034, LBI007, LUN012, OCE009, OCP013, OMW009, SAS020, SEL017, SMA025, SMA035, SNV009, SOD016, SRR006, STE019]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1.2" calcext:value-type="float">
            <text:p>11,2</text:p>
          </table:table-cell>
          <table:table-cell office:value-type="float" office:value="49.30266" calcext:value-type="float">
            <text:p>49,30266</text:p>
          </table:table-cell>
          <table:table-cell office:value-type="float" office:value="68.66667" calcext:value-type="float">
            <text:p>68,66667</text:p>
          </table:table-cell>
          <table:table-cell office:value-type="string" calcext:value-type="string">
            <text:p>[1.0, 0.9, 0.98, 0.86, 0.98, 0.84, 0.54, 0.84, 0.82, 0.54, 0.02, 0.54, 0.54, 0.24, 0.66]</text:p>
          </table:table-cell>
          <table:table-cell office:value-type="string" calcext:value-type="string">
            <text:p>[EES008, EJP021, EJP027, ELT008, EMM034, LBI007, LUN012, OCE009, OCP013, OMW009, SAS020, SEL017, SMA025, SMA035, SNV009, SOD016, SRR006, STE019]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.0666666" calcext:value-type="float">
            <text:p>5,0666666</text:p>
          </table:table-cell>
          <table:table-cell office:value-type="float" office:value="48.844006" calcext:value-type="float">
            <text:p>48,844006</text:p>
          </table:table-cell>
          <table:table-cell office:value-type="float" office:value="71.6" calcext:value-type="float">
            <text:p>71,6</text:p>
          </table:table-cell>
          <table:table-cell office:value-type="string" calcext:value-type="string">
            <text:p>[1.0, 0.92, 1.0, 0.8, 0.98, 0.86, 0.7, 0.86, 0.9, 0.62, 0.06, 0.62, 0.56, 0.28, 0.58]</text:p>
          </table:table-cell>
          <table:table-cell office:value-type="string" calcext:value-type="string">
            <text:p>[ACGM045, EES008, EJP021, EJP027, ELT008, EMM034, LBU033, LMA015, OCE009, OCP013, OMW009, ORE012, PFF017, SMA025, SNV009, SOD016, SRR006, STE019]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1.333332" calcext:value-type="float">
            <text:p>11,333332</text:p>
          </table:table-cell>
          <table:table-cell office:value-type="float" office:value="48.389343" calcext:value-type="float">
            <text:p>48,389343</text:p>
          </table:table-cell>
          <table:table-cell office:value-type="float" office:value="71.86667" calcext:value-type="float">
            <text:p>71,86667</text:p>
          </table:table-cell>
          <table:table-cell office:value-type="string" calcext:value-type="string">
            <text:p>[1.0, 0.96, 1.0, 0.88, 1.0, 0.9, 0.62, 0.92, 0.84, 0.52, 0.04, 0.68, 0.62, 0.22, 0.58]</text:p>
          </table:table-cell>
          <table:table-cell office:value-type="string" calcext:value-type="string">
            <text:p>[ACGM045, EES008, EJP021, EJP027, ELT008, EMM034, LBU033, OCE009, OCP013, OMW009, ORE012, PFF017, SGM021, SMA025, SNV009, SOD016, SRR006, STE019]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1.999999" calcext:value-type="float">
            <text:p>11,999999</text:p>
          </table:table-cell>
          <table:table-cell office:value-type="float" office:value="48.67734" calcext:value-type="float">
            <text:p>48,67734</text:p>
          </table:table-cell>
          <table:table-cell office:value-type="float" office:value="73.200005" calcext:value-type="float">
            <text:p>73,200005</text:p>
          </table:table-cell>
          <table:table-cell office:value-type="string" calcext:value-type="string">
            <text:p>[1.0, 0.96, 1.0, 0.86, 1.0, 0.88, 0.64, 0.9, 0.74, 0.66, 0.06, 0.66, 0.64, 0.36, 0.62]</text:p>
          </table:table-cell>
          <table:table-cell office:value-type="string" calcext:value-type="string">
            <text:p>[ACGM045, EES008, EJP021, EJP027, ELT008, EMM034, ESS002, LBU033, OCE009, OCP013, OMW009, ORE012, PFF017, SGM021, SMA025, SNV009, SOD016, STE019]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1.466665" calcext:value-type="float">
            <text:p>11,466665</text:p>
          </table:table-cell>
          <table:table-cell office:value-type="float" office:value="51.66933" calcext:value-type="float">
            <text:p>51,66933</text:p>
          </table:table-cell>
          <table:table-cell office:value-type="float" office:value="75.733345" calcext:value-type="float">
            <text:p>75,733345</text:p>
          </table:table-cell>
          <table:table-cell office:value-type="string" calcext:value-type="string">
            <text:p>[1.0, 0.94, 0.98, 0.86, 1.0, 0.86, 0.82, 0.8, 0.9, 0.66, 0.0, 0.72, 0.64, 0.46, 0.72]</text:p>
          </table:table-cell>
          <table:table-cell office:value-type="string" calcext:value-type="string">
            <text:p>[ACGM045, EES008, EJP021, EJP027, ELT008, EMM034, ESS002, LBU033, OCE009, OCP013, OMW009, ORE012, PFF017, SGM021, SMA025, SNV009, SOD016, STE019]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9.999999" calcext:value-type="float">
            <text:p>9,999999</text:p>
          </table:table-cell>
          <table:table-cell office:value-type="float" office:value="51.141327" calcext:value-type="float">
            <text:p>51,141327</text:p>
          </table:table-cell>
          <table:table-cell office:value-type="float" office:value="80.666664" calcext:value-type="float">
            <text:p>80,666664</text:p>
          </table:table-cell>
          <table:table-cell office:value-type="string" calcext:value-type="string">
            <text:p>[1.0, 0.94, 1.0, 0.96, 1.0, 0.98, 0.7, 0.96, 0.96, 0.74, 0.1, 0.68, 0.78, 0.52, 0.78]</text:p>
          </table:table-cell>
          <table:table-cell office:value-type="string" calcext:value-type="string">
            <text:p>[ACGM035, ACGM045, EES008, EJP021, EJP027, EMM034, EWW036, OCE009, OCP013, OMW009, ORE012, PFF017, SGM021, SMA025, SNV009, SOD016, SRR006, STE019]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.799999" calcext:value-type="float">
            <text:p>10,799999</text:p>
          </table:table-cell>
          <table:table-cell office:value-type="float" office:value="52.80532" calcext:value-type="float">
            <text:p>52,80532</text:p>
          </table:table-cell>
          <table:table-cell office:value-type="float" office:value="80.8" calcext:value-type="float">
            <text:p>80,8</text:p>
          </table:table-cell>
          <table:table-cell office:value-type="string" calcext:value-type="string">
            <text:p>[1.0, 0.98, 1.0, 0.98, 1.0, 0.94, 0.78, 0.96, 0.92, 0.72, 0.14, 0.64, 0.66, 0.58, 0.82]</text:p>
          </table:table-cell>
          <table:table-cell office:value-type="string" calcext:value-type="string">
            <text:p>[ACGM035, ACGM045, ACNO028, EES008, EJP021, EJP027, EMM034, EWW036, OCE009, OCP013, ORE012, PFF017, SGM021, SMA025, SNV009, SOD016, SRR006, STE019]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.533332" calcext:value-type="float">
            <text:p>14,533332</text:p>
          </table:table-cell>
          <table:table-cell office:value-type="float" office:value="54.71733" calcext:value-type="float">
            <text:p>54,71733</text:p>
          </table:table-cell>
          <table:table-cell office:value-type="float" office:value="82.53334" calcext:value-type="float">
            <text:p>82,53334</text:p>
          </table:table-cell>
          <table:table-cell office:value-type="string" calcext:value-type="string">
            <text:p>[1.0, 0.96, 1.0, 0.94, 1.0, 0.96, 0.8, 0.96, 0.98, 0.8, 0.12, 0.72, 0.8, 0.58, 0.76]</text:p>
          </table:table-cell>
          <table:table-cell office:value-type="string" calcext:value-type="string">
            <text:p>[ACGM035, ACGM045, ACNO028, EES008, EJP021, EJP027, EMM034, EWW036, OCE009, OCP013, ORE012, PFF017, SGM021, SMA025, SNV009, SOD016, SRR006, STE019]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6.8" calcext:value-type="float">
            <text:p>16,8</text:p>
          </table:table-cell>
          <table:table-cell office:value-type="float" office:value="55.565346" calcext:value-type="float">
            <text:p>55,565346</text:p>
          </table:table-cell>
          <table:table-cell office:value-type="float" office:value="80.666664" calcext:value-type="float">
            <text:p>80,666664</text:p>
          </table:table-cell>
          <table:table-cell office:value-type="string" calcext:value-type="string">
            <text:p>[1.0, 0.92, 1.0, 0.98, 0.98, 0.98, 0.66, 0.98, 0.94, 0.72, 0.06, 0.82, 0.68, 0.58, 0.8]</text:p>
          </table:table-cell>
          <table:table-cell office:value-type="string" calcext:value-type="string">
            <text:p>[ACGM035, ACGM045, ACNO028, EES008, EJP021, EJP027, EMM034, EWW036, OCE009, OCP013, ORE012, PFF017, SGM021, SMA025, SNV009, SOD016, SRR006, STE019]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5.066666" calcext:value-type="float">
            <text:p>25,066666</text:p>
          </table:table-cell>
          <table:table-cell office:value-type="float" office:value="59.24133" calcext:value-type="float">
            <text:p>59,24133</text:p>
          </table:table-cell>
          <table:table-cell office:value-type="float" office:value="82.53333" calcext:value-type="float">
            <text:p>82,53333</text:p>
          </table:table-cell>
          <table:table-cell office:value-type="string" calcext:value-type="string">
            <text:p>[1.0, 0.96, 1.0, 0.94, 1.0, 0.98, 0.88, 0.92, 0.98, 0.84, 0.06, 0.82, 0.64, 0.58, 0.78]</text:p>
          </table:table-cell>
          <table:table-cell office:value-type="string" calcext:value-type="string">
            <text:p>[ACGM035, ACGM045, EES008, EJP021, EJP027, EMM034, EWW036, OCE009, OCP013, OMW009, OWA023, SCO025, SMA025, SNV009, SOD016, SRR006, STE019, SWA022]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.666666" calcext:value-type="float">
            <text:p>14,666666</text:p>
          </table:table-cell>
          <table:table-cell office:value-type="float" office:value="55.564" calcext:value-type="float">
            <text:p>55,564</text:p>
          </table:table-cell>
          <table:table-cell office:value-type="float" office:value="82.8" calcext:value-type="float">
            <text:p>82,8</text:p>
          </table:table-cell>
          <table:table-cell office:value-type="string" calcext:value-type="string">
            <text:p>[1.0, 0.98, 1.0, 0.98, 1.0, 0.94, 0.82, 0.94, 0.96, 0.8, 0.04, 0.78, 0.72, 0.58, 0.88]</text:p>
          </table:table-cell>
          <table:table-cell office:value-type="string" calcext:value-type="string">
            <text:p>[ACGM035, ACGM045, EES008, EJP021, EJP027, EMM034, EWW036, OCE009, OCP013, OWA023, SCO025, SMA025, SNV009, SOD016, SRR003, SRR006, STE019, SWA022]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9.599999" calcext:value-type="float">
            <text:p>9,599999</text:p>
          </table:table-cell>
          <table:table-cell office:value-type="float" office:value="60.09999" calcext:value-type="float">
            <text:p>60,09999</text:p>
          </table:table-cell>
          <table:table-cell office:value-type="float" office:value="85.06667" calcext:value-type="float">
            <text:p>85,06667</text:p>
          </table:table-cell>
          <table:table-cell office:value-type="string" calcext:value-type="string">
            <text:p>[1.0, 1.0, 1.0, 0.94, 1.0, 0.98, 0.88, 0.98, 0.9, 0.88, 0.12, 0.86, 0.72, 0.64, 0.86]</text:p>
          </table:table-cell>
          <table:table-cell office:value-type="string" calcext:value-type="string">
            <text:p>[ACGM035, ACGM045, ACMU006, EES008, EJP021, EJP027, EMM034, EWW036, OCE009, OCP013, OMW009, SCO025, SMA025, SNV009, SOD016, SRR006, STE019, SWA022]</text:p>
          </table:table-cell>
        </table:table-row>
      </table:table>
      <table:table table:name="R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<text:s/>WorstFit</text:p>
          </table:table-cell>
          <table:table-cell office:value-type="string" calcext:value-type="string">
            <text:p><text:s/>AvgFit</text:p>
          </table:table-cell>
          <table:table-cell office:value-type="string" calcext:value-type="string">
            <text:p><text:s/>BestFit</text:p>
          </table:table-cell>
          <table:table-cell office:value-type="string" calcext:value-type="string">
            <text:p><text:s/>BestFirDistribution</text:p>
          </table:table-cell>
          <table:table-cell office:value-type="string" calcext:value-type="string">
            <text:p><text:s/>BestDeck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14, ACTO002, EEG006, EHH008, EJF003, EPP029, ERO027, LRE026, OFI016, OWA023, PFF017, SAS018, SBB003, SFO026, SMW017, SPI016, SPP001, STR03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6, ACGD002, ACGM024, ACGM025, EPP003, EWO003, EWO019, FSE001, LCR002, LMA045, LTT021, SCC002, SOD027, SPI021, SST032, STE019, SWA009, SWA017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01, ACGD001, ACMY002, EES003, EJF005, EWW030, LEV005, LMA046, OCE018, OSH023, PCA032, PHE007, SFN023, SFO007, SFR006, SGM006, SPI026, SSS013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OO010, EEE003, EEE007, EJP014, EMM029, ERO042, LAM015, LBI008, LBI042, LCC019, LMA035, OCP029, SCO014, SFO016, SME005, SME021, SRR007, SSS001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01, EWO009, EWW018, LVE012, OBI004, OCP022, ODE016, OFF010, OFI020, ORE005, OWA014, PCA007, PCA034, POM003, SFO011, SNV041, SSS019, SST032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9, ACMY002, ACPH005, ACPP035, EWO009, LCC002, SDD006, SFO023, SMA036, SME017, SMW005, SNV019, SNV042, SOD014, SRR015, SSC004, STE008, SWA001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05, ACFF004, ACOO016, ACSP008, EEE003, EEE004, EPP014, ERO024, HEV007, LAL022, LBI005, LBI016, LCA010, MYSE001, OCE006, OMA016, SFN012, SMA033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OO010, EEE003, EEE007, EJP014, EMM029, ERO042, LBI008, LBI042, LCC019, LMA035, OCP029, OWA014, SFO016, SME005, SRR007, SSC001, SSS001, SWA01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7, ACFE019, ACHA018, ACWS007, EAG009, EJF005, LAM008, LRE002, LUN027, OFI005, OFI011, PHE001, PIC009, SAS005, SGM029, SOD031, SRR002, SZO006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5, ACAM001, ACFE005, ACNO019, ACSP009, EPP006, LBI004, LMA038, LVE010, ODE003, PFF020, PHE005, SBB016, SMO016, SNB023, SNV018, SNV042, STE011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9, LCC002, OBI005, ORR004, OSH011, PFF006, SDD006, SFO023, SME017, SMW005, SNV006, SNV019, SNV042, SOD014, SRR015, SSC004, STE008, SWA001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9, ACAM008, ACAZ005, ACCU022, ACFE004, ACFE012, ACFE023, ACGM029, ACNO022, ACOO014, ACTO002, EAG024, EWW003, EWW014, LDG018, SCO027, SEL020, SMA025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30, ACOO016, ACPP018, EEE003, EOW024, EPP014, ERO005, LAL022, LBI005, LCA010, LRE002, LRE031, OCE006, PAN019, SEL023, SEN001, SFN012, SOD003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7, ACEV001, ACHA001, ACHA018, ACMU001, CEV001, EAG009, LBB016, LBU003, LCA014, LRE002, LUN027, OFI005, OFI011, PHE011, SDD014, SRR002, SZO006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026666666" calcext:value-type="float">
            <text:p>0,0026666666</text:p>
          </table:table-cell>
          <table:table-cell office:value-type="float" office:value="0.13333333" calcext:value-type="float">
            <text:p>0,13333333</text:p>
          </table:table-cell>
          <table:table-cell office:value-type="string" calcext:value-type="string">
            <text:p>[0.02, 0.0, 0.0, 0.0, 0.0, 0.0, 0.0, 0.0, 0.0, 0.0, 0.0, 0.0, 0.0, 0.0, 0.0]</text:p>
          </table:table-cell>
          <table:table-cell office:value-type="string" calcext:value-type="string">
            <text:p>[ACAL039, ACAM008, ACCU022, ACFE012, ACFE032, ACGM029, ACNO022, ACPP020, EAG024, EEE008, EHH009, ERO036, LDG018, LMA031, LMC022, OMW012, SDD014, SMA025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OO012, ACPH005, ACPP027, LCC016, LRE005, LVE023, OBI015, OCP014, ODE009, PHE031, SBB009, SEN012, SGD012, SGM027, SMT008, SNV033, SSC001, SSS030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32, ACFF004, ACSP008, EEE003, EPP014, EWW039, HEV007, LAL022, LBI005, LCA010, MYSE001, OMA016, POM017, SEL001, SEL003, SFN012, SMT002, STE010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09, ACGM047, ACNO025, EJF002, EJP017, EMM022, EWO013, LAL015, LAL027, LCC013, LPR022, OWA023, POM009, SEV001, SFN009, SOD031, SRR014, SZO007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0013333333" calcext:value-type="float">
            <text:p>0,0013333333</text:p>
          </table:table-cell>
          <table:table-cell office:value-type="float" office:value="0.13333333" calcext:value-type="float">
            <text:p>0,13333333</text:p>
          </table:table-cell>
          <table:table-cell office:value-type="string" calcext:value-type="string">
            <text:p>[0.02, 0.0, 0.0, 0.0, 0.0, 0.0, 0.0, 0.0, 0.0, 0.0, 0.0, 0.0, 0.0, 0.0, 0.0]</text:p>
          </table:table-cell>
          <table:table-cell office:value-type="string" calcext:value-type="string">
            <text:p>[ACAM008, ACCU022, ACFE012, ACFE032, ACGM029, ACNO022, EHH009, ERO036, LDG018, LMA031, LMC022, OMW012, ORF004, SDD014, SEL005, SMA025, SOD016, SZO003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026666666" calcext:value-type="float">
            <text:p>0,0026666666</text:p>
          </table:table-cell>
          <table:table-cell office:value-type="float" office:value="0.13333333" calcext:value-type="float">
            <text:p>0,13333333</text:p>
          </table:table-cell>
          <table:table-cell office:value-type="string" calcext:value-type="string">
            <text:p>[0.02, 0.0, 0.0, 0.0, 0.0, 0.0, 0.0, 0.0, 0.0, 0.0, 0.0, 0.0, 0.0, 0.0, 0.0]</text:p>
          </table:table-cell>
          <table:table-cell office:value-type="string" calcext:value-type="string">
            <text:p>[ACAM008, ACFE012, ACFE032, ACGM029, ACNO022, EAG032, EHH009, ERO036, LDG018, LMA031, LMC022, OMW012, ORF004, SDD014, SEL005, SMA025, SOD016, SZO003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053333333" calcext:value-type="float">
            <text:p>0,0053333333</text:p>
          </table:table-cell>
          <table:table-cell office:value-type="float" office:value="0.26666665" calcext:value-type="float">
            <text:p>0,26666665</text:p>
          </table:table-cell>
          <table:table-cell office:value-type="string" calcext:value-type="string">
            <text:p>[0.04, 0.0, 0.0, 0.0, 0.0, 0.0, 0.0, 0.0, 0.0, 0.0, 0.0, 0.0, 0.0, 0.0, 0.0]</text:p>
          </table:table-cell>
          <table:table-cell office:value-type="string" calcext:value-type="string">
            <text:p>[ACAM008, ACCU022, ACFE012, ACFE032, ACGM029, ACNO022, EHH009, FSE001, LDG018, LMA031, LMC022, OMW012, SDD014, SEL005, SMA025, SOD016, SPL009, SZO003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13333332" calcext:value-type="float">
            <text:p>0,013333332</text:p>
          </table:table-cell>
          <table:table-cell office:value-type="float" office:value="0.39999998" calcext:value-type="float">
            <text:p>0,39999998</text:p>
          </table:table-cell>
          <table:table-cell office:value-type="string" calcext:value-type="string">
            <text:p>[0.04, 0.0, 0.0, 0.0, 0.02, 0.0, 0.0, 0.0, 0.0, 0.0, 0.0, 0.0, 0.0, 0.0, 0.0]</text:p>
          </table:table-cell>
          <table:table-cell office:value-type="string" calcext:value-type="string">
            <text:p>[ACCU022, ACFE032, ACGM024, ACGM029, ACNO022, EHH009, LDG018, LMA031, LMC022, OMW012, ORF004, SCC001, SDD014, SEL005, SMA025, SOD016, SPL009, SZO003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04266667" calcext:value-type="float">
            <text:p>0,04266667</text:p>
          </table:table-cell>
          <table:table-cell office:value-type="float" office:value="0.5333333" calcext:value-type="float">
            <text:p>0,5333333</text:p>
          </table:table-cell>
          <table:table-cell office:value-type="string" calcext:value-type="string">
            <text:p>[0.08, 0.0, 0.0, 0.0, 0.0, 0.0, 0.0, 0.0, 0.0, 0.0, 0.0, 0.0, 0.0, 0.0, 0.0]</text:p>
          </table:table-cell>
          <table:table-cell office:value-type="string" calcext:value-type="string">
            <text:p>[ACCU022, ACFE032, ACGM024, ACGM029, ACNO022, EHH009, LAM011, LBU008, LDG018, LMA031, LMC022, OMW012, SDD014, SEL005, SMA025, SOD016, SPL009, SZO003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16533327" calcext:value-type="float">
            <text:p>0,16533327</text:p>
          </table:table-cell>
          <table:table-cell office:value-type="float" office:value="1.0666666" calcext:value-type="float">
            <text:p>1,0666666</text:p>
          </table:table-cell>
          <table:table-cell office:value-type="string" calcext:value-type="string">
            <text:p>[0.08, 0.0, 0.06, 0.0, 0.02, 0.0, 0.0, 0.0, 0.0, 0.0, 0.0, 0.0, 0.0, 0.0, 0.0]</text:p>
          </table:table-cell>
          <table:table-cell office:value-type="string" calcext:value-type="string">
            <text:p>[ACAM008, ACCU022, ACFE032, ACGM024, ACGM029, LAM011, LDG018, LMA031, LMC022, ODE008, OMW012, SCO005, SDD014, SEL005, SMA025, SOD016, SPL009, SZO003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35733315" calcext:value-type="float">
            <text:p>0,35733315</text:p>
          </table:table-cell>
          <table:table-cell office:value-type="float" office:value="1.3333333" calcext:value-type="float">
            <text:p>1,3333333</text:p>
          </table:table-cell>
          <table:table-cell office:value-type="string" calcext:value-type="string">
            <text:p>[0.12, 0.0, 0.06, 0.0, 0.02, 0.0, 0.0, 0.0, 0.0, 0.0, 0.0, 0.0, 0.0, 0.0, 0.0]</text:p>
          </table:table-cell>
          <table:table-cell office:value-type="string" calcext:value-type="string">
            <text:p>[ACAM008, ACFE032, ACGM024, ACGM029, ECF014, LAM011, LDG018, LMA031, LMC022, ODE008, OMW012, SCO005, SDD014, SEL005, SMA025, SOD016, SPL009, SZO003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51999974" calcext:value-type="float">
            <text:p>0,51999974</text:p>
          </table:table-cell>
          <table:table-cell office:value-type="float" office:value="4.0000005" calcext:value-type="float">
            <text:p>4,0000005</text:p>
          </table:table-cell>
          <table:table-cell office:value-type="string" calcext:value-type="string">
            <text:p>[0.26, 0.0, 0.16, 0.0, 0.18, 0.0, 0.0, 0.0, 0.0, 0.0, 0.0, 0.0, 0.0, 0.0, 0.0]</text:p>
          </table:table-cell>
          <table:table-cell office:value-type="string" calcext:value-type="string">
            <text:p>[ACAM008, ACFE032, ACGM024, ACGM029, ECF014, EES008, LAM011, LDG018, LMA031, LMC022, ODE008, OMW012, SCO005, SDD014, SEL005, SMA025, SOD016, SPL009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1279998" calcext:value-type="float">
            <text:p>1,1279998</text:p>
          </table:table-cell>
          <table:table-cell office:value-type="float" office:value="5.466666" calcext:value-type="float">
            <text:p>5,466666</text:p>
          </table:table-cell>
          <table:table-cell office:value-type="string" calcext:value-type="string">
            <text:p>[0.44, 0.02, 0.14, 0.04, 0.14, 0.02, 0.0, 0.0, 0.02, 0.0, 0.0, 0.0, 0.0, 0.0, 0.0]</text:p>
          </table:table-cell>
          <table:table-cell office:value-type="string" calcext:value-type="string">
            <text:p>[ACFE032, ACGM024, ACGM029, ECF014, EES008, LAM011, LDG018, LMA031, LMC022, ODE008, OMW012, ORR021, SCO005, SDD014, SEL005, SMA025, SOD016, SPL009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.2693326" calcext:value-type="float">
            <text:p>2,26933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.56, 0.04, 0.32, 0.04, 0.16, 0.04, 0.0, 0.0, 0.04, 0.0, 0.0, 0.0, 0.0, 0.0, 0.0]</text:p>
          </table:table-cell>
          <table:table-cell office:value-type="string" calcext:value-type="string">
            <text:p>[ACFE032, ACGM024, ACGM029, ACNO022, EES008, EHH009, EWW036, LAM011, LDG018, LRE027, LUN012, OMW012, SDD014, SIW018, SMA025, SOD016, SPL009, SZO003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.7800002" calcext:value-type="float">
            <text:p>3,7800002</text:p>
          </table:table-cell>
          <table:table-cell office:value-type="float" office:value="9.333333" calcext:value-type="float">
            <text:p>9,333333</text:p>
          </table:table-cell>
          <table:table-cell office:value-type="string" calcext:value-type="string">
            <text:p>[0.6, 0.04, 0.38, 0.06, 0.26, 0.02, 0.0, 0.02, 0.02, 0.0, 0.0, 0.0, 0.0, 0.0, 0.0]</text:p>
          </table:table-cell>
          <table:table-cell office:value-type="string" calcext:value-type="string">
            <text:p>[ACFE032, ACGM024, ACGM029, EES008, EHH009, EWW036, LAM011, LDG018, LRE027, LUN012, OMW012, SDD014, SIW018, SMA025, SOD004, SOD016, SPL009, SZO003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.6773324" calcext:value-type="float">
            <text:p>4,6773324</text:p>
          </table:table-cell>
          <table:table-cell office:value-type="float" office:value="11.866666" calcext:value-type="float">
            <text:p>11,866666</text:p>
          </table:table-cell>
          <table:table-cell office:value-type="string" calcext:value-type="string">
            <text:p>[0.72, 0.06, 0.56, 0.06, 0.18, 0.1, 0.02, 0.02, 0.04, 0.02, 0.0, 0.0, 0.0, 0.0, 0.0]</text:p>
          </table:table-cell>
          <table:table-cell office:value-type="string" calcext:value-type="string">
            <text:p>[ACFE032, ACGD009, ACGM024, ACGM029, ACPP022, ECF014, EES008, LAM011, LMA031, ODE008, OMW012, ORR021, SDD014, SEL005, SMA025, SNB019, SOD016, SPL009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.7279997" calcext:value-type="float">
            <text:p>5,7279997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[0.56, 0.04, 0.52, 0.04, 0.32, 0.08, 0.0, 0.06, 0.08, 0.04, 0.0, 0.0, 0.0, 0.0, 0.0]</text:p>
          </table:table-cell>
          <table:table-cell office:value-type="string" calcext:value-type="string">
            <text:p>[ACGD009, ACGM024, ACGM029, ACPP022, ECF014, EES008, LAM011, LMA031, ODE008, OMW012, ORR021, SDD014, SEL005, SMA025, SNB019, SOD016, SOD017, SPL009]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7.0879993" calcext:value-type="float">
            <text:p>7,0879993</text:p>
          </table:table-cell>
          <table:table-cell office:value-type="float" office:value="14.666666" calcext:value-type="float">
            <text:p>14,666666</text:p>
          </table:table-cell>
          <table:table-cell office:value-type="string" calcext:value-type="string">
            <text:p>[0.68, 0.08, 0.56, 0.06, 0.48, 0.1, 0.02, 0.08, 0.1, 0.04, 0.0, 0.0, 0.0, 0.0, 0.0]</text:p>
          </table:table-cell>
          <table:table-cell office:value-type="string" calcext:value-type="string">
            <text:p>[ACAL034, ACFE032, ACGM024, EES008, EHH009, EWW036, LAM011, LRE027, LUN012, OCE009, OMW012, SDD014, SIW018, SMA025, SOD004, SOD016, SPL009, SZO003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.684002" calcext:value-type="float">
            <text:p>8,684002</text:p>
          </table:table-cell>
          <table:table-cell office:value-type="float" office:value="22.933332" calcext:value-type="float">
            <text:p>22,933332</text:p>
          </table:table-cell>
          <table:table-cell office:value-type="string" calcext:value-type="string">
            <text:p>[0.86, 0.16, 0.84, 0.16, 0.6, 0.22, 0.1, 0.2, 0.24, 0.02, 0.0, 0.0, 0.0, 0.02, 0.02]</text:p>
          </table:table-cell>
          <table:table-cell office:value-type="string" calcext:value-type="string">
            <text:p>[ACGM024, EES008, EHH009, EWW036, FSP006, HEV007, LDG018, LRE027, LUN012, OMW012, SEN007, SIW018, SMA025, SOD004, SOD016, SPL009, STE019, SZO003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.078664" calcext:value-type="float">
            <text:p>10,078664</text:p>
          </table:table-cell>
          <table:table-cell office:value-type="float" office:value="25.199997" calcext:value-type="float">
            <text:p>25,199997</text:p>
          </table:table-cell>
          <table:table-cell office:value-type="string" calcext:value-type="string">
            <text:p>[0.94, 0.3, 0.84, 0.12, 0.74, 0.22, 0.0, 0.22, 0.34, 0.04, 0.0, 0.0, 0.0, 0.0, 0.02]</text:p>
          </table:table-cell>
          <table:table-cell office:value-type="string" calcext:value-type="string">
            <text:p>[ACGM024, EES008, EHH009, EWW036, FSP006, HEV007, LDG018, LRE027, LUN012, OMW012, SEN007, SIW018, SMA025, SOD004, SOD016, SPL009, STE019, SZO003]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1.234669" calcext:value-type="float">
            <text:p>11,234669</text:p>
          </table:table-cell>
          <table:table-cell office:value-type="float" office:value="26.533333" calcext:value-type="float">
            <text:p>26,533333</text:p>
          </table:table-cell>
          <table:table-cell office:value-type="string" calcext:value-type="string">
            <text:p>[0.98, 0.18, 0.76, 0.24, 0.68, 0.32, 0.1, 0.32, 0.26, 0.04, 0.0, 0.0, 0.04, 0.04, 0.02]</text:p>
          </table:table-cell>
          <table:table-cell office:value-type="string" calcext:value-type="string">
            <text:p>[ACGM024, EES008, EHH009, EWW036, FSP006, HEV007, LDG018, LRE027, LUN012, OMW012, SEN007, SIW018, SMA025, SOD004, SOD016, SPL009, STE019, SZO003]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3.530668" calcext:value-type="float">
            <text:p>13,530668</text:p>
          </table:table-cell>
          <table:table-cell office:value-type="float" office:value="29.199997" calcext:value-type="float">
            <text:p>29,199997</text:p>
          </table:table-cell>
          <table:table-cell office:value-type="string" calcext:value-type="string">
            <text:p>[0.92, 0.34, 0.86, 0.3, 0.8, 0.42, 0.08, 0.14, 0.26, 0.18, 0.0, 0.0, 0.04, 0.02, 0.02]</text:p>
          </table:table-cell>
          <table:table-cell office:value-type="string" calcext:value-type="string">
            <text:p>[ACCU009, ACGM024, EES008, EHH009, EWW036, FSP006, HEV007, LDG018, LRE027, LUN012, SAS020, SEN007, SMA025, SOD004, SOD016, SPL009, STE019, SWA026]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5.422667" calcext:value-type="float">
            <text:p>15,422667</text:p>
          </table:table-cell>
          <table:table-cell office:value-type="float" office:value="31.466665" calcext:value-type="float">
            <text:p>31,466665</text:p>
          </table:table-cell>
          <table:table-cell office:value-type="string" calcext:value-type="string">
            <text:p>[1.0, 0.26, 0.82, 0.36, 0.84, 0.42, 0.14, 0.42, 0.2, 0.12, 0.0, 0.0, 0.06, 0.04, 0.04]</text:p>
          </table:table-cell>
          <table:table-cell office:value-type="string" calcext:value-type="string">
            <text:p>[ACAL015, ACCU009, ACGM024, EES008, EWW036, FSP006, HEV007, LDG018, LRE027, LUN012, SAS020, SEN007, SMA025, SOD004, SOD016, SPL009, STE019, SWA026]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3333333" calcext:value-type="float">
            <text:p>0,13333333</text:p>
          </table:table-cell>
          <table:table-cell office:value-type="float" office:value="19.591997" calcext:value-type="float">
            <text:p>19,591997</text:p>
          </table:table-cell>
          <table:table-cell office:value-type="float" office:value="34.93333" calcext:value-type="float">
            <text:p>34,93333</text:p>
          </table:table-cell>
          <table:table-cell office:value-type="string" calcext:value-type="string">
            <text:p>[0.94, 0.32, 0.88, 0.46, 0.9, 0.52, 0.1, 0.4, 0.36, 0.12, 0.0, 0.0, 0.2, 0.02, 0.02]</text:p>
          </table:table-cell>
          <table:table-cell office:value-type="string" calcext:value-type="string">
            <text:p>[ACCU009, ACGM024, ACMY002, EES008, EWW036, FSP006, HEV007, LDG018, LRE027, LUN012, SAS020, SEN007, SIW017, SMA025, SOD004, SOD016, SPL009, STE019]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2.595997" calcext:value-type="float">
            <text:p>22,595997</text:p>
          </table:table-cell>
          <table:table-cell office:value-type="float" office:value="53.866665" calcext:value-type="float">
            <text:p>53,866665</text:p>
          </table:table-cell>
          <table:table-cell office:value-type="string" calcext:value-type="string">
            <text:p>[1.0, 0.78, 1.0, 0.74, 0.94, 0.76, 0.34, 0.68, 0.64, 0.54, 0.0, 0.04, 0.34, 0.18, 0.1]</text:p>
          </table:table-cell>
          <table:table-cell office:value-type="string" calcext:value-type="string">
            <text:p>[ACAL015, ACCU009, ACGM024, ACPP011, EES008, EWW036, FSP006, LDG018, LRE027, LUN012, OSH001, SAS020, SMA025, SOD004, SOD016, SPL009, STE019, SWA026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666666" calcext:value-type="float">
            <text:p>0,6666666</text:p>
          </table:table-cell>
          <table:table-cell office:value-type="float" office:value="25.841328" calcext:value-type="float">
            <text:p>25,841328</text:p>
          </table:table-cell>
          <table:table-cell office:value-type="float" office:value="52.8" calcext:value-type="float">
            <text:p>52,8</text:p>
          </table:table-cell>
          <table:table-cell office:value-type="string" calcext:value-type="string">
            <text:p>[1.0, 0.64, 0.98, 0.8, 0.96, 0.78, 0.4, 0.82, 0.6, 0.42, 0.02, 0.0, 0.22, 0.18, 0.1]</text:p>
          </table:table-cell>
          <table:table-cell office:value-type="string" calcext:value-type="string">
            <text:p>[ACAL015, ACCU009, ACGM024, ACPP005, ACPP011, EES008, EWW036, FSP006, LDG018, LRE027, LUN012, OSH001, SAS020, SMA025, SOD016, SPL009, STE019, SWA026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8666666" calcext:value-type="float">
            <text:p>1,8666666</text:p>
          </table:table-cell>
          <table:table-cell office:value-type="float" office:value="29.058664" calcext:value-type="float">
            <text:p>29,058664</text:p>
          </table:table-cell>
          <table:table-cell office:value-type="float" office:value="56.799995" calcext:value-type="float">
            <text:p>56,799995</text:p>
          </table:table-cell>
          <table:table-cell office:value-type="string" calcext:value-type="string">
            <text:p>[1.0, 0.66, 1.0, 0.9, 0.98, 0.74, 0.4, 0.82, 0.7, 0.5, 0.0, 0.08, 0.36, 0.2, 0.18]</text:p>
          </table:table-cell>
          <table:table-cell office:value-type="string" calcext:value-type="string">
            <text:p>[ACAL015, ACCU009, ACPP011, EES008, EWW030, EWW036, FSP006, LDG018, LRE027, LUN012, OSH001, SAS020, SMA025, SOD004, SOD016, SPL009, STE019, SWA026]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1333332" calcext:value-type="float">
            <text:p>2,1333332</text:p>
          </table:table-cell>
          <table:table-cell office:value-type="float" office:value="35.078663" calcext:value-type="float">
            <text:p>35,078663</text:p>
          </table:table-cell>
          <table:table-cell office:value-type="float" office:value="60.000004" calcext:value-type="float">
            <text:p>60,000004</text:p>
          </table:table-cell>
          <table:table-cell office:value-type="string" calcext:value-type="string">
            <text:p>[1.0, 0.82, 1.0, 0.72, 1.0, 0.9, 0.46, 0.8, 0.72, 0.46, 0.02, 0.12, 0.46, 0.24, 0.28]</text:p>
          </table:table-cell>
          <table:table-cell office:value-type="string" calcext:value-type="string">
            <text:p>[ACAL015, ACCU009, ACGM019, ACGM024, ACPP011, EES008, EWW036, FSP006, LBI036, LDG018, LRE027, LUN012, OSH001, SAS020, SMA025, SOD016, SPL009, STE019]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42.198666" calcext:value-type="float">
            <text:p>42,198666</text:p>
          </table:table-cell>
          <table:table-cell office:value-type="float" office:value="67.46667" calcext:value-type="float">
            <text:p>67,46667</text:p>
          </table:table-cell>
          <table:table-cell office:value-type="string" calcext:value-type="string">
            <text:p>[1.0, 0.9, 1.0, 0.96, 1.0, 0.94, 0.48, 0.84, 0.9, 0.76, 0.0, 0.12, 0.54, 0.38, 0.3]</text:p>
          </table:table-cell>
          <table:table-cell office:value-type="string" calcext:value-type="string">
            <text:p>[ACCU009, ACPP011, EES008, EWW030, EWW036, FSP006, LDG018, LRE027, LUN012, OSH001, SAS020, SMA025, SOD004, SOD016, SPL009, STE019, SWA022, SWA026]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1333337" calcext:value-type="float">
            <text:p>6,1333337</text:p>
          </table:table-cell>
          <table:table-cell office:value-type="float" office:value="43.68801" calcext:value-type="float">
            <text:p>43,68801</text:p>
          </table:table-cell>
          <table:table-cell office:value-type="float" office:value="68.66667" calcext:value-type="float">
            <text:p>68,66667</text:p>
          </table:table-cell>
          <table:table-cell office:value-type="string" calcext:value-type="string">
            <text:p>[1.0, 0.86, 0.98, 0.84, 0.98, 0.92, 0.6, 0.92, 0.9, 0.78, 0.02, 0.1, 0.64, 0.38, 0.38]</text:p>
          </table:table-cell>
          <table:table-cell office:value-type="string" calcext:value-type="string">
            <text:p>[ACCU009, ACPP011, EES008, EWW030, EWW036, FSP006, LDG018, LRE027, LUN012, OSH001, SAS020, SMA025, SOD004, SOD016, SPL009, STE019, SWA022, SWA026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333333" calcext:value-type="float">
            <text:p>7,333333</text:p>
          </table:table-cell>
          <table:table-cell office:value-type="float" office:value="44.601337" calcext:value-type="float">
            <text:p>44,601337</text:p>
          </table:table-cell>
          <table:table-cell office:value-type="float" office:value="65.86668" calcext:value-type="float">
            <text:p>65,86668</text:p>
          </table:table-cell>
          <table:table-cell office:value-type="string" calcext:value-type="string">
            <text:p>[1.0, 0.78, 1.0, 0.86, 1.0, 0.86, 0.7, 0.84, 0.82, 0.68, 0.06, 0.08, 0.6, 0.34, 0.26]</text:p>
          </table:table-cell>
          <table:table-cell office:value-type="string" calcext:value-type="string">
            <text:p>[ACCU009, ACPP011, EES008, EPP026, EWW030, EWW036, FSP006, LDG018, LRE027, LUN012, OSH001, SAS020, SMA025, SOD016, SPL009, STE019, SWA022, SWA026]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.466666" calcext:value-type="float">
            <text:p>13,466666</text:p>
          </table:table-cell>
          <table:table-cell office:value-type="float" office:value="47.354652" calcext:value-type="float">
            <text:p>47,354652</text:p>
          </table:table-cell>
          <table:table-cell office:value-type="float" office:value="66.93335" calcext:value-type="float">
            <text:p>66,93335</text:p>
          </table:table-cell>
          <table:table-cell office:value-type="string" calcext:value-type="string">
            <text:p>[1.0, 0.88, 1.0, 0.9, 1.0, 0.8, 0.56, 0.94, 0.94, 0.68, 0.06, 0.1, 0.5, 0.42, 0.26]</text:p>
          </table:table-cell>
          <table:table-cell office:value-type="string" calcext:value-type="string">
            <text:p>[ACCU009, ACPP011, ACSP023, EES008, EWW030, EWW036, FSP006, LDG018, LRE027, LUN012, OSH001, SAS020, SMA025, SOD016, SPL009, STE019, SWA022, SWA026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.666665" calcext:value-type="float">
            <text:p>12,666665</text:p>
          </table:table-cell>
          <table:table-cell office:value-type="float" office:value="49.315998" calcext:value-type="float">
            <text:p>49,315998</text:p>
          </table:table-cell>
          <table:table-cell office:value-type="float" office:value="68.4" calcext:value-type="float">
            <text:p>68,4</text:p>
          </table:table-cell>
          <table:table-cell office:value-type="string" calcext:value-type="string">
            <text:p>[1.0, 0.88, 1.0, 0.98, 0.96, 0.92, 0.58, 0.84, 0.9, 0.66, 0.04, 0.12, 0.66, 0.38, 0.34]</text:p>
          </table:table-cell>
          <table:table-cell office:value-type="string" calcext:value-type="string">
            <text:p>[ACCU009, ACPP011, ACSP023, EES008, EWW030, EWW036, FSP006, LDG018, LUN012, OSH001, SAS020, SMA025, SNV009, SOD016, SPL009, STE019, SWA022, SWA026]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199999" calcext:value-type="float">
            <text:p>9,199999</text:p>
          </table:table-cell>
          <table:table-cell office:value-type="float" office:value="51.270664" calcext:value-type="float">
            <text:p>51,270664</text:p>
          </table:table-cell>
          <table:table-cell office:value-type="float" office:value="75.73332" calcext:value-type="float">
            <text:p>75,73332</text:p>
          </table:table-cell>
          <table:table-cell office:value-type="string" calcext:value-type="string">
            <text:p>[1.0, 0.98, 1.0, 0.96, 1.0, 0.94, 0.74, 0.98, 0.88, 0.78, 0.14, 0.24, 0.82, 0.48, 0.42]</text:p>
          </table:table-cell>
          <table:table-cell office:value-type="string" calcext:value-type="string">
            <text:p>[ACCU009, ACPP011, EES008, EWW030, EWW036, LCC007, LDG018, LRE027, LUN012, OCP002, OSH001, SAS020, SMA025, SOD016, SPL009, STE019, SWA022, SWA026]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199998" calcext:value-type="float">
            <text:p>15,199998</text:p>
          </table:table-cell>
          <table:table-cell office:value-type="float" office:value="53.586666" calcext:value-type="float">
            <text:p>53,586666</text:p>
          </table:table-cell>
          <table:table-cell office:value-type="float" office:value="76.00001" calcext:value-type="float">
            <text:p>76,00001</text:p>
          </table:table-cell>
          <table:table-cell office:value-type="string" calcext:value-type="string">
            <text:p>[1.0, 0.92, 1.0, 0.92, 1.0, 0.96, 0.76, 0.92, 0.98, 0.88, 0.12, 0.18, 0.68, 0.48, 0.6]</text:p>
          </table:table-cell>
          <table:table-cell office:value-type="string" calcext:value-type="string">
            <text:p>[ACCU009, ACGM019, ACPP011, EES008, EWW030, EWW036, LRE027, LUN012, OSH001, SAS020, SFO025, SMA025, SOD004, SOD016, SPL009, STE019, SWA007, SWA022]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.199997" calcext:value-type="float">
            <text:p>17,199997</text:p>
          </table:table-cell>
          <table:table-cell office:value-type="float" office:value="60.159977" calcext:value-type="float">
            <text:p>60,159977</text:p>
          </table:table-cell>
          <table:table-cell office:value-type="float" office:value="79.46666" calcext:value-type="float">
            <text:p>79,46666</text:p>
          </table:table-cell>
          <table:table-cell office:value-type="string" calcext:value-type="string">
            <text:p>[1.0, 0.88, 1.0, 0.94, 1.0, 1.0, 0.86, 0.98, 0.96, 0.94, 0.22, 0.32, 0.7, 0.44, 0.68]</text:p>
          </table:table-cell>
          <table:table-cell office:value-type="string" calcext:value-type="string">
            <text:p>[ACCU009, ACPP011, EEE004, EES008, EWW030, EWW036, LDG018, LRE027, LUN012, OCP002, OSH001, SAS020, SMA025, SOD016, SPL009, STE019, SWA022, SWA026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</table:table>
      <table:table table:name="R4-&gt;R5" table:style-name="ta1"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<text:s/>WorstFit</text:p>
          </table:table-cell>
          <table:table-cell office:value-type="string" calcext:value-type="string">
            <text:p><text:s/>AvgFit</text:p>
          </table:table-cell>
          <table:table-cell office:value-type="string" calcext:value-type="string">
            <text:p><text:s/>BestFit</text:p>
          </table:table-cell>
          <table:table-cell office:value-type="string" calcext:value-type="string">
            <text:p><text:s/>BestFirDistribution</text:p>
          </table:table-cell>
          <table:table-cell office:value-type="string" calcext:value-type="string">
            <text:p><text:s/>BestDeck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82" calcext:value-type="float">
            <text:p>3,82</text:p>
          </table:table-cell>
          <table:table-cell office:value-type="float" office:value="56.93333" calcext:value-type="float">
            <text:p>56,93333</text:p>
          </table:table-cell>
          <table:table-cell office:value-type="string" calcext:value-type="string">
            <text:p>[0.84, 0.8, 0.84, 0.56, 0.88, 0.68, 0.4, 0.8, 0.52, 0.44, 0.02, 0.54, 0.44, 0.32, 0.46]</text:p>
          </table:table-cell>
          <table:table-cell office:value-type="string" calcext:value-type="string">
            <text:p>[EJF008, EJP027, EMM022, LCA003, LDG008, LPL019, LPR012, LPR020, LUN010, LVE032, ORF004, OSH001, PFF012, PHE011, PMO011, SIW010, SMA025, STE01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805331" calcext:value-type="float">
            <text:p>11,805331</text:p>
          </table:table-cell>
          <table:table-cell office:value-type="float" office:value="60.39999" calcext:value-type="float">
            <text:p>60,39999</text:p>
          </table:table-cell>
          <table:table-cell office:value-type="string" calcext:value-type="string">
            <text:p>[0.96, 0.78, 0.9, 0.72, 0.94, 0.68, 0.54, 0.66, 0.54, 0.46, 0.04, 0.52, 0.46, 0.28, 0.58]</text:p>
          </table:table-cell>
          <table:table-cell office:value-type="string" calcext:value-type="string">
            <text:p>[EJF008, EJP027, EMM022, LCA003, LDG008, LPL019, LPR012, LPR020, LUN010, LVE032, ORF004, OSH001, PFF012, PHE011, PMO011, SIW010, SMA025, STE019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.534662" calcext:value-type="float">
            <text:p>26,534662</text:p>
          </table:table-cell>
          <table:table-cell office:value-type="float" office:value="57.600002" calcext:value-type="float">
            <text:p>57,600002</text:p>
          </table:table-cell>
          <table:table-cell office:value-type="string" calcext:value-type="string">
            <text:p>[0.92, 0.74, 0.86, 0.54, 0.9, 0.76, 0.44, 0.74, 0.6, 0.4, 0.02, 0.46, 0.52, 0.3, 0.44]</text:p>
          </table:table-cell>
          <table:table-cell office:value-type="string" calcext:value-type="string">
            <text:p>[EJF008, EJP027, EMM022, LCA003, LDG008, LPL019, LPR012, LPR020, LUN010, LVE032, ORF004, OSH001, PFF012, PHE011, PMO011, SIW010, SMA025, STE019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.373337" calcext:value-type="float">
            <text:p>34,373337</text:p>
          </table:table-cell>
          <table:table-cell office:value-type="float" office:value="59.333332" calcext:value-type="float">
            <text:p>59,333332</text:p>
          </table:table-cell>
          <table:table-cell office:value-type="string" calcext:value-type="string">
            <text:p>[0.98, 0.82, 0.96, 0.78, 0.9, 0.64, 0.48, 0.58, 0.66, 0.4, 0.04, 0.5, 0.48, 0.22, 0.46]</text:p>
          </table:table-cell>
          <table:table-cell office:value-type="string" calcext:value-type="string">
            <text:p>[EJF008, EJP027, EMM022, LCA003, LDG008, LPL019, LPR012, LPR020, LUN010, LVE032, ORF004, OSH001, PFF012, PHE011, PMO011, SIW010, SMA025, STE019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9999995" calcext:value-type="float">
            <text:p>0,79999995</text:p>
          </table:table-cell>
          <table:table-cell office:value-type="float" office:value="37.01199" calcext:value-type="float">
            <text:p>37,01199</text:p>
          </table:table-cell>
          <table:table-cell office:value-type="float" office:value="60.000004" calcext:value-type="float">
            <text:p>60,000004</text:p>
          </table:table-cell>
          <table:table-cell office:value-type="string" calcext:value-type="string">
            <text:p>[0.92, 0.92, 0.96, 0.7, 0.96, 0.68, 0.52, 0.66, 0.54, 0.34, 0.02, 0.52, 0.44, 0.3, 0.52]</text:p>
          </table:table-cell>
          <table:table-cell office:value-type="string" calcext:value-type="string">
            <text:p>[ECF008, EDO003, EJF008, EJP027, EMM022, LCA003, LDG008, LPR012, LPR020, LVE032, ORF004, OSH001, PFF012, PHE011, POM022, SIW010, SMA025, STE019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333332" calcext:value-type="float">
            <text:p>2,1333332</text:p>
          </table:table-cell>
          <table:table-cell office:value-type="float" office:value="41.534668" calcext:value-type="float">
            <text:p>41,534668</text:p>
          </table:table-cell>
          <table:table-cell office:value-type="float" office:value="65.86666" calcext:value-type="float">
            <text:p>65,86666</text:p>
          </table:table-cell>
          <table:table-cell office:value-type="string" calcext:value-type="string">
            <text:p>[0.98, 0.8, 0.88, 0.82, 0.88, 0.7, 0.54, 0.82, 0.66, 0.6, 0.12, 0.54, 0.58, 0.34, 0.62]</text:p>
          </table:table-cell>
          <table:table-cell office:value-type="string" calcext:value-type="string">
            <text:p>[ACGD002, EJF008, EJP027, EMM022, HEV004, LCA003, LDG008, LPR012, LPR020, LVE032, MYHI001, OSH001, PFF012, PHE011, PHE015, SIW010, SMA025, STE019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999999" calcext:value-type="float">
            <text:p>1,1999999</text:p>
          </table:table-cell>
          <table:table-cell office:value-type="float" office:value="41.125324" calcext:value-type="float">
            <text:p>41,125324</text:p>
          </table:table-cell>
          <table:table-cell office:value-type="float" office:value="64.533325" calcext:value-type="float">
            <text:p>64,533325</text:p>
          </table:table-cell>
          <table:table-cell office:value-type="string" calcext:value-type="string">
            <text:p>[0.98, 0.8, 0.86, 0.76, 0.96, 0.7, 0.66, 0.72, 0.6, 0.5, 0.04, 0.66, 0.58, 0.38, 0.48]</text:p>
          </table:table-cell>
          <table:table-cell office:value-type="string" calcext:value-type="string">
            <text:p>[ACGD002, EJF008, EJP027, EMM022, HEV004, LCA003, LDG008, LPR012, LPR020, LVE032, MYHI001, OSH001, PFF012, PHE011, PHE015, SIW010, SMA025, STE019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1333332" calcext:value-type="float">
            <text:p>2,1333332</text:p>
          </table:table-cell>
          <table:table-cell office:value-type="float" office:value="45.539997" calcext:value-type="float">
            <text:p>45,539997</text:p>
          </table:table-cell>
          <table:table-cell office:value-type="float" office:value="70.26666" calcext:value-type="float">
            <text:p>70,26666</text:p>
          </table:table-cell>
          <table:table-cell office:value-type="string" calcext:value-type="string">
            <text:p>[1.0, 0.82, 0.94, 0.76, 0.96, 0.82, 0.52, 0.82, 0.7, 0.74, 0.12, 0.68, 0.56, 0.44, 0.66]</text:p>
          </table:table-cell>
          <table:table-cell office:value-type="string" calcext:value-type="string">
            <text:p>[ACGD002, ACGM045, EJF008, EJP027, EMM022, HEV004, LDG008, LPR012, LPR020, LVE032, MYHI001, OCE019, OSH001, PFF012, PHE011, PHE015, SMA025, STE019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5333335" calcext:value-type="float">
            <text:p>2,5333335</text:p>
          </table:table-cell>
          <table:table-cell office:value-type="float" office:value="45.28401" calcext:value-type="float">
            <text:p>45,28401</text:p>
          </table:table-cell>
          <table:table-cell office:value-type="float" office:value="74.13333" calcext:value-type="float">
            <text:p>74,13333</text:p>
          </table:table-cell>
          <table:table-cell office:value-type="string" calcext:value-type="string">
            <text:p>[0.98, 0.9, 0.98, 0.88, 1.0, 0.92, 0.68, 0.86, 0.76, 0.66, 0.1, 0.62, 0.72, 0.48, 0.58]</text:p>
          </table:table-cell>
          <table:table-cell office:value-type="string" calcext:value-type="string">
            <text:p>[ACGD002, ACGM045, EJF008, EJP027, EMM022, HEV004, LBB010, LDG008, LPR012, LPR020, LVE032, MYHI001, OCE019, OSH001, PFF012, PHE011, SMA025, STE019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666666" calcext:value-type="float">
            <text:p>1,0666666</text:p>
          </table:table-cell>
          <table:table-cell office:value-type="float" office:value="45.71333" calcext:value-type="float">
            <text:p>45,713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[0.98, 0.96, 0.98, 0.88, 0.96, 0.9, 0.78, 0.92, 0.84, 0.5, 0.08, 0.68, 0.62, 0.4, 0.62]</text:p>
          </table:table-cell>
          <table:table-cell office:value-type="string" calcext:value-type="string">
            <text:p>[ACGD002, ACGM045, EJF008, EJP027, EMM022, HEV004, LBB010, LDG008, LMC020, LPR012, LPR020, LVE032, OCE019, OSH001, PFF012, PHE011, SMA025, STE019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999999" calcext:value-type="float">
            <text:p>1,5999999</text:p>
          </table:table-cell>
          <table:table-cell office:value-type="float" office:value="49.13334" calcext:value-type="float">
            <text:p>49,13334</text:p>
          </table:table-cell>
          <table:table-cell office:value-type="float" office:value="74.4" calcext:value-type="float">
            <text:p>74,4</text:p>
          </table:table-cell>
          <table:table-cell office:value-type="string" calcext:value-type="string">
            <text:p>[0.98, 0.86, 0.92, 0.86, 0.88, 0.84, 0.76, 0.9, 0.78, 0.62, 0.12, 0.78, 0.7, 0.5, 0.66]</text:p>
          </table:table-cell>
          <table:table-cell office:value-type="string" calcext:value-type="string">
            <text:p>[ACGD002, ACGM045, EJF008, EJP027, EMM022, LDG008, LPR012, LPR020, LVE032, OCE019, ODE008, ORR021, OSH001, PFF012, PHE011, PHE015, SMA025, STE019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333333" calcext:value-type="float">
            <text:p>1,3333333</text:p>
          </table:table-cell>
          <table:table-cell office:value-type="float" office:value="51.767998" calcext:value-type="float">
            <text:p>51,767998</text:p>
          </table:table-cell>
          <table:table-cell office:value-type="float" office:value="81.333336" calcext:value-type="float">
            <text:p>81,333336</text:p>
          </table:table-cell>
          <table:table-cell office:value-type="string" calcext:value-type="string">
            <text:p>[1.0, 0.92, 0.98, 0.88, 1.0, 0.92, 0.78, 0.94, 0.82, 0.74, 0.18, 0.82, 0.8, 0.58, 0.84]</text:p>
          </table:table-cell>
          <table:table-cell office:value-type="string" calcext:value-type="string">
            <text:p>[ACGD002, ACGM045, EJF008, EJP027, EMM022, HEV004, LDG008, LMC020, LPR012, LPR020, LVE032, OCE019, OSH001, PFF012, PHE011, SMA025, SNV009, STE019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6666665" calcext:value-type="float">
            <text:p>4,6666665</text:p>
          </table:table-cell>
          <table:table-cell office:value-type="float" office:value="53.194664" calcext:value-type="float">
            <text:p>53,194664</text:p>
          </table:table-cell>
          <table:table-cell office:value-type="float" office:value="81.20001" calcext:value-type="float">
            <text:p>81,20001</text:p>
          </table:table-cell>
          <table:table-cell office:value-type="string" calcext:value-type="string">
            <text:p>[1.0, 0.96, 0.98, 0.86, 1.0, 0.86, 0.74, 0.94, 0.86, 0.78, 0.2, 0.8, 0.76, 0.68, 0.76]</text:p>
          </table:table-cell>
          <table:table-cell office:value-type="string" calcext:value-type="string">
            <text:p>[ACGD002, ACGM045, EJF008, EJP027, EMM022, HEV004, LDG008, LMC020, LPR012, LPR020, LVE032, OCE019, OSH001, PFF012, PHE011, SMA025, SNV009, STE019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.666666" calcext:value-type="float">
            <text:p>16,666666</text:p>
          </table:table-cell>
          <table:table-cell office:value-type="float" office:value="57.106674" calcext:value-type="float">
            <text:p>57,106674</text:p>
          </table:table-cell>
          <table:table-cell office:value-type="float" office:value="81.86666" calcext:value-type="float">
            <text:p>81,86666</text:p>
          </table:table-cell>
          <table:table-cell office:value-type="string" calcext:value-type="string">
            <text:p>[1.0, 0.94, 1.0, 0.96, 0.96, 0.98, 0.78, 0.94, 0.96, 0.78, 0.18, 0.82, 0.76, 0.44, 0.78]</text:p>
          </table:table-cell>
          <table:table-cell office:value-type="string" calcext:value-type="string">
            <text:p>[ACGD002, ACGM045, EJF008, EJP027, EMM022, HEV004, LDG008, LMC020, LPR012, LPR020, LVE032, OCE019, OSH001, PFF012, PHE011, SMA025, SNV009, STE019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266665" calcext:value-type="float">
            <text:p>8,266665</text:p>
          </table:table-cell>
          <table:table-cell office:value-type="float" office:value="56.047993" calcext:value-type="float">
            <text:p>56,047993</text:p>
          </table:table-cell>
          <table:table-cell office:value-type="float" office:value="82.26667" calcext:value-type="float">
            <text:p>82,26667</text:p>
          </table:table-cell>
          <table:table-cell office:value-type="string" calcext:value-type="string">
            <text:p>[0.98, 0.96, 1.0, 0.88, 1.0, 0.92, 0.84, 0.94, 0.88, 0.74, 0.28, 0.78, 0.8, 0.54, 0.8]</text:p>
          </table:table-cell>
          <table:table-cell office:value-type="string" calcext:value-type="string">
            <text:p>[ACGD002, ACGM045, EJF008, EJP027, EMM022, HEV004, LDG008, LMC020, LPR012, LPR020, LVE032, OCE019, OSH001, PFF012, PHE011, SMA025, SNV009, STE019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666667" calcext:value-type="float">
            <text:p>6,666667</text:p>
          </table:table-cell>
          <table:table-cell office:value-type="float" office:value="57.55465" calcext:value-type="float">
            <text:p>57,55465</text:p>
          </table:table-cell>
          <table:table-cell office:value-type="float" office:value="81.200005" calcext:value-type="float">
            <text:p>81,200005</text:p>
          </table:table-cell>
          <table:table-cell office:value-type="string" calcext:value-type="string">
            <text:p>[0.96, 0.9, 1.0, 0.96, 1.0, 0.92, 0.86, 0.88, 0.92, 0.78, 0.22, 0.8, 0.64, 0.58, 0.76]</text:p>
          </table:table-cell>
          <table:table-cell office:value-type="string" calcext:value-type="string">
            <text:p>[ACGD002, ACGM045, EJF008, EJP027, EMM022, HEV004, LDG008, LMC020, LPR012, LPR020, LVE032, OCE019, OSH001, PFF012, PHE011, SMA025, SNV009, STE019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93333" calcext:value-type="float">
            <text:p>16,93333</text:p>
          </table:table-cell>
          <table:table-cell office:value-type="float" office:value="60.04001" calcext:value-type="float">
            <text:p>60,04001</text:p>
          </table:table-cell>
          <table:table-cell office:value-type="float" office:value="82.4" calcext:value-type="float">
            <text:p>82,4</text:p>
          </table:table-cell>
          <table:table-cell office:value-type="string" calcext:value-type="string">
            <text:p>[1.0, 0.96, 1.0, 0.86, 0.98, 0.94, 0.72, 0.94, 0.9, 0.9, 0.24, 0.72, 0.74, 0.66, 0.8]</text:p>
          </table:table-cell>
          <table:table-cell office:value-type="string" calcext:value-type="string">
            <text:p>[ACGD002, ACGM045, EJF008, EJP027, EMM022, LDG008, LMA033, LMC020, LPR012, LPR020, LVE032, OCE019, OSH001, PFF012, PHE011, SMA025, SNV009, STE019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2666664" calcext:value-type="float">
            <text:p>4,2666664</text:p>
          </table:table-cell>
          <table:table-cell office:value-type="float" office:value="58.16267" calcext:value-type="float">
            <text:p>58,16267</text:p>
          </table:table-cell>
          <table:table-cell office:value-type="float" office:value="81.20001" calcext:value-type="float">
            <text:p>81,20001</text:p>
          </table:table-cell>
          <table:table-cell office:value-type="string" calcext:value-type="string">
            <text:p>[1.0, 0.98, 0.96, 0.92, 0.96, 0.9, 0.82, 0.86, 0.84, 0.76, 0.18, 0.8, 0.78, 0.58, 0.84]</text:p>
          </table:table-cell>
          <table:table-cell office:value-type="string" calcext:value-type="string">
            <text:p>[ACGD002, ACGM045, EJF008, EJP027, EMM022, LDG008, LMA033, LMC020, LPR012, LPR020, LVE032, OCE019, OSH001, PFF012, PHE011, SMA025, SNV009, STE019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599999" calcext:value-type="float">
            <text:p>7,599999</text:p>
          </table:table-cell>
          <table:table-cell office:value-type="float" office:value="60.375996" calcext:value-type="float">
            <text:p>60,375996</text:p>
          </table:table-cell>
          <table:table-cell office:value-type="float" office:value="82.00001" calcext:value-type="float">
            <text:p>82,00001</text:p>
          </table:table-cell>
          <table:table-cell office:value-type="string" calcext:value-type="string">
            <text:p>[1.0, 0.94, 0.98, 0.92, 1.0, 0.94, 0.76, 0.96, 0.84, 0.84, 0.22, 0.84, 0.72, 0.5, 0.84]</text:p>
          </table:table-cell>
          <table:table-cell office:value-type="string" calcext:value-type="string">
            <text:p>[ACGD002, ACGM045, EJF008, EJP027, EMM022, LDG008, LMA033, LMC020, LPR012, LPR020, LVE032, OCE019, OSH001, PFF012, PHE011, SMA025, SNV009, STE019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4" calcext:value-type="float">
            <text:p>8,4</text:p>
          </table:table-cell>
          <table:table-cell office:value-type="float" office:value="60.13334" calcext:value-type="float">
            <text:p>60,13334</text:p>
          </table:table-cell>
          <table:table-cell office:value-type="float" office:value="81.200005" calcext:value-type="float">
            <text:p>81,200005</text:p>
          </table:table-cell>
          <table:table-cell office:value-type="string" calcext:value-type="string">
            <text:p>[1.0, 0.94, 1.0, 0.94, 1.0, 0.96, 0.76, 0.96, 0.86, 0.78, 0.14, 0.78, 0.74, 0.56, 0.76]</text:p>
          </table:table-cell>
          <table:table-cell office:value-type="string" calcext:value-type="string">
            <text:p>[ACGD002, ACGM045, EJF008, EJP027, EMM022, LDG008, LMA033, LPR012, LPR020, LVE032, OBI006, OBI020, OCE019, OSH001, PFF012, SMA025, SNV009, STE019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6" calcext:value-type="float">
            <text:p>11,6</text:p>
          </table:table-cell>
          <table:table-cell office:value-type="float" office:value="62.791992" calcext:value-type="float">
            <text:p>62,791992</text:p>
          </table:table-cell>
          <table:table-cell office:value-type="float" office:value="81.600006" calcext:value-type="float">
            <text:p>81,600006</text:p>
          </table:table-cell>
          <table:table-cell office:value-type="string" calcext:value-type="string">
            <text:p>[1.0, 0.94, 0.98, 0.94, 1.0, 0.98, 0.82, 0.9, 0.84, 0.8, 0.1, 0.84, 0.7, 0.62, 0.78]</text:p>
          </table:table-cell>
          <table:table-cell office:value-type="string" calcext:value-type="string">
            <text:p>[ACGD002, ACGM045, EJF008, EJP027, EMM022, LDG008, LMA033, LPR012, LPR020, LVE032, OBI006, OBI020, OCE019, OSH001, PFF012, SMA025, SNV009, STE019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7999997" calcext:value-type="float">
            <text:p>6,7999997</text:p>
          </table:table-cell>
          <table:table-cell office:value-type="float" office:value="60.566666" calcext:value-type="float">
            <text:p>60,566666</text:p>
          </table:table-cell>
          <table:table-cell office:value-type="float" office:value="82.53333" calcext:value-type="float">
            <text:p>82,53333</text:p>
          </table:table-cell>
          <table:table-cell office:value-type="string" calcext:value-type="string">
            <text:p>[0.98, 0.94, 0.98, 0.96, 1.0, 0.94, 0.6, 0.94, 0.88, 0.88, 0.1, 0.86, 0.88, 0.58, 0.86]</text:p>
          </table:table-cell>
          <table:table-cell office:value-type="string" calcext:value-type="string">
            <text:p>[ACGD002, ACGM045, EMM022, ESY009, FPA001, HEV004, LDG008, LPR012, LPR020, OSH001, PFF012, PHE011, SGD016, SMA025, SNV009, SOD016, SST029, STE019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.466666" calcext:value-type="float">
            <text:p>13,466666</text:p>
          </table:table-cell>
          <table:table-cell office:value-type="float" office:value="61.774666" calcext:value-type="float">
            <text:p>61,774666</text:p>
          </table:table-cell>
          <table:table-cell office:value-type="float" office:value="81.86668" calcext:value-type="float">
            <text:p>81,86668</text:p>
          </table:table-cell>
          <table:table-cell office:value-type="string" calcext:value-type="string">
            <text:p>[1.0, 0.96, 0.98, 0.9, 1.0, 0.98, 0.8, 0.94, 0.92, 0.76, 0.2, 0.8, 0.8, 0.56, 0.68]</text:p>
          </table:table-cell>
          <table:table-cell office:value-type="string" calcext:value-type="string">
            <text:p>[ACGD002, ACGM045, EMM022, FPA001, HEV004, LDG008, LPR012, LPR020, OSH001, PFF012, PHE011, SGD016, SMA025, SMW001, SNV009, SOD016, SST029, STE019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.8" calcext:value-type="float">
            <text:p>16,8</text:p>
          </table:table-cell>
          <table:table-cell office:value-type="float" office:value="60.86534" calcext:value-type="float">
            <text:p>60,86534</text:p>
          </table:table-cell>
          <table:table-cell office:value-type="float" office:value="81.46666" calcext:value-type="float">
            <text:p>81,46666</text:p>
          </table:table-cell>
          <table:table-cell office:value-type="string" calcext:value-type="string">
            <text:p>[0.98, 0.98, 0.98, 0.96, 1.0, 0.92, 0.8, 0.94, 0.96, 0.78, 0.2, 0.82, 0.66, 0.48, 0.76]</text:p>
          </table:table-cell>
          <table:table-cell office:value-type="string" calcext:value-type="string">
            <text:p>[ACGD002, ACGM045, EMM022, FPA001, HEV004, LDG008, LPR012, LPR020, OSH001, PFF012, PHE011, SGD016, SMA025, SMW001, SNV009, SOD016, SST029, STE019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1333323" calcext:value-type="float">
            <text:p>6,1333323</text:p>
          </table:table-cell>
          <table:table-cell office:value-type="float" office:value="63.302658" calcext:value-type="float">
            <text:p>63,302658</text:p>
          </table:table-cell>
          <table:table-cell office:value-type="float" office:value="82.66667" calcext:value-type="float">
            <text:p>82,66667</text:p>
          </table:table-cell>
          <table:table-cell office:value-type="string" calcext:value-type="string">
            <text:p>[1.0, 0.94, 1.0, 1.0, 1.0, 0.96, 0.76, 0.96, 0.88, 0.78, 0.14, 0.8, 0.8, 0.56, 0.82]</text:p>
          </table:table-cell>
          <table:table-cell office:value-type="string" calcext:value-type="string">
            <text:p>[ACGD002, ACGM045, ACMU001, ACPP031, EJF008, EJP027, EMM022, LDG008, LMA060, LPR012, LPR020, LVE032, OCE019, OSH001, PFF012, SMA025, SNV009, STE019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533334" calcext:value-type="float">
            <text:p>4,533334</text:p>
          </table:table-cell>
          <table:table-cell office:value-type="float" office:value="60.33067" calcext:value-type="float">
            <text:p>60,3306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1.0, 0.96, 1.0, 0.98, 1.0, 0.94, 0.8, 0.98, 0.88, 0.7, 0.22, 0.62, 0.62, 0.56, 0.74]</text:p>
          </table:table-cell>
          <table:table-cell office:value-type="string" calcext:value-type="string">
            <text:p>[ACGD002, ACGM045, ACMU001, ACPP031, EJF008, EJP027, EMM022, LDG008, LMA060, LPR012, LPR020, LVE032, OCE019, OSH001, PFF012, SMA025, SNV009, STE019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733333" calcext:value-type="float">
            <text:p>11,733333</text:p>
          </table:table-cell>
          <table:table-cell office:value-type="float" office:value="63.588013" calcext:value-type="float">
            <text:p>63,588013</text:p>
          </table:table-cell>
          <table:table-cell office:value-type="float" office:value="82.13333" calcext:value-type="float">
            <text:p>82,13333</text:p>
          </table:table-cell>
          <table:table-cell office:value-type="string" calcext:value-type="string">
            <text:p>[1.0, 0.96, 1.0, 0.94, 1.0, 0.9, 0.84, 0.92, 0.92, 0.74, 0.2, 0.8, 0.7, 0.6, 0.8]</text:p>
          </table:table-cell>
          <table:table-cell office:value-type="string" calcext:value-type="string">
            <text:p>[ACGD002, ACGM045, ACMU001, ACPP031, EJF008, EJP027, EMM022, LDG008, LMA060, LPR012, LPR020, LVE032, OCE019, OSH001, PFF012, SMA025, SNV009, STE019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.066666" calcext:value-type="float">
            <text:p>9,066666</text:p>
          </table:table-cell>
          <table:table-cell office:value-type="float" office:value="61.535995" calcext:value-type="float">
            <text:p>61,535995</text:p>
          </table:table-cell>
          <table:table-cell office:value-type="float" office:value="83.33333" calcext:value-type="float">
            <text:p>83,33333</text:p>
          </table:table-cell>
          <table:table-cell office:value-type="string" calcext:value-type="string">
            <text:p>[1.0, 0.98, 1.0, 0.92, 1.0, 0.96, 0.88, 0.9, 0.86, 0.88, 0.14, 0.7, 0.82, 0.64, 0.82]</text:p>
          </table:table-cell>
          <table:table-cell office:value-type="string" calcext:value-type="string">
            <text:p>[ACGD002, ACGM045, ACMU001, ACPP031, EJF008, EJP027, EMM022, LDG008, LMA060, LPR012, LPR020, LVE032, OCE019, OSH001, PFF012, SMA025, SNV009, STE019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599999" calcext:value-type="float">
            <text:p>9,599999</text:p>
          </table:table-cell>
          <table:table-cell office:value-type="float" office:value="60.26268" calcext:value-type="float">
            <text:p>60,26268</text:p>
          </table:table-cell>
          <table:table-cell office:value-type="float" office:value="83.066666" calcext:value-type="float">
            <text:p>83,066666</text:p>
          </table:table-cell>
          <table:table-cell office:value-type="string" calcext:value-type="string">
            <text:p>[1.0, 1.0, 1.0, 0.96, 1.0, 0.94, 0.78, 0.92, 0.84, 0.82, 0.1, 0.88, 0.78, 0.62, 0.82]</text:p>
          </table:table-cell>
          <table:table-cell office:value-type="string" calcext:value-type="string">
            <text:p>[EMM022, FPA001, LDG008, LPR012, LPR020, OBI023, OSH001, PCA022, PFF012, PHE011, SAS005, SBB016, SEL020, SMA025, SNV009, SOD016, SST029, STE019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.133331" calcext:value-type="float">
            <text:p>18,133331</text:p>
          </table:table-cell>
          <table:table-cell office:value-type="float" office:value="60.749317" calcext:value-type="float">
            <text:p>60,749317</text:p>
          </table:table-cell>
          <table:table-cell office:value-type="float" office:value="80.799995" calcext:value-type="float">
            <text:p>80,799995</text:p>
          </table:table-cell>
          <table:table-cell office:value-type="string" calcext:value-type="string">
            <text:p>[1.0, 0.94, 1.0, 0.9, 1.0, 0.94, 0.86, 0.9, 0.82, 0.74, 0.02, 0.82, 0.7, 0.66, 0.82]</text:p>
          </table:table-cell>
          <table:table-cell office:value-type="string" calcext:value-type="string">
            <text:p>[EMM022, FPA001, LDG008, LPR012, LPR020, OBI023, OSH001, PCA022, PFF012, PHE011, SAS005, SBB016, SEL020, SMA025, SNV009, SOD016, SST029, STE019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.6" calcext:value-type="float">
            <text:p>19,6</text:p>
          </table:table-cell>
          <table:table-cell office:value-type="float" office:value="62.04535" calcext:value-type="float">
            <text:p>62,0453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1.0, 0.94, 1.0, 0.94, 1.0, 1.0, 0.8, 0.86, 0.9, 0.78, 0.04, 0.72, 0.7, 0.5, 0.82]</text:p>
          </table:table-cell>
          <table:table-cell office:value-type="string" calcext:value-type="string">
            <text:p>[EMM022, FPA001, LCA006, LDG008, LPR012, LPR020, OBI023, OSH001, PCA022, PFF012, PHE011, SBB016, SEL020, SMA025, SNV009, SOD016, SST029, STE019]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.133332" calcext:value-type="float">
            <text:p>14,133332</text:p>
          </table:table-cell>
          <table:table-cell office:value-type="float" office:value="60.890667" calcext:value-type="float">
            <text:p>60,890667</text:p>
          </table:table-cell>
          <table:table-cell office:value-type="float" office:value="81.333336" calcext:value-type="float">
            <text:p>81,333336</text:p>
          </table:table-cell>
          <table:table-cell office:value-type="string" calcext:value-type="string">
            <text:p>[1.0, 0.94, 0.98, 0.98, 1.0, 0.98, 0.76, 0.94, 0.86, 0.7, 0.08, 0.82, 0.8, 0.52, 0.84]</text:p>
          </table:table-cell>
          <table:table-cell office:value-type="string" calcext:value-type="string">
            <text:p>[EJP004, EMM022, FPA001, LDG008, LPR012, LPR020, OBI023, OSH001, PCA022, PFF012, PHE011, SBB016, SEL020, SMA025, SNV009, SOD016, SST029, STE019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.266667" calcext:value-type="float">
            <text:p>6,266667</text:p>
          </table:table-cell>
          <table:table-cell office:value-type="float" office:value="57.64533" calcext:value-type="float">
            <text:p>57,64533</text:p>
          </table:table-cell>
          <table:table-cell office:value-type="float" office:value="81.99999" calcext:value-type="float">
            <text:p>81,99999</text:p>
          </table:table-cell>
          <table:table-cell office:value-type="string" calcext:value-type="string">
            <text:p>[1.0, 0.9, 1.0, 0.92, 1.0, 0.9, 0.78, 0.9, 0.88, 0.92, 0.04, 0.86, 0.84, 0.62, 0.74]</text:p>
          </table:table-cell>
          <table:table-cell office:value-type="string" calcext:value-type="string">
            <text:p>[EJP004, EMM022, EMM034, FPA001, LDG008, LPR020, OBI023, OSH001, PCA022, PFF012, PHE011, SBB016, SEL020, SMA025, SNV009, SOD016, SST029, STE019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.666667" calcext:value-type="float">
            <text:p>10,666667</text:p>
          </table:table-cell>
          <table:table-cell office:value-type="float" office:value="56.041344" calcext:value-type="float">
            <text:p>56,041344</text:p>
          </table:table-cell>
          <table:table-cell office:value-type="float" office:value="82.4" calcext:value-type="float">
            <text:p>82,4</text:p>
          </table:table-cell>
          <table:table-cell office:value-type="string" calcext:value-type="string">
            <text:p>[1.0, 0.96, 1.0, 0.9, 1.0, 0.9, 0.9, 0.9, 0.86, 0.66, 0.1, 0.88, 0.74, 0.62, 0.94]</text:p>
          </table:table-cell>
          <table:table-cell office:value-type="string" calcext:value-type="string">
            <text:p>[EMM022, FPA001, LDG008, LPR012, LPR020, OBI023, OMA034, OSH001, PCA022, PFF012, PHE011, SBB016, SEL020, SMA025, SNV009, SOD016, SST029, STE019]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733332" calcext:value-type="float">
            <text:p>11,733332</text:p>
          </table:table-cell>
          <table:table-cell office:value-type="float" office:value="57.098663" calcext:value-type="float">
            <text:p>57,098663</text:p>
          </table:table-cell>
          <table:table-cell office:value-type="float" office:value="82.66667" calcext:value-type="float">
            <text:p>82,66667</text:p>
          </table:table-cell>
          <table:table-cell office:value-type="string" calcext:value-type="string">
            <text:p>[1.0, 0.94, 1.0, 0.92, 1.0, 0.98, 0.82, 0.98, 0.88, 0.86, 0.04, 0.86, 0.72, 0.56, 0.84]</text:p>
          </table:table-cell>
          <table:table-cell office:value-type="string" calcext:value-type="string">
            <text:p>[EMM022, FPA001, LDG008, LPR012, LPR020, OBI023, OMA034, OSH001, PCA022, PFF012, PHE011, SCO014, SEL020, SMA025, SNV009, SOD016, SST029, STE019]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.799997" calcext:value-type="float">
            <text:p>18,799997</text:p>
          </table:table-cell>
          <table:table-cell office:value-type="float" office:value="58.04665" calcext:value-type="float">
            <text:p>58,04665</text:p>
          </table:table-cell>
          <table:table-cell office:value-type="float" office:value="82.13333" calcext:value-type="float">
            <text:p>82,13333</text:p>
          </table:table-cell>
          <table:table-cell office:value-type="string" calcext:value-type="string">
            <text:p>[1.0, 0.9, 0.98, 0.88, 1.0, 0.92, 0.84, 0.98, 0.82, 0.76, 0.1, 0.82, 0.84, 0.62, 0.86]</text:p>
          </table:table-cell>
          <table:table-cell office:value-type="string" calcext:value-type="string">
            <text:p>[EMM022, EWW035, FPA001, LDG008, LPR012, LPR020, OBI023, OMA034, OSH001, PCA022, PFF012, PHE011, SCO014, SEL020, SMA025, SNV009, SOD016, STE019]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.066666" calcext:value-type="float">
            <text:p>15,066666</text:p>
          </table:table-cell>
          <table:table-cell office:value-type="float" office:value="59.530663" calcext:value-type="float">
            <text:p>59,530663</text:p>
          </table:table-cell>
          <table:table-cell office:value-type="float" office:value="83.86667" calcext:value-type="float">
            <text:p>83,86667</text:p>
          </table:table-cell>
          <table:table-cell office:value-type="string" calcext:value-type="string">
            <text:p>[1.0, 0.98, 0.98, 0.94, 0.96, 0.94, 0.8, 0.96, 0.9, 0.74, 0.16, 0.86, 0.84, 0.64, 0.88]</text:p>
          </table:table-cell>
          <table:table-cell office:value-type="string" calcext:value-type="string">
            <text:p>[EMM022, EWW035, FPA001, LDG008, LPR012, LPR020, OBI023, OMA034, OSH001, PCA022, PFF012, PHE011, SCO014, SEL020, SMA025, SNV009, SOD016, STE019]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.8" calcext:value-type="float">
            <text:p>16,8</text:p>
          </table:table-cell>
          <table:table-cell office:value-type="float" office:value="62.888" calcext:value-type="float">
            <text:p>62,888</text:p>
          </table:table-cell>
          <table:table-cell office:value-type="float" office:value="85.73334" calcext:value-type="float">
            <text:p>85,73334</text:p>
          </table:table-cell>
          <table:table-cell office:value-type="string" calcext:value-type="string">
            <text:p>[1.0, 0.98, 1.0, 0.98, 1.0, 0.96, 0.92, 0.94, 0.98, 0.8, 0.16, 0.84, 0.78, 0.6, 0.92]</text:p>
          </table:table-cell>
          <table:table-cell office:value-type="string" calcext:value-type="string">
            <text:p>[EMM022, EMM034, FPA001, LDG008, LPR020, LVE032, OBI023, OSH001, PCA022, PFF012, PHE011, SEL020, SMA005, SMA025, SNV009, SOD016, SST029, STE019]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.599997" calcext:value-type="float">
            <text:p>17,599997</text:p>
          </table:table-cell>
          <table:table-cell office:value-type="float" office:value="64.24001" calcext:value-type="float">
            <text:p>64,24001</text:p>
          </table:table-cell>
          <table:table-cell office:value-type="float" office:value="86.666664" calcext:value-type="float">
            <text:p>86,666664</text:p>
          </table:table-cell>
          <table:table-cell office:value-type="string" calcext:value-type="string">
            <text:p>[1.0, 0.98, 1.0, 0.98, 1.0, 0.98, 0.94, 0.96, 0.98, 0.8, 0.12, 0.84, 0.9, 0.66, 0.86]</text:p>
          </table:table-cell>
          <table:table-cell office:value-type="string" calcext:value-type="string">
            <text:p>[EMM022, EMM034, FPA001, LDG008, LPR020, LVE032, OBI023, OSH001, PCA022, PFF012, PHE011, SEL020, SMA005, SMA025, SNV009, SOD016, SST029, STE019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.733332" calcext:value-type="float">
            <text:p>17,733332</text:p>
          </table:table-cell>
          <table:table-cell office:value-type="float" office:value="66.16135" calcext:value-type="float">
            <text:p>66,16135</text:p>
          </table:table-cell>
          <table:table-cell office:value-type="float" office:value="88.13333" calcext:value-type="float">
            <text:p>88,13333</text:p>
          </table:table-cell>
          <table:table-cell office:value-type="string" calcext:value-type="string">
            <text:p>[1.0, 0.98, 1.0, 0.98, 1.0, 1.0, 0.88, 0.92, 0.86, 0.84, 0.18, 0.88, 0.92, 0.84, 0.94]</text:p>
          </table:table-cell>
          <table:table-cell office:value-type="string" calcext:value-type="string">
            <text:p>[EMM022, EMM034, FPA001, LDG008, LPR020, LVE032, OBI023, OSH001, PCA022, PFF012, PHE011, SEL020, SMA005, SMA025, SNV009, SOD016, SST029, STE019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.066666" calcext:value-type="float">
            <text:p>21,066666</text:p>
          </table:table-cell>
          <table:table-cell office:value-type="float" office:value="65.29066" calcext:value-type="float">
            <text:p>65,29066</text:p>
          </table:table-cell>
          <table:table-cell office:value-type="float" office:value="84.66667" calcext:value-type="float">
            <text:p>84,66667</text:p>
          </table:table-cell>
          <table:table-cell office:value-type="string" calcext:value-type="string">
            <text:p>[1.0, 0.94, 1.0, 0.94, 1.0, 0.94, 0.92, 0.98, 0.88, 0.88, 0.16, 0.76, 0.9, 0.56, 0.84]</text:p>
          </table:table-cell>
          <table:table-cell office:value-type="string" calcext:value-type="string">
            <text:p>[EMM022, EMM034, FPA001, LDG008, LPR020, LVE032, OBI023, OSH001, PCA022, PFF012, PHE011, SEL020, SMA005, SMA025, SNV009, SOD016, SST029, STE019]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.266665" calcext:value-type="float">
            <text:p>14,266665</text:p>
          </table:table-cell>
          <table:table-cell office:value-type="float" office:value="65.021324" calcext:value-type="float">
            <text:p>65,021324</text:p>
          </table:table-cell>
          <table:table-cell office:value-type="float" office:value="88.13333" calcext:value-type="float">
            <text:p>88,13333</text:p>
          </table:table-cell>
          <table:table-cell office:value-type="string" calcext:value-type="string">
            <text:p>[1.0, 1.0, 1.0, 0.94, 1.0, 1.0, 0.88, 0.98, 0.98, 0.94, 0.16, 0.78, 0.82, 0.84, 0.9]</text:p>
          </table:table-cell>
          <table:table-cell office:value-type="string" calcext:value-type="string">
            <text:p>[EMM022, EMM034, FPA001, LDG008, LPR020, LVE032, OSH001, PCA022, PFF012, PHE011, SAA001, SEL020, SMA005, SMA025, SNV009, SOD016, SST029, STE019]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.53333" calcext:value-type="float">
            <text:p>18,53333</text:p>
          </table:table-cell>
          <table:table-cell office:value-type="float" office:value="64.38799" calcext:value-type="float">
            <text:p>64,38799</text:p>
          </table:table-cell>
          <table:table-cell office:value-type="float" office:value="85.86667" calcext:value-type="float">
            <text:p>85,86667</text:p>
          </table:table-cell>
          <table:table-cell office:value-type="string" calcext:value-type="string">
            <text:p>[1.0, 0.94, 1.0, 0.96, 1.0, 0.98, 0.84, 0.98, 0.9, 0.9, 0.18, 0.92, 0.8, 0.6, 0.88]</text:p>
          </table:table-cell>
          <table:table-cell office:value-type="string" calcext:value-type="string">
            <text:p>[EMM022, EMM034, FPA001, LDG008, LPR020, LVE032, OSH001, PCA022, PFF012, PHE011, SAA001, SEL020, SMA005, SMA025, SNV009, SOD016, SST029, STE019]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.466664" calcext:value-type="float">
            <text:p>15,466664</text:p>
          </table:table-cell>
          <table:table-cell office:value-type="float" office:value="63.31867" calcext:value-type="float">
            <text:p>63,31867</text:p>
          </table:table-cell>
          <table:table-cell office:value-type="float" office:value="88.933334" calcext:value-type="float">
            <text:p>88,933334</text:p>
          </table:table-cell>
          <table:table-cell office:value-type="string" calcext:value-type="string">
            <text:p>[1.0, 0.98, 0.98, 0.96, 1.0, 0.98, 0.94, 0.98, 0.98, 0.92, 0.18, 0.92, 0.86, 0.72, 0.94]</text:p>
          </table:table-cell>
          <table:table-cell office:value-type="string" calcext:value-type="string">
            <text:p>[EMM022, EMM034, FPA001, LDG008, LPR020, LVE032, OSH001, PCA022, PFF012, PHE011, SAA001, SEL020, SMA005, SMA025, SNV009, SOD016, SST029, STE019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.733334" calcext:value-type="float">
            <text:p>13,733334</text:p>
          </table:table-cell>
          <table:table-cell office:value-type="float" office:value="59.476" calcext:value-type="float">
            <text:p>59,476</text:p>
          </table:table-cell>
          <table:table-cell office:value-type="float" office:value="87.066666" calcext:value-type="float">
            <text:p>87,066666</text:p>
          </table:table-cell>
          <table:table-cell office:value-type="string" calcext:value-type="string">
            <text:p>[1.0, 0.98, 1.0, 1.0, 1.0, 0.96, 0.84, 0.94, 0.96, 0.84, 0.24, 0.86, 0.84, 0.76, 0.84]</text:p>
          </table:table-cell>
          <table:table-cell office:value-type="string" calcext:value-type="string">
            <text:p>[EMM022, EMM034, FPA001, LDG008, LPR020, LVE032, OSH001, PCA022, PFF012, PHE011, SAA001, SEL020, SMA005, SMA025, SNV009, SOD016, SST029, STE019]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.2" calcext:value-type="float">
            <text:p>13,2</text:p>
          </table:table-cell>
          <table:table-cell office:value-type="float" office:value="61.14" calcext:value-type="float">
            <text:p>61,14</text:p>
          </table:table-cell>
          <table:table-cell office:value-type="float" office:value="88.13333" calcext:value-type="float">
            <text:p>88,13333</text:p>
          </table:table-cell>
          <table:table-cell office:value-type="string" calcext:value-type="string">
            <text:p>[1.0, 0.98, 1.0, 1.0, 1.0, 1.0, 0.9, 0.94, 0.9, 0.9, 0.24, 0.8, 0.86, 0.74, 0.96]</text:p>
          </table:table-cell>
          <table:table-cell office:value-type="string" calcext:value-type="string">
            <text:p>[EMM022, EMM034, FPA001, LDG008, LPR020, LVE032, OSH001, PCA022, PFF012, PHE011, SAA001, SEL020, SMA005, SMA025, SNV009, SOD016, SST029, STE019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4" calcext:value-type="float">
            <text:p>8,4</text:p>
          </table:table-cell>
          <table:table-cell office:value-type="float" office:value="61.918663" calcext:value-type="float">
            <text:p>61,918663</text:p>
          </table:table-cell>
          <table:table-cell office:value-type="float" office:value="86.26667" calcext:value-type="float">
            <text:p>86,26667</text:p>
          </table:table-cell>
          <table:table-cell office:value-type="string" calcext:value-type="string">
            <text:p>[1.0, 0.94, 1.0, 0.98, 1.0, 0.96, 0.82, 0.98, 0.96, 0.92, 0.26, 0.84, 0.92, 0.52, 0.84]</text:p>
          </table:table-cell>
          <table:table-cell office:value-type="string" calcext:value-type="string">
            <text:p>[EMM022, EMM034, FPA001, LDG008, LPR020, LVE032, OSH001, PCA022, PFF012, PHE011, SAA001, SEL020, SMA005, SMA025, SNV009, SOD016, SST029, STE019]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.866666" calcext:value-type="float">
            <text:p>11,866666</text:p>
          </table:table-cell>
          <table:table-cell office:value-type="float" office:value="63.250687" calcext:value-type="float">
            <text:p>63,250687</text:p>
          </table:table-cell>
          <table:table-cell office:value-type="float" office:value="88.53333" calcext:value-type="float">
            <text:p>88,53333</text:p>
          </table:table-cell>
          <table:table-cell office:value-type="string" calcext:value-type="string">
            <text:p>[1.0, 0.98, 1.0, 0.98, 1.0, 0.98, 0.98, 0.96, 0.92, 0.82, 0.34, 0.9, 0.84, 0.7, 0.88]</text:p>
          </table:table-cell>
          <table:table-cell office:value-type="string" calcext:value-type="string">
            <text:p>[EMM022, EMM034, FPA001, LDG008, LPR020, LVE032, OSH001, PCA022, PFF012, PHE011, SAA001, SEL020, SMA005, SMA025, SNV009, SOD016, SST029, STE019]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733332" calcext:value-type="float">
            <text:p>15,733332</text:p>
          </table:table-cell>
          <table:table-cell office:value-type="float" office:value="63.913338" calcext:value-type="float">
            <text:p>63,913338</text:p>
          </table:table-cell>
          <table:table-cell office:value-type="float" office:value="88.53333" calcext:value-type="float">
            <text:p>88,53333</text:p>
          </table:table-cell>
          <table:table-cell office:value-type="string" calcext:value-type="string">
            <text:p>[1.0, 0.94, 1.0, 1.0, 1.0, 0.98, 0.92, 1.0, 0.98, 0.92, 0.1, 0.88, 0.92, 0.76, 0.88]</text:p>
          </table:table-cell>
          <table:table-cell office:value-type="string" calcext:value-type="string">
            <text:p>[EMM022, EMM034, FPA001, LDG008, LPR020, LVE032, OSH001, PCA022, PFF012, PHE011, SAA001, SEL020, SMA005, SMA025, SNV009, SOD016, SST029, STE019]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66.29333" calcext:value-type="float">
            <text:p>66,29333</text:p>
          </table:table-cell>
          <table:table-cell office:value-type="float" office:value="87.73333" calcext:value-type="float">
            <text:p>87,73333</text:p>
          </table:table-cell>
          <table:table-cell office:value-type="string" calcext:value-type="string">
            <text:p>[1.0, 0.98, 1.0, 0.92, 1.0, 0.96, 0.88, 1.0, 1.0, 0.96, 0.2, 0.78, 0.8, 0.78, 0.9]</text:p>
          </table:table-cell>
          <table:table-cell office:value-type="string" calcext:value-type="string">
            <text:p>[EMM022, EMM034, FPA001, LDG008, LPR020, LVE032, OSH001, PCA022, PFF012, PHE011, SEL020, SMA005, SMA025, SNV009, SNV014, SOD016, SST029, STE019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</table:table>
      <table:table table:name="R45-&gt;R6" table:style-name="ta1">
        <table:table-column table:style-name="co2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<text:s/>WorstFit</text:p>
          </table:table-cell>
          <table:table-cell office:value-type="string" calcext:value-type="string">
            <text:p><text:s/>AvgFit</text:p>
          </table:table-cell>
          <table:table-cell office:value-type="string" calcext:value-type="string">
            <text:p><text:s/>BestFit</text:p>
          </table:table-cell>
          <table:table-cell office:value-type="string" calcext:value-type="string">
            <text:p><text:s/>BestFirDistribution</text:p>
          </table:table-cell>
          <table:table-cell office:value-type="string" calcext:value-type="string">
            <text:p><text:s/>BestDe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599998" calcext:value-type="float">
            <text:p>21,599998</text:p>
          </table:table-cell>
          <table:table-cell office:value-type="float" office:value="61.627995" calcext:value-type="float">
            <text:p>61,627995</text:p>
          </table:table-cell>
          <table:table-cell office:value-type="float" office:value="82.8" calcext:value-type="float">
            <text:p>82,8</text:p>
          </table:table-cell>
          <table:table-cell office:value-type="string" calcext:value-type="string">
            <text:p>[1.0, 0.92, 1.0, 0.98, 1.0, 0.98, 0.88, 0.98, 0.94, 0.88, 0.18, 0.42, 0.86, 0.74, 0.66]</text:p>
          </table:table-cell>
          <table:table-cell office:value-type="string" calcext:value-type="string">
            <text:p>[EMM022, EMM034, FPA001, LDG008, LPR020, LVE032, OSH001, PCA022, PFF012, PHE011, SAA001, SEL020, SMA005, SMA025, SNV009, SOD016, SST029, STE01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.133331" calcext:value-type="float">
            <text:p>24,133331</text:p>
          </table:table-cell>
          <table:table-cell office:value-type="float" office:value="64.473335" calcext:value-type="float">
            <text:p>64,473335</text:p>
          </table:table-cell>
          <table:table-cell office:value-type="float" office:value="83.46666" calcext:value-type="float">
            <text:p>83,46666</text:p>
          </table:table-cell>
          <table:table-cell office:value-type="string" calcext:value-type="string">
            <text:p>[1.0, 1.0, 1.0, 1.0, 1.0, 0.98, 0.8, 0.98, 0.98, 0.88, 0.22, 0.44, 0.84, 0.7, 0.7]</text:p>
          </table:table-cell>
          <table:table-cell office:value-type="string" calcext:value-type="string">
            <text:p>[EMM022, EMM034, FPA001, LDG008, LUN027, LVE032, OCE009, OSH001, PCA022, PHE011, SEL020, SMA005, SMA025, SNV009, SOD016, SST029, STE019, STE02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666666" calcext:value-type="float">
            <text:p>18,666666</text:p>
          </table:table-cell>
          <table:table-cell office:value-type="float" office:value="64.04934" calcext:value-type="float">
            <text:p>64,04934</text:p>
          </table:table-cell>
          <table:table-cell office:value-type="float" office:value="82.4" calcext:value-type="float">
            <text:p>82,4</text:p>
          </table:table-cell>
          <table:table-cell office:value-type="string" calcext:value-type="string">
            <text:p>[1.0, 0.98, 1.0, 0.98, 1.0, 1.0, 0.86, 1.0, 1.0, 0.92, 0.24, 0.32, 0.8, 0.62, 0.64]</text:p>
          </table:table-cell>
          <table:table-cell office:value-type="string" calcext:value-type="string">
            <text:p>[EMM022, EMM034, LDG008, LUN027, LVE032, OCE009, OSH001, OSH023, PCA022, PHE011, SEL020, SMA005, SMA025, SNV009, SOD016, SST029, STE019, STE026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.133331" calcext:value-type="float">
            <text:p>24,133331</text:p>
          </table:table-cell>
          <table:table-cell office:value-type="float" office:value="66.90666" calcext:value-type="float">
            <text:p>66,90666</text:p>
          </table:table-cell>
          <table:table-cell office:value-type="float" office:value="86.13335" calcext:value-type="float">
            <text:p>86,13335</text:p>
          </table:table-cell>
          <table:table-cell office:value-type="string" calcext:value-type="string">
            <text:p>[1.0, 0.96, 1.0, 0.96, 1.0, 1.0, 0.86, 0.96, 0.98, 0.94, 0.24, 0.56, 0.98, 0.68, 0.8]</text:p>
          </table:table-cell>
          <table:table-cell office:value-type="string" calcext:value-type="string">
            <text:p>[EMM022, EMM034, FPA001, LDG008, LVE032, ORF003, OSH001, PCA022, PFF012, PHE011, PHE031, SCC003, SEL011, SMA025, SNV009, SOD016, STE019, SWA015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600002" calcext:value-type="float">
            <text:p>23,600002</text:p>
          </table:table-cell>
          <table:table-cell office:value-type="float" office:value="69.060005" calcext:value-type="float">
            <text:p>69,060005</text:p>
          </table:table-cell>
          <table:table-cell office:value-type="float" office:value="86.13332" calcext:value-type="float">
            <text:p>86,13332</text:p>
          </table:table-cell>
          <table:table-cell office:value-type="string" calcext:value-type="string">
            <text:p>[1.0, 1.0, 1.0, 0.98, 1.0, 1.0, 0.86, 1.0, 1.0, 0.94, 0.2, 0.44, 0.9, 0.76, 0.84]</text:p>
          </table:table-cell>
          <table:table-cell office:value-type="string" calcext:value-type="string">
            <text:p>[EMM022, EMM034, FPA001, LDG008, LVE032, ORF003, OSH001, PCA022, PFF012, PHE011, PHE031, SCC003, SEL011, SEV002, SMA025, SNV009, SOD016, STE019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.4" calcext:value-type="float">
            <text:p>30,4</text:p>
          </table:table-cell>
          <table:table-cell office:value-type="float" office:value="71.29866" calcext:value-type="float">
            <text:p>71,29866</text:p>
          </table:table-cell>
          <table:table-cell office:value-type="float" office:value="87.59998" calcext:value-type="float">
            <text:p>87,59998</text:p>
          </table:table-cell>
          <table:table-cell office:value-type="string" calcext:value-type="string">
            <text:p>[1.0, 0.98, 1.0, 1.0, 1.0, 1.0, 0.9, 0.96, 0.98, 1.0, 0.28, 0.54, 0.9, 0.78, 0.82]</text:p>
          </table:table-cell>
          <table:table-cell office:value-type="string" calcext:value-type="string">
            <text:p>[EMM022, EMM034, FPA001, LDG008, LVE032, ORF003, OSH001, PCA022, PFF012, PHE011, PHE031, SCC003, SEL011, SIW010, SMA025, SNV009, SOD016, STE019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71.31733" calcext:value-type="float">
            <text:p>71,31733</text:p>
          </table:table-cell>
          <table:table-cell office:value-type="float" office:value="87.19999" calcext:value-type="float">
            <text:p>87,19999</text:p>
          </table:table-cell>
          <table:table-cell office:value-type="string" calcext:value-type="string">
            <text:p>[1.0, 1.0, 1.0, 1.0, 1.0, 1.0, 0.96, 1.0, 1.0, 0.94, 0.32, 0.5, 0.88, 0.78, 0.7]</text:p>
          </table:table-cell>
          <table:table-cell office:value-type="string" calcext:value-type="string">
            <text:p>[EEG004, EMM022, EMM034, FPA001, LDG008, LVE032, ORF003, OSH001, PCA022, PFF012, PHE011, PHE031, SEL011, SIW010, SMA025, SNV009, SOD016, STE019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.066666" calcext:value-type="float">
            <text:p>31,066666</text:p>
          </table:table-cell>
          <table:table-cell office:value-type="float" office:value="70.68" calcext:value-type="float">
            <text:p>70,68</text:p>
          </table:table-cell>
          <table:table-cell office:value-type="float" office:value="87.99999" calcext:value-type="float">
            <text:p>87,99999</text:p>
          </table:table-cell>
          <table:table-cell office:value-type="string" calcext:value-type="string">
            <text:p>[1.0, 0.98, 1.0, 1.0, 1.0, 0.96, 0.94, 1.0, 1.0, 0.94, 0.4, 0.5, 0.92, 0.78, 0.78]</text:p>
          </table:table-cell>
          <table:table-cell office:value-type="string" calcext:value-type="string">
            <text:p>[EEG004, EMM022, EMM034, FPA001, LDG008, LVE032, ORF003, OSH001, PCA022, PFF012, PHE011, PHE031, SEL011, SIW010, SMA025, SNV009, SOD016, STE019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.133327" calcext:value-type="float">
            <text:p>32,133327</text:p>
          </table:table-cell>
          <table:table-cell office:value-type="float" office:value="69.948006" calcext:value-type="float">
            <text:p>69,948006</text:p>
          </table:table-cell>
          <table:table-cell office:value-type="float" office:value="86.799995" calcext:value-type="float">
            <text:p>86,799995</text:p>
          </table:table-cell>
          <table:table-cell office:value-type="string" calcext:value-type="string">
            <text:p>[1.0, 1.0, 1.0, 0.98, 1.0, 1.0, 0.92, 1.0, 0.98, 0.92, 0.28, 0.5, 0.88, 0.78, 0.78]</text:p>
          </table:table-cell>
          <table:table-cell office:value-type="string" calcext:value-type="string">
            <text:p>[EEG004, EMM022, EMM034, FPA001, LDG008, LVE032, ORF003, OSH001, PCA022, PFF012, PHE011, PHE031, SEL011, SIW010, SMA025, SNV009, SOD016, STE019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.266666" calcext:value-type="float">
            <text:p>34,266666</text:p>
          </table:table-cell>
          <table:table-cell office:value-type="float" office:value="70.734665" calcext:value-type="float">
            <text:p>70,734665</text:p>
          </table:table-cell>
          <table:table-cell office:value-type="float" office:value="86.533325" calcext:value-type="float">
            <text:p>86,533325</text:p>
          </table:table-cell>
          <table:table-cell office:value-type="string" calcext:value-type="string">
            <text:p>[1.0, 0.98, 1.0, 0.98, 1.0, 1.0, 0.9, 0.98, 0.98, 0.96, 0.28, 0.48, 0.9, 0.74, 0.8]</text:p>
          </table:table-cell>
          <table:table-cell office:value-type="string" calcext:value-type="string">
            <text:p>[EEG004, EMM022, EMM034, FPA001, LBU030, LDG008, LVE032, ORF003, OSH001, PCA022, PFF012, PHE011, SEL011, SIW010, SMA025, SNV009, SOD016, STE019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.799997" calcext:value-type="float">
            <text:p>24,799997</text:p>
          </table:table-cell>
          <table:table-cell office:value-type="float" office:value="71.26935" calcext:value-type="float">
            <text:p>71,26935</text:p>
          </table:table-cell>
          <table:table-cell office:value-type="float" office:value="88.93332" calcext:value-type="float">
            <text:p>88,93332</text:p>
          </table:table-cell>
          <table:table-cell office:value-type="string" calcext:value-type="string">
            <text:p>[1.0, 1.0, 1.0, 1.0, 1.0, 1.0, 0.96, 0.98, 0.96, 0.94, 0.34, 0.58, 0.94, 0.82, 0.82]</text:p>
          </table:table-cell>
          <table:table-cell office:value-type="string" calcext:value-type="string">
            <text:p>[EMM022, EMM034, LAM026, LDG008, LVE032, OCE009, ORF003, OSH001, PAN024, PFF012, PHE011, PHE031, SCC003, SEL011, SIW010, SMA025, SOD016, STE019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.866667" calcext:value-type="float">
            <text:p>25,866667</text:p>
          </table:table-cell>
          <table:table-cell office:value-type="float" office:value="71.208015" calcext:value-type="float">
            <text:p>71,208015</text:p>
          </table:table-cell>
          <table:table-cell office:value-type="float" office:value="89.46667" calcext:value-type="float">
            <text:p>89,46667</text:p>
          </table:table-cell>
          <table:table-cell office:value-type="string" calcext:value-type="string">
            <text:p>[1.0, 1.0, 1.0, 1.0, 1.0, 1.0, 0.98, 1.0, 0.98, 0.92, 0.5, 0.46, 0.88, 0.82, 0.88]</text:p>
          </table:table-cell>
          <table:table-cell office:value-type="string" calcext:value-type="string">
            <text:p>[EMM022, EMM034, LAM026, LDG008, LVE032, OCE009, ORF003, OSH001, PAN024, PFF012, PHE011, PHE031, SCC003, SEL011, SIW010, SMA025, SOD016, STE019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.6" calcext:value-type="float">
            <text:p>33,6</text:p>
          </table:table-cell>
          <table:table-cell office:value-type="float" office:value="72.42799" calcext:value-type="float">
            <text:p>72,42799</text:p>
          </table:table-cell>
          <table:table-cell office:value-type="float" office:value="90.53333" calcext:value-type="float">
            <text:p>90,53333</text:p>
          </table:table-cell>
          <table:table-cell office:value-type="string" calcext:value-type="string">
            <text:p>[1.0, 0.96, 1.0, 0.98, 1.0, 1.0, 0.94, 1.0, 1.0, 0.98, 0.48, 0.7, 0.96, 0.82, 0.76]</text:p>
          </table:table-cell>
          <table:table-cell office:value-type="string" calcext:value-type="string">
            <text:p>[ACGM057, EMM022, EMM034, FPA001, LDG008, LPR012, LVE032, ORF003, OSH001, PFF012, PHE011, POM001, SFO025, SMA025, SNV009, SOD016, SSS030, STE019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066666" calcext:value-type="float">
            <text:p>37,066666</text:p>
          </table:table-cell>
          <table:table-cell office:value-type="float" office:value="73.75198" calcext:value-type="float">
            <text:p>73,75198</text:p>
          </table:table-cell>
          <table:table-cell office:value-type="float" office:value="90.4" calcext:value-type="float">
            <text:p>90,4</text:p>
          </table:table-cell>
          <table:table-cell office:value-type="string" calcext:value-type="string">
            <text:p>[1.0, 0.96, 1.0, 1.0, 1.0, 1.0, 0.96, 0.96, 1.0, 0.96, 0.46, 0.66, 0.92, 0.8, 0.88]</text:p>
          </table:table-cell>
          <table:table-cell office:value-type="string" calcext:value-type="string">
            <text:p>[EJF008, EMM022, EMM034, FPA001, LDG008, LVE032, OCE009, ORF003, OSH001, PFF012, PHE011, PHE031, SAS001, SGM007, SMA025, SNV009, SOD016, STE019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266665" calcext:value-type="float">
            <text:p>26,266665</text:p>
          </table:table-cell>
          <table:table-cell office:value-type="float" office:value="73.70003" calcext:value-type="float">
            <text:p>73,70003</text:p>
          </table:table-cell>
          <table:table-cell office:value-type="float" office:value="90.26667" calcext:value-type="float">
            <text:p>90,26667</text:p>
          </table:table-cell>
          <table:table-cell office:value-type="string" calcext:value-type="string">
            <text:p>[1.0, 0.98, 1.0, 1.0, 1.0, 1.0, 0.92, 1.0, 0.98, 0.96, 0.44, 0.6, 1.0, 0.84, 0.82]</text:p>
          </table:table-cell>
          <table:table-cell office:value-type="string" calcext:value-type="string">
            <text:p>[EMM022, EMM034, LAM026, LDG008, LPR028, LVE032, OCE009, ORF003, OSH001, OSH003, PAN024, PFF012, PHE011, SEL011, SIW010, SMA025, SOD016, STE019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.333336" calcext:value-type="float">
            <text:p>33,333336</text:p>
          </table:table-cell>
          <table:table-cell office:value-type="float" office:value="74.58534" calcext:value-type="float">
            <text:p>74,58534</text:p>
          </table:table-cell>
          <table:table-cell office:value-type="float" office:value="89.06666" calcext:value-type="float">
            <text:p>89,06666</text:p>
          </table:table-cell>
          <table:table-cell office:value-type="string" calcext:value-type="string">
            <text:p>[1.0, 0.98, 1.0, 1.0, 1.0, 1.0, 0.96, 1.0, 0.98, 0.98, 0.34, 0.58, 0.94, 0.78, 0.82]</text:p>
          </table:table-cell>
          <table:table-cell office:value-type="string" calcext:value-type="string">
            <text:p>[EEG011, EJF008, EMM022, EMM034, FPA001, LDG008, LVE032, OCE009, ORF003, OSH001, PFF012, PHE011, PHE031, SGM007, SMA025, SNV009, SOD016, STE019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.599997" calcext:value-type="float">
            <text:p>29,599997</text:p>
          </table:table-cell>
          <table:table-cell office:value-type="float" office:value="74.52398" calcext:value-type="float">
            <text:p>74,52398</text:p>
          </table:table-cell>
          <table:table-cell office:value-type="float" office:value="89.86666" calcext:value-type="float">
            <text:p>89,86666</text:p>
          </table:table-cell>
          <table:table-cell office:value-type="string" calcext:value-type="string">
            <text:p>[1.0, 0.98, 1.0, 1.0, 1.0, 1.0, 0.94, 1.0, 0.96, 0.98, 0.34, 0.7, 0.86, 0.9, 0.82]</text:p>
          </table:table-cell>
          <table:table-cell office:value-type="string" calcext:value-type="string">
            <text:p>[EEG011, EJF008, EMM022, EMM034, FPA001, LDG008, LVE032, OCE009, ORF003, OSH001, PFF012, PHE011, PHE031, SGM007, SMA025, SNV009, SOD016, STE019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.399998" calcext:value-type="float">
            <text:p>38,399998</text:p>
          </table:table-cell>
          <table:table-cell office:value-type="float" office:value="76.03733" calcext:value-type="float">
            <text:p>76,03733</text:p>
          </table:table-cell>
          <table:table-cell office:value-type="float" office:value="88.53333" calcext:value-type="float">
            <text:p>88,53333</text:p>
          </table:table-cell>
          <table:table-cell office:value-type="string" calcext:value-type="string">
            <text:p>[1.0, 1.0, 1.0, 1.0, 1.0, 1.0, 0.98, 1.0, 0.98, 0.96, 0.46, 0.4, 0.88, 0.8, 0.82]</text:p>
          </table:table-cell>
          <table:table-cell office:value-type="string" calcext:value-type="string">
            <text:p>[EEG011, EJF008, EMM022, EMM034, FPA001, LDG008, LVE032, OCE009, ORF003, OSH001, PFF012, PHE011, PHE031, SGM007, SMA025, SNV009, SOD016, STE019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.333332" calcext:value-type="float">
            <text:p>41,333332</text:p>
          </table:table-cell>
          <table:table-cell office:value-type="float" office:value="75.17734" calcext:value-type="float">
            <text:p>75,17734</text:p>
          </table:table-cell>
          <table:table-cell office:value-type="float" office:value="92.13333" calcext:value-type="float">
            <text:p>92,13333</text:p>
          </table:table-cell>
          <table:table-cell office:value-type="string" calcext:value-type="string">
            <text:p>[1.0, 0.98, 1.0, 1.0, 1.0, 1.0, 0.88, 1.0, 0.98, 1.0, 0.48, 0.68, 0.94, 0.9, 0.98]</text:p>
          </table:table-cell>
          <table:table-cell office:value-type="string" calcext:value-type="string">
            <text:p>[EMM022, EMM034, FPA001, LDG008, LPL018, LPR012, LVE023, LVE032, OSH001, PFF012, PHE011, POM001, SFO025, SMA025, SNV009, SOD016, SSS030, STE019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.266663" calcext:value-type="float">
            <text:p>44,266663</text:p>
          </table:table-cell>
          <table:table-cell office:value-type="float" office:value="75.22001" calcext:value-type="float">
            <text:p>75,22001</text:p>
          </table:table-cell>
          <table:table-cell office:value-type="float" office:value="91.06666" calcext:value-type="float">
            <text:p>91,06666</text:p>
          </table:table-cell>
          <table:table-cell office:value-type="string" calcext:value-type="string">
            <text:p>[1.0, 1.0, 1.0, 0.98, 1.0, 1.0, 0.84, 0.96, 1.0, 0.9, 0.44, 0.74, 0.94, 0.96, 0.9]</text:p>
          </table:table-cell>
          <table:table-cell office:value-type="string" calcext:value-type="string">
            <text:p>[EMM022, EMM034, FPA001, LDG008, LPL018, LPR012, LVE023, LVE032, OSH001, PFF012, PHE011, POM001, SFO025, SMA025, SNV009, SOD016, SSS030, STE019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.6" calcext:value-type="float">
            <text:p>33,6</text:p>
          </table:table-cell>
          <table:table-cell office:value-type="float" office:value="75.622665" calcext:value-type="float">
            <text:p>75,622665</text:p>
          </table:table-cell>
          <table:table-cell office:value-type="float" office:value="92.13332" calcext:value-type="float">
            <text:p>92,13332</text:p>
          </table:table-cell>
          <table:table-cell office:value-type="string" calcext:value-type="string">
            <text:p>[1.0, 1.0, 1.0, 1.0, 1.0, 0.96, 0.98, 1.0, 0.98, 0.98, 0.5, 0.78, 0.94, 0.9, 0.8]</text:p>
          </table:table-cell>
          <table:table-cell office:value-type="string" calcext:value-type="string">
            <text:p>[EMM022, EMM034, FPA001, LDG008, LPL018, LPR012, LVE023, LVE032, OSH001, PFF012, PHE011, POM001, SFO025, SMA025, SNV009, SOD016, SSS030, STE019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.86666" calcext:value-type="float">
            <text:p>35,86666</text:p>
          </table:table-cell>
          <table:table-cell office:value-type="float" office:value="78.083984" calcext:value-type="float">
            <text:p>78,083984</text:p>
          </table:table-cell>
          <table:table-cell office:value-type="float" office:value="94.26666" calcext:value-type="float">
            <text:p>94,26666</text:p>
          </table:table-cell>
          <table:table-cell office:value-type="string" calcext:value-type="string">
            <text:p>[1.0, 1.0, 1.0, 1.0, 1.0, 1.0, 1.0, 1.0, 1.0, 1.0, 0.66, 0.74, 1.0, 0.9, 0.84]</text:p>
          </table:table-cell>
          <table:table-cell office:value-type="string" calcext:value-type="string">
            <text:p>[ACPY005, EMM022, EMM034, LDG008, LPR012, LVE032, OCE009, OSH001, OWA016, PFF012, PHE011, SAS001, SMA025, SMO006, SNV009, SOD016, STE019, SWA022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.13333" calcext:value-type="float">
            <text:p>38,13333</text:p>
          </table:table-cell>
          <table:table-cell office:value-type="float" office:value="78.46267" calcext:value-type="float">
            <text:p>78,46267</text:p>
          </table:table-cell>
          <table:table-cell office:value-type="float" office:value="93.86666" calcext:value-type="float">
            <text:p>93,86666</text:p>
          </table:table-cell>
          <table:table-cell office:value-type="string" calcext:value-type="string">
            <text:p>[1.0, 1.0, 1.0, 1.0, 1.0, 1.0, 1.0, 1.0, 1.0, 1.0, 0.56, 0.78, 1.0, 0.9, 0.84]</text:p>
          </table:table-cell>
          <table:table-cell office:value-type="string" calcext:value-type="string">
            <text:p>[ACPY005, EMM022, EMM034, LDG008, LPR012, LVE032, OCE009, OSH001, PFF012, PHE011, SAS001, SBB007, SMA025, SMO006, SNV009, SOD016, STE019, SWA022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.466663" calcext:value-type="float">
            <text:p>31,466663</text:p>
          </table:table-cell>
          <table:table-cell office:value-type="float" office:value="78.843994" calcext:value-type="float">
            <text:p>78,843994</text:p>
          </table:table-cell>
          <table:table-cell office:value-type="float" office:value="96.266655" calcext:value-type="float">
            <text:p>96,266655</text:p>
          </table:table-cell>
          <table:table-cell office:value-type="string" calcext:value-type="string">
            <text:p>[1.0, 1.0, 1.0, 1.0, 1.0, 1.0, 0.98, 1.0, 1.0, 1.0, 0.74, 0.86, 1.0, 0.92, 0.94]</text:p>
          </table:table-cell>
          <table:table-cell office:value-type="string" calcext:value-type="string">
            <text:p>[ACPY005, EMM022, EMM034, LDG008, LPR012, LVE032, MYHI002, OCE009, OSH001, OWA016, PFF012, PHE011, SMA025, SMO006, SNV009, SOD016, STE019, SWA022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.599995" calcext:value-type="float">
            <text:p>47,599995</text:p>
          </table:table-cell>
          <table:table-cell office:value-type="float" office:value="83.170654" calcext:value-type="float">
            <text:p>83,170654</text:p>
          </table:table-cell>
          <table:table-cell office:value-type="float" office:value="95.86666" calcext:value-type="float">
            <text:p>95,86666</text:p>
          </table:table-cell>
          <table:table-cell office:value-type="string" calcext:value-type="string">
            <text:p>[1.0, 1.0, 1.0, 1.0, 1.0, 1.0, 1.0, 1.0, 1.0, 1.0, 0.74, 0.74, 1.0, 0.92, 0.98]</text:p>
          </table:table-cell>
          <table:table-cell office:value-type="string" calcext:value-type="string">
            <text:p>[ACPY005, EMM022, EMM034, LDG008, LPR012, LVE032, MYHI002, OCE009, OSH001, OWA016, PFF012, PHE011, SMA025, SMO006, SNV009, SOD016, STE019, SWA022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9.600006" calcext:value-type="float">
            <text:p>59,600006</text:p>
          </table:table-cell>
          <table:table-cell office:value-type="float" office:value="86.03067" calcext:value-type="float">
            <text:p>86,03067</text:p>
          </table:table-cell>
          <table:table-cell office:value-type="float" office:value="95.2" calcext:value-type="float">
            <text:p>95,2</text:p>
          </table:table-cell>
          <table:table-cell office:value-type="string" calcext:value-type="string">
            <text:p>[1.0, 1.0, 1.0, 1.0, 1.0, 1.0, 1.0, 1.0, 1.0, 0.96, 0.56, 0.86, 1.0, 0.96, 0.94]</text:p>
          </table:table-cell>
          <table:table-cell office:value-type="string" calcext:value-type="string">
            <text:p>[EES008, EMM022, EMM034, ESS002, FPA001, LAM005, LBI013, LBI046, LDG008, LVE032, OCE009, OCP002, OSH001, PFF012, SGM033, SMA025, SOD016, STE019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86.237335" calcext:value-type="float">
            <text:p>86,237335</text:p>
          </table:table-cell>
          <table:table-cell office:value-type="float" office:value="96.266655" calcext:value-type="float">
            <text:p>96,266655</text:p>
          </table:table-cell>
          <table:table-cell office:value-type="string" calcext:value-type="string">
            <text:p>[1.0, 1.0, 1.0, 1.0, 1.0, 1.0, 1.0, 1.0, 1.0, 1.0, 0.74, 0.84, 0.98, 0.94, 0.94]</text:p>
          </table:table-cell>
          <table:table-cell office:value-type="string" calcext:value-type="string">
            <text:p>[ACPY005, EMM022, EMM034, LDG005, LDG008, LPR012, LVE032, MYHI002, OCE009, OSH001, PFF012, PHE011, SMA025, SMO006, SNV009, SOD016, STE019, SWA022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.999996" calcext:value-type="float">
            <text:p>43,999996</text:p>
          </table:table-cell>
          <table:table-cell office:value-type="float" office:value="84.62263" calcext:value-type="float">
            <text:p>84,62263</text:p>
          </table:table-cell>
          <table:table-cell office:value-type="float" office:value="96.93333" calcext:value-type="float">
            <text:p>96,93333</text:p>
          </table:table-cell>
          <table:table-cell office:value-type="string" calcext:value-type="string">
            <text:p>[1.0, 1.0, 1.0, 1.0, 1.0, 1.0, 0.98, 1.0, 1.0, 1.0, 0.76, 0.86, 0.98, 0.98, 0.98]</text:p>
          </table:table-cell>
          <table:table-cell office:value-type="string" calcext:value-type="string">
            <text:p>[ACPY005, EMM022, EMM034, LDG005, LDG008, LPR012, LVE032, MYHI002, OCE009, OSH001, PFF012, PHE011, SMA025, SMO006, SNV009, SOD016, STE019, SWA022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.266663" calcext:value-type="float">
            <text:p>48,266663</text:p>
          </table:table-cell>
          <table:table-cell office:value-type="float" office:value="86.21601" calcext:value-type="float">
            <text:p>86,21601</text:p>
          </table:table-cell>
          <table:table-cell office:value-type="float" office:value="96.533325" calcext:value-type="float">
            <text:p>96,533325</text:p>
          </table:table-cell>
          <table:table-cell office:value-type="string" calcext:value-type="string">
            <text:p>[1.0, 1.0, 1.0, 1.0, 1.0, 1.0, 1.0, 1.0, 1.0, 1.0, 0.72, 0.8, 0.98, 1.0, 0.98]</text:p>
          </table:table-cell>
          <table:table-cell office:value-type="string" calcext:value-type="string">
            <text:p>[EES008, EMM022, EMM034, FLL002, LCA023, LDG008, LPR012, MYHI002, OCE009, OSH001, OWA016, PFF012, PHE011, SMA025, SNV009, SOD016, STE019, SWA022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1.199997" calcext:value-type="float">
            <text:p>51,199997</text:p>
          </table:table-cell>
          <table:table-cell office:value-type="float" office:value="86.578674" calcext:value-type="float">
            <text:p>86,578674</text:p>
          </table:table-cell>
          <table:table-cell office:value-type="float" office:value="96.8" calcext:value-type="float">
            <text:p>96,8</text:p>
          </table:table-cell>
          <table:table-cell office:value-type="string" calcext:value-type="string">
            <text:p>[1.0, 1.0, 1.0, 1.0, 1.0, 1.0, 1.0, 1.0, 1.0, 1.0, 0.7, 0.88, 1.0, 0.98, 0.96]</text:p>
          </table:table-cell>
          <table:table-cell office:value-type="string" calcext:value-type="string">
            <text:p>[EES008, EMM022, EMM034, FLL002, LCA023, LDG008, LPR012, MYHI002, OCE009, OSH001, OWA016, PFF012, PHE011, SMA025, SNV009, SOD016, STE019, SWA022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3.33333" calcext:value-type="float">
            <text:p>53,33333</text:p>
          </table:table-cell>
          <table:table-cell office:value-type="float" office:value="86.970665" calcext:value-type="float">
            <text:p>86,970665</text:p>
          </table:table-cell>
          <table:table-cell office:value-type="float" office:value="96.4" calcext:value-type="float">
            <text:p>96,4</text:p>
          </table:table-cell>
          <table:table-cell office:value-type="string" calcext:value-type="string">
            <text:p>[1.0, 1.0, 1.0, 1.0, 1.0, 1.0, 1.0, 1.0, 1.0, 1.0, 0.7, 0.84, 0.98, 0.94, 1.0]</text:p>
          </table:table-cell>
          <table:table-cell office:value-type="string" calcext:value-type="string">
            <text:p>[EMM022, EMM034, LDG005, LDG008, LPR012, LVE032, MYHI002, OCE009, OSH001, PFF012, PHE011, SCC006, SMA025, SNV009, SOD016, SOD032, STE019, SWA022]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.466663" calcext:value-type="float">
            <text:p>49,466663</text:p>
          </table:table-cell>
          <table:table-cell office:value-type="float" office:value="85.33332" calcext:value-type="float">
            <text:p>85,3333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[1.0, 1.0, 1.0, 1.0, 1.0, 1.0, 0.98, 1.0, 1.0, 1.0, 0.72, 0.84, 0.98, 1.0, 0.88]</text:p>
          </table:table-cell>
          <table:table-cell office:value-type="string" calcext:value-type="string">
            <text:p>[EES008, EMM022, EMM034, LCA023, LDG008, LPR012, MYHI002, OCE009, OSH001, PCA012, PFF012, PHE011, SCO011, SMA025, SNV009, SOD016, STE019, SWA022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3.73333" calcext:value-type="float">
            <text:p>53,73333</text:p>
          </table:table-cell>
          <table:table-cell office:value-type="float" office:value="84.27467" calcext:value-type="float">
            <text:p>84,27467</text:p>
          </table:table-cell>
          <table:table-cell office:value-type="float" office:value="94.666664" calcext:value-type="float">
            <text:p>94,666664</text:p>
          </table:table-cell>
          <table:table-cell office:value-type="string" calcext:value-type="string">
            <text:p>[1.0, 1.0, 1.0, 1.0, 1.0, 1.0, 0.98, 1.0, 1.0, 1.0, 0.66, 0.76, 1.0, 0.92, 0.88]</text:p>
          </table:table-cell>
          <table:table-cell office:value-type="string" calcext:value-type="string">
            <text:p>[ACPP005, EES008, EMM022, EMM034, LCA023, LDG008, LPR012, OCE009, OCP013, OSH001, PFF012, PHE011, PIC003, SMA025, SNV009, SOD016, STE019, SWA022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4" calcext:value-type="float">
            <text:p>54,4</text:p>
          </table:table-cell>
          <table:table-cell office:value-type="float" office:value="84.576004" calcext:value-type="float">
            <text:p>84,576004</text:p>
          </table:table-cell>
          <table:table-cell office:value-type="float" office:value="95.33333" calcext:value-type="float">
            <text:p>95,33333</text:p>
          </table:table-cell>
          <table:table-cell office:value-type="string" calcext:value-type="string">
            <text:p>[1.0, 1.0, 1.0, 1.0, 1.0, 1.0, 0.94, 1.0, 1.0, 0.98, 0.66, 0.82, 1.0, 0.92, 0.98]</text:p>
          </table:table-cell>
          <table:table-cell office:value-type="string" calcext:value-type="string">
            <text:p>[ACGM037, ACMY002, EES008, EMM022, EMM034, FPA001, LDG008, LVE032, OCE009, OCP002, OSH001, PFF012, SGM033, SMA025, SOD016, SOD019, SOD028, STE019]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.06667" calcext:value-type="float">
            <text:p>53,06667</text:p>
          </table:table-cell>
          <table:table-cell office:value-type="float" office:value="85.173355" calcext:value-type="float">
            <text:p>85,173355</text:p>
          </table:table-cell>
          <table:table-cell office:value-type="float" office:value="96.93333" calcext:value-type="float">
            <text:p>96,93333</text:p>
          </table:table-cell>
          <table:table-cell office:value-type="string" calcext:value-type="string">
            <text:p>[1.0, 1.0, 1.0, 1.0, 1.0, 1.0, 0.98, 1.0, 1.0, 0.98, 0.7, 0.9, 1.0, 0.98, 1.0]</text:p>
          </table:table-cell>
          <table:table-cell office:value-type="string" calcext:value-type="string">
            <text:p>[ACGM037, ACGM043, ACMY002, EES008, EMM022, EMM034, FPA001, LAL017, LDG008, LVE032, OCE009, OCP002, OSH001, PFF012, SGM033, SMA025, SOD016, STE019]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2.666664" calcext:value-type="float">
            <text:p>72,666664</text:p>
          </table:table-cell>
          <table:table-cell office:value-type="float" office:value="87.50932" calcext:value-type="float">
            <text:p>87,50932</text:p>
          </table:table-cell>
          <table:table-cell office:value-type="float" office:value="95.86667" calcext:value-type="float">
            <text:p>95,86667</text:p>
          </table:table-cell>
          <table:table-cell office:value-type="string" calcext:value-type="string">
            <text:p>[1.0, 1.0, 1.0, 1.0, 1.0, 1.0, 1.0, 1.0, 1.0, 0.98, 0.58, 0.88, 1.0, 0.98, 0.96]</text:p>
          </table:table-cell>
          <table:table-cell office:value-type="string" calcext:value-type="string">
            <text:p>[ACGM037, ACGM043, ACMY002, EES008, EMM022, EMM034, LAL017, LCC017, LDG008, LVE032, OCE009, OCP002, OSH001, PFF012, SGM033, SMA025, SOD016, STE019]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1.333332" calcext:value-type="float">
            <text:p>51,333332</text:p>
          </table:table-cell>
          <table:table-cell office:value-type="float" office:value="86.64268" calcext:value-type="float">
            <text:p>86,64268</text:p>
          </table:table-cell>
          <table:table-cell office:value-type="float" office:value="96.533325" calcext:value-type="float">
            <text:p>96,533325</text:p>
          </table:table-cell>
          <table:table-cell office:value-type="string" calcext:value-type="string">
            <text:p>[1.0, 1.0, 1.0, 1.0, 1.0, 1.0, 1.0, 1.0, 1.0, 1.0, 0.74, 0.86, 0.94, 0.96, 0.98]</text:p>
          </table:table-cell>
          <table:table-cell office:value-type="string" calcext:value-type="string">
            <text:p>[ACGM043, ACMY002, EES008, EMM022, EMM034, FPA001, LAL017, LDG008, LMA021, LVE032, OCE009, OCP002, OSH001, PFF012, SGM033, SMA025, SOD016, STE019]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7.199997" calcext:value-type="float">
            <text:p>57,199997</text:p>
          </table:table-cell>
          <table:table-cell office:value-type="float" office:value="86.19465" calcext:value-type="float">
            <text:p>86,19465</text:p>
          </table:table-cell>
          <table:table-cell office:value-type="float" office:value="95.86667" calcext:value-type="float">
            <text:p>95,86667</text:p>
          </table:table-cell>
          <table:table-cell office:value-type="string" calcext:value-type="string">
            <text:p>[1.0, 1.0, 1.0, 1.0, 1.0, 1.0, 1.0, 1.0, 1.0, 1.0, 0.72, 0.8, 0.98, 0.96, 0.92]</text:p>
          </table:table-cell>
          <table:table-cell office:value-type="string" calcext:value-type="string">
            <text:p>[ACAL013, ACGM043, ACMY002, EES008, EMM022, EMM034, LAL017, LCC017, LDG008, LVE032, OCE009, OCP002, OSH001, PFF012, SGM033, SMA025, SOD016, STE019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.86666" calcext:value-type="float">
            <text:p>51,86666</text:p>
          </table:table-cell>
          <table:table-cell office:value-type="float" office:value="85.89335" calcext:value-type="float">
            <text:p>85,89335</text:p>
          </table:table-cell>
          <table:table-cell office:value-type="float" office:value="95.73334" calcext:value-type="float">
            <text:p>95,73334</text:p>
          </table:table-cell>
          <table:table-cell office:value-type="string" calcext:value-type="string">
            <text:p>[1.0, 1.0, 1.0, 1.0, 1.0, 1.0, 1.0, 1.0, 1.0, 1.0, 0.56, 0.88, 1.0, 0.92, 1.0]</text:p>
          </table:table-cell>
          <table:table-cell office:value-type="string" calcext:value-type="string">
            <text:p>[ACAL013, ACGM043, ACMY002, EES008, EMM022, EMM034, LAL017, LCC017, LDG008, LVE032, OCE009, OCP002, OSH001, PFF012, SGM033, SMA025, SOD016, STE019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.333332" calcext:value-type="float">
            <text:p>51,333332</text:p>
          </table:table-cell>
          <table:table-cell office:value-type="float" office:value="84.76668" calcext:value-type="float">
            <text:p>84,76668</text:p>
          </table:table-cell>
          <table:table-cell office:value-type="float" office:value="94.79999" calcext:value-type="float">
            <text:p>94,79999</text:p>
          </table:table-cell>
          <table:table-cell office:value-type="string" calcext:value-type="string">
            <text:p>[1.0, 1.0, 1.0, 1.0, 1.0, 1.0, 0.98, 1.0, 1.0, 1.0, 0.66, 0.74, 0.98, 0.92, 0.94]</text:p>
          </table:table-cell>
          <table:table-cell office:value-type="string" calcext:value-type="string">
            <text:p>[ACAL013, ACGM043, ACMY002, EES008, EMM022, EMM034, LAL017, LCC017, LDG008, LVE032, OCE009, OCP002, OSH001, PFF012, SGM033, SMA025, SOD016, STE019]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.93333" calcext:value-type="float">
            <text:p>46,93333</text:p>
          </table:table-cell>
          <table:table-cell office:value-type="float" office:value="85.804" calcext:value-type="float">
            <text:p>85,804</text:p>
          </table:table-cell>
          <table:table-cell office:value-type="float" office:value="96.93333" calcext:value-type="float">
            <text:p>96,93333</text:p>
          </table:table-cell>
          <table:table-cell office:value-type="string" calcext:value-type="string">
            <text:p>[1.0, 1.0, 1.0, 1.0, 1.0, 1.0, 1.0, 1.0, 1.0, 1.0, 0.78, 0.86, 1.0, 0.98, 0.92]</text:p>
          </table:table-cell>
          <table:table-cell office:value-type="string" calcext:value-type="string">
            <text:p>[ACGM043, ACIM002, ACMY002, ACPP019, EES008, EMM022, EMM034, EPP016, EWW036, LDG008, LVE032, OCE009, OCP002, OSH001, PFF012, SMA025, SOD016, STE019]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.399998" calcext:value-type="float">
            <text:p>36,399998</text:p>
          </table:table-cell>
          <table:table-cell office:value-type="float" office:value="85.79065" calcext:value-type="float">
            <text:p>85,7906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[1.0, 1.0, 1.0, 1.0, 1.0, 1.0, 1.0, 1.0, 1.0, 1.0, 0.72, 0.88, 0.96, 0.9, 0.94]</text:p>
          </table:table-cell>
          <table:table-cell office:value-type="string" calcext:value-type="string">
            <text:p>[ACGM043, ACIM002, ACMY002, ACPP019, EES008, EMM022, EMM034, EPP016, EWW036, LDG008, LVE032, OCE009, OCP002, OSH001, PFF012, SMA025, SOD016, STE019]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.33333" calcext:value-type="float">
            <text:p>47,33333</text:p>
          </table:table-cell>
          <table:table-cell office:value-type="float" office:value="85.44666" calcext:value-type="float">
            <text:p>85,44666</text:p>
          </table:table-cell>
          <table:table-cell office:value-type="float" office:value="96.26667" calcext:value-type="float">
            <text:p>96,26667</text:p>
          </table:table-cell>
          <table:table-cell office:value-type="string" calcext:value-type="string">
            <text:p>[1.0, 1.0, 1.0, 1.0, 1.0, 1.0, 1.0, 1.0, 1.0, 1.0, 0.76, 0.78, 0.98, 0.96, 0.96]</text:p>
          </table:table-cell>
          <table:table-cell office:value-type="string" calcext:value-type="string">
            <text:p>[ACGM043, ACIM002, ACMY002, ACPP019, EES008, EMM022, EMM034, EPP016, EWW036, LDG008, LVE032, OCE009, OCP002, OSH001, PFF012, SMA025, SOD016, STE019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.266663" calcext:value-type="float">
            <text:p>52,266663</text:p>
          </table:table-cell>
          <table:table-cell office:value-type="float" office:value="86.42134" calcext:value-type="float">
            <text:p>86,42134</text:p>
          </table:table-cell>
          <table:table-cell office:value-type="float" office:value="97.46666" calcext:value-type="float">
            <text:p>97,46666</text:p>
          </table:table-cell>
          <table:table-cell office:value-type="string" calcext:value-type="string">
            <text:p>[1.0, 1.0, 1.0, 1.0, 1.0, 1.0, 0.98, 1.0, 1.0, 1.0, 0.78, 0.9, 0.98, 0.98, 1.0]</text:p>
          </table:table-cell>
          <table:table-cell office:value-type="string" calcext:value-type="string">
            <text:p>[ACGM043, ACIM002, ACMY002, ACPP019, EES008, EMM022, EMM034, EPP016, EWW036, LDG008, LVE032, OCE009, OCP002, OSH001, PFF012, SMA025, SOD016, STE019]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4.533344" calcext:value-type="float">
            <text:p>54,533344</text:p>
          </table:table-cell>
          <table:table-cell office:value-type="float" office:value="84.73199" calcext:value-type="float">
            <text:p>84,73199</text:p>
          </table:table-cell>
          <table:table-cell office:value-type="float" office:value="96.8" calcext:value-type="float">
            <text:p>96,8</text:p>
          </table:table-cell>
          <table:table-cell office:value-type="string" calcext:value-type="string">
            <text:p>[1.0, 1.0, 1.0, 1.0, 1.0, 1.0, 1.0, 1.0, 1.0, 0.98, 0.7, 0.98, 0.96, 0.94, 0.96]</text:p>
          </table:table-cell>
          <table:table-cell office:value-type="string" calcext:value-type="string">
            <text:p>[ACGM043, ACIM002, ACMY002, ACPP019, EES008, EMM022, EMM034, EPP016, EWW036, LDG008, LVE032, OCE009, OCP002, OSH001, PFF012, SMA025, SOD016, STE019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.53333" calcext:value-type="float">
            <text:p>48,53333</text:p>
          </table:table-cell>
          <table:table-cell office:value-type="float" office:value="85.90935" calcext:value-type="float">
            <text:p>85,90935</text:p>
          </table:table-cell>
          <table:table-cell office:value-type="float" office:value="96.13333" calcext:value-type="float">
            <text:p>96,13333</text:p>
          </table:table-cell>
          <table:table-cell office:value-type="string" calcext:value-type="string">
            <text:p>[1.0, 1.0, 1.0, 1.0, 1.0, 1.0, 1.0, 1.0, 1.0, 1.0, 0.68, 0.82, 1.0, 0.94, 0.98]</text:p>
          </table:table-cell>
          <table:table-cell office:value-type="string" calcext:value-type="string">
            <text:p>[ACGM043, ACIM002, ACMY002, ACPP019, EES008, EMM022, EMM034, EPP016, EWW036, LDG008, LVE032, OCE009, OCP002, OSH001, PFF012, SMA025, SOD016, STE019]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.866665" calcext:value-type="float">
            <text:p>47,866665</text:p>
          </table:table-cell>
          <table:table-cell office:value-type="float" office:value="86.728" calcext:value-type="float">
            <text:p>86,728</text:p>
          </table:table-cell>
          <table:table-cell office:value-type="float" office:value="97.46667" calcext:value-type="float">
            <text:p>97,46667</text:p>
          </table:table-cell>
          <table:table-cell office:value-type="string" calcext:value-type="string">
            <text:p>[1.0, 1.0, 1.0, 1.0, 1.0, 1.0, 0.98, 1.0, 1.0, 1.0, 0.8, 0.9, 1.0, 0.98, 0.96]</text:p>
          </table:table-cell>
          <table:table-cell office:value-type="string" calcext:value-type="string">
            <text:p>[ACGM043, ACIM002, ACMY002, EES008, EMM022, EMM034, EPP016, ERO011, EWW036, LDG008, LVE032, OCE009, OCP002, OSH001, PFF012, SMA025, SOD016, STE019]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.60001" calcext:value-type="float">
            <text:p>57,60001</text:p>
          </table:table-cell>
          <table:table-cell office:value-type="float" office:value="87.738655" calcext:value-type="float">
            <text:p>87,738655</text:p>
          </table:table-cell>
          <table:table-cell office:value-type="float" office:value="96.93333" calcext:value-type="float">
            <text:p>96,93333</text:p>
          </table:table-cell>
          <table:table-cell office:value-type="string" calcext:value-type="string">
            <text:p>[1.0, 1.0, 1.0, 1.0, 1.0, 1.0, 1.0, 1.0, 1.0, 1.0, 0.7, 0.9, 0.98, 0.98, 0.98]</text:p>
          </table:table-cell>
          <table:table-cell office:value-type="string" calcext:value-type="string">
            <text:p>[ACGM043, ACIM002, ACMY002, EES008, EMM022, EMM034, EPP016, ERO011, EWW036, LDG008, LVE032, OCE009, OCP002, OSH001, PFF012, SMA025, SOD016, STE019]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.53333" calcext:value-type="float">
            <text:p>50,53333</text:p>
          </table:table-cell>
          <table:table-cell office:value-type="float" office:value="86.962654" calcext:value-type="float">
            <text:p>86,962654</text:p>
          </table:table-cell>
          <table:table-cell office:value-type="float" office:value="96.933334" calcext:value-type="float">
            <text:p>96,933334</text:p>
          </table:table-cell>
          <table:table-cell office:value-type="string" calcext:value-type="string">
            <text:p>[1.0, 1.0, 1.0, 1.0, 1.0, 1.0, 1.0, 1.0, 1.0, 0.98, 0.76, 0.88, 0.98, 1.0, 0.94]</text:p>
          </table:table-cell>
          <table:table-cell office:value-type="string" calcext:value-type="string">
            <text:p>[ACGM043, ACIM002, ACMY002, EES008, EMM022, EMM034, EPP016, ERO011, EWW036, LDG008, LVE032, OCE009, OCP002, OSH001, PFF012, SMA025, SOD016, STE019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.00.0000</text:date>, <text:time style:data-style-name="N2" text:time-value="01:19:40.89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10-08T01:36:14.684000000</dc:date>
    <meta:editing-duration>PT42M45S</meta:editing-duration>
    <meta:editing-cycles>6</meta:editing-cycles>
    <meta:generator>LibreOffice/6.4.3.2$Windows_X86_64 LibreOffice_project/747b5d0ebf89f41c860ec2a39efd7cb15b54f2d8</meta:generator>
    <meta:document-statistic meta:table-count="6" meta:cell-count="5301" meta:object-count="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5" chart:origin="0" chart:interval-major="10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533cm" svg:height="16.203cm" xlink:href=".." xlink:type="simple" chart:class="chart:line" chart:style-name="ch1">
        <chart:legend chart:legend-position="end" svg:x="19.217cm" svg:y="10.598cm" style:legend-expansion="custom" chartooo:width="3.681cm" chartooo:height="2.587cm" style:legend-expansion-aspect-ratio="1.4228836490143" chart:style-name="ch2"/>
        <chart:plot-area chart:style-name="ch3" table:cell-range-address="R4.A1:R4.D186" chart:data-source-has-labels="both" svg:x="0.197cm" svg:y="0.321cm" svg:width="28.776cm" svg:height="15.614cm">
          <chartooo:coordinate-region svg:x="1.004cm" svg:y="0.321cm" svg:width="27.969cm" svg:height="14.69cm"/>
          <chart:axis chart:dimension="x" chart:name="primary-x" chart:style-name="ch4" chartooo:axis-type="auto">
            <chartooo:date-scale/>
            <chart:categories table:cell-range-address="R4.A2:R4.A1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4.B2:R4.B186" chart:label-cell-address="R4.B1:R4.B1" chart:class="chart:line">
            <chart:data-point chart:repeated="185"/>
          </chart:series>
          <chart:series chart:style-name="ch8" chart:values-cell-range-address="R4.C2:R4.C186" chart:label-cell-address="R4.C1:R4.C1" chart:class="chart:line">
            <chart:data-point chart:repeated="185"/>
          </chart:series>
          <chart:series chart:style-name="ch9" chart:values-cell-range-address="R4.D2:R4.D186" chart:label-cell-address="R4.D1:R4.D1" chart:class="chart:line">
            <chart:data-point chart:repeated="1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WorstFit</text:p>
                <draw:g>
                  <svg:desc>R4.B1:R4.B1</svg:desc>
                </draw:g>
              </table:table-cell>
              <table:table-cell office:value-type="string">
                <text:p> AvgFit</text:p>
                <draw:g>
                  <svg:desc>R4.C1:R4.C1</svg:desc>
                </draw:g>
              </table:table-cell>
              <table:table-cell office:value-type="string">
                <text:p> BestFit</text:p>
                <draw:g>
                  <svg:desc>R4.D1:R4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4.A2:R4.A186</svg:desc>
                </draw:g>
              </table:table-cell>
              <table:table-cell office:value-type="float" office:value="0">
                <text:p>0</text:p>
                <draw:g>
                  <svg:desc>R4.B2:R4.B186</svg:desc>
                </draw:g>
              </table:table-cell>
              <table:table-cell office:value-type="float" office:value="0">
                <text:p>0</text:p>
                <draw:g>
                  <svg:desc>R4.C2:R4.C186</svg:desc>
                </draw:g>
              </table:table-cell>
              <table:table-cell office:value-type="float" office:value="0">
                <text:p>0</text:p>
                <draw:g>
                  <svg:desc>R4.D2:R4.D18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.0013333333">
                <text:p>0.0013333333</text:p>
              </table:table-cell>
              <table:table-cell office:value-type="float" office:value="0.13333333">
                <text:p>0.1333333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0013333333">
                <text:p>0.0013333333</text:p>
              </table:table-cell>
              <table:table-cell office:value-type="float" office:value="0.13333333">
                <text:p>0.1333333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.0013333333">
                <text:p>0.0013333333</text:p>
              </table:table-cell>
              <table:table-cell office:value-type="float" office:value="0.13333333">
                <text:p>0.1333333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.006666667">
                <text:p>0.006666667</text:p>
              </table:table-cell>
              <table:table-cell office:value-type="float" office:value="0.39999998">
                <text:p>0.39999998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.017333334">
                <text:p>0.017333334</text:p>
              </table:table-cell>
              <table:table-cell office:value-type="float" office:value="0.39999998">
                <text:p>0.3999999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.049333338">
                <text:p>0.049333338</text:p>
              </table:table-cell>
              <table:table-cell office:value-type="float" office:value="0.5333333">
                <text:p>0.5333333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.19866654">
                <text:p>0.1986665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.4306665">
                <text:p>0.4306665</text:p>
              </table:table-cell>
              <table:table-cell office:value-type="float" office:value="3.333333">
                <text:p>3.33333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.8253333">
                <text:p>0.8253333</text:p>
              </table:table-cell>
              <table:table-cell office:value-type="float" office:value="4.2666664">
                <text:p>4.266666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1.4959999">
                <text:p>1.4959999</text:p>
              </table:table-cell>
              <table:table-cell office:value-type="float" office:value="5.333333">
                <text:p>5.33333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2.0933337">
                <text:p>2.093333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2.6373322">
                <text:p>2.6373322</text:p>
              </table:table-cell>
              <table:table-cell office:value-type="float" office:value="6.7999997">
                <text:p>6.799999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3.2893338">
                <text:p>3.2893338</text:p>
              </table:table-cell>
              <table:table-cell office:value-type="float" office:value="11.866667">
                <text:p>11.86666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4.3373337">
                <text:p>4.3373337</text:p>
              </table:table-cell>
              <table:table-cell office:value-type="float" office:value="13.866666">
                <text:p>13.86666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6.7320004">
                <text:p>6.7320004</text:p>
              </table:table-cell>
              <table:table-cell office:value-type="float" office:value="13.733334">
                <text:p>13.733334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8.5373335">
                <text:p>8.5373335</text:p>
              </table:table-cell>
              <table:table-cell office:value-type="float" office:value="23.466665">
                <text:p>23.46666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9.558667">
                <text:p>9.558667</text:p>
              </table:table-cell>
              <table:table-cell office:value-type="float" office:value="26.133331">
                <text:p>26.133331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2.343997">
                <text:p>12.343997</text:p>
              </table:table-cell>
              <table:table-cell office:value-type="float" office:value="31.199997">
                <text:p>31.19999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17.77733">
                <text:p>17.77733</text:p>
              </table:table-cell>
              <table:table-cell office:value-type="float" office:value="43.599995">
                <text:p>43.59999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20.515997">
                <text:p>20.515997</text:p>
              </table:table-cell>
              <table:table-cell office:value-type="float" office:value="41.866665">
                <text:p>41.86666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5333333">
                <text:p>0.5333333</text:p>
              </table:table-cell>
              <table:table-cell office:value-type="float" office:value="23.386662">
                <text:p>23.386662</text:p>
              </table:table-cell>
              <table:table-cell office:value-type="float" office:value="43.73333">
                <text:p>43.7333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9999998">
                <text:p>0.39999998</text:p>
              </table:table-cell>
              <table:table-cell office:value-type="float" office:value="25.204">
                <text:p>25.204</text:p>
              </table:table-cell>
              <table:table-cell office:value-type="float" office:value="45.866665">
                <text:p>45.86666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.5999999">
                <text:p>1.5999999</text:p>
              </table:table-cell>
              <table:table-cell office:value-type="float" office:value="27.598667">
                <text:p>27.598667</text:p>
              </table:table-cell>
              <table:table-cell office:value-type="float" office:value="46.93333">
                <text:p>46.9333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9333333">
                <text:p>0.9333333</text:p>
              </table:table-cell>
              <table:table-cell office:value-type="float" office:value="30.312002">
                <text:p>30.312002</text:p>
              </table:table-cell>
              <table:table-cell office:value-type="float" office:value="45.199997">
                <text:p>45.19999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4.1333327">
                <text:p>4.1333327</text:p>
              </table:table-cell>
              <table:table-cell office:value-type="float" office:value="32.084003">
                <text:p>32.084003</text:p>
              </table:table-cell>
              <table:table-cell office:value-type="float" office:value="47.733326">
                <text:p>47.73332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2.666667">
                <text:p>2.666667</text:p>
              </table:table-cell>
              <table:table-cell office:value-type="float" office:value="33.52933">
                <text:p>33.52933</text:p>
              </table:table-cell>
              <table:table-cell office:value-type="float" office:value="62.93334">
                <text:p>62.9333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4.7999997">
                <text:p>4.7999997</text:p>
              </table:table-cell>
              <table:table-cell office:value-type="float" office:value="34.95066">
                <text:p>34.95066</text:p>
              </table:table-cell>
              <table:table-cell office:value-type="float" office:value="64.26667">
                <text:p>64.26667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3.2">
                <text:p>3.2</text:p>
              </table:table-cell>
              <table:table-cell office:value-type="float" office:value="38.381332">
                <text:p>38.381332</text:p>
              </table:table-cell>
              <table:table-cell office:value-type="float" office:value="63.733334">
                <text:p>63.73333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2.5333333">
                <text:p>2.5333333</text:p>
              </table:table-cell>
              <table:table-cell office:value-type="float" office:value="44.27866">
                <text:p>44.27866</text:p>
              </table:table-cell>
              <table:table-cell office:value-type="float" office:value="69.73334">
                <text:p>69.7333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2.799999">
                <text:p>12.799999</text:p>
              </table:table-cell>
              <table:table-cell office:value-type="float" office:value="49.59999">
                <text:p>49.59999</text:p>
              </table:table-cell>
              <table:table-cell office:value-type="float" office:value="69.46667">
                <text:p>69.4666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6">
                <text:p>16</text:p>
              </table:table-cell>
              <table:table-cell office:value-type="float" office:value="50.58933">
                <text:p>50.58933</text:p>
              </table:table-cell>
              <table:table-cell office:value-type="float" office:value="67.066666">
                <text:p>67.06666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6.666666">
                <text:p>16.666666</text:p>
              </table:table-cell>
              <table:table-cell office:value-type="float" office:value="54.121353">
                <text:p>54.121353</text:p>
              </table:table-cell>
              <table:table-cell office:value-type="float" office:value="69.99999">
                <text:p>69.9999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4.533332">
                <text:p>14.533332</text:p>
              </table:table-cell>
              <table:table-cell office:value-type="float" office:value="52.814655">
                <text:p>52.814655</text:p>
              </table:table-cell>
              <table:table-cell office:value-type="float" office:value="72.13334">
                <text:p>72.1333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9.466667">
                <text:p>9.466667</text:p>
              </table:table-cell>
              <table:table-cell office:value-type="float" office:value="52.182667">
                <text:p>52.182667</text:p>
              </table:table-cell>
              <table:table-cell office:value-type="float" office:value="69.86667">
                <text:p>69.86667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6">
                <text:p>16</text:p>
              </table:table-cell>
              <table:table-cell office:value-type="float" office:value="55.387997">
                <text:p>55.3879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5.199998">
                <text:p>15.199998</text:p>
              </table:table-cell>
              <table:table-cell office:value-type="float" office:value="54.777348">
                <text:p>54.777348</text:p>
              </table:table-cell>
              <table:table-cell office:value-type="float" office:value="68.666664">
                <text:p>68.66666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9.733335">
                <text:p>19.733335</text:p>
              </table:table-cell>
              <table:table-cell office:value-type="float" office:value="55.04799">
                <text:p>55.04799</text:p>
              </table:table-cell>
              <table:table-cell office:value-type="float" office:value="71.46666">
                <text:p>71.4666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4.666666">
                <text:p>14.666666</text:p>
              </table:table-cell>
              <table:table-cell office:value-type="float" office:value="54.491997">
                <text:p>54.491997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9.6">
                <text:p>19.6</text:p>
              </table:table-cell>
              <table:table-cell office:value-type="float" office:value="55.545322">
                <text:p>55.545322</text:p>
              </table:table-cell>
              <table:table-cell office:value-type="float" office:value="75.33333">
                <text:p>75.33333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24.4">
                <text:p>24.4</text:p>
              </table:table-cell>
              <table:table-cell office:value-type="float" office:value="56.838673">
                <text:p>56.838673</text:p>
              </table:table-cell>
              <table:table-cell office:value-type="float" office:value="75.333336">
                <text:p>75.33333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5.599998">
                <text:p>15.599998</text:p>
              </table:table-cell>
              <table:table-cell office:value-type="float" office:value="55.71603">
                <text:p>55.71603</text:p>
              </table:table-cell>
              <table:table-cell office:value-type="float" office:value="72.53334">
                <text:p>72.5333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.9333315">
                <text:p>10.9333315</text:p>
              </table:table-cell>
              <table:table-cell office:value-type="float" office:value="55.937332">
                <text:p>55.937332</text:p>
              </table:table-cell>
              <table:table-cell office:value-type="float" office:value="75.46667">
                <text:p>75.46667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8.133331">
                <text:p>18.133331</text:p>
              </table:table-cell>
              <table:table-cell office:value-type="float" office:value="58.225338">
                <text:p>58.225338</text:p>
              </table:table-cell>
              <table:table-cell office:value-type="float" office:value="75.73334">
                <text:p>75.7333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42.93333">
                <text:p>42.93333</text:p>
              </table:table-cell>
              <table:table-cell office:value-type="float" office:value="62.196">
                <text:p>62.196</text:p>
              </table:table-cell>
              <table:table-cell office:value-type="float" office:value="75.86666">
                <text:p>75.86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5" chart:origin="0" chart:interval-major="10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533cm" svg:height="16.203cm" xlink:href=".." xlink:type="simple" chart:class="chart:line" chart:style-name="ch1">
        <chart:legend chart:legend-position="end" svg:x="19.217cm" svg:y="10.598cm" style:legend-expansion="custom" chartooo:width="3.681cm" chartooo:height="2.587cm" style:legend-expansion-aspect-ratio="1.4228836490143" chart:style-name="ch2"/>
        <chart:plot-area chart:style-name="ch3" table:cell-range-address="R5.A1:R5.D550" chart:data-source-has-labels="both" svg:x="0.197cm" svg:y="0.321cm" svg:width="28.776cm" svg:height="15.614cm">
          <chartooo:coordinate-region svg:x="1.004cm" svg:y="0.321cm" svg:width="27.969cm" svg:height="14.69cm"/>
          <chart:axis chart:dimension="x" chart:name="primary-x" chart:style-name="ch4" chartooo:axis-type="auto">
            <chartooo:date-scale/>
            <chart:categories table:cell-range-address="R5.A2:R5.A5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5.B2:R5.B550" chart:label-cell-address="R5.B1:R5.B1" chart:class="chart:line">
            <chart:data-point chart:repeated="549"/>
          </chart:series>
          <chart:series chart:style-name="ch8" chart:values-cell-range-address="R5.C2:R5.C550" chart:label-cell-address="R5.C1:R5.C1" chart:class="chart:line">
            <chart:data-point chart:repeated="549"/>
          </chart:series>
          <chart:series chart:style-name="ch9" chart:values-cell-range-address="R5.D2:R5.D550" chart:label-cell-address="R5.D1:R5.D1" chart:class="chart:line">
            <chart:data-point chart:repeated="5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WorstFit</text:p>
                <draw:g>
                  <svg:desc>R5.B1:R5.B1</svg:desc>
                </draw:g>
              </table:table-cell>
              <table:table-cell office:value-type="string">
                <text:p> AvgFit</text:p>
                <draw:g>
                  <svg:desc>R5.C1:R5.C1</svg:desc>
                </draw:g>
              </table:table-cell>
              <table:table-cell office:value-type="string">
                <text:p> BestFit</text:p>
                <draw:g>
                  <svg:desc>R5.D1:R5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5.A2:R5.A550</svg:desc>
                </draw:g>
              </table:table-cell>
              <table:table-cell office:value-type="float" office:value="0">
                <text:p>0</text:p>
                <draw:g>
                  <svg:desc>R5.B2:R5.B550</svg:desc>
                </draw:g>
              </table:table-cell>
              <table:table-cell office:value-type="float" office:value="0">
                <text:p>0</text:p>
                <draw:g>
                  <svg:desc>R5.C2:R5.C550</svg:desc>
                </draw:g>
              </table:table-cell>
              <table:table-cell office:value-type="float" office:value="0">
                <text:p>0</text:p>
                <draw:g>
                  <svg:desc>R5.D2:R5.D55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.0013333333">
                <text:p>0.0013333333</text:p>
              </table:table-cell>
              <table:table-cell office:value-type="float" office:value="0.13333333">
                <text:p>0.13333333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0.0013333333">
                <text:p>0.0013333333</text:p>
              </table:table-cell>
              <table:table-cell office:value-type="float" office:value="0.13333333">
                <text:p>0.1333333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0.0053333333">
                <text:p>0.0053333333</text:p>
              </table:table-cell>
              <table:table-cell office:value-type="float" office:value="0.26666665">
                <text:p>0.26666665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0.017333332">
                <text:p>0.017333332</text:p>
              </table:table-cell>
              <table:table-cell office:value-type="float" office:value="0.39999998">
                <text:p>0.39999998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0.033333335">
                <text:p>0.033333335</text:p>
              </table:table-cell>
              <table:table-cell office:value-type="float" office:value="0.6666666">
                <text:p>0.6666666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0.06933334">
                <text:p>0.06933334</text:p>
              </table:table-cell>
              <table:table-cell office:value-type="float" office:value="0.6666666">
                <text:p>0.6666666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0.12400001">
                <text:p>0.12400001</text:p>
              </table:table-cell>
              <table:table-cell office:value-type="float" office:value="1.0666666">
                <text:p>1.0666666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0.21199986">
                <text:p>0.21199986</text:p>
              </table:table-cell>
              <table:table-cell office:value-type="float" office:value="2.1333334">
                <text:p>2.1333334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0.42533314">
                <text:p>0.42533314</text:p>
              </table:table-cell>
              <table:table-cell office:value-type="float" office:value="2.2666667">
                <text:p>2.2666667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0.79466665">
                <text:p>0.79466665</text:p>
              </table:table-cell>
              <table:table-cell office:value-type="float" office:value="3.3333335">
                <text:p>3.3333335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1.0879998">
                <text:p>1.0879998</text:p>
              </table:table-cell>
              <table:table-cell office:value-type="float" office:value="3.733333">
                <text:p>3.733333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1.7386664">
                <text:p>1.738666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2.2186663">
                <text:p>2.2186663</text:p>
              </table:table-cell>
              <table:table-cell office:value-type="float" office:value="7.333333">
                <text:p>7.333333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2.9239998">
                <text:p>2.9239998</text:p>
              </table:table-cell>
              <table:table-cell office:value-type="float" office:value="7.999999">
                <text:p>7.999999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3.6120002">
                <text:p>3.6120002</text:p>
              </table:table-cell>
              <table:table-cell office:value-type="float" office:value="13.333336">
                <text:p>13.333336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4.133333">
                <text:p>4.133333</text:p>
              </table:table-cell>
              <table:table-cell office:value-type="float" office:value="15.599998">
                <text:p>15.599998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5.3306656">
                <text:p>5.3306656</text:p>
              </table:table-cell>
              <table:table-cell office:value-type="float" office:value="14.799998">
                <text:p>14.799998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6.2746644">
                <text:p>6.2746644</text:p>
              </table:table-cell>
              <table:table-cell office:value-type="float" office:value="16.399998">
                <text:p>16.399998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7.589331">
                <text:p>7.589331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8.24">
                <text:p>8.24</text:p>
              </table:table-cell>
              <table:table-cell office:value-type="float" office:value="21.066666">
                <text:p>21.066666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9.362664">
                <text:p>9.362664</text:p>
              </table:table-cell>
              <table:table-cell office:value-type="float" office:value="24.399998">
                <text:p>24.39999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3333333">
                <text:p>0.13333333</text:p>
              </table:table-cell>
              <table:table-cell office:value-type="float" office:value="11.246665">
                <text:p>11.246665</text:p>
              </table:table-cell>
              <table:table-cell office:value-type="float" office:value="25.333332">
                <text:p>25.333332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12.619999">
                <text:p>12.619999</text:p>
              </table:table-cell>
              <table:table-cell office:value-type="float" office:value="26.266665">
                <text:p>26.266665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0">
                <text:p>0</text:p>
              </table:table-cell>
              <table:table-cell office:value-type="float" office:value="14.010663">
                <text:p>14.010663</text:p>
              </table:table-cell>
              <table:table-cell office:value-type="float" office:value="30.266666">
                <text:p>30.266666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0.26666665">
                <text:p>0.26666665</text:p>
              </table:table-cell>
              <table:table-cell office:value-type="float" office:value="15.602665">
                <text:p>15.602665</text:p>
              </table:table-cell>
              <table:table-cell office:value-type="float" office:value="30.933329">
                <text:p>30.933329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0.13333333">
                <text:p>0.13333333</text:p>
              </table:table-cell>
              <table:table-cell office:value-type="float" office:value="17.211994">
                <text:p>17.211994</text:p>
              </table:table-cell>
              <table:table-cell office:value-type="float" office:value="32.133327">
                <text:p>32.133327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0.26666665">
                <text:p>0.26666665</text:p>
              </table:table-cell>
              <table:table-cell office:value-type="float" office:value="18.234661">
                <text:p>18.234661</text:p>
              </table:table-cell>
              <table:table-cell office:value-type="float" office:value="32.933327">
                <text:p>32.933327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0.5333333">
                <text:p>0.5333333</text:p>
              </table:table-cell>
              <table:table-cell office:value-type="float" office:value="18.647999">
                <text:p>18.647999</text:p>
              </table:table-cell>
              <table:table-cell office:value-type="float" office:value="41.866665">
                <text:p>41.866665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0.6666666">
                <text:p>0.6666666</text:p>
              </table:table-cell>
              <table:table-cell office:value-type="float" office:value="18.961332">
                <text:p>18.961332</text:p>
              </table:table-cell>
              <table:table-cell office:value-type="float" office:value="44.93333">
                <text:p>44.93333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3.0666668">
                <text:p>3.0666668</text:p>
              </table:table-cell>
              <table:table-cell office:value-type="float" office:value="22.189335">
                <text:p>22.189335</text:p>
              </table:table-cell>
              <table:table-cell office:value-type="float" office:value="43.466663">
                <text:p>43.466663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0.26666665">
                <text:p>0.26666665</text:p>
              </table:table-cell>
              <table:table-cell office:value-type="float" office:value="23.847994">
                <text:p>23.847994</text:p>
              </table:table-cell>
              <table:table-cell office:value-type="float" office:value="42.533333">
                <text:p>42.533333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6666666">
                <text:p>0.6666666</text:p>
              </table:table-cell>
              <table:table-cell office:value-type="float" office:value="24.222656">
                <text:p>24.222656</text:p>
              </table:table-cell>
              <table:table-cell office:value-type="float" office:value="44.933334">
                <text:p>44.933334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1.1999999">
                <text:p>1.1999999</text:p>
              </table:table-cell>
              <table:table-cell office:value-type="float" office:value="26.61733">
                <text:p>26.61733</text:p>
              </table:table-cell>
              <table:table-cell office:value-type="float" office:value="44.266666">
                <text:p>44.26666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9333333">
                <text:p>0.9333333</text:p>
              </table:table-cell>
              <table:table-cell office:value-type="float" office:value="26.754662">
                <text:p>26.754662</text:p>
              </table:table-cell>
              <table:table-cell office:value-type="float" office:value="44.53333">
                <text:p>44.53333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.5333333">
                <text:p>0.5333333</text:p>
              </table:table-cell>
              <table:table-cell office:value-type="float" office:value="28.494661">
                <text:p>28.494661</text:p>
              </table:table-cell>
              <table:table-cell office:value-type="float" office:value="45.06666">
                <text:p>45.06666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1.5999999">
                <text:p>1.5999999</text:p>
              </table:table-cell>
              <table:table-cell office:value-type="float" office:value="29.011992">
                <text:p>29.01199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2.6666667">
                <text:p>2.6666667</text:p>
              </table:table-cell>
              <table:table-cell office:value-type="float" office:value="29.242662">
                <text:p>29.242662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3.3333335">
                <text:p>3.3333335</text:p>
              </table:table-cell>
              <table:table-cell office:value-type="float" office:value="30.137331">
                <text:p>30.137331</text:p>
              </table:table-cell>
              <table:table-cell office:value-type="float" office:value="50.66666">
                <text:p>50.66666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5.2">
                <text:p>5.2</text:p>
              </table:table-cell>
              <table:table-cell office:value-type="float" office:value="33.275997">
                <text:p>33.275997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2.8000002">
                <text:p>2.8000002</text:p>
              </table:table-cell>
              <table:table-cell office:value-type="float" office:value="30.126663">
                <text:p>30.126663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0.9333333">
                <text:p>0.9333333</text:p>
              </table:table-cell>
              <table:table-cell office:value-type="float" office:value="31.729332">
                <text:p>31.729332</text:p>
              </table:table-cell>
              <table:table-cell office:value-type="float" office:value="53.866665">
                <text:p>53.86666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.8666666">
                <text:p>1.8666666</text:p>
              </table:table-cell>
              <table:table-cell office:value-type="float" office:value="31.94">
                <text:p>31.94</text:p>
              </table:table-cell>
              <table:table-cell office:value-type="float" office:value="51.733334">
                <text:p>51.733334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0.9333333">
                <text:p>0.9333333</text:p>
              </table:table-cell>
              <table:table-cell office:value-type="float" office:value="33.797337">
                <text:p>33.797337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4.266667">
                <text:p>4.266667</text:p>
              </table:table-cell>
              <table:table-cell office:value-type="float" office:value="35.84667">
                <text:p>35.84667</text:p>
              </table:table-cell>
              <table:table-cell office:value-type="float" office:value="59.066666">
                <text:p>59.066666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4.8">
                <text:p>4.8</text:p>
              </table:table-cell>
              <table:table-cell office:value-type="float" office:value="35.926666">
                <text:p>35.926666</text:p>
              </table:table-cell>
              <table:table-cell office:value-type="float" office:value="62.26666">
                <text:p>62.26666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3.2">
                <text:p>3.2</text:p>
              </table:table-cell>
              <table:table-cell office:value-type="float" office:value="36.625328">
                <text:p>36.625328</text:p>
              </table:table-cell>
              <table:table-cell office:value-type="float" office:value="61.600006">
                <text:p>61.600006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5.3333335">
                <text:p>5.3333335</text:p>
              </table:table-cell>
              <table:table-cell office:value-type="float" office:value="40.49333">
                <text:p>40.49333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9.599999">
                <text:p>9.599999</text:p>
              </table:table-cell>
              <table:table-cell office:value-type="float" office:value="44.55335">
                <text:p>44.55335</text:p>
              </table:table-cell>
              <table:table-cell office:value-type="float" office:value="70.266655">
                <text:p>70.266655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10.933332">
                <text:p>10.933332</text:p>
              </table:table-cell>
              <table:table-cell office:value-type="float" office:value="44.799995">
                <text:p>44.799995</text:p>
              </table:table-cell>
              <table:table-cell office:value-type="float" office:value="70.13333">
                <text:p>70.13333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7.8666663">
                <text:p>7.8666663</text:p>
              </table:table-cell>
              <table:table-cell office:value-type="float" office:value="44.652">
                <text:p>44.652</text:p>
              </table:table-cell>
              <table:table-cell office:value-type="float" office:value="68.53333">
                <text:p>68.53333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6.3999996">
                <text:p>6.3999996</text:p>
              </table:table-cell>
              <table:table-cell office:value-type="float" office:value="47.09602">
                <text:p>47.09602</text:p>
              </table:table-cell>
              <table:table-cell office:value-type="float" office:value="66.66667">
                <text:p>66.66667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6.266667">
                <text:p>6.266667</text:p>
              </table:table-cell>
              <table:table-cell office:value-type="float" office:value="47.25067">
                <text:p>47.25067</text:p>
              </table:table-cell>
              <table:table-cell office:value-type="float" office:value="69.200005">
                <text:p>69.200005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7.8666663">
                <text:p>7.8666663</text:p>
              </table:table-cell>
              <table:table-cell office:value-type="float" office:value="46.469326">
                <text:p>46.469326</text:p>
              </table:table-cell>
              <table:table-cell office:value-type="float" office:value="71.06668">
                <text:p>71.06668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5.8666663">
                <text:p>5.8666663</text:p>
              </table:table-cell>
              <table:table-cell office:value-type="float" office:value="48.562668">
                <text:p>48.562668</text:p>
              </table:table-cell>
              <table:table-cell office:value-type="float" office:value="71.33333">
                <text:p>71.33333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12.666665">
                <text:p>12.666665</text:p>
              </table:table-cell>
              <table:table-cell office:value-type="float" office:value="47.57733">
                <text:p>47.57733</text:p>
              </table:table-cell>
              <table:table-cell office:value-type="float" office:value="69.333336">
                <text:p>69.333336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11.2">
                <text:p>11.2</text:p>
              </table:table-cell>
              <table:table-cell office:value-type="float" office:value="49.30266">
                <text:p>49.30266</text:p>
              </table:table-cell>
              <table:table-cell office:value-type="float" office:value="68.66667">
                <text:p>68.66667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5.0666666">
                <text:p>5.0666666</text:p>
              </table:table-cell>
              <table:table-cell office:value-type="float" office:value="48.844006">
                <text:p>48.844006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11.333332">
                <text:p>11.333332</text:p>
              </table:table-cell>
              <table:table-cell office:value-type="float" office:value="48.389343">
                <text:p>48.389343</text:p>
              </table:table-cell>
              <table:table-cell office:value-type="float" office:value="71.86667">
                <text:p>71.86667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11.999999">
                <text:p>11.999999</text:p>
              </table:table-cell>
              <table:table-cell office:value-type="float" office:value="48.67734">
                <text:p>48.67734</text:p>
              </table:table-cell>
              <table:table-cell office:value-type="float" office:value="73.200005">
                <text:p>73.200005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11.466665">
                <text:p>11.466665</text:p>
              </table:table-cell>
              <table:table-cell office:value-type="float" office:value="51.66933">
                <text:p>51.66933</text:p>
              </table:table-cell>
              <table:table-cell office:value-type="float" office:value="75.733345">
                <text:p>75.733345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9.999999">
                <text:p>9.999999</text:p>
              </table:table-cell>
              <table:table-cell office:value-type="float" office:value="51.141327">
                <text:p>51.141327</text:p>
              </table:table-cell>
              <table:table-cell office:value-type="float" office:value="80.666664">
                <text:p>80.66666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0.799999">
                <text:p>10.799999</text:p>
              </table:table-cell>
              <table:table-cell office:value-type="float" office:value="52.80532">
                <text:p>52.80532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14.533332">
                <text:p>14.533332</text:p>
              </table:table-cell>
              <table:table-cell office:value-type="float" office:value="54.71733">
                <text:p>54.71733</text:p>
              </table:table-cell>
              <table:table-cell office:value-type="float" office:value="82.53334">
                <text:p>82.53334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16.8">
                <text:p>16.8</text:p>
              </table:table-cell>
              <table:table-cell office:value-type="float" office:value="55.565346">
                <text:p>55.565346</text:p>
              </table:table-cell>
              <table:table-cell office:value-type="float" office:value="80.666664">
                <text:p>80.666664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25.066666">
                <text:p>25.066666</text:p>
              </table:table-cell>
              <table:table-cell office:value-type="float" office:value="59.24133">
                <text:p>59.24133</text:p>
              </table:table-cell>
              <table:table-cell office:value-type="float" office:value="82.53333">
                <text:p>82.53333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14.666666">
                <text:p>14.666666</text:p>
              </table:table-cell>
              <table:table-cell office:value-type="float" office:value="55.564">
                <text:p>55.564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9.599999">
                <text:p>9.599999</text:p>
              </table:table-cell>
              <table:table-cell office:value-type="float" office:value="60.09999">
                <text:p>60.09999</text:p>
              </table:table-cell>
              <table:table-cell office:value-type="float" office:value="85.06667">
                <text:p>85.0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5" chart:origin="0" chart:interval-major="10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629cm" svg:height="16.203cm" xlink:href=".." xlink:type="simple" chart:class="chart:line" chart:style-name="ch1">
        <chart:legend chart:legend-position="end" svg:x="19.279cm" svg:y="10.598cm" style:legend-expansion="custom" chartooo:width="3.693cm" chartooo:height="2.587cm" style:legend-expansion-aspect-ratio="1.4275222265172" chart:style-name="ch2"/>
        <chart:plot-area chart:style-name="ch3" table:cell-range-address="R6.A1:R6.D52" chart:data-source-has-labels="both" svg:x="0.2cm" svg:y="0.321cm" svg:width="29.052cm" svg:height="15.337cm">
          <chartooo:coordinate-region svg:x="1.007cm" svg:y="0.321cm" svg:width="28.059cm" svg:height="14.69cm"/>
          <chart:axis chart:dimension="x" chart:name="primary-x" chart:style-name="ch4" chartooo:axis-type="auto">
            <chartooo:date-scale/>
            <chart:categories table:cell-range-address="R6.A2:R6.A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6.B2:R6.B52" chart:label-cell-address="R6.B1:R6.B1" chart:class="chart:line">
            <chart:data-point chart:repeated="51"/>
          </chart:series>
          <chart:series chart:style-name="ch8" chart:values-cell-range-address="R6.C2:R6.C52" chart:label-cell-address="R6.C1:R6.C1" chart:class="chart:line">
            <chart:data-point chart:repeated="51"/>
          </chart:series>
          <chart:series chart:style-name="ch9" chart:values-cell-range-address="R6.D2:R6.D52" chart:label-cell-address="R6.D1:R6.D1" chart:class="chart:line"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WorstFit</text:p>
                <draw:g>
                  <svg:desc>R6.B1:R6.B1</svg:desc>
                </draw:g>
              </table:table-cell>
              <table:table-cell office:value-type="string">
                <text:p> AvgFit</text:p>
                <draw:g>
                  <svg:desc>R6.C1:R6.C1</svg:desc>
                </draw:g>
              </table:table-cell>
              <table:table-cell office:value-type="string">
                <text:p> BestFit</text:p>
                <draw:g>
                  <svg:desc>R6.D1:R6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6.A2:R6.A52</svg:desc>
                </draw:g>
              </table:table-cell>
              <table:table-cell office:value-type="float" office:value="0">
                <text:p>0</text:p>
                <draw:g>
                  <svg:desc>R6.B2:R6.B52</svg:desc>
                </draw:g>
              </table:table-cell>
              <table:table-cell office:value-type="float" office:value="0">
                <text:p>0</text:p>
                <draw:g>
                  <svg:desc>R6.C2:R6.C52</svg:desc>
                </draw:g>
              </table:table-cell>
              <table:table-cell office:value-type="float" office:value="0">
                <text:p>0</text:p>
                <draw:g>
                  <svg:desc>R6.D2:R6.D5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0026666666">
                <text:p>0.0026666666</text:p>
              </table:table-cell>
              <table:table-cell office:value-type="float" office:value="0.13333333">
                <text:p>0.1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13333333">
                <text:p>0.0013333333</text:p>
              </table:table-cell>
              <table:table-cell office:value-type="float" office:value="0.13333333">
                <text:p>0.1333333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026666666">
                <text:p>0.0026666666</text:p>
              </table:table-cell>
              <table:table-cell office:value-type="float" office:value="0.13333333">
                <text:p>0.1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53333333">
                <text:p>0.0053333333</text:p>
              </table:table-cell>
              <table:table-cell office:value-type="float" office:value="0.26666665">
                <text:p>0.2666666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013333332">
                <text:p>0.013333332</text:p>
              </table:table-cell>
              <table:table-cell office:value-type="float" office:value="0.39999998">
                <text:p>0.3999999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04266667">
                <text:p>0.04266667</text:p>
              </table:table-cell>
              <table:table-cell office:value-type="float" office:value="0.5333333">
                <text:p>0.533333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16533327">
                <text:p>0.16533327</text:p>
              </table:table-cell>
              <table:table-cell office:value-type="float" office:value="1.0666666">
                <text:p>1.066666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35733315">
                <text:p>0.35733315</text:p>
              </table:table-cell>
              <table:table-cell office:value-type="float" office:value="1.3333333">
                <text:p>1.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51999974">
                <text:p>0.51999974</text:p>
              </table:table-cell>
              <table:table-cell office:value-type="float" office:value="4.0000005">
                <text:p>4.000000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.1279998">
                <text:p>1.1279998</text:p>
              </table:table-cell>
              <table:table-cell office:value-type="float" office:value="5.466666">
                <text:p>5.46666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.2693326">
                <text:p>2.26933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.7800002">
                <text:p>3.7800002</text:p>
              </table:table-cell>
              <table:table-cell office:value-type="float" office:value="9.333333">
                <text:p>9.33333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4.6773324">
                <text:p>4.6773324</text:p>
              </table:table-cell>
              <table:table-cell office:value-type="float" office:value="11.866666">
                <text:p>11.86666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5.7279997">
                <text:p>5.7279997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7.0879993">
                <text:p>7.0879993</text:p>
              </table:table-cell>
              <table:table-cell office:value-type="float" office:value="14.666666">
                <text:p>14.66666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8.684002">
                <text:p>8.684002</text:p>
              </table:table-cell>
              <table:table-cell office:value-type="float" office:value="22.933332">
                <text:p>22.93333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0.078664">
                <text:p>10.078664</text:p>
              </table:table-cell>
              <table:table-cell office:value-type="float" office:value="25.199997">
                <text:p>25.19999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1.234669">
                <text:p>11.234669</text:p>
              </table:table-cell>
              <table:table-cell office:value-type="float" office:value="26.533333">
                <text:p>26.53333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3.530668">
                <text:p>13.530668</text:p>
              </table:table-cell>
              <table:table-cell office:value-type="float" office:value="29.199997">
                <text:p>29.19999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5.422667">
                <text:p>15.422667</text:p>
              </table:table-cell>
              <table:table-cell office:value-type="float" office:value="31.466665">
                <text:p>31.46666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3333333">
                <text:p>0.13333333</text:p>
              </table:table-cell>
              <table:table-cell office:value-type="float" office:value="19.591997">
                <text:p>19.591997</text:p>
              </table:table-cell>
              <table:table-cell office:value-type="float" office:value="34.93333">
                <text:p>34.9333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22.595997">
                <text:p>22.595997</text:p>
              </table:table-cell>
              <table:table-cell office:value-type="float" office:value="53.866665">
                <text:p>53.86666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666666">
                <text:p>0.6666666</text:p>
              </table:table-cell>
              <table:table-cell office:value-type="float" office:value="25.841328">
                <text:p>25.841328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8666666">
                <text:p>1.8666666</text:p>
              </table:table-cell>
              <table:table-cell office:value-type="float" office:value="29.058664">
                <text:p>29.058664</text:p>
              </table:table-cell>
              <table:table-cell office:value-type="float" office:value="56.799995">
                <text:p>56.79999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.1333332">
                <text:p>2.1333332</text:p>
              </table:table-cell>
              <table:table-cell office:value-type="float" office:value="35.078663">
                <text:p>35.078663</text:p>
              </table:table-cell>
              <table:table-cell office:value-type="float" office:value="60.000004">
                <text:p>60.00000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.533333">
                <text:p>8.533333</text:p>
              </table:table-cell>
              <table:table-cell office:value-type="float" office:value="42.198666">
                <text:p>42.198666</text:p>
              </table:table-cell>
              <table:table-cell office:value-type="float" office:value="67.46667">
                <text:p>67.4666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6.1333337">
                <text:p>6.1333337</text:p>
              </table:table-cell>
              <table:table-cell office:value-type="float" office:value="43.68801">
                <text:p>43.68801</text:p>
              </table:table-cell>
              <table:table-cell office:value-type="float" office:value="68.66667">
                <text:p>68.6666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.333333">
                <text:p>7.333333</text:p>
              </table:table-cell>
              <table:table-cell office:value-type="float" office:value="44.601337">
                <text:p>44.601337</text:p>
              </table:table-cell>
              <table:table-cell office:value-type="float" office:value="65.86668">
                <text:p>65.8666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3.466666">
                <text:p>13.466666</text:p>
              </table:table-cell>
              <table:table-cell office:value-type="float" office:value="47.354652">
                <text:p>47.354652</text:p>
              </table:table-cell>
              <table:table-cell office:value-type="float" office:value="66.93335">
                <text:p>66.9333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.666665">
                <text:p>12.666665</text:p>
              </table:table-cell>
              <table:table-cell office:value-type="float" office:value="49.315998">
                <text:p>49.315998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9.199999">
                <text:p>9.199999</text:p>
              </table:table-cell>
              <table:table-cell office:value-type="float" office:value="51.270664">
                <text:p>51.270664</text:p>
              </table:table-cell>
              <table:table-cell office:value-type="float" office:value="75.73332">
                <text:p>75.7333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5.199998">
                <text:p>15.199998</text:p>
              </table:table-cell>
              <table:table-cell office:value-type="float" office:value="53.586666">
                <text:p>53.586666</text:p>
              </table:table-cell>
              <table:table-cell office:value-type="float" office:value="76.00001">
                <text:p>76.0000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7.199997">
                <text:p>17.199997</text:p>
              </table:table-cell>
              <table:table-cell office:value-type="float" office:value="60.159977">
                <text:p>60.159977</text:p>
              </table:table-cell>
              <table:table-cell office:value-type="float" office:value="79.46666">
                <text:p>79.4666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5" chart:origin="0" chart:interval-major="10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533cm" svg:height="16.203cm" xlink:href=".." xlink:type="simple" chart:class="chart:line" chart:style-name="ch1">
        <chart:legend chart:legend-position="end" svg:x="21.379cm" svg:y="8.663cm" style:legend-expansion="custom" chartooo:width="3.681cm" chartooo:height="2.587cm" style:legend-expansion-aspect-ratio="1.4228836490143" chart:style-name="ch2"/>
        <chart:plot-area chart:style-name="ch3" table:cell-range-address="'R4-&gt;R5'.A1:'R4-&gt;R5'.D52" chart:data-source-has-labels="both" svg:x="0.197cm" svg:y="0.321cm" svg:width="28.963cm" svg:height="15.337cm">
          <chartooo:coordinate-region svg:x="1.004cm" svg:y="0.321cm" svg:width="27.969cm" svg:height="14.69cm"/>
          <chart:axis chart:dimension="x" chart:name="primary-x" chart:style-name="ch4" chartooo:axis-type="auto">
            <chartooo:date-scale/>
            <chart:categories table:cell-range-address="'R4-&gt;R5'.A2:'R4-&gt;R5'.A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4-&gt;R5'.B2:'R4-&gt;R5'.B52" chart:label-cell-address="'R4-&gt;R5'.B1:'R4-&gt;R5'.B1" chart:class="chart:line">
            <chart:data-point chart:repeated="51"/>
          </chart:series>
          <chart:series chart:style-name="ch8" chart:values-cell-range-address="'R4-&gt;R5'.C2:'R4-&gt;R5'.C52" chart:label-cell-address="'R4-&gt;R5'.C1:'R4-&gt;R5'.C1" chart:class="chart:line">
            <chart:data-point chart:repeated="51"/>
          </chart:series>
          <chart:series chart:style-name="ch9" chart:values-cell-range-address="'R4-&gt;R5'.D2:'R4-&gt;R5'.D52" chart:label-cell-address="'R4-&gt;R5'.D1:'R4-&gt;R5'.D1" chart:class="chart:line"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WorstFit</text:p>
                <draw:g>
                  <svg:desc>'R4-&gt;R5'.B1:'R4-&gt;R5'.B1</svg:desc>
                </draw:g>
              </table:table-cell>
              <table:table-cell office:value-type="string">
                <text:p> AvgFit</text:p>
                <draw:g>
                  <svg:desc>'R4-&gt;R5'.C1:'R4-&gt;R5'.C1</svg:desc>
                </draw:g>
              </table:table-cell>
              <table:table-cell office:value-type="string">
                <text:p> BestFit</text:p>
                <draw:g>
                  <svg:desc>'R4-&gt;R5'.D1:'R4-&gt;R5'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R4-&gt;R5'.A2:'R4-&gt;R5'.A52</svg:desc>
                </draw:g>
              </table:table-cell>
              <table:table-cell office:value-type="float" office:value="0">
                <text:p>0</text:p>
                <draw:g>
                  <svg:desc>'R4-&gt;R5'.B2:'R4-&gt;R5'.B52</svg:desc>
                </draw:g>
              </table:table-cell>
              <table:table-cell office:value-type="float" office:value="3.82">
                <text:p>3.82</text:p>
                <draw:g>
                  <svg:desc>'R4-&gt;R5'.C2:'R4-&gt;R5'.C52</svg:desc>
                </draw:g>
              </table:table-cell>
              <table:table-cell office:value-type="float" office:value="56.93333">
                <text:p>56.93333</text:p>
                <draw:g>
                  <svg:desc>'R4-&gt;R5'.D2:'R4-&gt;R5'.D5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1.805331">
                <text:p>11.805331</text:p>
              </table:table-cell>
              <table:table-cell office:value-type="float" office:value="60.39999">
                <text:p>60.3999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.534662">
                <text:p>26.534662</text:p>
              </table:table-cell>
              <table:table-cell office:value-type="float" office:value="57.600002">
                <text:p>57.6000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4.373337">
                <text:p>34.373337</text:p>
              </table:table-cell>
              <table:table-cell office:value-type="float" office:value="59.333332">
                <text:p>59.33333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9999995">
                <text:p>0.79999995</text:p>
              </table:table-cell>
              <table:table-cell office:value-type="float" office:value="37.01199">
                <text:p>37.01199</text:p>
              </table:table-cell>
              <table:table-cell office:value-type="float" office:value="60.000004">
                <text:p>60.0000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1333332">
                <text:p>2.1333332</text:p>
              </table:table-cell>
              <table:table-cell office:value-type="float" office:value="41.534668">
                <text:p>41.534668</text:p>
              </table:table-cell>
              <table:table-cell office:value-type="float" office:value="65.86666">
                <text:p>65.8666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1999999">
                <text:p>1.1999999</text:p>
              </table:table-cell>
              <table:table-cell office:value-type="float" office:value="41.125324">
                <text:p>41.125324</text:p>
              </table:table-cell>
              <table:table-cell office:value-type="float" office:value="64.533325">
                <text:p>64.5333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1333332">
                <text:p>2.1333332</text:p>
              </table:table-cell>
              <table:table-cell office:value-type="float" office:value="45.539997">
                <text:p>45.539997</text:p>
              </table:table-cell>
              <table:table-cell office:value-type="float" office:value="70.26666">
                <text:p>70.2666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5333335">
                <text:p>2.5333335</text:p>
              </table:table-cell>
              <table:table-cell office:value-type="float" office:value="45.28401">
                <text:p>45.28401</text:p>
              </table:table-cell>
              <table:table-cell office:value-type="float" office:value="74.13333">
                <text:p>74.133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0666666">
                <text:p>1.0666666</text:p>
              </table:table-cell>
              <table:table-cell office:value-type="float" office:value="45.71333">
                <text:p>45.7133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5999999">
                <text:p>1.5999999</text:p>
              </table:table-cell>
              <table:table-cell office:value-type="float" office:value="49.13334">
                <text:p>49.13334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3333333">
                <text:p>1.3333333</text:p>
              </table:table-cell>
              <table:table-cell office:value-type="float" office:value="51.767998">
                <text:p>51.767998</text:p>
              </table:table-cell>
              <table:table-cell office:value-type="float" office:value="81.333336">
                <text:p>81.33333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6666665">
                <text:p>4.6666665</text:p>
              </table:table-cell>
              <table:table-cell office:value-type="float" office:value="53.194664">
                <text:p>53.194664</text:p>
              </table:table-cell>
              <table:table-cell office:value-type="float" office:value="81.20001">
                <text:p>81.200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6.666666">
                <text:p>16.666666</text:p>
              </table:table-cell>
              <table:table-cell office:value-type="float" office:value="57.106674">
                <text:p>57.106674</text:p>
              </table:table-cell>
              <table:table-cell office:value-type="float" office:value="81.86666">
                <text:p>81.8666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.266665">
                <text:p>8.266665</text:p>
              </table:table-cell>
              <table:table-cell office:value-type="float" office:value="56.047993">
                <text:p>56.047993</text:p>
              </table:table-cell>
              <table:table-cell office:value-type="float" office:value="82.26667">
                <text:p>82.266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.666667">
                <text:p>6.666667</text:p>
              </table:table-cell>
              <table:table-cell office:value-type="float" office:value="57.55465">
                <text:p>57.55465</text:p>
              </table:table-cell>
              <table:table-cell office:value-type="float" office:value="81.200005">
                <text:p>81.2000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.93333">
                <text:p>16.93333</text:p>
              </table:table-cell>
              <table:table-cell office:value-type="float" office:value="60.04001">
                <text:p>60.04001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2666664">
                <text:p>4.2666664</text:p>
              </table:table-cell>
              <table:table-cell office:value-type="float" office:value="58.16267">
                <text:p>58.16267</text:p>
              </table:table-cell>
              <table:table-cell office:value-type="float" office:value="81.20001">
                <text:p>81.2000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.599999">
                <text:p>7.599999</text:p>
              </table:table-cell>
              <table:table-cell office:value-type="float" office:value="60.375996">
                <text:p>60.375996</text:p>
              </table:table-cell>
              <table:table-cell office:value-type="float" office:value="82.00001">
                <text:p>82.0000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.4">
                <text:p>8.4</text:p>
              </table:table-cell>
              <table:table-cell office:value-type="float" office:value="60.13334">
                <text:p>60.13334</text:p>
              </table:table-cell>
              <table:table-cell office:value-type="float" office:value="81.200005">
                <text:p>81.2000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6">
                <text:p>11.6</text:p>
              </table:table-cell>
              <table:table-cell office:value-type="float" office:value="62.791992">
                <text:p>62.791992</text:p>
              </table:table-cell>
              <table:table-cell office:value-type="float" office:value="81.600006">
                <text:p>81.60000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.7999997">
                <text:p>6.7999997</text:p>
              </table:table-cell>
              <table:table-cell office:value-type="float" office:value="60.566666">
                <text:p>60.566666</text:p>
              </table:table-cell>
              <table:table-cell office:value-type="float" office:value="82.53333">
                <text:p>82.5333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3.466666">
                <text:p>13.466666</text:p>
              </table:table-cell>
              <table:table-cell office:value-type="float" office:value="61.774666">
                <text:p>61.774666</text:p>
              </table:table-cell>
              <table:table-cell office:value-type="float" office:value="81.86668">
                <text:p>81.8666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6.8">
                <text:p>16.8</text:p>
              </table:table-cell>
              <table:table-cell office:value-type="float" office:value="60.86534">
                <text:p>60.86534</text:p>
              </table:table-cell>
              <table:table-cell office:value-type="float" office:value="81.46666">
                <text:p>81.4666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.1333323">
                <text:p>6.1333323</text:p>
              </table:table-cell>
              <table:table-cell office:value-type="float" office:value="63.302658">
                <text:p>63.302658</text:p>
              </table:table-cell>
              <table:table-cell office:value-type="float" office:value="82.66667">
                <text:p>82.666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.533334">
                <text:p>4.533334</text:p>
              </table:table-cell>
              <table:table-cell office:value-type="float" office:value="60.33067">
                <text:p>60.330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.733333">
                <text:p>11.733333</text:p>
              </table:table-cell>
              <table:table-cell office:value-type="float" office:value="63.588013">
                <text:p>63.588013</text:p>
              </table:table-cell>
              <table:table-cell office:value-type="float" office:value="82.13333">
                <text:p>82.1333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9.066666">
                <text:p>9.066666</text:p>
              </table:table-cell>
              <table:table-cell office:value-type="float" office:value="61.535995">
                <text:p>61.535995</text:p>
              </table:table-cell>
              <table:table-cell office:value-type="float" office:value="83.33333">
                <text:p>83.3333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9.599999">
                <text:p>9.599999</text:p>
              </table:table-cell>
              <table:table-cell office:value-type="float" office:value="60.26268">
                <text:p>60.26268</text:p>
              </table:table-cell>
              <table:table-cell office:value-type="float" office:value="83.066666">
                <text:p>83.06666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8.133331">
                <text:p>18.133331</text:p>
              </table:table-cell>
              <table:table-cell office:value-type="float" office:value="60.749317">
                <text:p>60.749317</text:p>
              </table:table-cell>
              <table:table-cell office:value-type="float" office:value="80.799995">
                <text:p>80.7999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.6">
                <text:p>19.6</text:p>
              </table:table-cell>
              <table:table-cell office:value-type="float" office:value="62.04535">
                <text:p>62.0453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4.133332">
                <text:p>14.133332</text:p>
              </table:table-cell>
              <table:table-cell office:value-type="float" office:value="60.890667">
                <text:p>60.890667</text:p>
              </table:table-cell>
              <table:table-cell office:value-type="float" office:value="81.333336">
                <text:p>81.33333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.266667">
                <text:p>6.266667</text:p>
              </table:table-cell>
              <table:table-cell office:value-type="float" office:value="57.64533">
                <text:p>57.64533</text:p>
              </table:table-cell>
              <table:table-cell office:value-type="float" office:value="81.99999">
                <text:p>81.9999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0.666667">
                <text:p>10.666667</text:p>
              </table:table-cell>
              <table:table-cell office:value-type="float" office:value="56.041344">
                <text:p>56.041344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.733332">
                <text:p>11.733332</text:p>
              </table:table-cell>
              <table:table-cell office:value-type="float" office:value="57.098663">
                <text:p>57.098663</text:p>
              </table:table-cell>
              <table:table-cell office:value-type="float" office:value="82.66667">
                <text:p>82.6666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8.799997">
                <text:p>18.799997</text:p>
              </table:table-cell>
              <table:table-cell office:value-type="float" office:value="58.04665">
                <text:p>58.04665</text:p>
              </table:table-cell>
              <table:table-cell office:value-type="float" office:value="82.13333">
                <text:p>82.1333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5.066666">
                <text:p>15.066666</text:p>
              </table:table-cell>
              <table:table-cell office:value-type="float" office:value="59.530663">
                <text:p>59.530663</text:p>
              </table:table-cell>
              <table:table-cell office:value-type="float" office:value="83.86667">
                <text:p>83.8666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6.8">
                <text:p>16.8</text:p>
              </table:table-cell>
              <table:table-cell office:value-type="float" office:value="62.888">
                <text:p>62.888</text:p>
              </table:table-cell>
              <table:table-cell office:value-type="float" office:value="85.73334">
                <text:p>85.7333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7.599997">
                <text:p>17.599997</text:p>
              </table:table-cell>
              <table:table-cell office:value-type="float" office:value="64.24001">
                <text:p>64.24001</text:p>
              </table:table-cell>
              <table:table-cell office:value-type="float" office:value="86.666664">
                <text:p>86.66666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7.733332">
                <text:p>17.733332</text:p>
              </table:table-cell>
              <table:table-cell office:value-type="float" office:value="66.16135">
                <text:p>66.16135</text:p>
              </table:table-cell>
              <table:table-cell office:value-type="float" office:value="88.13333">
                <text:p>88.133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1.066666">
                <text:p>21.066666</text:p>
              </table:table-cell>
              <table:table-cell office:value-type="float" office:value="65.29066">
                <text:p>65.29066</text:p>
              </table:table-cell>
              <table:table-cell office:value-type="float" office:value="84.66667">
                <text:p>84.6666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4.266665">
                <text:p>14.266665</text:p>
              </table:table-cell>
              <table:table-cell office:value-type="float" office:value="65.021324">
                <text:p>65.021324</text:p>
              </table:table-cell>
              <table:table-cell office:value-type="float" office:value="88.13333">
                <text:p>88.1333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8.53333">
                <text:p>18.53333</text:p>
              </table:table-cell>
              <table:table-cell office:value-type="float" office:value="64.38799">
                <text:p>64.38799</text:p>
              </table:table-cell>
              <table:table-cell office:value-type="float" office:value="85.86667">
                <text:p>85.8666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5.466664">
                <text:p>15.466664</text:p>
              </table:table-cell>
              <table:table-cell office:value-type="float" office:value="63.31867">
                <text:p>63.31867</text:p>
              </table:table-cell>
              <table:table-cell office:value-type="float" office:value="88.933334">
                <text:p>88.93333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3.733334">
                <text:p>13.733334</text:p>
              </table:table-cell>
              <table:table-cell office:value-type="float" office:value="59.476">
                <text:p>59.476</text:p>
              </table:table-cell>
              <table:table-cell office:value-type="float" office:value="87.066666">
                <text:p>87.06666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3.2">
                <text:p>13.2</text:p>
              </table:table-cell>
              <table:table-cell office:value-type="float" office:value="61.14">
                <text:p>61.14</text:p>
              </table:table-cell>
              <table:table-cell office:value-type="float" office:value="88.13333">
                <text:p>88.1333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.4">
                <text:p>8.4</text:p>
              </table:table-cell>
              <table:table-cell office:value-type="float" office:value="61.918663">
                <text:p>61.918663</text:p>
              </table:table-cell>
              <table:table-cell office:value-type="float" office:value="86.26667">
                <text:p>86.2666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.866666">
                <text:p>11.866666</text:p>
              </table:table-cell>
              <table:table-cell office:value-type="float" office:value="63.250687">
                <text:p>63.250687</text:p>
              </table:table-cell>
              <table:table-cell office:value-type="float" office:value="88.53333">
                <text:p>88.5333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5.733332">
                <text:p>15.733332</text:p>
              </table:table-cell>
              <table:table-cell office:value-type="float" office:value="63.913338">
                <text:p>63.913338</text:p>
              </table:table-cell>
              <table:table-cell office:value-type="float" office:value="88.53333">
                <text:p>88.5333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6">
                <text:p>16</text:p>
              </table:table-cell>
              <table:table-cell office:value-type="float" office:value="66.29333">
                <text:p>66.29333</text:p>
              </table:table-cell>
              <table:table-cell office:value-type="float" office:value="87.73333">
                <text:p>87.7333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5" chart:origin="0" chart:interval-major="10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533cm" svg:height="16.203cm" xlink:href=".." xlink:type="simple" chart:class="chart:line" chart:style-name="ch1">
        <chart:legend chart:legend-position="end" svg:x="19.217cm" svg:y="10.598cm" style:legend-expansion="custom" chartooo:width="3.681cm" chartooo:height="2.587cm" style:legend-expansion-aspect-ratio="1.4228836490143" chart:style-name="ch2"/>
        <chart:plot-area chart:style-name="ch3" table:cell-range-address="'R45-&gt;R6'.A1:'R45-&gt;R6'.D51" chart:data-source-has-labels="both" svg:x="0.197cm" svg:y="0.321cm" svg:width="28.962cm" svg:height="15.337cm">
          <chartooo:coordinate-region svg:x="1.004cm" svg:y="0.321cm" svg:width="27.969cm" svg:height="14.69cm"/>
          <chart:axis chart:dimension="x" chart:name="primary-x" chart:style-name="ch4" chartooo:axis-type="auto">
            <chartooo:date-scale/>
            <chart:categories table:cell-range-address="'R45-&gt;R6'.A2:'R45-&gt;R6'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45-&gt;R6'.B2:'R45-&gt;R6'.B51" chart:label-cell-address="'R45-&gt;R6'.B1:'R45-&gt;R6'.B1" chart:class="chart:line">
            <chart:data-point chart:repeated="50"/>
          </chart:series>
          <chart:series chart:style-name="ch8" chart:values-cell-range-address="'R45-&gt;R6'.C2:'R45-&gt;R6'.C51" chart:label-cell-address="'R45-&gt;R6'.C1:'R45-&gt;R6'.C1" chart:class="chart:line">
            <chart:data-point chart:repeated="50"/>
          </chart:series>
          <chart:series chart:style-name="ch9" chart:values-cell-range-address="'R45-&gt;R6'.D2:'R45-&gt;R6'.D51" chart:label-cell-address="'R45-&gt;R6'.D1:'R45-&gt;R6'.D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WorstFit</text:p>
                <draw:g>
                  <svg:desc>'R45-&gt;R6'.B1:'R45-&gt;R6'.B1</svg:desc>
                </draw:g>
              </table:table-cell>
              <table:table-cell office:value-type="string">
                <text:p> AvgFit</text:p>
                <draw:g>
                  <svg:desc>'R45-&gt;R6'.C1:'R45-&gt;R6'.C1</svg:desc>
                </draw:g>
              </table:table-cell>
              <table:table-cell office:value-type="string">
                <text:p> BestFit</text:p>
                <draw:g>
                  <svg:desc>'R45-&gt;R6'.D1:'R45-&gt;R6'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R45-&gt;R6'.A2:'R45-&gt;R6'.A51</svg:desc>
                </draw:g>
              </table:table-cell>
              <table:table-cell office:value-type="float" office:value="21.599998">
                <text:p>21.599998</text:p>
                <draw:g>
                  <svg:desc>'R45-&gt;R6'.B2:'R45-&gt;R6'.B51</svg:desc>
                </draw:g>
              </table:table-cell>
              <table:table-cell office:value-type="float" office:value="61.627995">
                <text:p>61.627995</text:p>
                <draw:g>
                  <svg:desc>'R45-&gt;R6'.C2:'R45-&gt;R6'.C51</svg:desc>
                </draw:g>
              </table:table-cell>
              <table:table-cell office:value-type="float" office:value="82.8">
                <text:p>82.8</text:p>
                <draw:g>
                  <svg:desc>'R45-&gt;R6'.D2:'R45-&gt;R6'.D5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4.133331">
                <text:p>24.133331</text:p>
              </table:table-cell>
              <table:table-cell office:value-type="float" office:value="64.473335">
                <text:p>64.473335</text:p>
              </table:table-cell>
              <table:table-cell office:value-type="float" office:value="83.46666">
                <text:p>83.4666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8.666666">
                <text:p>18.666666</text:p>
              </table:table-cell>
              <table:table-cell office:value-type="float" office:value="64.04934">
                <text:p>64.04934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4.133331">
                <text:p>24.133331</text:p>
              </table:table-cell>
              <table:table-cell office:value-type="float" office:value="66.90666">
                <text:p>66.90666</text:p>
              </table:table-cell>
              <table:table-cell office:value-type="float" office:value="86.13335">
                <text:p>86.133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.600002">
                <text:p>23.600002</text:p>
              </table:table-cell>
              <table:table-cell office:value-type="float" office:value="69.060005">
                <text:p>69.060005</text:p>
              </table:table-cell>
              <table:table-cell office:value-type="float" office:value="86.13332">
                <text:p>86.133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0.4">
                <text:p>30.4</text:p>
              </table:table-cell>
              <table:table-cell office:value-type="float" office:value="71.29866">
                <text:p>71.29866</text:p>
              </table:table-cell>
              <table:table-cell office:value-type="float" office:value="87.59998">
                <text:p>87.599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1.31733">
                <text:p>71.31733</text:p>
              </table:table-cell>
              <table:table-cell office:value-type="float" office:value="87.19999">
                <text:p>87.1999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1.066666">
                <text:p>31.066666</text:p>
              </table:table-cell>
              <table:table-cell office:value-type="float" office:value="70.68">
                <text:p>70.68</text:p>
              </table:table-cell>
              <table:table-cell office:value-type="float" office:value="87.99999">
                <text:p>87.999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2.133327">
                <text:p>32.133327</text:p>
              </table:table-cell>
              <table:table-cell office:value-type="float" office:value="69.948006">
                <text:p>69.948006</text:p>
              </table:table-cell>
              <table:table-cell office:value-type="float" office:value="86.799995">
                <text:p>86.7999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4.266666">
                <text:p>34.266666</text:p>
              </table:table-cell>
              <table:table-cell office:value-type="float" office:value="70.734665">
                <text:p>70.734665</text:p>
              </table:table-cell>
              <table:table-cell office:value-type="float" office:value="86.533325">
                <text:p>86.5333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799997">
                <text:p>24.799997</text:p>
              </table:table-cell>
              <table:table-cell office:value-type="float" office:value="71.26935">
                <text:p>71.26935</text:p>
              </table:table-cell>
              <table:table-cell office:value-type="float" office:value="88.93332">
                <text:p>88.9333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5.866667">
                <text:p>25.866667</text:p>
              </table:table-cell>
              <table:table-cell office:value-type="float" office:value="71.208015">
                <text:p>71.208015</text:p>
              </table:table-cell>
              <table:table-cell office:value-type="float" office:value="89.46667">
                <text:p>89.466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3.6">
                <text:p>33.6</text:p>
              </table:table-cell>
              <table:table-cell office:value-type="float" office:value="72.42799">
                <text:p>72.42799</text:p>
              </table:table-cell>
              <table:table-cell office:value-type="float" office:value="90.53333">
                <text:p>90.533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7.066666">
                <text:p>37.066666</text:p>
              </table:table-cell>
              <table:table-cell office:value-type="float" office:value="73.75198">
                <text:p>73.75198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6.266665">
                <text:p>26.266665</text:p>
              </table:table-cell>
              <table:table-cell office:value-type="float" office:value="73.70003">
                <text:p>73.70003</text:p>
              </table:table-cell>
              <table:table-cell office:value-type="float" office:value="90.26667">
                <text:p>90.266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3.333336">
                <text:p>33.333336</text:p>
              </table:table-cell>
              <table:table-cell office:value-type="float" office:value="74.58534">
                <text:p>74.58534</text:p>
              </table:table-cell>
              <table:table-cell office:value-type="float" office:value="89.06666">
                <text:p>89.0666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9.599997">
                <text:p>29.599997</text:p>
              </table:table-cell>
              <table:table-cell office:value-type="float" office:value="74.52398">
                <text:p>74.52398</text:p>
              </table:table-cell>
              <table:table-cell office:value-type="float" office:value="89.86666">
                <text:p>89.8666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8.399998">
                <text:p>38.399998</text:p>
              </table:table-cell>
              <table:table-cell office:value-type="float" office:value="76.03733">
                <text:p>76.03733</text:p>
              </table:table-cell>
              <table:table-cell office:value-type="float" office:value="88.53333">
                <text:p>88.533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1.333332">
                <text:p>41.333332</text:p>
              </table:table-cell>
              <table:table-cell office:value-type="float" office:value="75.17734">
                <text:p>75.17734</text:p>
              </table:table-cell>
              <table:table-cell office:value-type="float" office:value="92.13333">
                <text:p>92.1333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4.266663">
                <text:p>44.266663</text:p>
              </table:table-cell>
              <table:table-cell office:value-type="float" office:value="75.22001">
                <text:p>75.22001</text:p>
              </table:table-cell>
              <table:table-cell office:value-type="float" office:value="91.06666">
                <text:p>91.066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3.6">
                <text:p>33.6</text:p>
              </table:table-cell>
              <table:table-cell office:value-type="float" office:value="75.622665">
                <text:p>75.622665</text:p>
              </table:table-cell>
              <table:table-cell office:value-type="float" office:value="92.13332">
                <text:p>92.1333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5.86666">
                <text:p>35.86666</text:p>
              </table:table-cell>
              <table:table-cell office:value-type="float" office:value="78.083984">
                <text:p>78.083984</text:p>
              </table:table-cell>
              <table:table-cell office:value-type="float" office:value="94.26666">
                <text:p>94.2666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8.13333">
                <text:p>38.13333</text:p>
              </table:table-cell>
              <table:table-cell office:value-type="float" office:value="78.46267">
                <text:p>78.46267</text:p>
              </table:table-cell>
              <table:table-cell office:value-type="float" office:value="93.86666">
                <text:p>93.8666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1.466663">
                <text:p>31.466663</text:p>
              </table:table-cell>
              <table:table-cell office:value-type="float" office:value="78.843994">
                <text:p>78.843994</text:p>
              </table:table-cell>
              <table:table-cell office:value-type="float" office:value="96.266655">
                <text:p>96.26665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7.599995">
                <text:p>47.599995</text:p>
              </table:table-cell>
              <table:table-cell office:value-type="float" office:value="83.170654">
                <text:p>83.170654</text:p>
              </table:table-cell>
              <table:table-cell office:value-type="float" office:value="95.86666">
                <text:p>95.8666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9.600006">
                <text:p>59.600006</text:p>
              </table:table-cell>
              <table:table-cell office:value-type="float" office:value="86.03067">
                <text:p>86.03067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86.237335">
                <text:p>86.237335</text:p>
              </table:table-cell>
              <table:table-cell office:value-type="float" office:value="96.266655">
                <text:p>96.26665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3.999996">
                <text:p>43.999996</text:p>
              </table:table-cell>
              <table:table-cell office:value-type="float" office:value="84.62263">
                <text:p>84.62263</text:p>
              </table:table-cell>
              <table:table-cell office:value-type="float" office:value="96.93333">
                <text:p>96.9333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8.266663">
                <text:p>48.266663</text:p>
              </table:table-cell>
              <table:table-cell office:value-type="float" office:value="86.21601">
                <text:p>86.21601</text:p>
              </table:table-cell>
              <table:table-cell office:value-type="float" office:value="96.533325">
                <text:p>96.53332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1.199997">
                <text:p>51.199997</text:p>
              </table:table-cell>
              <table:table-cell office:value-type="float" office:value="86.578674">
                <text:p>86.578674</text:p>
              </table:table-cell>
              <table:table-cell office:value-type="float" office:value="96.8">
                <text:p>96.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3.33333">
                <text:p>53.33333</text:p>
              </table:table-cell>
              <table:table-cell office:value-type="float" office:value="86.970665">
                <text:p>86.970665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9.466663">
                <text:p>49.466663</text:p>
              </table:table-cell>
              <table:table-cell office:value-type="float" office:value="85.33332">
                <text:p>85.3333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3.73333">
                <text:p>53.73333</text:p>
              </table:table-cell>
              <table:table-cell office:value-type="float" office:value="84.27467">
                <text:p>84.27467</text:p>
              </table:table-cell>
              <table:table-cell office:value-type="float" office:value="94.666664">
                <text:p>94.66666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4.4">
                <text:p>54.4</text:p>
              </table:table-cell>
              <table:table-cell office:value-type="float" office:value="84.576004">
                <text:p>84.576004</text:p>
              </table:table-cell>
              <table:table-cell office:value-type="float" office:value="95.33333">
                <text:p>95.3333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53.06667">
                <text:p>53.06667</text:p>
              </table:table-cell>
              <table:table-cell office:value-type="float" office:value="85.173355">
                <text:p>85.173355</text:p>
              </table:table-cell>
              <table:table-cell office:value-type="float" office:value="96.93333">
                <text:p>96.9333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2.666664">
                <text:p>72.666664</text:p>
              </table:table-cell>
              <table:table-cell office:value-type="float" office:value="87.50932">
                <text:p>87.50932</text:p>
              </table:table-cell>
              <table:table-cell office:value-type="float" office:value="95.86667">
                <text:p>95.8666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1.333332">
                <text:p>51.333332</text:p>
              </table:table-cell>
              <table:table-cell office:value-type="float" office:value="86.64268">
                <text:p>86.64268</text:p>
              </table:table-cell>
              <table:table-cell office:value-type="float" office:value="96.533325">
                <text:p>96.53332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57.199997">
                <text:p>57.199997</text:p>
              </table:table-cell>
              <table:table-cell office:value-type="float" office:value="86.19465">
                <text:p>86.19465</text:p>
              </table:table-cell>
              <table:table-cell office:value-type="float" office:value="95.86667">
                <text:p>95.8666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51.86666">
                <text:p>51.86666</text:p>
              </table:table-cell>
              <table:table-cell office:value-type="float" office:value="85.89335">
                <text:p>85.89335</text:p>
              </table:table-cell>
              <table:table-cell office:value-type="float" office:value="95.73334">
                <text:p>95.733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1.333332">
                <text:p>51.333332</text:p>
              </table:table-cell>
              <table:table-cell office:value-type="float" office:value="84.76668">
                <text:p>84.76668</text:p>
              </table:table-cell>
              <table:table-cell office:value-type="float" office:value="94.79999">
                <text:p>94.7999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6.93333">
                <text:p>46.93333</text:p>
              </table:table-cell>
              <table:table-cell office:value-type="float" office:value="85.804">
                <text:p>85.804</text:p>
              </table:table-cell>
              <table:table-cell office:value-type="float" office:value="96.93333">
                <text:p>96.9333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6.399998">
                <text:p>36.399998</text:p>
              </table:table-cell>
              <table:table-cell office:value-type="float" office:value="85.79065">
                <text:p>85.7906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7.33333">
                <text:p>47.33333</text:p>
              </table:table-cell>
              <table:table-cell office:value-type="float" office:value="85.44666">
                <text:p>85.44666</text:p>
              </table:table-cell>
              <table:table-cell office:value-type="float" office:value="96.26667">
                <text:p>96.2666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52.266663">
                <text:p>52.266663</text:p>
              </table:table-cell>
              <table:table-cell office:value-type="float" office:value="86.42134">
                <text:p>86.42134</text:p>
              </table:table-cell>
              <table:table-cell office:value-type="float" office:value="97.46666">
                <text:p>97.4666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54.533344">
                <text:p>54.533344</text:p>
              </table:table-cell>
              <table:table-cell office:value-type="float" office:value="84.73199">
                <text:p>84.73199</text:p>
              </table:table-cell>
              <table:table-cell office:value-type="float" office:value="96.8">
                <text:p>96.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8.53333">
                <text:p>48.53333</text:p>
              </table:table-cell>
              <table:table-cell office:value-type="float" office:value="85.90935">
                <text:p>85.90935</text:p>
              </table:table-cell>
              <table:table-cell office:value-type="float" office:value="96.13333">
                <text:p>96.1333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.866665">
                <text:p>47.866665</text:p>
              </table:table-cell>
              <table:table-cell office:value-type="float" office:value="86.728">
                <text:p>86.728</text:p>
              </table:table-cell>
              <table:table-cell office:value-type="float" office:value="97.46667">
                <text:p>97.4666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57.60001">
                <text:p>57.60001</text:p>
              </table:table-cell>
              <table:table-cell office:value-type="float" office:value="87.738655">
                <text:p>87.738655</text:p>
              </table:table-cell>
              <table:table-cell office:value-type="float" office:value="96.93333">
                <text:p>96.9333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0.53333">
                <text:p>50.53333</text:p>
              </table:table-cell>
              <table:table-cell office:value-type="float" office:value="86.962654">
                <text:p>86.962654</text:p>
              </table:table-cell>
              <table:table-cell office:value-type="float" office:value="96.933334">
                <text:p>96.93333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